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rsid="00013aeb" style:font-weight-asian="bold" style:font-weight-complex="bold"/>
    </style:style>
    <style:style style:name="P2" style:family="paragraph" style:parent-style-name="Standard">
      <style:text-properties fo:font-weight="bold" officeooo:rsid="0003c4dc" officeooo:paragraph-rsid="0003c4dc" style:font-weight-asian="bold" style:font-weight-complex="bold"/>
    </style:style>
    <style:style style:name="P3" style:family="paragraph" style:parent-style-name="Standard">
      <style:text-properties fo:font-weight="bold" officeooo:rsid="0003c4dc" officeooo:paragraph-rsid="002b8038" style:font-weight-asian="bold" style:font-weight-complex="bold"/>
    </style:style>
    <style:style style:name="P4" style:family="paragraph" style:parent-style-name="Standard">
      <style:text-properties fo:font-weight="bold" officeooo:rsid="000eba07" officeooo:paragraph-rsid="000eba07" style:font-weight-asian="bold" style:font-weight-complex="bold"/>
    </style:style>
    <style:style style:name="P5" style:family="paragraph" style:parent-style-name="Standard">
      <style:text-properties fo:font-weight="bold" officeooo:rsid="001056d6" officeooo:paragraph-rsid="001056d6" style:font-weight-asian="bold" style:font-weight-complex="bold"/>
    </style:style>
    <style:style style:name="P6" style:family="paragraph" style:parent-style-name="Standard">
      <style:text-properties fo:font-weight="bold" officeooo:rsid="00184ff0" officeooo:paragraph-rsid="00184ff0" style:font-weight-asian="bold" style:font-weight-complex="bold"/>
    </style:style>
    <style:style style:name="P7" style:family="paragraph" style:parent-style-name="Standard">
      <style:text-properties fo:font-variant="normal" fo:text-transform="none" style:text-position="0% 100%" fo:font-style="normal" style:text-underline-style="none" fo:font-weight="bold" style:font-weight-asian="bold" style:font-weight-complex="bold"/>
    </style:style>
    <style:style style:name="P8" style:family="paragraph" style:parent-style-name="Standard">
      <style:text-properties fo:font-variant="normal" fo:text-transform="none" style:text-position="0% 100%" fo:font-style="normal" style:text-underline-style="none" fo:font-weight="bold" officeooo:rsid="0009022d" officeooo:paragraph-rsid="0009022d" style:font-weight-asian="bold" style:font-weight-complex="bold"/>
    </style:style>
    <style:style style:name="P9" style:family="paragraph" style:parent-style-name="Standard">
      <style:text-properties fo:font-variant="normal" fo:text-transform="none" style:text-position="0% 100%" fo:font-size="12pt" fo:font-style="normal" style:text-underline-style="none" fo:font-weight="normal" style:font-size-asian="12pt" style:font-size-complex="12pt"/>
    </style:style>
    <style:style style:name="P10" style:family="paragraph" style:parent-style-name="Standard">
      <style:text-properties fo:font-variant="normal" fo:text-transform="none" fo:color="#c9211e" style:text-position="0% 100%" fo:font-style="normal" style:text-underline-style="none" fo:font-weight="bold" officeooo:rsid="002ebe5d" officeooo:paragraph-rsid="002ebe5d" style:font-weight-asian="bold" style:font-weight-complex="bold"/>
    </style:style>
    <style:style style:name="P11" style:family="paragraph" style:parent-style-name="Standard">
      <style:text-properties fo:font-variant="normal" fo:text-transform="none" fo:color="#c9211e" style:text-position="0% 100%" fo:font-style="normal" style:text-underline-style="none" fo:font-weight="bold" officeooo:rsid="0009022d" officeooo:paragraph-rsid="0009022d" style:font-weight-asian="bold" style:font-weight-complex="bold"/>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fo:font-weight="bold" officeooo:rsid="0003c4dc" officeooo:paragraph-rsid="0003c4dc" style:font-size-asian="12pt" style:font-weight-asian="bold" style:font-size-complex="12pt" style:font-weight-complex="bold"/>
    </style:style>
    <style:style style:name="P14" style:family="paragraph" style:parent-style-name="Standard">
      <style:text-properties fo:font-size="12pt" fo:font-weight="bold" officeooo:rsid="0003c4dc" officeooo:paragraph-rsid="0028912b" style:font-size-asian="12pt" style:font-weight-asian="bold"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text-properties fo:color="#000000" fo:font-size="12pt" fo:font-weight="normal" officeooo:rsid="0003c4dc" style:font-size-asian="12pt" style:font-weight-asian="normal" style:font-size-complex="12pt" style:font-weight-complex="normal"/>
    </style:style>
    <style:style style:name="P17" style:family="paragraph" style:parent-style-name="Standard">
      <style:text-properties fo:color="#c9211e" fo:font-weight="bold" officeooo:rsid="0003c4dc" officeooo:paragraph-rsid="0003c4dc" style:font-weight-asian="bold" style:font-weight-complex="bold"/>
    </style:style>
    <style:style style:name="P18" style:family="paragraph" style:parent-style-name="Standard">
      <style:text-properties officeooo:rsid="005317c7" officeooo:paragraph-rsid="005317c7"/>
    </style:style>
    <style:style style:name="P19" style:family="paragraph" style:parent-style-name="Standard">
      <style:text-properties officeooo:rsid="0059afe9" officeooo:paragraph-rsid="0059afe9"/>
    </style:style>
    <style:style style:name="P20" style:family="paragraph" style:parent-style-name="Text_20_body">
      <style:text-properties officeooo:paragraph-rsid="005fabc6"/>
    </style:style>
    <style:style style:name="P21" style:family="paragraph" style:parent-style-name="Text_20_body">
      <style:text-properties fo:color="#000000" officeooo:paragraph-rsid="005fabc6" style:font-name-complex="Times New Roman1"/>
    </style:style>
    <style:style style:name="P22" style:family="paragraph" style:parent-style-name="Standard">
      <style:text-properties fo:color="#000000" fo:font-size="12pt" officeooo:rsid="0003c4dc" style:font-size-asian="12pt" style:font-weight-asian="normal" style:font-size-complex="12pt" style:font-weight-complex="normal"/>
    </style:style>
    <style:style style:name="P23" style:family="paragraph" style:parent-style-name="Standard">
      <style:text-properties fo:font-variant="normal" fo:text-transform="none" style:text-position="0% 100%"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weight="bold" officeooo:rsid="005317c7" style:font-weight-asian="bold" style:font-weight-complex="bold"/>
    </style:style>
    <style:style style:name="T3" style:family="text">
      <style:text-properties officeooo:rsid="0005cb71"/>
    </style:style>
    <style:style style:name="T4" style:family="text">
      <style:text-properties fo:font-variant="normal" fo:text-transform="none" fo:color="#000000" style:text-position="0% 100%" fo:font-style="normal" style:text-underline-style="none" fo:font-weight="normal" officeooo:rsid="0003c4dc" style:font-weight-asian="normal" style:font-weight-complex="normal"/>
    </style:style>
    <style:style style:name="T5" style:family="text">
      <style:text-properties fo:font-variant="normal" fo:text-transform="none" style:text-position="0% 100%" fo:font-style="normal" style:text-underline-style="none" fo:font-weight="normal"/>
    </style:style>
    <style:style style:name="T6" style:family="text">
      <style:text-properties officeooo:rsid="0028912b"/>
    </style:style>
    <style:style style:name="T7" style:family="text">
      <style:text-properties officeooo:rsid="002b8038"/>
    </style:style>
    <style:style style:name="T8" style:family="text">
      <style:text-properties officeooo:rsid="005317c7"/>
    </style:style>
    <style:style style:name="T9" style:family="text">
      <style:text-properties officeooo:rsid="0059afe9"/>
    </style:style>
    <style:style style:name="T10" style:family="text">
      <style:text-properties officeooo:rsid="005fabc6"/>
    </style:style>
    <style:style style:name="T11" style:family="text">
      <style:text-properties fo:font-size="12pt" style:font-size-asian="12pt" style:font-size-complex="12pt"/>
    </style:style>
    <style:style style:name="T12" style:family="text">
      <style:text-properties fo:color="#000000" officeooo:rsid="0003c4dc" style:font-weight-asian="normal" style:font-weight-complex="normal"/>
    </style:style>
    <style:style style:name="T13" style:family="text">
      <style:text-properties fo:font-style="italic" style:font-style-asian="italic"/>
    </style:style>
    <style:style style:name="T14" style:family="text">
      <style:text-properties style:font-style-asian="itali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erences</text:p>
      <text:p text:style-name="P1"/>
      <text:p text:style-name="P17">Introduction</text:p>
      <text:p text:style-name="P2">- <text:s text:c="2"/><text:span text:style-name="T3">1º chapter</text:span></text:p>
      <text:p text:style-name="P13"/>
      <text:p text:style-name="P15"><text:reference-mark-start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Lotze et al., 2019; McCauley et al., 2015; Sunday et al., 2012)<text:reference-mark-end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text:p>
      <text:p text:style-name="P12"/>
      <text:p text:style-name="P22"><text:reference-mark-start text:name="ZOTERO_ITEM CSL_CITATION {&quot;citationID&quot;:&quot;NMiAxOaP&quot;,&quot;properties&quot;:{&quot;formattedCitation&quot;:&quot;(Nolan et al., 2018; Sydeman et al., 2015)&quot;,&quot;plainCitation&quot;:&quot;(Nolan et al., 2018; Sydeman et al., 2015)&quot;,&quot;noteIndex&quot;:0},&quot;citationItems&quot;:[{&quot;id&quot;:&quot;aoCBcdja/1IDp3E4U&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GhW8e1Oquz"/>(Nolan et al., 2018; Sydeman et al., 2015)<text:reference-mark-end text:name="ZOTERO_ITEM CSL_CITATION {&quot;citationID&quot;:&quot;NMiAxOaP&quot;,&quot;properties&quot;:{&quot;formattedCitation&quot;:&quot;(Nolan et al., 2018; Sydeman et al., 2015)&quot;,&quot;plainCitation&quot;:&quot;(Nolan et al., 2018; Sydeman et al., 2015)&quot;,&quot;noteIndex&quot;:0},&quot;citationItems&quot;:[{&quot;id&quot;:&quot;aoCBcdja/1IDp3E4U&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GhW8e1Oquz"/></text:p>
      <text:p text:style-name="P16"/>
      <text:p text:style-name="Standard"><text:reference-mark-start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span text:style-name="T5">(Bryndum‐Buchholz et al., 2019; Pörtner et al., 2019)</text:span><text:reference-mark-end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p>
      <text:p text:style-name="P9"/>
      <text:p text:style-name="P15"><text:reference-mark-start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Gibert, 2019; Zhang et al., 2017)<text:reference-mark-end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text:p>
      <text:p text:style-name="P15"/>
      <text:p text:style-name="P23"><text:reference-mark-start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Blanchard et al., 2012; O’Gorman et al., 2017)<text:reference-mark-end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text:p>
      <text:p text:style-name="P15"/>
      <text:p text:style-name="P14">- <text:s text:c="2"/><text:span text:style-name="T6">2º chapter</text:span></text:p>
      <text:p text:style-name="P14"/>
      <text:p text:style-name="Standard"><text:reference-mark-start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Burrows et al., 2011; Hughes et al., 2017; Sully et al., 2019)<text:reference-mark-end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text:p>
      <text:p text:style-name="P15"><text:reference-mark-start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Graham &amp; Nash, 2013; Magel et al., 2019)<text:reference-mark-end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text:p>
      <text:p text:style-name="P15"><text:reference-mark-start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Pecl et al., 2017)<text:reference-mark-end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text:p>
      <text:p text:style-name="P15"><text:reference-mark-start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Haas et al., 2016)<text:reference-mark-end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text:p>
      <text:p text:style-name="Standard"><text:reference-mark-start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Curnock et al., 2019; Rogers et al., 2018)<text:reference-mark-end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text:p>
      <text:p text:style-name="P14"/>
      <text:p text:style-name="P3">- <text:s text:c="2"/><text:span text:style-name="T7">3º chapter</text:span></text:p>
      <text:p text:style-name="Standard"><text:reference-mark-start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Madin et al., 2016; Mouillot et al., 2014)<text:reference-mark-end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text:p>
      <text:p text:style-name="Standard"><text:reference-mark-start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van Vuuren et al., 2011)<text:reference-mark-end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text:p>
      <text:p text:style-name="P7"/>
      <text:p text:style-name="P10">Materials &amp; Metodos</text:p>
      <text:p text:style-name="Standard"><text:reference-mark-start text:name="ZOTERO_ITEM CSL_CITATION {&quot;citationID&quot;:&quot;8G2MxKT1&quot;,&quot;properties&quot;:{&quot;formattedCitation&quot;:&quot;(R Core Team, 2020)&quot;,&quot;plainCitation&quot;:&quot;(R Core Team, 2020)&quot;,&quot;noteIndex&quot;:0},&quot;citationItems&quot;:[{&quot;id&quot;:&quot;aoCBcdja/ZznvKIIW&quot;,&quot;uris&quot;:[&quot;http://zotero.org/users/5871544/items/LB6JQKMA&quot;],&quot;uri&quot;:[&quot;http://zotero.org/users/5871544/items/LB6JQKMA&quot;],&quot;itemData&quot;:{&quot;id&quot;:907,&quot;type&quot;:&quot;book&quot;,&quot;abstract&quot;:&quot;R: A Language and Environment for Statistical Computing&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TjsklQoeWl"/>(R Core Team, 2020)<text:reference-mark-end text:name="ZOTERO_ITEM CSL_CITATION {&quot;citationID&quot;:&quot;8G2MxKT1&quot;,&quot;properties&quot;:{&quot;formattedCitation&quot;:&quot;(R Core Team, 2020)&quot;,&quot;plainCitation&quot;:&quot;(R Core Team, 2020)&quot;,&quot;noteIndex&quot;:0},&quot;citationItems&quot;:[{&quot;id&quot;:&quot;aoCBcdja/ZznvKIIW&quot;,&quot;uris&quot;:[&quot;http://zotero.org/users/5871544/items/LB6JQKMA&quot;],&quot;uri&quot;:[&quot;http://zotero.org/users/5871544/items/LB6JQKMA&quot;],&quot;itemData&quot;:{&quot;id&quot;:907,&quot;type&quot;:&quot;book&quot;,&quot;abstract&quot;:&quot;R: A Language and Environment for Statistical Computing&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0&quot;]]}}}],&quot;schema&quot;:&quot;https://github.com/citation-style-language/schema/raw/master/csl-citation.json&quot;} RNDTjsklQoeWl"/></text:p>
      <text:p text:style-name="Standard"><text:reference-mark-start text:name="ZOTERO_ITEM CSL_CITATION {&quot;citationID&quot;:&quot;pSInAfkj&quot;,&quot;properties&quot;:{&quot;custom&quot;:&quot;(Longo et al., 2015)&quot;,&quot;formattedCitation&quot;:&quot;(Longo et al., 2015)&quot;,&quot;plainCitation&quot;:&quot;(Longo et al., 2015)&quot;,&quot;noteIndex&quot;:0},&quot;citationItems&quot;:[{&quot;id&quot;:1280,&quot;uris&quot;:[&quot;http://zotero.org/users/5871544/items/GHKA3YEU&quot;],&quot;uri&quot;:[&quot;http://zotero.org/users/5871544/items/GHKA3YEU&quot;],&quot;itemData&quot;:{&quot;id&quot;:1280,&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note&quot;:&quot;publisher: Public Library of Science&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20&quot;,5,11]]},&quot;issued&quot;:{&quot;date-parts&quot;:[[&quot;2015&quot;]],&quot;season&quot;:&quot;giu&quot;}}}],&quot;schema&quot;:&quot;https://github.com/citation-style-language/schema/raw/master/csl-citation.json&quot;} RNDS64xMRrLfZ"/>(Longo et al., 2015)<text:reference-mark-end text:name="ZOTERO_ITEM CSL_CITATION {&quot;citationID&quot;:&quot;pSInAfkj&quot;,&quot;properties&quot;:{&quot;custom&quot;:&quot;(Longo et al., 2015)&quot;,&quot;formattedCitation&quot;:&quot;(Longo et al., 2015)&quot;,&quot;plainCitation&quot;:&quot;(Longo et al., 2015)&quot;,&quot;noteIndex&quot;:0},&quot;citationItems&quot;:[{&quot;id&quot;:1280,&quot;uris&quot;:[&quot;http://zotero.org/users/5871544/items/GHKA3YEU&quot;],&quot;uri&quot;:[&quot;http://zotero.org/users/5871544/items/GHKA3YEU&quot;],&quot;itemData&quot;:{&quot;id&quot;:1280,&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note&quot;:&quot;publisher: Public Library of Science&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20&quot;,5,11]]},&quot;issued&quot;:{&quot;date-parts&quot;:[[&quot;2015&quot;]],&quot;season&quot;:&quot;giu&quot;}}}],&quot;schema&quot;:&quot;https://github.com/citation-style-language/schema/raw/master/csl-citation.json&quot;} RNDS64xMRrLfZ"/></text:p>
      <text:p text:style-name="Standard"/>
      <text:p text:style-name="Standard"><text:reference-mark-start text:name="ZOTERO_ITEM CSL_CITATION {&quot;citationID&quot;:&quot;qvFod7zC&quot;,&quot;properties&quot;:{&quot;formattedCitation&quot;:&quot;(Polovina, 1984)&quot;,&quot;plainCitation&quot;:&quot;(Polovina, 1984)&quot;,&quot;noteIndex&quot;:0},&quot;citationItems&quot;:[{&quot;id&quot;:177,&quot;uris&quot;:[&quot;http://zotero.org/users/5871544/items/NX9CTT9R&quot;],&quot;uri&quot;:[&quot;http://zotero.org/users/5871544/items/NX9CTT9R&quot;],&quot;itemData&quot;:{&quot;id&quot;:177,&quot;type&quot;:&quot;article-journal&quot;,&quot;container-title&quot;:&quot;Coral Reefs&quot;,&quot;DOI&quot;:&quot;https://doi.org/10.1007/BF00306135&quot;,&quot;ISSN&quot;:&quot;0722-4028&quot;,&quot;issue&quot;:&quot;1&quot;,&quot;journalAbbreviation&quot;:&quot;Coral Reefs&quot;,&quot;page&quot;:&quot;1-11&quot;,&quot;title&quot;:&quot;Model of a coral reef ecosystem&quot;,&quot;volume&quot;:&quot;3&quot;,&quot;author&quot;:[{&quot;family&quot;:&quot;Polovina&quot;,&quot;given&quot;:&quot;Jeffrey J.&quot;}],&quot;issued&quot;:{&quot;date-parts&quot;:[[&quot;1984&quot;]]}}}],&quot;schema&quot;:&quot;https://github.com/citation-style-language/schema/raw/master/csl-citation.json&quot;} RNDQl4IoTh9P3"/>(Polovina, 1984)<text:reference-mark-end text:name="ZOTERO_ITEM CSL_CITATION {&quot;citationID&quot;:&quot;qvFod7zC&quot;,&quot;properties&quot;:{&quot;formattedCitation&quot;:&quot;(Polovina, 1984)&quot;,&quot;plainCitation&quot;:&quot;(Polovina, 1984)&quot;,&quot;noteIndex&quot;:0},&quot;citationItems&quot;:[{&quot;id&quot;:177,&quot;uris&quot;:[&quot;http://zotero.org/users/5871544/items/NX9CTT9R&quot;],&quot;uri&quot;:[&quot;http://zotero.org/users/5871544/items/NX9CTT9R&quot;],&quot;itemData&quot;:{&quot;id&quot;:177,&quot;type&quot;:&quot;article-journal&quot;,&quot;container-title&quot;:&quot;Coral Reefs&quot;,&quot;DOI&quot;:&quot;https://doi.org/10.1007/BF00306135&quot;,&quot;ISSN&quot;:&quot;0722-4028&quot;,&quot;issue&quot;:&quot;1&quot;,&quot;journalAbbreviation&quot;:&quot;Coral Reefs&quot;,&quot;page&quot;:&quot;1-11&quot;,&quot;title&quot;:&quot;Model of a coral reef ecosystem&quot;,&quot;volume&quot;:&quot;3&quot;,&quot;author&quot;:[{&quot;family&quot;:&quot;Polovina&quot;,&quot;given&quot;:&quot;Jeffrey J.&quot;}],&quot;issued&quot;:{&quot;date-parts&quot;:[[&quot;1984&quot;]]}}}],&quot;schema&quot;:&quot;https://github.com/citation-style-language/schema/raw/master/csl-citation.json&quot;} RNDQl4IoTh9P3"/></text:p>
      <text:p text:style-name="Standard"><text:reference-mark-start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Christensen &amp; Walters, 2004)<text:reference-mark-end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text:p>
      <text:p text:style-name="Standard"/>
      <text:p text:style-name="Standard"><text:reference-mark-start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Froese &amp; Pauly, 2019)<text:reference-mark-end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text:p>
      <text:p text:style-name="Standard"><text:reference-mark-start text:name="ZOTERO_ITEM CSL_CITATION {&quot;citationID&quot;:&quot;X5ZwF84L&quot;,&quot;properties&quot;:{&quot;formattedCitation&quot;:&quot;(Ward-Paige et al., 2010)&quot;,&quot;plainCitation&quot;:&quot;(Ward-Paige et al., 2010)&quot;,&quot;noteIndex&quot;:0},&quot;citationItems&quot;:[{&quot;id&quot;:1196,&quot;uris&quot;:[&quot;http://zotero.org/users/5871544/items/7ELRI2W6&quot;],&quot;uri&quot;:[&quot;http://zotero.org/users/5871544/items/7ELRI2W6&quot;],&quot;itemData&quot;:{&quot;id&quot;:1196,&quot;type&quot;:&quot;article-journal&quot;,&quot;abstract&quot;:&quot;Background Increasingly, underwater visual censuses (UVC) are used to assess fish populations. Several studies have demonstrated the effectiveness of protected areas for increasing fish abundance or provided insight into the natural abundance and structure of reef fish communities in remote areas. Recently, high apex predator densities (&gt;100,000 individuals·km−2) and biomasses (&gt;4 tonnes·ha−1) have been reported for some remote islands suggesting the occurrence of inverted trophic biomass pyramids. However, few studies have critically evaluated the methods used for sampling conspicuous and highly mobile fish such as sharks. Ideally, UVC are done instantaneously, however, researchers often count animals that enter the survey area after the survey has started, thus performing non-instantaneous UVC. Methodology/Principal Findings We developed a simulation model to evaluate counts obtained by divers deploying non-instantaneous belt-transect and stationary-point-count techniques. We assessed how fish speed and survey procedure (visibility, diver speed, survey time and dimensions) affect observed fish counts. Results indicate that the bias caused by fish speed alone is huge, while survey procedures had varying effects. Because the fastest fishes tend to be the largest, the bias would have significant implications on their biomass contribution. Therefore, caution is needed when describing abundance, biomass, and community structure based on non-instantaneous UVC, especially for highly mobile species such as sharks. Conclusions/Significance Based on our results, we urge that published literature state explicitly whether instantaneous counts were made and that survey procedures be accounted for when non-instantaneous counts are used. Using published density and biomass values of communities that include sharks we explore the effect of this bias and suggest that further investigation may be needed to determine pristine shark abundances and the existence of inverted biomass pyramids. Because such studies are used to make important management and conservation decisions, incorrect estimates of animal abundance and biomass have serious and significant implications.&quot;,&quot;container-title&quot;:&quot;PLOS ONE&quot;,&quot;DOI&quot;:&quot;10.1371/journal.pone.0011722&quot;,&quot;ISSN&quot;:&quot;1932-6203&quot;,&quot;issue&quot;:&quot;7&quot;,&quot;journalAbbreviation&quot;:&quot;PLOS ONE&quot;,&quot;language&quot;:&quot;en&quot;,&quot;note&quot;:&quot;publisher: Public Library of Science&quot;,&quot;page&quot;:&quot;e11722&quot;,&quot;source&quot;:&quot;PLoS Journals&quot;,&quot;title&quot;:&quot;Overestimating Fish Counts by Non-Instantaneous Visual Censuses: Consequences for Population and Community Descriptions&quot;,&quot;title-short&quot;:&quot;Overestimating Fish Counts by Non-Instantaneous Visual Censuses&quot;,&quot;URL&quot;:&quot;https://journals.plos.org/plosone/article?id=10.1371/journal.pone.0011722&quot;,&quot;volume&quot;:&quot;5&quot;,&quot;author&quot;:[{&quot;family&quot;:&quot;Ward-Paige&quot;,&quot;given&quot;:&quot;Christine&quot;},{&quot;family&quot;:&quot;Flemming&quot;,&quot;given&quot;:&quot;Joanna Mills&quot;},{&quot;family&quot;:&quot;Lotze&quot;,&quot;given&quot;:&quot;Heike K.&quot;}],&quot;accessed&quot;:{&quot;date-parts&quot;:[[&quot;2020&quot;,4,16]]},&quot;issued&quot;:{&quot;date-parts&quot;:[[&quot;2010&quot;]],&quot;season&quot;:&quot;lug&quot;}}}],&quot;schema&quot;:&quot;https://github.com/citation-style-language/schema/raw/master/csl-citation.json&quot;} RNDQLenFkgmNi"/>(Ward-Paige et al., 2010)<text:reference-mark-end text:name="ZOTERO_ITEM CSL_CITATION {&quot;citationID&quot;:&quot;X5ZwF84L&quot;,&quot;properties&quot;:{&quot;formattedCitation&quot;:&quot;(Ward-Paige et al., 2010)&quot;,&quot;plainCitation&quot;:&quot;(Ward-Paige et al., 2010)&quot;,&quot;noteIndex&quot;:0},&quot;citationItems&quot;:[{&quot;id&quot;:1196,&quot;uris&quot;:[&quot;http://zotero.org/users/5871544/items/7ELRI2W6&quot;],&quot;uri&quot;:[&quot;http://zotero.org/users/5871544/items/7ELRI2W6&quot;],&quot;itemData&quot;:{&quot;id&quot;:1196,&quot;type&quot;:&quot;article-journal&quot;,&quot;abstract&quot;:&quot;Background Increasingly, underwater visual censuses (UVC) are used to assess fish populations. Several studies have demonstrated the effectiveness of protected areas for increasing fish abundance or provided insight into the natural abundance and structure of reef fish communities in remote areas. Recently, high apex predator densities (&gt;100,000 individuals·km−2) and biomasses (&gt;4 tonnes·ha−1) have been reported for some remote islands suggesting the occurrence of inverted trophic biomass pyramids. However, few studies have critically evaluated the methods used for sampling conspicuous and highly mobile fish such as sharks. Ideally, UVC are done instantaneously, however, researchers often count animals that enter the survey area after the survey has started, thus performing non-instantaneous UVC. Methodology/Principal Findings We developed a simulation model to evaluate counts obtained by divers deploying non-instantaneous belt-transect and stationary-point-count techniques. We assessed how fish speed and survey procedure (visibility, diver speed, survey time and dimensions) affect observed fish counts. Results indicate that the bias caused by fish speed alone is huge, while survey procedures had varying effects. Because the fastest fishes tend to be the largest, the bias would have significant implications on their biomass contribution. Therefore, caution is needed when describing abundance, biomass, and community structure based on non-instantaneous UVC, especially for highly mobile species such as sharks. Conclusions/Significance Based on our results, we urge that published literature state explicitly whether instantaneous counts were made and that survey procedures be accounted for when non-instantaneous counts are used. Using published density and biomass values of communities that include sharks we explore the effect of this bias and suggest that further investigation may be needed to determine pristine shark abundances and the existence of inverted biomass pyramids. Because such studies are used to make important management and conservation decisions, incorrect estimates of animal abundance and biomass have serious and significant implications.&quot;,&quot;container-title&quot;:&quot;PLOS ONE&quot;,&quot;DOI&quot;:&quot;10.1371/journal.pone.0011722&quot;,&quot;ISSN&quot;:&quot;1932-6203&quot;,&quot;issue&quot;:&quot;7&quot;,&quot;journalAbbreviation&quot;:&quot;PLOS ONE&quot;,&quot;language&quot;:&quot;en&quot;,&quot;note&quot;:&quot;publisher: Public Library of Science&quot;,&quot;page&quot;:&quot;e11722&quot;,&quot;source&quot;:&quot;PLoS Journals&quot;,&quot;title&quot;:&quot;Overestimating Fish Counts by Non-Instantaneous Visual Censuses: Consequences for Population and Community Descriptions&quot;,&quot;title-short&quot;:&quot;Overestimating Fish Counts by Non-Instantaneous Visual Censuses&quot;,&quot;URL&quot;:&quot;https://journals.plos.org/plosone/article?id=10.1371/journal.pone.0011722&quot;,&quot;volume&quot;:&quot;5&quot;,&quot;author&quot;:[{&quot;family&quot;:&quot;Ward-Paige&quot;,&quot;given&quot;:&quot;Christine&quot;},{&quot;family&quot;:&quot;Flemming&quot;,&quot;given&quot;:&quot;Joanna Mills&quot;},{&quot;family&quot;:&quot;Lotze&quot;,&quot;given&quot;:&quot;Heike K.&quot;}],&quot;accessed&quot;:{&quot;date-parts&quot;:[[&quot;2020&quot;,4,16]]},&quot;issued&quot;:{&quot;date-parts&quot;:[[&quot;2010&quot;]],&quot;season&quot;:&quot;lug&quot;}}}],&quot;schema&quot;:&quot;https://github.com/citation-style-language/schema/raw/master/csl-citation.json&quot;} RNDQLenFkgmNi"/></text:p>
      <text:p text:style-name="Standard"><text:reference-mark-start text:name="ZOTERO_ITEM CSL_CITATION {&quot;citationID&quot;:&quot;WoHTv1tb&quot;,&quot;properties&quot;:{&quot;formattedCitation&quot;:&quot;(Heymans et al., 2016)&quot;,&quot;plainCitation&quot;:&quot;(Heymans et al., 2016)&quot;,&quot;noteIndex&quot;:0},&quot;citationItems&quot;:[{&quot;id&quot;:89,&quot;uris&quot;:[&quot;http://zotero.org/users/5871544/items/QYW72AEA&quot;],&quot;uri&quot;:[&quot;http://zotero.org/users/5871544/items/QYW72AEA&quot;],&quot;itemData&quot;:{&quot;id&quot;:89,&quot;type&quot;:&quot;article-journal&quot;,&quot;container-title&quot;:&quot;Ecological Modelling&quot;,&quot;DOI&quot;:&quot;https://doi.org/10.1016/j.ecolmodel.2015.12.007&quot;,&quot;ISSN&quot;:&quot;0304-3800&quot;,&quot;journalAbbreviation&quot;:&quot;Ecol. Model.&quot;,&quot;page&quot;:&quot;173-184&quot;,&quot;title&quot;:&quot;Best practice in Ecopath with Ecosim food-web models for ecosystem-based management&quot;,&quot;volume&quot;:&quot;331&quot;,&quot;author&quot;:[{&quot;family&quot;:&quot;Heymans&quot;,&quot;given&quot;:&quot;Johanna Jacomina&quot;},{&quot;family&quot;:&quot;Coll&quot;,&quot;given&quot;:&quot;Marta&quot;},{&quot;family&quot;:&quot;Link&quot;,&quot;given&quot;:&quot;Jason S.&quot;},{&quot;family&quot;:&quot;Mackinson&quot;,&quot;given&quot;:&quot;Steven&quot;},{&quot;family&quot;:&quot;Steenbeek&quot;,&quot;given&quot;:&quot;Jeroen&quot;},{&quot;family&quot;:&quot;Walters&quot;,&quot;given&quot;:&quot;Carl&quot;},{&quot;family&quot;:&quot;Christensen&quot;,&quot;given&quot;:&quot;Villy&quot;}],&quot;issued&quot;:{&quot;date-parts&quot;:[[&quot;2016&quot;]]}}}],&quot;schema&quot;:&quot;https://github.com/citation-style-language/schema/raw/master/csl-citation.json&quot;} RNDa1ooFoXnrp"/>(Heymans et al., 2016)<text:reference-mark-end text:name="ZOTERO_ITEM CSL_CITATION {&quot;citationID&quot;:&quot;WoHTv1tb&quot;,&quot;properties&quot;:{&quot;formattedCitation&quot;:&quot;(Heymans et al., 2016)&quot;,&quot;plainCitation&quot;:&quot;(Heymans et al., 2016)&quot;,&quot;noteIndex&quot;:0},&quot;citationItems&quot;:[{&quot;id&quot;:89,&quot;uris&quot;:[&quot;http://zotero.org/users/5871544/items/QYW72AEA&quot;],&quot;uri&quot;:[&quot;http://zotero.org/users/5871544/items/QYW72AEA&quot;],&quot;itemData&quot;:{&quot;id&quot;:89,&quot;type&quot;:&quot;article-journal&quot;,&quot;container-title&quot;:&quot;Ecological Modelling&quot;,&quot;DOI&quot;:&quot;https://doi.org/10.1016/j.ecolmodel.2015.12.007&quot;,&quot;ISSN&quot;:&quot;0304-3800&quot;,&quot;journalAbbreviation&quot;:&quot;Ecol. Model.&quot;,&quot;page&quot;:&quot;173-184&quot;,&quot;title&quot;:&quot;Best practice in Ecopath with Ecosim food-web models for ecosystem-based management&quot;,&quot;volume&quot;:&quot;331&quot;,&quot;author&quot;:[{&quot;family&quot;:&quot;Heymans&quot;,&quot;given&quot;:&quot;Johanna Jacomina&quot;},{&quot;family&quot;:&quot;Coll&quot;,&quot;given&quot;:&quot;Marta&quot;},{&quot;family&quot;:&quot;Link&quot;,&quot;given&quot;:&quot;Jason S.&quot;},{&quot;family&quot;:&quot;Mackinson&quot;,&quot;given&quot;:&quot;Steven&quot;},{&quot;family&quot;:&quot;Steenbeek&quot;,&quot;given&quot;:&quot;Jeroen&quot;},{&quot;family&quot;:&quot;Walters&quot;,&quot;given&quot;:&quot;Carl&quot;},{&quot;family&quot;:&quot;Christensen&quot;,&quot;given&quot;:&quot;Villy&quot;}],&quot;issued&quot;:{&quot;date-parts&quot;:[[&quot;2016&quot;]]}}}],&quot;schema&quot;:&quot;https://github.com/citation-style-language/schema/raw/master/csl-citation.json&quot;} RNDa1ooFoXnrp"/></text:p>
      <text:p text:style-name="Standard"><text:reference-mark-start text:name="ZOTERO_ITEM CSL_CITATION {&quot;citationID&quot;:&quot;2dJdbzaF&quot;,&quot;properties&quot;:{&quot;custom&quot;:&quot;(Andrades, 2018; Longo et al., 2015)&quot;,&quot;formattedCitation&quot;:&quot;(Andrades, 2018; Longo et al., 2015)&quot;,&quot;plainCitation&quot;:&quot;(Andrades, 2018; Longo et al., 2015)&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uilherme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label&quot;:&quot;page&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label&quot;:&quot;page&quot;}],&quot;schema&quot;:&quot;https://github.com/citation-style-language/schema/raw/master/csl-citation.json&quot;} RNDFLx04NwhtC"/>(Andrades, 2018; Longo et al., 2015)<text:reference-mark-end text:name="ZOTERO_ITEM CSL_CITATION {&quot;citationID&quot;:&quot;2dJdbzaF&quot;,&quot;properties&quot;:{&quot;custom&quot;:&quot;(Andrades, 2018; Longo et al., 2015)&quot;,&quot;formattedCitation&quot;:&quot;(Andrades, 2018; Longo et al., 2015)&quot;,&quot;plainCitation&quot;:&quot;(Andrades, 2018; Longo et al., 2015)&quot;,&quot;noteIndex&quot;:0},&quot;citationItems&quot;:[{&quot;id&quot;:381,&quot;uris&quot;:[&quot;http://zotero.org/users/5871544/items/ZVMVHH3V&quot;],&quot;uri&quot;:[&quot;http://zotero.org/users/5871544/items/ZVMVHH3V&quot;],&quot;itemData&quot;:{&quot;id&quot;:381,&quot;type&quot;:&quot;article-journal&quot;,&quot;abstract&quot;:&quot;The Southwestern Atlantic harbors unique and relatively understudied reef systems, including the only atoll in South Atlantic: Rocas atoll. Located 230 km off the NE Brazilian coast, Rocas is formed by coralline red algae and vermetid mollusks, and is potentially one of the most “pristine” areas in Southwestern Atlantic. We provide the first comprehensive and integrative description of the fish and benthic communities inhabiting different shallow reef habitats of Rocas. We studied two contrasting tide pool habitats: open pools, which communicate with the open ocean even during low tides, thus more exposed to wave action; and closed pools, which remain isolated during low tide and are comparatively less exposed. Reef fish assemblages, benthic cover, algal turfs and fish feeding pressure on the benthos remarkably varied between open and closed pools. The planktivore Thalassoma noronhanum was the most abundant fish species in both habitats. In terms of biomass, the lemon shark Negaprion brevirostris and the omnivore Melichtys niger were dominant in open pools, while herbivorous fishes (mainly Acanthurus spp.) prevailed in closed pools. Overall benthic cover was dominated by algal turfs, composed of articulated calcareous algae in open pools and non-calcified algae in closed pools. Feeding pressure was dominated by acanthurids and was 10-fold lower in open pools than in closed pools. Besides different wave exposure conditions, such pattern could also be related to the presence of sharks in open pools, prompting herbivorous fish to feed more in closed pools. This might indirectly affect the structure of reef fish assemblages and benthic communities. The macroalgae Digenea simplex, which is uncommon in closed pools and abundant in the reef flat, was highly preferred in herbivory assays, indicating that herbivory by fishes might be shaping this distribution pattern. The variations in benthic and reef fish communities, and feeding pressure on the benthos between open and closed pools suggest that the dynamics in open pools is mostly driven by physical factors and the tolerance of organisms to harsh conditions, while in closed pools direct and indirect effects of species interactions also play an important role. Understanding the mechanisms shaping biological communities and how they scale-up to ecosystem functioning is particularly important on isolated near-pristine systems where natural processes can still be studied under limited human impact.&quot;,&quot;container-title&quot;:&quot;PLOS ONE&quot;,&quot;DOI&quot;:&quot;10.1371/journal.pone.0127176&quot;,&quot;ISSN&quot;:&quot;1932-6203&quot;,&quot;issue&quot;:&quot;6&quot;,&quot;journalAbbreviation&quot;:&quot;PLOS ONE&quot;,&quot;language&quot;:&quot;en&quot;,&quot;page&quot;:&quot;e0127176&quot;,&quot;source&quot;:&quot;PLoS Journals&quot;,&quot;title&quot;:&quot;Between-Habitat Variation of Benthic Cover, Reef Fish Assemblage and Feeding Pressure on the Benthos at the Only Atoll in South Atlantic: Rocas Atoll, NE Brazil&quot;,&quot;title-short&quot;:&quot;Between-Habitat Variation of Benthic Cover, Reef Fish Assemblage and Feeding Pressure on the Benthos at the Only Atoll in South Atlantic&quot;,&quot;URL&quot;:&quot;https://journals.plos.org/plosone/article?id=10.1371/journal.pone.0127176&quot;,&quot;volume&quot;:&quot;10&quot;,&quot;author&quot;:[{&quot;family&quot;:&quot;Longo&quot;,&quot;given&quot;:&quot;Guilherme O.&quot;},{&quot;family&quot;:&quot;Morais&quot;,&quot;given&quot;:&quot;R. A.&quot;},{&quot;family&quot;:&quot;Martins&quot;,&quot;given&quot;:&quot;C. D. L.&quot;},{&quot;family&quot;:&quot;Mendes&quot;,&quot;given&quot;:&quot;T. C.&quot;},{&quot;family&quot;:&quot;Aued&quot;,&quot;given&quot;:&quot;A. W.&quot;},{&quot;family&quot;:&quot;Cândido&quot;,&quot;given&quot;:&quot;D. V.&quot;},{&quot;family&quot;:&quot;Oliveira&quot;,&quot;given&quot;:&quot;J. C.&quot;,&quot;dropping-particle&quot;:&quot;de&quot;},{&quot;family&quot;:&quot;Nunes&quot;,&quot;given&quot;:&quot;L. T.&quot;},{&quot;family&quot;:&quot;Fontoura&quot;,&quot;given&quot;:&quot;L.&quot;},{&quot;family&quot;:&quot;Sissini&quot;,&quot;given&quot;:&quot;M. N.&quot;},{&quot;family&quot;:&quot;Teschima&quot;,&quot;given&quot;:&quot;M. M.&quot;},{&quot;family&quot;:&quot;Silva&quot;,&quot;given&quot;:&quot;M. B.&quot;},{&quot;family&quot;:&quot;Ramlov&quot;,&quot;given&quot;:&quot;F.&quot;},{&quot;family&quot;:&quot;Gouvea&quot;,&quot;given&quot;:&quot;L. P.&quot;},{&quot;family&quot;:&quot;Ferreira&quot;,&quot;given&quot;:&quot;C. E. L.&quot;},{&quot;family&quot;:&quot;Segal&quot;,&quot;given&quot;:&quot;B.&quot;},{&quot;family&quot;:&quot;Horta&quot;,&quot;given&quot;:&quot;P. A.&quot;},{&quot;family&quot;:&quot;Floeter&quot;,&quot;given&quot;:&quot;S. R.&quot;}],&quot;accessed&quot;:{&quot;date-parts&quot;:[[&quot;2019&quot;,11,26]]},&quot;issued&quot;:{&quot;date-parts&quot;:[[&quot;2015&quot;]],&quot;season&quot;:&quot;giu&quot;}},&quot;label&quot;:&quot;page&quot;},{&quot;id&quot;:384,&quot;uris&quot;:[&quot;http://zotero.org/users/5871544/items/AF7FRXR9&quot;],&quot;uri&quot;:[&quot;http://zotero.org/users/5871544/items/AF7FRXR9&quot;],&quot;itemData&quot;:{&quot;id&quot;:384,&quot;type&quot;:&quot;thesis&quot;,&quot;event-place&quot;:&quot;Vitoria, Espirito Santo, Brazil&quot;,&quot;genre&quot;:&quot;Doctoral Thesis&quot;,&quot;language&quot;:&quot;Portuguese&quot;,&quot;number-of-pages&quot;:&quot;127&quot;,&quot;publisher&quot;:&quot;Federal University of Espirito Santo&quot;,&quot;publisher-place&quot;:&quot;Vitoria, Espirito Santo, Brazil&quot;,&quot;title&quot;:&quot;Nicho e endemismo em ambientes entremarés recifais: uma abordagem utilizando isótopos estáveis&quot;,&quot;URL&quot;:&quot;http://repositorio.ufes.br/handle/10/9927&quot;,&quot;author&quot;:[{&quot;family&quot;:&quot;Andrades&quot;,&quot;given&quot;:&quot;Ryan Carlos&quot;}],&quot;accessed&quot;:{&quot;date-parts&quot;:[[&quot;2019&quot;,1,2]]},&quot;issued&quot;:{&quot;date-parts&quot;:[[&quot;2018&quot;]]}},&quot;label&quot;:&quot;page&quot;}],&quot;schema&quot;:&quot;https://github.com/citation-style-language/schema/raw/master/csl-citation.json&quot;} RNDFLx04NwhtC"/></text:p>
      <text:p text:style-name="Standard"><text:reference-mark-start text:name="ZOTERO_ITEM CSL_CITATION {&quot;citationID&quot;:&quot;NFMhtGU4&quot;,&quot;properties&quot;:{&quot;formattedCitation&quot;:&quot;(Palomares &amp; Pauly, 1998; Pauly, 1980)&quot;,&quot;plainCitation&quot;:&quot;(Palomares &amp; Pauly, 1998; Pauly, 1980)&quot;,&quot;noteIndex&quot;:0},&quot;citationItems&quot;:[{&quot;id&quot;:166,&quot;uris&quot;:[&quot;http://zotero.org/users/5871544/items/GBXHQUJN&quot;],&quot;uri&quot;:[&quot;http://zotero.org/users/5871544/items/GBXHQUJN&quot;],&quot;itemData&quot;:{&quot;id&quot;:166,&quot;type&quot;:&quot;article-journal&quot;,&quot;container-title&quot;:&quot;ICES Journal of Marine Science&quot;,&quot;DOI&quot;:&quot;https://doi.org/10.1093/icesjms/39.2.175&quot;,&quot;ISSN&quot;:&quot;1095-9289&quot;,&quot;issue&quot;:&quot;2&quot;,&quot;journalAbbreviation&quot;:&quot;ICES J. Mar. Sci.&quot;,&quot;page&quot;:&quot;175-192&quot;,&quot;title&quot;:&quot;On the interrelationships between natural mortality, growth parameters, and mean environmental temperature in 175 fish stocks&quot;,&quot;volume&quot;:&quot;39&quot;,&quot;author&quot;:[{&quot;family&quot;:&quot;Pauly&quot;,&quot;given&quot;:&quot;Daniel&quot;}],&quot;issued&quot;:{&quot;date-parts&quot;:[[&quot;1980&quot;]]}}},{&quot;id&quot;:163,&quot;uris&quot;:[&quot;http://zotero.org/users/5871544/items/BWSNL628&quot;],&quot;uri&quot;:[&quot;http://zotero.org/users/5871544/items/BWSNL628&quot;],&quot;itemData&quot;:{&quot;id&quot;:163,&quot;type&quot;:&quot;article-journal&quot;,&quot;container-title&quot;:&quot;Marine and freshwater research&quot;,&quot;ISSN&quot;:&quot;1448-6059&quot;,&quot;issue&quot;:&quot;5&quot;,&quot;journalAbbreviation&quot;:&quot;Mar. Freshwat. Res.&quot;,&quot;page&quot;:&quot;447-453&quot;,&quot;title&quot;:&quot;Predicting food consumption of fish populations as functions of mortality, food type, morphometrics, temperature and salinity&quot;,&quot;volume&quot;:&quot;49&quot;,&quot;author&quot;:[{&quot;family&quot;:&quot;Palomares&quot;,&quot;given&quot;:&quot;Maria Lourdes D.&quot;},{&quot;family&quot;:&quot;Pauly&quot;,&quot;given&quot;:&quot;Daniel&quot;}],&quot;issued&quot;:{&quot;date-parts&quot;:[[&quot;1998&quot;]]}}}],&quot;schema&quot;:&quot;https://github.com/citation-style-language/schema/raw/master/csl-citation.json&quot;} RNDD7ISIEDxr3"/>(Palomares &amp; Pauly, 1998; Pauly, 1980)<text:reference-mark-end text:name="ZOTERO_ITEM CSL_CITATION {&quot;citationID&quot;:&quot;NFMhtGU4&quot;,&quot;properties&quot;:{&quot;formattedCitation&quot;:&quot;(Palomares &amp; Pauly, 1998; Pauly, 1980)&quot;,&quot;plainCitation&quot;:&quot;(Palomares &amp; Pauly, 1998; Pauly, 1980)&quot;,&quot;noteIndex&quot;:0},&quot;citationItems&quot;:[{&quot;id&quot;:166,&quot;uris&quot;:[&quot;http://zotero.org/users/5871544/items/GBXHQUJN&quot;],&quot;uri&quot;:[&quot;http://zotero.org/users/5871544/items/GBXHQUJN&quot;],&quot;itemData&quot;:{&quot;id&quot;:166,&quot;type&quot;:&quot;article-journal&quot;,&quot;container-title&quot;:&quot;ICES Journal of Marine Science&quot;,&quot;DOI&quot;:&quot;https://doi.org/10.1093/icesjms/39.2.175&quot;,&quot;ISSN&quot;:&quot;1095-9289&quot;,&quot;issue&quot;:&quot;2&quot;,&quot;journalAbbreviation&quot;:&quot;ICES J. Mar. Sci.&quot;,&quot;page&quot;:&quot;175-192&quot;,&quot;title&quot;:&quot;On the interrelationships between natural mortality, growth parameters, and mean environmental temperature in 175 fish stocks&quot;,&quot;volume&quot;:&quot;39&quot;,&quot;author&quot;:[{&quot;family&quot;:&quot;Pauly&quot;,&quot;given&quot;:&quot;Daniel&quot;}],&quot;issued&quot;:{&quot;date-parts&quot;:[[&quot;1980&quot;]]}}},{&quot;id&quot;:163,&quot;uris&quot;:[&quot;http://zotero.org/users/5871544/items/BWSNL628&quot;],&quot;uri&quot;:[&quot;http://zotero.org/users/5871544/items/BWSNL628&quot;],&quot;itemData&quot;:{&quot;id&quot;:163,&quot;type&quot;:&quot;article-journal&quot;,&quot;container-title&quot;:&quot;Marine and freshwater research&quot;,&quot;ISSN&quot;:&quot;1448-6059&quot;,&quot;issue&quot;:&quot;5&quot;,&quot;journalAbbreviation&quot;:&quot;Mar. Freshwat. Res.&quot;,&quot;page&quot;:&quot;447-453&quot;,&quot;title&quot;:&quot;Predicting food consumption of fish populations as functions of mortality, food type, morphometrics, temperature and salinity&quot;,&quot;volume&quot;:&quot;49&quot;,&quot;author&quot;:[{&quot;family&quot;:&quot;Palomares&quot;,&quot;given&quot;:&quot;Maria Lourdes D.&quot;},{&quot;family&quot;:&quot;Pauly&quot;,&quot;given&quot;:&quot;Daniel&quot;}],&quot;issued&quot;:{&quot;date-parts&quot;:[[&quot;1998&quot;]]}}}],&quot;schema&quot;:&quot;https://github.com/citation-style-language/schema/raw/master/csl-citation.json&quot;} RNDD7ISIEDxr3"/></text:p>
      <text:p text:style-name="P23"><text:reference-mark-start text:name="ZOTERO_ITEM CSL_CITATION {&quot;citationID&quot;:&quot;qrjKseRx&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0kO6vMLSIK"/>(Araújo et al., 2017)<text:reference-mark-end text:name="ZOTERO_ITEM CSL_CITATION {&quot;citationID&quot;:&quot;qrjKseRx&quot;,&quot;properties&quot;:{&quot;formattedCitation&quot;:&quot;(Ara\\uc0\\u250{}jo et al., 2017)&quot;,&quot;plainCitation&quot;:&quot;(Araújo et al., 2017)&quot;,&quot;noteIndex&quot;:0},&quot;citationItems&quot;:[{&quot;id&quot;:441,&quot;uris&quot;:[&quot;http://zotero.org/users/5871544/items/2MLDYXEL&quot;],&quot;uri&quot;:[&quot;http://zotero.org/users/5871544/items/2MLDYXEL&quot;],&quot;itemData&quot;:{&quot;id&quot;:441,&quot;type&quot;:&quot;chapter&quot;,&quot;container-title&quot;:&quot;Modelagem Ecossistêmica para integração e manejo na Bacia de Campos (Atlântico sudoeste)&quot;,&quot;event-place&quot;:&quot;Rio de janeiro&quot;,&quot;ISBN&quot;:&quot;978-85-352-2852-6&quot;,&quot;language&quot;:&quot;Portuguese&quot;,&quot;note&quot;:&quot;DOI: 10.1016/B978-85-352-2852-6.50014-4&quot;,&quot;page&quot;:&quot;131-187&quot;,&quot;publisher&quot;:&quot;Elsevier Brazil&quot;,&quot;publisher-place&quot;:&quot;Rio de janeiro&quot;,&quot;title&quot;:&quot;Modelos Ecopath da plataforma continental e do talude da Bacia de Campos: análise das propriedades ecossistêmicas e do efeito da sazonalidade&quot;,&quot;title-short&quot;:&quot;Modelos Ecopath da plataforma continental e do talude da Bacia de Campos&quot;,&quot;URL&quot;:&quot;https://reader.elsevier.com/reader/sd/pii/B9788535228526500144?token=7A96E0DD6CCDB2D2224CE82DB958E6D9966B87C9D560097580AE22EFDF02CDE19F853E6CA178464031CB3CD32CD624A4&quot;,&quot;volume&quot;:&quot;8&quot;,&quot;author&quot;:[{&quot;family&quot;:&quot;Araújo&quot;,&quot;given&quot;:&quot;J.N.&quot;},{&quot;family&quot;:&quot;Martins&quot;,&quot;given&quot;:&quot;A.S.&quot;},{&quot;family&quot;:&quot;Bonecker&quot;,&quot;given&quot;:&quot;A.C.T.&quot;},{&quot;family&quot;:&quot;Esteves&quot;,&quot;given&quot;:&quot;A.M.&quot;},{&quot;family&quot;:&quot;Tenenbaum&quot;,&quot;given&quot;:&quot;D.R.&quot;},{&quot;family&quot;:&quot;Gonzalez-rodriguez&quot;,&quot;given&quot;:&quot;E.&quot;},{&quot;family&quot;:&quot;Reis&quot;,&quot;given&quot;:&quot;E.R.&quot;},{&quot;family&quot;:&quot;Lavrado&quot;,&quot;given&quot;:&quot;H.P.&quot;},{&quot;family&quot;:&quot;Lima&quot;,&quot;given&quot;:&quot;L.M.&quot;},{&quot;family&quot;:&quot;Costa&quot;,&quot;given&quot;:&quot;P.A.S.&quot;},{&quot;family&quot;:&quot;Paranhos&quot;,&quot;given&quot;:&quot;R.&quot;},{&quot;family&quot;:&quot;Bonecker&quot;,&quot;given&quot;:&quot;S.L.C.&quot;},{&quot;family&quot;:&quot;Disaró&quot;,&quot;given&quot;:&quot;S.T.&quot;},{&quot;family&quot;:&quot;Rodrigues&quot;,&quot;given&quot;:&quot;S.V.&quot;}],&quot;container-author&quot;:[{&quot;family&quot;:&quot;Angelini&quot;,&quot;given&quot;:&quot;Ronaldo&quot;},{&quot;family&quot;:&quot;Araújo&quot;,&quot;given&quot;:&quot;J.N.&quot;},{&quot;family&quot;:&quot;Falcão&quot;,&quot;given&quot;:&quot;Ana Paula&quot;}],&quot;accessed&quot;:{&quot;date-parts&quot;:[[&quot;2019&quot;,12,3]]},&quot;issued&quot;:{&quot;date-parts&quot;:[[&quot;2017&quot;]]}}}],&quot;schema&quot;:&quot;https://github.com/citation-style-language/schema/raw/master/csl-citation.json&quot;} RND0kO6vMLSIK"/></text:p>
      <text:p text:style-name="Standard"/>
      <text:p text:style-name="Standard"><text:reference-mark-start text:name="ZOTERO_ITEM CSL_CITATION {&quot;citationID&quot;:&quot;Hvizpzmd&quot;,&quot;properties&quot;:{&quot;formattedCitation&quot;:&quot;(CARL Walters et al., 1997; Carl Walters et al., 2000)&quot;,&quot;plainCitation&quot;:&quot;(CARL Walters et al., 1997; Carl Walters et al., 2000)&quot;,&quot;noteIndex&quot;:0},&quot;citationItems&quot;:[{&quot;id&quot;:1205,&quot;uris&quot;:[&quot;http://zotero.org/users/5871544/items/T2U3ZLQU&quot;],&quot;uri&quot;:[&quot;http://zotero.org/users/5871544/items/T2U3ZLQU&quot;],&quot;itemData&quot;:{&quot;id&quot;:1205,&quot;type&quot;:&quot;article-journal&quot;,&quot;abstract&quot;:&quot;The linear equations that describe trophic fluxes in mass-balance, equilibrium assessments of ecosystems (such as in the ECOPATH approach) can be re-expressed as differential equations defining trophic interactions as dynamic relationships varying with biomasses and harvest regimes. Time patterns of biomass predicted by these differential equations, and equilibrium system responses under different exploitation regimes, are found by setting the differential equations equal to zero and solving for biomasses at different levels of fishing mortality. Incorporation of our approach as the ECOSIM routine into the well-documented ECOPATH software will enable a wide range of potential users to conduct fisheries policy analyses that explicitly account for ecosystem trophic interactions, without requiring the users to engage in complex modelling or information gathering much beyond that required for ECOPATH. While the ECOSIM predictions can be expected to fail under fishing regimes very different from those leading to the ECOPATH input data, ECOSIM will at least indicate likely directions of biomass change in various trophic groups under incremental experimental policies aimed at improving overall ecosystem management. That is, ECOSIM can be a valuable tool for design of ecosystem-scale adaptive management experiments&quot;,&quot;container-title&quot;:&quot;Reviews in Fish Biology and Fisheries&quot;,&quot;DOI&quot;:&quot;10.1023/A:1018479526149&quot;,&quot;ISSN&quot;:&quot;1573-5184&quot;,&quot;issue&quot;:&quot;2&quot;,&quot;journalAbbreviation&quot;:&quot;Reviews in Fish Biology and Fisheries&quot;,&quot;language&quot;:&quot;en&quot;,&quot;page&quot;:&quot;139-172&quot;,&quot;source&quot;:&quot;Springer Link&quot;,&quot;title&quot;:&quot;Structuring dynamic models of exploited ecosystems from trophic mass-balance assessments&quot;,&quot;URL&quot;:&quot;https://doi.org/10.1023/A:1018479526149&quot;,&quot;volume&quot;:&quot;7&quot;,&quot;author&quot;:[{&quot;family&quot;:&quot;Walters&quot;,&quot;given&quot;:&quot;CARL&quot;},{&quot;family&quot;:&quot;Christensen&quot;,&quot;given&quot;:&quot;VILLY&quot;},{&quot;family&quot;:&quot;Pauly&quot;,&quot;given&quot;:&quot;DANIEL&quot;}],&quot;accessed&quot;:{&quot;date-parts&quot;:[[&quot;2020&quot;,4,16]]},&quot;issued&quot;:{&quot;date-parts&quot;:[[&quot;1997&quot;,6,1]]}}},{&quot;id&quot;:1203,&quot;uris&quot;:[&quot;http://zotero.org/users/5871544/items/VQZE3LQ2&quot;],&quot;uri&quot;:[&quot;http://zotero.org/users/5871544/items/VQZE3LQ2&quot;],&quot;itemData&quot;:{&quot;id&quot;:1203,&quot;type&quot;:&quot;article-journal&quot;,&quot;abstract&quot;:&quot;EcoSim II uses results from the Ecopath procedure for trophic mass-balance analysis to define biomass dynamics models for predicting temporal change in exploited ecosystems. Key populations can be represented in further detail by using delay-difference models to account for both biomass and numbers dynamics. A major problem revealed by linking the population and biomass dynamics models is in representation of population responses to changes in food supply; simple proportional growth and reproductive responses lead to unrealistic predictions of changes in mean body size with changes in fishing mortality. EcoSim II allows users to specify life history mechanisms to avoid such unrealistic predictions: animals may translate changes in feeding rate into changes in reproductive rather than growth rates, or they may translate changes in food availability into changes in foraging time that in turn affects predation risk. These options, along with model relationships for limits on prey availability caused by predation avoidance tactics, tend to cause strong compensatory responses in modeled populations. It is likely that such compensatory responses are responsible for our inability to find obvious correlations between interacting trophic components in fisheries time-series data. But Ecosim II does not just predict strong compensatory responses: it also suggests that large piscivores may be vulnerable to delayed recruitment collapses caused by increases in prey species that are in turn competitors/predators of juvenile piscivores.&quot;,&quot;container-title&quot;:&quot;Ecosystems&quot;,&quot;DOI&quot;:&quot;10.1007/s100210000011&quot;,&quot;ISSN&quot;:&quot;1432-9840&quot;,&quot;issue&quot;:&quot;1&quot;,&quot;journalAbbreviation&quot;:&quot;Ecosystems&quot;,&quot;language&quot;:&quot;en&quot;,&quot;page&quot;:&quot;70-83&quot;,&quot;source&quot;:&quot;Springer Link&quot;,&quot;title&quot;:&quot;Representing Density Dependent Consequences of Life History Strategies in Aquatic Ecosystems: EcoSim II&quot;,&quot;title-short&quot;:&quot;Representing Density Dependent Consequences of Life History Strategies in Aquatic Ecosystems&quot;,&quot;URL&quot;:&quot;https://doi.org/10.1007/s100210000011&quot;,&quot;volume&quot;:&quot;3&quot;,&quot;author&quot;:[{&quot;family&quot;:&quot;Walters&quot;,&quot;given&quot;:&quot;Carl&quot;},{&quot;family&quot;:&quot;Pauly&quot;,&quot;given&quot;:&quot;Daniel&quot;},{&quot;family&quot;:&quot;Christensen&quot;,&quot;given&quot;:&quot;Villy&quot;},{&quot;family&quot;:&quot;Kitchell&quot;,&quot;given&quot;:&quot;James F.&quot;}],&quot;accessed&quot;:{&quot;date-parts&quot;:[[&quot;2020&quot;,4,16]]},&quot;issued&quot;:{&quot;date-parts&quot;:[[&quot;2000&quot;,1,1]]}}}],&quot;schema&quot;:&quot;https://github.com/citation-style-language/schema/raw/master/csl-citation.json&quot;} RND8733Fk1U8k"/>(CARL Walters et al., 1997; Carl Walters et al., 2000)<text:reference-mark-end text:name="ZOTERO_ITEM CSL_CITATION {&quot;citationID&quot;:&quot;Hvizpzmd&quot;,&quot;properties&quot;:{&quot;formattedCitation&quot;:&quot;(CARL Walters et al., 1997; Carl Walters et al., 2000)&quot;,&quot;plainCitation&quot;:&quot;(CARL Walters et al., 1997; Carl Walters et al., 2000)&quot;,&quot;noteIndex&quot;:0},&quot;citationItems&quot;:[{&quot;id&quot;:1205,&quot;uris&quot;:[&quot;http://zotero.org/users/5871544/items/T2U3ZLQU&quot;],&quot;uri&quot;:[&quot;http://zotero.org/users/5871544/items/T2U3ZLQU&quot;],&quot;itemData&quot;:{&quot;id&quot;:1205,&quot;type&quot;:&quot;article-journal&quot;,&quot;abstract&quot;:&quot;The linear equations that describe trophic fluxes in mass-balance, equilibrium assessments of ecosystems (such as in the ECOPATH approach) can be re-expressed as differential equations defining trophic interactions as dynamic relationships varying with biomasses and harvest regimes. Time patterns of biomass predicted by these differential equations, and equilibrium system responses under different exploitation regimes, are found by setting the differential equations equal to zero and solving for biomasses at different levels of fishing mortality. Incorporation of our approach as the ECOSIM routine into the well-documented ECOPATH software will enable a wide range of potential users to conduct fisheries policy analyses that explicitly account for ecosystem trophic interactions, without requiring the users to engage in complex modelling or information gathering much beyond that required for ECOPATH. While the ECOSIM predictions can be expected to fail under fishing regimes very different from those leading to the ECOPATH input data, ECOSIM will at least indicate likely directions of biomass change in various trophic groups under incremental experimental policies aimed at improving overall ecosystem management. That is, ECOSIM can be a valuable tool for design of ecosystem-scale adaptive management experiments&quot;,&quot;container-title&quot;:&quot;Reviews in Fish Biology and Fisheries&quot;,&quot;DOI&quot;:&quot;10.1023/A:1018479526149&quot;,&quot;ISSN&quot;:&quot;1573-5184&quot;,&quot;issue&quot;:&quot;2&quot;,&quot;journalAbbreviation&quot;:&quot;Reviews in Fish Biology and Fisheries&quot;,&quot;language&quot;:&quot;en&quot;,&quot;page&quot;:&quot;139-172&quot;,&quot;source&quot;:&quot;Springer Link&quot;,&quot;title&quot;:&quot;Structuring dynamic models of exploited ecosystems from trophic mass-balance assessments&quot;,&quot;URL&quot;:&quot;https://doi.org/10.1023/A:1018479526149&quot;,&quot;volume&quot;:&quot;7&quot;,&quot;author&quot;:[{&quot;family&quot;:&quot;Walters&quot;,&quot;given&quot;:&quot;CARL&quot;},{&quot;family&quot;:&quot;Christensen&quot;,&quot;given&quot;:&quot;VILLY&quot;},{&quot;family&quot;:&quot;Pauly&quot;,&quot;given&quot;:&quot;DANIEL&quot;}],&quot;accessed&quot;:{&quot;date-parts&quot;:[[&quot;2020&quot;,4,16]]},&quot;issued&quot;:{&quot;date-parts&quot;:[[&quot;1997&quot;,6,1]]}}},{&quot;id&quot;:1203,&quot;uris&quot;:[&quot;http://zotero.org/users/5871544/items/VQZE3LQ2&quot;],&quot;uri&quot;:[&quot;http://zotero.org/users/5871544/items/VQZE3LQ2&quot;],&quot;itemData&quot;:{&quot;id&quot;:1203,&quot;type&quot;:&quot;article-journal&quot;,&quot;abstract&quot;:&quot;EcoSim II uses results from the Ecopath procedure for trophic mass-balance analysis to define biomass dynamics models for predicting temporal change in exploited ecosystems. Key populations can be represented in further detail by using delay-difference models to account for both biomass and numbers dynamics. A major problem revealed by linking the population and biomass dynamics models is in representation of population responses to changes in food supply; simple proportional growth and reproductive responses lead to unrealistic predictions of changes in mean body size with changes in fishing mortality. EcoSim II allows users to specify life history mechanisms to avoid such unrealistic predictions: animals may translate changes in feeding rate into changes in reproductive rather than growth rates, or they may translate changes in food availability into changes in foraging time that in turn affects predation risk. These options, along with model relationships for limits on prey availability caused by predation avoidance tactics, tend to cause strong compensatory responses in modeled populations. It is likely that such compensatory responses are responsible for our inability to find obvious correlations between interacting trophic components in fisheries time-series data. But Ecosim II does not just predict strong compensatory responses: it also suggests that large piscivores may be vulnerable to delayed recruitment collapses caused by increases in prey species that are in turn competitors/predators of juvenile piscivores.&quot;,&quot;container-title&quot;:&quot;Ecosystems&quot;,&quot;DOI&quot;:&quot;10.1007/s100210000011&quot;,&quot;ISSN&quot;:&quot;1432-9840&quot;,&quot;issue&quot;:&quot;1&quot;,&quot;journalAbbreviation&quot;:&quot;Ecosystems&quot;,&quot;language&quot;:&quot;en&quot;,&quot;page&quot;:&quot;70-83&quot;,&quot;source&quot;:&quot;Springer Link&quot;,&quot;title&quot;:&quot;Representing Density Dependent Consequences of Life History Strategies in Aquatic Ecosystems: EcoSim II&quot;,&quot;title-short&quot;:&quot;Representing Density Dependent Consequences of Life History Strategies in Aquatic Ecosystems&quot;,&quot;URL&quot;:&quot;https://doi.org/10.1007/s100210000011&quot;,&quot;volume&quot;:&quot;3&quot;,&quot;author&quot;:[{&quot;family&quot;:&quot;Walters&quot;,&quot;given&quot;:&quot;Carl&quot;},{&quot;family&quot;:&quot;Pauly&quot;,&quot;given&quot;:&quot;Daniel&quot;},{&quot;family&quot;:&quot;Christensen&quot;,&quot;given&quot;:&quot;Villy&quot;},{&quot;family&quot;:&quot;Kitchell&quot;,&quot;given&quot;:&quot;James F.&quot;}],&quot;accessed&quot;:{&quot;date-parts&quot;:[[&quot;2020&quot;,4,16]]},&quot;issued&quot;:{&quot;date-parts&quot;:[[&quot;2000&quot;,1,1]]}}}],&quot;schema&quot;:&quot;https://github.com/citation-style-language/schema/raw/master/csl-citation.json&quot;} RND8733Fk1U8k"/></text:p>
      <text:p text:style-name="Standard"/>
      <text:p text:style-name="Standard"><text:reference-mark-start text:name="ZOTERO_ITEM CSL_CITATION {&quot;citationID&quot;:&quot;UWSGQSjM&quot;,&quot;properties&quot;:{&quot;formattedCitation&quot;:&quot;(Butcher, 2000)&quot;,&quot;plainCitation&quot;:&quot;(Butcher, 2000)&quot;,&quot;noteIndex&quot;:0},&quot;citationItems&quot;:[{&quot;id&quot;:1207,&quot;uris&quot;:[&quot;http://zotero.org/users/5871544/items/9YPYF6ZK&quot;],&quot;uri&quot;:[&quot;http://zotero.org/users/5871544/items/9YPYF6ZK&quot;],&quot;itemData&quot;:{&quot;id&quot;:1207,&quot;type&quot;:&quot;article-journal&quot;,&quot;abstract&quot;:&quot;Numerical methods for the solution of initial value problems in ordinary differential equations made enormous progress during the 20th century for several reasons. The first reasons lie in the impetus that was given to the subject in the concluding years of the previous century by the seminal papers of Bashforth and Adams for linear multistep methods and Runge for Runge–Kutta methods. Other reasons, which of course apply to numerical analysis in general, are in the invention of electronic computers half way through the century and the needs in mathematical modelling of efficient numerical algorithms as an alternative to classical methods of applied mathematics. This survey paper follows many of the main strands in the developments of these methods, both for general problems, stiff systems, and for many of the special problem types that have been gaining in significance as the century draws to an end.&quot;,&quot;collection-title&quot;:&quot;Numerical Analysis 2000. Vol. VI: Ordinary Differential Equations and Integral Equations&quot;,&quot;container-title&quot;:&quot;Journal of Computational and Applied Mathematics&quot;,&quot;DOI&quot;:&quot;10.1016/S0377-0427(00)00455-6&quot;,&quot;ISSN&quot;:&quot;0377-0427&quot;,&quot;issue&quot;:&quot;1&quot;,&quot;journalAbbreviation&quot;:&quot;Journal of Computational and Applied Mathematics&quot;,&quot;language&quot;:&quot;en&quot;,&quot;page&quot;:&quot;1-29&quot;,&quot;source&quot;:&quot;ScienceDirect&quot;,&quot;title&quot;:&quot;Numerical methods for ordinary differential equations in the 20th century&quot;,&quot;URL&quot;:&quot;http://www.sciencedirect.com/science/article/pii/S0377042700004556&quot;,&quot;volume&quot;:&quot;125&quot;,&quot;author&quot;:[{&quot;family&quot;:&quot;Butcher&quot;,&quot;given&quot;:&quot;J. C.&quot;}],&quot;accessed&quot;:{&quot;date-parts&quot;:[[&quot;2020&quot;,4,17]]},&quot;issued&quot;:{&quot;date-parts&quot;:[[&quot;2000&quot;,12,15]]}}}],&quot;schema&quot;:&quot;https://github.com/citation-style-language/schema/raw/master/csl-citation.json&quot;} RNDC2uv9pOPPS"/>(Butcher, 2000)<text:reference-mark-end text:name="ZOTERO_ITEM CSL_CITATION {&quot;citationID&quot;:&quot;UWSGQSjM&quot;,&quot;properties&quot;:{&quot;formattedCitation&quot;:&quot;(Butcher, 2000)&quot;,&quot;plainCitation&quot;:&quot;(Butcher, 2000)&quot;,&quot;noteIndex&quot;:0},&quot;citationItems&quot;:[{&quot;id&quot;:1207,&quot;uris&quot;:[&quot;http://zotero.org/users/5871544/items/9YPYF6ZK&quot;],&quot;uri&quot;:[&quot;http://zotero.org/users/5871544/items/9YPYF6ZK&quot;],&quot;itemData&quot;:{&quot;id&quot;:1207,&quot;type&quot;:&quot;article-journal&quot;,&quot;abstract&quot;:&quot;Numerical methods for the solution of initial value problems in ordinary differential equations made enormous progress during the 20th century for several reasons. The first reasons lie in the impetus that was given to the subject in the concluding years of the previous century by the seminal papers of Bashforth and Adams for linear multistep methods and Runge for Runge–Kutta methods. Other reasons, which of course apply to numerical analysis in general, are in the invention of electronic computers half way through the century and the needs in mathematical modelling of efficient numerical algorithms as an alternative to classical methods of applied mathematics. This survey paper follows many of the main strands in the developments of these methods, both for general problems, stiff systems, and for many of the special problem types that have been gaining in significance as the century draws to an end.&quot;,&quot;collection-title&quot;:&quot;Numerical Analysis 2000. Vol. VI: Ordinary Differential Equations and Integral Equations&quot;,&quot;container-title&quot;:&quot;Journal of Computational and Applied Mathematics&quot;,&quot;DOI&quot;:&quot;10.1016/S0377-0427(00)00455-6&quot;,&quot;ISSN&quot;:&quot;0377-0427&quot;,&quot;issue&quot;:&quot;1&quot;,&quot;journalAbbreviation&quot;:&quot;Journal of Computational and Applied Mathematics&quot;,&quot;language&quot;:&quot;en&quot;,&quot;page&quot;:&quot;1-29&quot;,&quot;source&quot;:&quot;ScienceDirect&quot;,&quot;title&quot;:&quot;Numerical methods for ordinary differential equations in the 20th century&quot;,&quot;URL&quot;:&quot;http://www.sciencedirect.com/science/article/pii/S0377042700004556&quot;,&quot;volume&quot;:&quot;125&quot;,&quot;author&quot;:[{&quot;family&quot;:&quot;Butcher&quot;,&quot;given&quot;:&quot;J. C.&quot;}],&quot;accessed&quot;:{&quot;date-parts&quot;:[[&quot;2020&quot;,4,17]]},&quot;issued&quot;:{&quot;date-parts&quot;:[[&quot;2000&quot;,12,15]]}}}],&quot;schema&quot;:&quot;https://github.com/citation-style-language/schema/raw/master/csl-citation.json&quot;} RNDC2uv9pOPPS"/></text:p>
      <text:p text:style-name="Standard"/>
      <text:p text:style-name="Standard"><text:reference-mark-start text:name="ZOTERO_ITEM CSL_CITATION {&quot;citationID&quot;:&quot;GfpLCfLl&quot;,&quot;properties&quot;:{&quot;formattedCitation&quot;:&quot;(Scott et al., 2016)&quot;,&quot;plainCitation&quot;:&quot;(Scott et al., 2016)&quot;,&quot;noteIndex&quot;:0},&quot;citationItems&quot;:[{&quot;id&quot;:390,&quot;uris&quot;:[&quot;http://zotero.org/users/5871544/items/RX28TTZM&quot;],&quot;uri&quot;:[&quot;http://zotero.org/users/5871544/items/RX28TTZM&quot;],&quot;itemData&quot;:{&quot;id&quot;:390,&quot;type&quot;:&quot;article-journal&quot;,&quot;abstract&quot;:&quot;The Stepwise Fitting Procedure automates testing of alternative hypotheses used for fitting Ecopath with Ecosim (EwE) models to observation reference data (Mackinson et al. 2009). The calibration of EwE model predictions to observed data is important to evaluate any model that will be used for ecosystem based management. Thus far, the model fitting procedure in EwE has been carried out manually: a repetitive task involving setting &gt;1000 specific individual searches to find the statistically ‘best fit’ model. The novel fitting procedure automates the manual procedure therefore producing accurate results and lets the modeller concentrate on investigating the ‘best fit’ model for ecological accuracy.&quot;,&quot;container-title&quot;:&quot;SoftwareX&quot;,&quot;DOI&quot;:&quot;10.1016/j.softx.2016.02.002&quot;,&quot;ISSN&quot;:&quot;2352-7110&quot;,&quot;journalAbbreviation&quot;:&quot;SoftwareX&quot;,&quot;language&quot;:&quot;en&quot;,&quot;page&quot;:&quot;25-30&quot;,&quot;source&quot;:&quot;ScienceDirect&quot;,&quot;title&quot;:&quot;A Stepwise Fitting Procedure for automated fitting of Ecopath with Ecosim models&quot;,&quot;URL&quot;:&quot;http://www.sciencedirect.com/science/article/pii/S2352711016000054&quot;,&quot;volume&quot;:&quot;5&quot;,&quot;author&quot;:[{&quot;family&quot;:&quot;Scott&quot;,&quot;given&quot;:&quot;Erin&quot;},{&quot;family&quot;:&quot;Serpetti&quot;,&quot;given&quot;:&quot;Natalia&quot;},{&quot;family&quot;:&quot;Steenbeek&quot;,&quot;given&quot;:&quot;Jeroen&quot;},{&quot;family&quot;:&quot;Heymans&quot;,&quot;given&quot;:&quot;Johanna Jacomina&quot;}],&quot;accessed&quot;:{&quot;date-parts&quot;:[[&quot;2019&quot;,11,26]]},&quot;issued&quot;:{&quot;date-parts&quot;:[[&quot;2016&quot;,1,1]]}}}],&quot;schema&quot;:&quot;https://github.com/citation-style-language/schema/raw/master/csl-citation.json&quot;} RNDW6eNPGaSmk"/>(Scott et al., 2016)<text:reference-mark-end text:name="ZOTERO_ITEM CSL_CITATION {&quot;citationID&quot;:&quot;GfpLCfLl&quot;,&quot;properties&quot;:{&quot;formattedCitation&quot;:&quot;(Scott et al., 2016)&quot;,&quot;plainCitation&quot;:&quot;(Scott et al., 2016)&quot;,&quot;noteIndex&quot;:0},&quot;citationItems&quot;:[{&quot;id&quot;:390,&quot;uris&quot;:[&quot;http://zotero.org/users/5871544/items/RX28TTZM&quot;],&quot;uri&quot;:[&quot;http://zotero.org/users/5871544/items/RX28TTZM&quot;],&quot;itemData&quot;:{&quot;id&quot;:390,&quot;type&quot;:&quot;article-journal&quot;,&quot;abstract&quot;:&quot;The Stepwise Fitting Procedure automates testing of alternative hypotheses used for fitting Ecopath with Ecosim (EwE) models to observation reference data (Mackinson et al. 2009). The calibration of EwE model predictions to observed data is important to evaluate any model that will be used for ecosystem based management. Thus far, the model fitting procedure in EwE has been carried out manually: a repetitive task involving setting &gt;1000 specific individual searches to find the statistically ‘best fit’ model. The novel fitting procedure automates the manual procedure therefore producing accurate results and lets the modeller concentrate on investigating the ‘best fit’ model for ecological accuracy.&quot;,&quot;container-title&quot;:&quot;SoftwareX&quot;,&quot;DOI&quot;:&quot;10.1016/j.softx.2016.02.002&quot;,&quot;ISSN&quot;:&quot;2352-7110&quot;,&quot;journalAbbreviation&quot;:&quot;SoftwareX&quot;,&quot;language&quot;:&quot;en&quot;,&quot;page&quot;:&quot;25-30&quot;,&quot;source&quot;:&quot;ScienceDirect&quot;,&quot;title&quot;:&quot;A Stepwise Fitting Procedure for automated fitting of Ecopath with Ecosim models&quot;,&quot;URL&quot;:&quot;http://www.sciencedirect.com/science/article/pii/S2352711016000054&quot;,&quot;volume&quot;:&quot;5&quot;,&quot;author&quot;:[{&quot;family&quot;:&quot;Scott&quot;,&quot;given&quot;:&quot;Erin&quot;},{&quot;family&quot;:&quot;Serpetti&quot;,&quot;given&quot;:&quot;Natalia&quot;},{&quot;family&quot;:&quot;Steenbeek&quot;,&quot;given&quot;:&quot;Jeroen&quot;},{&quot;family&quot;:&quot;Heymans&quot;,&quot;given&quot;:&quot;Johanna Jacomina&quot;}],&quot;accessed&quot;:{&quot;date-parts&quot;:[[&quot;2019&quot;,11,26]]},&quot;issued&quot;:{&quot;date-parts&quot;:[[&quot;2016&quot;,1,1]]}}}],&quot;schema&quot;:&quot;https://github.com/citation-style-language/schema/raw/master/csl-citation.json&quot;} RNDW6eNPGaSmk"/></text:p>
      <text:p text:style-name="Standard"/>
      <text:p text:style-name="Standard"><text:reference-mark-start text:name="ZOTERO_ITEM CSL_CITATION {&quot;citationID&quot;:&quot;RkqmwiHb&quot;,&quot;properties&quot;:{&quot;formattedCitation&quot;:&quot;(Akaike, 1974)&quot;,&quot;plainCitation&quot;:&quot;(Akaike, 1974)&quot;,&quot;noteIndex&quot;:0},&quot;citationItems&quot;:[{&quot;id&quot;:393,&quot;uris&quot;:[&quot;http://zotero.org/users/5871544/items/GQIZYIWU&quot;],&quot;uri&quot;:[&quot;http://zotero.org/users/5871544/items/GQIZYIWU&quot;],&quot;itemData&quot;:{&quot;id&quot;:393,&quot;type&quot;:&quot;article-journal&quot;,&quot;abstract&quot;:&quot;The history of the development of statistical hypothesis testing in time series analysis is reviewed briefly and it is pointed out that the hypothesis testing procedure is not adequately defined as the procedure for statistical model identification. The classical maximum likelihood estimation procedure is reviewed and a new estimate minimum information theoretical criterion (AIC) estimate (MAICE) which is designed for the purpose of statistical identification is introduced. When there are several competing models the MAICE is defined by the model and the maximum likelihood estimates of the parameters which give the minimum of AIC defined by AIC = (-2)log-(maximum likelihood) + 2(number of independently adjusted parameters within the model). MAICE provides a versatile procedure for statistical model identification which is free from the ambiguities inherent in the application of conventional hypothesis testing procedure. The practical utility of MAICE in time series analysis is demonstrated with some numerical examples.&quot;,&quot;container-title&quot;:&quot;IEEE Transactions on Automatic Control&quot;,&quot;DOI&quot;:&quot;10.1109/TAC.1974.1100705&quot;,&quot;ISSN&quot;:&quot;2334-3303&quot;,&quot;issue&quot;:&quot;6&quot;,&quot;page&quot;:&quot;716-723&quot;,&quot;source&quot;:&quot;IEEE Xplore&quot;,&quot;title&quot;:&quot;A new look at the statistical model identification&quot;,&quot;volume&quot;:&quot;19&quot;,&quot;author&quot;:[{&quot;family&quot;:&quot;Akaike&quot;,&quot;given&quot;:&quot;H.&quot;}],&quot;issued&quot;:{&quot;date-parts&quot;:[[&quot;1974&quot;,12]]}}}],&quot;schema&quot;:&quot;https://github.com/citation-style-language/schema/raw/master/csl-citation.json&quot;} RNDVqkwKhBmzN"/>(Akaike, 1974)<text:reference-mark-end text:name="ZOTERO_ITEM CSL_CITATION {&quot;citationID&quot;:&quot;RkqmwiHb&quot;,&quot;properties&quot;:{&quot;formattedCitation&quot;:&quot;(Akaike, 1974)&quot;,&quot;plainCitation&quot;:&quot;(Akaike, 1974)&quot;,&quot;noteIndex&quot;:0},&quot;citationItems&quot;:[{&quot;id&quot;:393,&quot;uris&quot;:[&quot;http://zotero.org/users/5871544/items/GQIZYIWU&quot;],&quot;uri&quot;:[&quot;http://zotero.org/users/5871544/items/GQIZYIWU&quot;],&quot;itemData&quot;:{&quot;id&quot;:393,&quot;type&quot;:&quot;article-journal&quot;,&quot;abstract&quot;:&quot;The history of the development of statistical hypothesis testing in time series analysis is reviewed briefly and it is pointed out that the hypothesis testing procedure is not adequately defined as the procedure for statistical model identification. The classical maximum likelihood estimation procedure is reviewed and a new estimate minimum information theoretical criterion (AIC) estimate (MAICE) which is designed for the purpose of statistical identification is introduced. When there are several competing models the MAICE is defined by the model and the maximum likelihood estimates of the parameters which give the minimum of AIC defined by AIC = (-2)log-(maximum likelihood) + 2(number of independently adjusted parameters within the model). MAICE provides a versatile procedure for statistical model identification which is free from the ambiguities inherent in the application of conventional hypothesis testing procedure. The practical utility of MAICE in time series analysis is demonstrated with some numerical examples.&quot;,&quot;container-title&quot;:&quot;IEEE Transactions on Automatic Control&quot;,&quot;DOI&quot;:&quot;10.1109/TAC.1974.1100705&quot;,&quot;ISSN&quot;:&quot;2334-3303&quot;,&quot;issue&quot;:&quot;6&quot;,&quot;page&quot;:&quot;716-723&quot;,&quot;source&quot;:&quot;IEEE Xplore&quot;,&quot;title&quot;:&quot;A new look at the statistical model identification&quot;,&quot;volume&quot;:&quot;19&quot;,&quot;author&quot;:[{&quot;family&quot;:&quot;Akaike&quot;,&quot;given&quot;:&quot;H.&quot;}],&quot;issued&quot;:{&quot;date-parts&quot;:[[&quot;1974&quot;,12]]}}}],&quot;schema&quot;:&quot;https://github.com/citation-style-language/schema/raw/master/csl-citation.json&quot;} RNDVqkwKhBmzN"/></text:p>
      <text:p text:style-name="Standard"><text:reference-mark-start text:name="ZOTERO_ITEM CSL_CITATION {&quot;citationID&quot;:&quot;dW9fehUw&quot;,&quot;properties&quot;:{&quot;formattedCitation&quot;:&quot;(Kaschner et al., 2019)&quot;,&quot;plainCitation&quot;:&quot;(Kaschner et al., 2019)&quot;,&quot;noteIndex&quot;:0},&quot;citationItems&quot;:[{&quot;id&quot;:590,&quot;uris&quot;:[&quot;http://zotero.org/users/5871544/items/RVVC556G&quot;],&quot;uri&quot;:[&quot;http://zotero.org/users/5871544/items/RVVC556G&quot;],&quot;itemData&quot;:{&quot;id&quot;:590,&quot;type&quot;:&quot;article-journal&quot;,&quot;title&quot;:&quot;AquaMaps: Predicted range maps for aquatic species. World wide web electronic publication&quot;,&quot;URL&quot;:&quot;www.aquamaps.org&quot;,&quot;author&quot;:[{&quot;family&quot;:&quot;Kaschner&quot;,&quot;given&quot;:&quot;K.&quot;},{&quot;family&quot;:&quot;Kesner-reyes&quot;,&quot;given&quot;:&quot;K.&quot;},{&quot;family&quot;:&quot;Garilao&quot;,&quot;given&quot;:&quot;C.&quot;},{&quot;family&quot;:&quot;Rius-Barile&quot;,&quot;given&quot;:&quot;J.&quot;},{&quot;family&quot;:&quot;Rees&quot;,&quot;given&quot;:&quot;T.&quot;},{&quot;family&quot;:&quot;Froese&quot;,&quot;given&quot;:&quot;R.&quot;}],&quot;issued&quot;:{&quot;date-parts&quot;:[[&quot;2019&quot;,10]]}}}],&quot;schema&quot;:&quot;https://github.com/citation-style-language/schema/raw/master/csl-citation.json&quot;} RNDGqJREyScHK"/>(Kaschner et al., 2019)<text:reference-mark-end text:name="ZOTERO_ITEM CSL_CITATION {&quot;citationID&quot;:&quot;dW9fehUw&quot;,&quot;properties&quot;:{&quot;formattedCitation&quot;:&quot;(Kaschner et al., 2019)&quot;,&quot;plainCitation&quot;:&quot;(Kaschner et al., 2019)&quot;,&quot;noteIndex&quot;:0},&quot;citationItems&quot;:[{&quot;id&quot;:590,&quot;uris&quot;:[&quot;http://zotero.org/users/5871544/items/RVVC556G&quot;],&quot;uri&quot;:[&quot;http://zotero.org/users/5871544/items/RVVC556G&quot;],&quot;itemData&quot;:{&quot;id&quot;:590,&quot;type&quot;:&quot;article-journal&quot;,&quot;title&quot;:&quot;AquaMaps: Predicted range maps for aquatic species. World wide web electronic publication&quot;,&quot;URL&quot;:&quot;www.aquamaps.org&quot;,&quot;author&quot;:[{&quot;family&quot;:&quot;Kaschner&quot;,&quot;given&quot;:&quot;K.&quot;},{&quot;family&quot;:&quot;Kesner-reyes&quot;,&quot;given&quot;:&quot;K.&quot;},{&quot;family&quot;:&quot;Garilao&quot;,&quot;given&quot;:&quot;C.&quot;},{&quot;family&quot;:&quot;Rius-Barile&quot;,&quot;given&quot;:&quot;J.&quot;},{&quot;family&quot;:&quot;Rees&quot;,&quot;given&quot;:&quot;T.&quot;},{&quot;family&quot;:&quot;Froese&quot;,&quot;given&quot;:&quot;R.&quot;}],&quot;issued&quot;:{&quot;date-parts&quot;:[[&quot;2019&quot;,10]]}}}],&quot;schema&quot;:&quot;https://github.com/citation-style-language/schema/raw/master/csl-citation.json&quot;} RNDGqJREyScHK"/></text:p>
      <text:p text:style-name="Standard"><text:reference-mark-start text:name="ZOTERO_ITEM CSL_CITATION {&quot;citationID&quot;:&quot;8ylVxhiS&quot;,&quot;properties&quot;:{&quot;formattedCitation&quot;:&quot;(Bentley et al., 2017; Corrales et al., 2018; Serpetti et al., 2017)&quot;,&quot;plainCitation&quot;:&quot;(Bentley et al., 2017; Corrales et al., 2018; Serpetti et al., 2017)&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id&quot;:373,&quot;uris&quot;:[&quot;http://zotero.org/users/5871544/items/Z2XRS8GJ&quot;],&quot;uri&quot;:[&quot;http://zotero.org/users/5871544/items/Z2XRS8GJ&quot;],&quot;itemData&quot;:{&quot;id&quot;:373,&quot;type&quot;:&quot;article-journal&quot;,&quot;abstract&quot;:&quot;An integrated ecosystem model including fishing and the impact of rising temperatures, relative to species’ thermal ranges, was used to assess the cumulative effect of future climate change and sustainable levels of fishing pressure on selected target species. Historically, important stocks of cod and whiting showed declining trends caused by high fisheries exploitation and strong top-down control by their main predators (grey seals and saithe). In a no-change climate scenario these stocks recovered under sustainable management scenarios due to the cumulative effect of reduced fishing and predation mortalities cascading through the food-web. However, rising temperature jeopardised boreal stenothermal species: causing severe declines in grey seals, cod, herring and haddock, while eurythermal species were not affected. The positive effect of a higher optimum temperature for whiting, in parallel with declines of its predators such as seals and cod, resulted in a strong increase for this stock under rising temperature scenarios, indicating a possible change in the contribution of stocks to the overall catch by the end of the century. These results highlight the importance of including environmental change in the ecosystem approach to achieve sustainable fisheries management.&quot;,&quot;container-title&quot;:&quot;Scientific Reports&quot;,&quot;DOI&quot;:&quot;10.1038/s41598-017-13220-7&quot;,&quot;ISSN&quot;:&quot;2045-2322&quot;,&quot;issue&quot;:&quot;1&quot;,&quot;language&quot;:&quot;en&quot;,&quot;page&quot;:&quot;1-15&quot;,&quot;source&quot;:&quot;www.nature.com&quot;,&quot;title&quot;:&quot;Impact of ocean warming on sustainable fisheries management informs the Ecosystem Approach to Fisheries&quot;,&quot;URL&quot;:&quot;https://www.nature.com/articles/s41598-017-13220-7&quot;,&quot;volume&quot;:&quot;7&quot;,&quot;author&quot;:[{&quot;family&quot;:&quot;Serpetti&quot;,&quot;given&quot;:&quot;N.&quot;},{&quot;family&quot;:&quot;Baudron&quot;,&quot;given&quot;:&quot;A. R.&quot;},{&quot;family&quot;:&quot;Burrows&quot;,&quot;given&quot;:&quot;M. T.&quot;},{&quot;family&quot;:&quot;Payne&quot;,&quot;given&quot;:&quot;B. L.&quot;},{&quot;family&quot;:&quot;Helaouët&quot;,&quot;given&quot;:&quot;P.&quot;},{&quot;family&quot;:&quot;Fernandes&quot;,&quot;given&quot;:&quot;P. G.&quot;},{&quot;family&quot;:&quot;Heymans&quot;,&quot;given&quot;:&quot;J. J.&quot;}],&quot;accessed&quot;:{&quot;date-parts&quot;:[[&quot;2019&quot;,11,26]]},&quot;issued&quot;:{&quot;date-parts&quot;:[[&quot;2017&quot;,10,18]]}}},{&quot;id&quot;:401,&quot;uris&quot;:[&quot;http://zotero.org/users/5871544/items/EUNCV6M7&quot;],&quot;uri&quot;:[&quot;http://zotero.org/users/5871544/items/EUNCV6M7&quot;],&quot;itemData&quot;:{&quot;id&quot;:401,&quot;type&quot;:&quot;article-journal&quot;,&quot;abstract&quot;:&quot;Using a temporal-dynamic calibrated Ecosim food web model, we assess the effects of future changes on marine resources and ecosystem conditions of the Israeli Mediterranean continental shelf. This region has been intensely invaded by Indo-Pacific species. The region is exposed to extreme environmental conditions, is subjected to high rates of climate change and has experienced intense fishing pressure. We test the impacts of a new set of fishing regulations currently being implemented, a continued increase in sea temperatures following IPCC projections, and a continued increase in alien species biomass. We first investigate the impacts of the stressors separately, and then we combine them to evaluate their cumulative effects. Our results show overall potential future benefits of fishing effort reductions, and detrimental impacts of increasing sea temperature and increasing biomass of alien species. Cumulative scenarios suggest that the beneficial effects of fisheries reduction may be dampened by the impact of increasing sea temperature and alien species when acting together. These results illustrate the importance of including stressors other than fisheries, such as climate change and biological invasions, in an ecosystem-based management approach. These results support the need for reducing local and regional stressors, such as fishing and biological invasions, in order to promote resilience to sea warming.&quot;,&quot;container-title&quot;:&quot;Scientific Reports&quot;,&quot;DOI&quot;:&quot;10.1038/s41598-018-32666-x&quot;,&quot;ISSN&quot;:&quot;2045-2322&quot;,&quot;issue&quot;:&quot;1&quot;,&quot;language&quot;:&quot;en&quot;,&quot;page&quot;:&quot;1-16&quot;,&quot;source&quot;:&quot;www.nature.com&quot;,&quot;title&quot;:&quot;Future scenarios of marine resources and ecosystem conditions in the Eastern Mediterranean under the impacts of fishing, alien species and sea warming&quot;,&quot;URL&quot;:&quot;https://www.nature.com/articles/s41598-018-32666-x&quot;,&quot;volume&quot;:&quot;8&quot;,&quot;author&quot;:[{&quot;family&quot;:&quot;Corrales&quot;,&quot;given&quot;:&quot;X.&quot;},{&quot;family&quot;:&quot;Coll&quot;,&quot;given&quot;:&quot;M.&quot;},{&quot;family&quot;:&quot;Ofir&quot;,&quot;given&quot;:&quot;E.&quot;},{&quot;family&quot;:&quot;Heymans&quot;,&quot;given&quot;:&quot;J. J.&quot;},{&quot;family&quot;:&quot;Steenbeek&quot;,&quot;given&quot;:&quot;J.&quot;},{&quot;family&quot;:&quot;Goren&quot;,&quot;given&quot;:&quot;M.&quot;},{&quot;family&quot;:&quot;Edelist&quot;,&quot;given&quot;:&quot;D.&quot;},{&quot;family&quot;:&quot;Gal&quot;,&quot;given&quot;:&quot;G.&quot;}],&quot;accessed&quot;:{&quot;date-parts&quot;:[[&quot;2019&quot;,11,26]]},&quot;issued&quot;:{&quot;date-parts&quot;:[[&quot;2018&quot;,9,24]]}}}],&quot;schema&quot;:&quot;https://github.com/citation-style-language/schema/raw/master/csl-citation.json&quot;} RNDO4t9DELQFo"/>(Bentley et al., 2017; Corrales et al., 2018; Serpetti et al., 2017)<text:reference-mark-end text:name="ZOTERO_ITEM CSL_CITATION {&quot;citationID&quot;:&quot;8ylVxhiS&quot;,&quot;properties&quot;:{&quot;formattedCitation&quot;:&quot;(Bentley et al., 2017; Corrales et al., 2018; Serpetti et al., 2017)&quot;,&quot;plainCitation&quot;:&quot;(Bentley et al., 2017; Corrales et al., 2018; Serpetti et al., 2017)&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id&quot;:373,&quot;uris&quot;:[&quot;http://zotero.org/users/5871544/items/Z2XRS8GJ&quot;],&quot;uri&quot;:[&quot;http://zotero.org/users/5871544/items/Z2XRS8GJ&quot;],&quot;itemData&quot;:{&quot;id&quot;:373,&quot;type&quot;:&quot;article-journal&quot;,&quot;abstract&quot;:&quot;An integrated ecosystem model including fishing and the impact of rising temperatures, relative to species’ thermal ranges, was used to assess the cumulative effect of future climate change and sustainable levels of fishing pressure on selected target species. Historically, important stocks of cod and whiting showed declining trends caused by high fisheries exploitation and strong top-down control by their main predators (grey seals and saithe). In a no-change climate scenario these stocks recovered under sustainable management scenarios due to the cumulative effect of reduced fishing and predation mortalities cascading through the food-web. However, rising temperature jeopardised boreal stenothermal species: causing severe declines in grey seals, cod, herring and haddock, while eurythermal species were not affected. The positive effect of a higher optimum temperature for whiting, in parallel with declines of its predators such as seals and cod, resulted in a strong increase for this stock under rising temperature scenarios, indicating a possible change in the contribution of stocks to the overall catch by the end of the century. These results highlight the importance of including environmental change in the ecosystem approach to achieve sustainable fisheries management.&quot;,&quot;container-title&quot;:&quot;Scientific Reports&quot;,&quot;DOI&quot;:&quot;10.1038/s41598-017-13220-7&quot;,&quot;ISSN&quot;:&quot;2045-2322&quot;,&quot;issue&quot;:&quot;1&quot;,&quot;language&quot;:&quot;en&quot;,&quot;page&quot;:&quot;1-15&quot;,&quot;source&quot;:&quot;www.nature.com&quot;,&quot;title&quot;:&quot;Impact of ocean warming on sustainable fisheries management informs the Ecosystem Approach to Fisheries&quot;,&quot;URL&quot;:&quot;https://www.nature.com/articles/s41598-017-13220-7&quot;,&quot;volume&quot;:&quot;7&quot;,&quot;author&quot;:[{&quot;family&quot;:&quot;Serpetti&quot;,&quot;given&quot;:&quot;N.&quot;},{&quot;family&quot;:&quot;Baudron&quot;,&quot;given&quot;:&quot;A. R.&quot;},{&quot;family&quot;:&quot;Burrows&quot;,&quot;given&quot;:&quot;M. T.&quot;},{&quot;family&quot;:&quot;Payne&quot;,&quot;given&quot;:&quot;B. L.&quot;},{&quot;family&quot;:&quot;Helaouët&quot;,&quot;given&quot;:&quot;P.&quot;},{&quot;family&quot;:&quot;Fernandes&quot;,&quot;given&quot;:&quot;P. G.&quot;},{&quot;family&quot;:&quot;Heymans&quot;,&quot;given&quot;:&quot;J. J.&quot;}],&quot;accessed&quot;:{&quot;date-parts&quot;:[[&quot;2019&quot;,11,26]]},&quot;issued&quot;:{&quot;date-parts&quot;:[[&quot;2017&quot;,10,18]]}}},{&quot;id&quot;:401,&quot;uris&quot;:[&quot;http://zotero.org/users/5871544/items/EUNCV6M7&quot;],&quot;uri&quot;:[&quot;http://zotero.org/users/5871544/items/EUNCV6M7&quot;],&quot;itemData&quot;:{&quot;id&quot;:401,&quot;type&quot;:&quot;article-journal&quot;,&quot;abstract&quot;:&quot;Using a temporal-dynamic calibrated Ecosim food web model, we assess the effects of future changes on marine resources and ecosystem conditions of the Israeli Mediterranean continental shelf. This region has been intensely invaded by Indo-Pacific species. The region is exposed to extreme environmental conditions, is subjected to high rates of climate change and has experienced intense fishing pressure. We test the impacts of a new set of fishing regulations currently being implemented, a continued increase in sea temperatures following IPCC projections, and a continued increase in alien species biomass. We first investigate the impacts of the stressors separately, and then we combine them to evaluate their cumulative effects. Our results show overall potential future benefits of fishing effort reductions, and detrimental impacts of increasing sea temperature and increasing biomass of alien species. Cumulative scenarios suggest that the beneficial effects of fisheries reduction may be dampened by the impact of increasing sea temperature and alien species when acting together. These results illustrate the importance of including stressors other than fisheries, such as climate change and biological invasions, in an ecosystem-based management approach. These results support the need for reducing local and regional stressors, such as fishing and biological invasions, in order to promote resilience to sea warming.&quot;,&quot;container-title&quot;:&quot;Scientific Reports&quot;,&quot;DOI&quot;:&quot;10.1038/s41598-018-32666-x&quot;,&quot;ISSN&quot;:&quot;2045-2322&quot;,&quot;issue&quot;:&quot;1&quot;,&quot;language&quot;:&quot;en&quot;,&quot;page&quot;:&quot;1-16&quot;,&quot;source&quot;:&quot;www.nature.com&quot;,&quot;title&quot;:&quot;Future scenarios of marine resources and ecosystem conditions in the Eastern Mediterranean under the impacts of fishing, alien species and sea warming&quot;,&quot;URL&quot;:&quot;https://www.nature.com/articles/s41598-018-32666-x&quot;,&quot;volume&quot;:&quot;8&quot;,&quot;author&quot;:[{&quot;family&quot;:&quot;Corrales&quot;,&quot;given&quot;:&quot;X.&quot;},{&quot;family&quot;:&quot;Coll&quot;,&quot;given&quot;:&quot;M.&quot;},{&quot;family&quot;:&quot;Ofir&quot;,&quot;given&quot;:&quot;E.&quot;},{&quot;family&quot;:&quot;Heymans&quot;,&quot;given&quot;:&quot;J. J.&quot;},{&quot;family&quot;:&quot;Steenbeek&quot;,&quot;given&quot;:&quot;J.&quot;},{&quot;family&quot;:&quot;Goren&quot;,&quot;given&quot;:&quot;M.&quot;},{&quot;family&quot;:&quot;Edelist&quot;,&quot;given&quot;:&quot;D.&quot;},{&quot;family&quot;:&quot;Gal&quot;,&quot;given&quot;:&quot;G.&quot;}],&quot;accessed&quot;:{&quot;date-parts&quot;:[[&quot;2019&quot;,11,26]]},&quot;issued&quot;:{&quot;date-parts&quot;:[[&quot;2018&quot;,9,24]]}}}],&quot;schema&quot;:&quot;https://github.com/citation-style-language/schema/raw/master/csl-citation.json&quot;} RNDO4t9DELQFo"/></text:p>
      <text:p text:style-name="Text_20_body"><text:reference-mark-start text:name="ZOTERO_ITEM CSL_CITATION {&quot;citationID&quot;:&quot;ftIFVnBZ&quot;,&quot;properties&quot;:{&quot;formattedCitation&quot;:&quot;(Betini et al., 2019; Cheung et al., 2009; Sunday et al., 2012)&quot;,&quot;plainCitation&quot;:&quot;(Betini et al., 2019; Cheung et al., 2009; Sunday et al., 2012)&quot;,&quot;noteIndex&quot;:0},&quot;citationItems&quot;:[{&quot;id&quot;:399,&quot;uris&quot;:[&quot;http://zotero.org/users/5871544/items/DXYEMCC5&quot;],&quot;uri&quot;:[&quot;http://zotero.org/users/5871544/items/DXYEMCC5&quot;],&quot;itemData&quot;:{&quot;id&quot;:399,&quot;type&quot;:&quot;article-journal&quot;,&quot;abstract&quot;:&quot;Climate change can impact the pattern of marine biodiversity through changes in species’ distributions. However, global studies on climate change impacts on ocean biodiversity have not been performed so far. Our paper aims to investigate the global patterns of such impacts by projecting the distributional ranges of a sample of 1066 exploited marine fish and invertebrates for 2050 using a newly developed dynamic bioclimate envelope model. Our projections show that climate change may lead to numerous local extinction in the sub-polar regions, the tropics and semi-enclosed seas. Simultaneously, species invasion is projected to be most intense in the Arctic and the Southern Ocean. Together, they result in dramatic species turnovers of over 60% of the present biodiversity, implying ecological disturbances that potentially disrupt ecosystem services. Our projections can be viewed as a set of hypothesis for future analytical and empirical studies.&quot;,&quot;container-title&quot;:&quot;Fish and Fisheries&quot;,&quot;DOI&quot;:&quot;10.1111/j.1467-2979.2008.00315.x&quot;,&quot;ISSN&quot;:&quot;1467-2979&quot;,&quot;issue&quot;:&quot;3&quot;,&quot;language&quot;:&quot;en&quot;,&quot;page&quot;:&quot;235-251&quot;,&quot;source&quot;:&quot;Wiley Online Library&quot;,&quot;title&quot;:&quot;Projecting global marine biodiversity impacts under climate change scenarios&quot;,&quot;URL&quot;:&quot;https://onlinelibrary.wiley.com/doi/abs/10.1111/j.1467-2979.2008.00315.x&quot;,&quot;volume&quot;:&quot;10&quot;,&quot;author&quot;:[{&quot;family&quot;:&quot;Cheung&quot;,&quot;given&quot;:&quot;William W. L.&quot;},{&quot;family&quot;:&quot;Lam&quot;,&quot;given&quot;:&quot;Vicky W. Y.&quot;},{&quot;family&quot;:&quot;Sarmiento&quot;,&quot;given&quot;:&quot;Jorge L.&quot;},{&quot;family&quot;:&quot;Kearney&quot;,&quot;given&quot;:&quot;Kelly&quot;},{&quot;family&quot;:&quot;Watson&quot;,&quot;given&quot;:&quot;Reg&quot;},{&quot;family&quot;:&quot;Pauly&quot;,&quot;given&quot;:&quot;Daniel&quot;}],&quot;accessed&quot;:{&quot;date-parts&quot;:[[&quot;2019&quot;,11,26]]},&quot;issued&quot;:{&quot;date-parts&quot;:[[&quot;2009&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295,&quot;uris&quot;:[&quot;http://zotero.org/users/5871544/items/5RW2S85T&quot;],&quot;uri&quot;:[&quot;http://zotero.org/users/5871544/items/5RW2S85T&quot;],&quot;itemData&quot;:{&quot;id&quot;:295,&quot;type&quot;:&quot;article-journal&quot;,&quot;abstract&quot;:&quot;Although temperature is recognized as a major determinant of many ecological processes, it is still not clear whether temperature increase caused by climate change will strengthen or weaken species interactions. One hypothesis is that interactions will respond non-monotonically to temperature because thermal performance curves, which determine the strength of these interactions, are also non-monotonic. To evaluate this hypothesis, we developed a temperature-dependent consumer–resource model and tested predictions from this model in large freshwater mesocosms populated with green algae (Chlorella vulgaris) and herbivorous zooplankton (Daphnia magna). We found both in the model simulations and empirical investigations that the suppressive effect of the consumer depended non-monotonically on the temperature. As predicted by the model, Daphnia suppressed the algal maximum per capita growth rate at the temperature that maximized algal growth rate but had little effect on resource growth at either lower or higher temperatures. This finding could help explain why effects of temperature variation on species interaction are variable in the literature and suggests that predicting the effects of temperature on the strength of food web interactions requires knowledge of the thermal performance curves for multiple traits, for multiple species and over a range of temperatures.&quot;,&quot;container-title&quot;:&quot;Ecosphere&quot;,&quot;DOI&quot;:&quot;10.1002/ecs2.2787&quot;,&quot;ISSN&quot;:&quot;2150-8925&quot;,&quot;issue&quot;:&quot;8&quot;,&quot;language&quot;:&quot;en&quot;,&quot;page&quot;:&quot;e02787&quot;,&quot;source&quot;:&quot;Wiley Online Library&quot;,&quot;title&quot;:&quot;Temperature triggers a non-linear response in resource–consumer interaction strength&quot;,&quot;URL&quot;:&quot;https://esajournals.onlinelibrary.wiley.com/doi/abs/10.1002/ecs2.2787&quot;,&quot;volume&quot;:&quot;10&quot;,&quot;author&quot;:[{&quot;family&quot;:&quot;Betini&quot;,&quot;given&quot;:&quot;Gustavo S.&quot;},{&quot;family&quot;:&quot;Avgar&quot;,&quot;given&quot;:&quot;Tal&quot;},{&quot;family&quot;:&quot;McCann&quot;,&quot;given&quot;:&quot;Kevin S.&quot;},{&quot;family&quot;:&quot;Fryxell&quot;,&quot;given&quot;:&quot;John M.&quot;}],&quot;accessed&quot;:{&quot;date-parts&quot;:[[&quot;2019&quot;,11,25]]},&quot;issued&quot;:{&quot;date-parts&quot;:[[&quot;2019&quot;]]}}}],&quot;schema&quot;:&quot;https://github.com/citation-style-language/schema/raw/master/csl-citation.json&quot;} RNDe3nxx7KNFV"/>(Betini et al., 2019; Cheung et al., 2009; Sunday et al., 2012)<text:reference-mark-end text:name="ZOTERO_ITEM CSL_CITATION {&quot;citationID&quot;:&quot;ftIFVnBZ&quot;,&quot;properties&quot;:{&quot;formattedCitation&quot;:&quot;(Betini et al., 2019; Cheung et al., 2009; Sunday et al., 2012)&quot;,&quot;plainCitation&quot;:&quot;(Betini et al., 2019; Cheung et al., 2009; Sunday et al., 2012)&quot;,&quot;noteIndex&quot;:0},&quot;citationItems&quot;:[{&quot;id&quot;:399,&quot;uris&quot;:[&quot;http://zotero.org/users/5871544/items/DXYEMCC5&quot;],&quot;uri&quot;:[&quot;http://zotero.org/users/5871544/items/DXYEMCC5&quot;],&quot;itemData&quot;:{&quot;id&quot;:399,&quot;type&quot;:&quot;article-journal&quot;,&quot;abstract&quot;:&quot;Climate change can impact the pattern of marine biodiversity through changes in species’ distributions. However, global studies on climate change impacts on ocean biodiversity have not been performed so far. Our paper aims to investigate the global patterns of such impacts by projecting the distributional ranges of a sample of 1066 exploited marine fish and invertebrates for 2050 using a newly developed dynamic bioclimate envelope model. Our projections show that climate change may lead to numerous local extinction in the sub-polar regions, the tropics and semi-enclosed seas. Simultaneously, species invasion is projected to be most intense in the Arctic and the Southern Ocean. Together, they result in dramatic species turnovers of over 60% of the present biodiversity, implying ecological disturbances that potentially disrupt ecosystem services. Our projections can be viewed as a set of hypothesis for future analytical and empirical studies.&quot;,&quot;container-title&quot;:&quot;Fish and Fisheries&quot;,&quot;DOI&quot;:&quot;10.1111/j.1467-2979.2008.00315.x&quot;,&quot;ISSN&quot;:&quot;1467-2979&quot;,&quot;issue&quot;:&quot;3&quot;,&quot;language&quot;:&quot;en&quot;,&quot;page&quot;:&quot;235-251&quot;,&quot;source&quot;:&quot;Wiley Online Library&quot;,&quot;title&quot;:&quot;Projecting global marine biodiversity impacts under climate change scenarios&quot;,&quot;URL&quot;:&quot;https://onlinelibrary.wiley.com/doi/abs/10.1111/j.1467-2979.2008.00315.x&quot;,&quot;volume&quot;:&quot;10&quot;,&quot;author&quot;:[{&quot;family&quot;:&quot;Cheung&quot;,&quot;given&quot;:&quot;William W. L.&quot;},{&quot;family&quot;:&quot;Lam&quot;,&quot;given&quot;:&quot;Vicky W. Y.&quot;},{&quot;family&quot;:&quot;Sarmiento&quot;,&quot;given&quot;:&quot;Jorge L.&quot;},{&quot;family&quot;:&quot;Kearney&quot;,&quot;given&quot;:&quot;Kelly&quot;},{&quot;family&quot;:&quot;Watson&quot;,&quot;given&quot;:&quot;Reg&quot;},{&quot;family&quot;:&quot;Pauly&quot;,&quot;given&quot;:&quot;Daniel&quot;}],&quot;accessed&quot;:{&quot;date-parts&quot;:[[&quot;2019&quot;,11,26]]},&quot;issued&quot;:{&quot;date-parts&quot;:[[&quot;2009&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295,&quot;uris&quot;:[&quot;http://zotero.org/users/5871544/items/5RW2S85T&quot;],&quot;uri&quot;:[&quot;http://zotero.org/users/5871544/items/5RW2S85T&quot;],&quot;itemData&quot;:{&quot;id&quot;:295,&quot;type&quot;:&quot;article-journal&quot;,&quot;abstract&quot;:&quot;Although temperature is recognized as a major determinant of many ecological processes, it is still not clear whether temperature increase caused by climate change will strengthen or weaken species interactions. One hypothesis is that interactions will respond non-monotonically to temperature because thermal performance curves, which determine the strength of these interactions, are also non-monotonic. To evaluate this hypothesis, we developed a temperature-dependent consumer–resource model and tested predictions from this model in large freshwater mesocosms populated with green algae (Chlorella vulgaris) and herbivorous zooplankton (Daphnia magna). We found both in the model simulations and empirical investigations that the suppressive effect of the consumer depended non-monotonically on the temperature. As predicted by the model, Daphnia suppressed the algal maximum per capita growth rate at the temperature that maximized algal growth rate but had little effect on resource growth at either lower or higher temperatures. This finding could help explain why effects of temperature variation on species interaction are variable in the literature and suggests that predicting the effects of temperature on the strength of food web interactions requires knowledge of the thermal performance curves for multiple traits, for multiple species and over a range of temperatures.&quot;,&quot;container-title&quot;:&quot;Ecosphere&quot;,&quot;DOI&quot;:&quot;10.1002/ecs2.2787&quot;,&quot;ISSN&quot;:&quot;2150-8925&quot;,&quot;issue&quot;:&quot;8&quot;,&quot;language&quot;:&quot;en&quot;,&quot;page&quot;:&quot;e02787&quot;,&quot;source&quot;:&quot;Wiley Online Library&quot;,&quot;title&quot;:&quot;Temperature triggers a non-linear response in resource–consumer interaction strength&quot;,&quot;URL&quot;:&quot;https://esajournals.onlinelibrary.wiley.com/doi/abs/10.1002/ecs2.2787&quot;,&quot;volume&quot;:&quot;10&quot;,&quot;author&quot;:[{&quot;family&quot;:&quot;Betini&quot;,&quot;given&quot;:&quot;Gustavo S.&quot;},{&quot;family&quot;:&quot;Avgar&quot;,&quot;given&quot;:&quot;Tal&quot;},{&quot;family&quot;:&quot;McCann&quot;,&quot;given&quot;:&quot;Kevin S.&quot;},{&quot;family&quot;:&quot;Fryxell&quot;,&quot;given&quot;:&quot;John M.&quot;}],&quot;accessed&quot;:{&quot;date-parts&quot;:[[&quot;2019&quot;,11,25]]},&quot;issued&quot;:{&quot;date-parts&quot;:[[&quot;2019&quot;]]}}}],&quot;schema&quot;:&quot;https://github.com/citation-style-language/schema/raw/master/csl-citation.json&quot;} RNDe3nxx7KNFV"/></text:p>
      <text:p text:style-name="Text_20_body"><text:reference-mark-start text:name="ZOTERO_ITEM CSL_CITATION {&quot;citationID&quot;:&quot;Lk3BYzz5&quot;,&quot;properties&quot;:{&quot;formattedCitation&quot;:&quot;(Bentley et al., 2017)&quot;,&quot;plainCitation&quot;:&quot;(Bentley et al., 2017)&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schema&quot;:&quot;https://github.com/citation-style-language/schema/raw/master/csl-citation.json&quot;} RNDA03E3cqMBF"/>(Bentley et al., 2017)<text:reference-mark-end text:name="ZOTERO_ITEM CSL_CITATION {&quot;citationID&quot;:&quot;Lk3BYzz5&quot;,&quot;properties&quot;:{&quot;formattedCitation&quot;:&quot;(Bentley et al., 2017)&quot;,&quot;plainCitation&quot;:&quot;(Bentley et al., 2017)&quot;,&quot;noteIndex&quot;:0},&quot;citationItems&quot;:[{&quot;id&quot;:288,&quot;uris&quot;:[&quot;http://zotero.org/users/5871544/items/B2PMNFBI&quot;],&quot;uri&quot;:[&quot;http://zotero.org/users/5871544/items/B2PMNFBI&quot;],&quot;itemData&quot;:{&quot;id&quot;:288,&quot;type&quot;:&quot;article-journal&quot;,&quot;abstract&quot;:&quot;Climate change in the Norwegian and Barents (NorBar) Seas is expected to generate major alterations to the marine food-web and its associated uses. However, our current capacity to quantify the potential ecological impact of physical change is hindered by a lack of fundamental knowledge regarding the forces and trophic interactions which have driven historic ecosystem dynamics. Here we used a historic (1950) food web model (Ecopath with Ecosim, EwE) of the NorBar Seas fitted to time series between 1950 and 2014 to simulate ecosystem response to changes in ocean temperature over the next 85 years to 2100 under a range of temperature scenarios including a large scale climate variability indices (Atlantic Multidecadal Oscillation, AMO). Fishing, top-down/bottom-up trophic interactions, a primary production anomaly and annual ocean temperature were all found to be important drivers of modelled ecosystem dynamics in the NorBar Seas from 1950 to 2014. Under projected temperature scenarios, the biomass of pelagic species, such as mackerel and blue whiting, increased with rising ocean temperature, whereas the biomass of boreal species, such as redfish, prawns and capelin, decreased. Whilst within favourable temperature conditions, cod biomass is predicted to decrease under the warmest scenarios due to the reduced availability of preferred prey and the increased pressure of pelagic predation upon juvenile cod. The model produced by this study provides a useful baseline approximation of the 1950–2014 NorBar ecosystem, from which future research can propagate, and offers valuable insight into the systems potential response to changing ocean temperature. Such quantitative advancements are fundamental to achieve sustainable development in rapidly changing marine ecosystems.&quot;,&quot;container-title&quot;:&quot;Ecological Modelling&quot;,&quot;DOI&quot;:&quot;10.1016/j.ecolmodel.2017.07.002&quot;,&quot;ISSN&quot;:&quot;0304-3800&quot;,&quot;journalAbbreviation&quot;:&quot;Ecological Modelling&quot;,&quot;language&quot;:&quot;en&quot;,&quot;page&quot;:&quot;94-107&quot;,&quot;source&quot;:&quot;ScienceDirect&quot;,&quot;title&quot;:&quot;Investigating the potential impacts of ocean warming on the Norwegian and Barents Seas ecosystem using a time-dynamic food-web model&quot;,&quot;URL&quot;:&quot;http://www.sciencedirect.com/science/article/pii/S0304380016307104&quot;,&quot;volume&quot;:&quot;360&quot;,&quot;author&quot;:[{&quot;family&quot;:&quot;Bentley&quot;,&quot;given&quot;:&quot;Jacob W.&quot;},{&quot;family&quot;:&quot;Serpetti&quot;,&quot;given&quot;:&quot;Natalia&quot;},{&quot;family&quot;:&quot;Heymans&quot;,&quot;given&quot;:&quot;Johanna Jacomina&quot;}],&quot;accessed&quot;:{&quot;date-parts&quot;:[[&quot;2019&quot;,11,25]]},&quot;issued&quot;:{&quot;date-parts&quot;:[[&quot;2017&quot;,9,24]]}}}],&quot;schema&quot;:&quot;https://github.com/citation-style-language/schema/raw/master/csl-citation.json&quot;} RNDA03E3cqMBF"/></text:p>
      <text:p text:style-name="Text_20_body"><text:soft-page-break/><text:reference-mark-start text:name="ZOTERO_ITEM CSL_CITATION {&quot;citationID&quot;:&quot;wjynNlVN&quot;,&quot;properties&quot;:{&quot;formattedCitation&quot;:&quot;(Steenbeek et al., 2018)&quot;,&quot;plainCitation&quot;:&quot;(Steenbeek et al., 2018)&quot;,&quot;noteIndex&quot;:0},&quot;citationItems&quot;:[{&quot;id&quot;:198,&quot;uris&quot;:[&quot;http://zotero.org/users/5871544/items/XLVR93XG&quot;],&quot;uri&quot;:[&quot;http://zotero.org/users/5871544/items/XLVR93XG&quot;],&quot;itemData&quot;:{&quot;id&quot;:198,&quot;type&quot;:&quot;article-journal&quot;,&quot;container-title&quot;:&quot;SoftwareX&quot;,&quot;DOI&quot;:&quot;https://doi.org/10.1016/j.softx.2018.06.004&quot;,&quot;ISSN&quot;:&quot;2352-7110&quot;,&quot;page&quot;:&quot;198-204&quot;,&quot;title&quot;:&quot;Ecosampler: A new approach to assessing parameter uncertainty in Ecopath with Ecosim&quot;,&quot;volume&quot;:&quot;7&quot;,&quot;author&quot;:[{&quot;family&quot;:&quot;Steenbeek&quot;,&quot;given&quot;:&quot;Jeroen&quot;},{&quot;family&quot;:&quot;Corrales&quot;,&quot;given&quot;:&quot;Xavier&quot;},{&quot;family&quot;:&quot;Platts&quot;,&quot;given&quot;:&quot;Mark&quot;},{&quot;family&quot;:&quot;Coll&quot;,&quot;given&quot;:&quot;Marta&quot;}],&quot;issued&quot;:{&quot;date-parts&quot;:[[&quot;2018&quot;]]}}}],&quot;schema&quot;:&quot;https://github.com/citation-style-language/schema/raw/master/csl-citation.json&quot;} RNDXaqa12rdLp"/>(Steenbeek et al., 2018)<text:reference-mark-end text:name="ZOTERO_ITEM CSL_CITATION {&quot;citationID&quot;:&quot;wjynNlVN&quot;,&quot;properties&quot;:{&quot;formattedCitation&quot;:&quot;(Steenbeek et al., 2018)&quot;,&quot;plainCitation&quot;:&quot;(Steenbeek et al., 2018)&quot;,&quot;noteIndex&quot;:0},&quot;citationItems&quot;:[{&quot;id&quot;:198,&quot;uris&quot;:[&quot;http://zotero.org/users/5871544/items/XLVR93XG&quot;],&quot;uri&quot;:[&quot;http://zotero.org/users/5871544/items/XLVR93XG&quot;],&quot;itemData&quot;:{&quot;id&quot;:198,&quot;type&quot;:&quot;article-journal&quot;,&quot;container-title&quot;:&quot;SoftwareX&quot;,&quot;DOI&quot;:&quot;https://doi.org/10.1016/j.softx.2018.06.004&quot;,&quot;ISSN&quot;:&quot;2352-7110&quot;,&quot;page&quot;:&quot;198-204&quot;,&quot;title&quot;:&quot;Ecosampler: A new approach to assessing parameter uncertainty in Ecopath with Ecosim&quot;,&quot;volume&quot;:&quot;7&quot;,&quot;author&quot;:[{&quot;family&quot;:&quot;Steenbeek&quot;,&quot;given&quot;:&quot;Jeroen&quot;},{&quot;family&quot;:&quot;Corrales&quot;,&quot;given&quot;:&quot;Xavier&quot;},{&quot;family&quot;:&quot;Platts&quot;,&quot;given&quot;:&quot;Mark&quot;},{&quot;family&quot;:&quot;Coll&quot;,&quot;given&quot;:&quot;Marta&quot;}],&quot;issued&quot;:{&quot;date-parts&quot;:[[&quot;2018&quot;]]}}}],&quot;schema&quot;:&quot;https://github.com/citation-style-language/schema/raw/master/csl-citation.json&quot;} RNDXaqa12rdLp"/></text:p>
      <text:p text:style-name="P11">Discussion</text:p>
      <text:p text:style-name="P8">- 1º chapter</text:p>
      <text:p text:style-name="P23"><text:reference-mark-start text:name="ZOTERO_ITEM CSL_CITATION {&quot;citationID&quot;:&quot;ypSigjAH&quot;,&quot;properties&quot;:{&quot;formattedCitation&quot;:&quot;(Blowes et al., 2019; Bryndum\\uc0\\u8208{}Buchholz et al., 2019; Lotze et al., 2019)&quot;,&quot;plainCitation&quot;:&quot;(Blowes et al., 2019; Bryndum‐Buchholz et al., 2019; Lotze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id&quot;:347,&quot;uris&quot;:[&quot;http://zotero.org/users/5871544/items/WDY4Y95U&quot;],&quot;uri&quot;:[&quot;http://zotero.org/users/5871544/items/WDY4Y95U&quot;],&quot;itemData&quot;:{&quot;id&quot;:347,&quot;type&quot;:&quot;article-journal&quot;,&quot;abstract&quot;:&quot;Spatial structure of species change\nBiodiversity is undergoing rapid change driven by climate change and other human influences. Blowes et al. analyze the global patterns in temporal change in biodiversity using a large quantity of time-series data from different regions (see the Perspective by Eriksson and Hillebrand). Their findings reveal clear spatial patterns in richness and composition change, where marine taxa exhibit the highest rates of change. The marine tropics, in particular, emerge as hotspots of species richness losses. Given that human activities are affecting biodiversity in magnitudes and directions that differ across the planet, these findings will provide a much needed biogeographic understanding of biodiversity change that can help inform conservation prioritization.\nScience, this issue p. 339; see also p. 308\nHuman activities are fundamentally altering biodiversity. Projections of declines at the global scale are contrasted by highly variable trends at local scales, suggesting that biodiversity change may be spatially structured. Here, we examined spatial variation in species richness and composition change using more than 50,000 biodiversity time series from 239 studies and found clear geographic variation in biodiversity change. Rapid compositional change is prevalent, with marine biomes exceeding and terrestrial biomes trailing the overall trend. Assemblage richness is not changing on average, although locations exhibiting increasing and decreasing trends of up to about 20% per year were found in some marine studies. At local scales, widespread compositional reorganization is most often decoupled from richness change, and biodiversity change is strongest and most variable in the oceans.\nBiodiversity change in the marine realm outpaces that in terrestrial systems, and loss is most prevalent in the tropics.\nBiodiversity change in the marine realm outpaces that in terrestrial systems, and loss is most prevalent in the tropics.&quot;,&quot;container-title&quot;:&quot;Science&quot;,&quot;DOI&quot;:&quot;10.1126/science.aaw1620&quot;,&quot;ISSN&quot;:&quot;0036-8075, 1095-9203&quot;,&quot;issue&quot;:&quot;6463&quot;,&quot;language&quot;:&quot;en&quot;,&quot;note&quot;:&quot;PMID: 31624208&quot;,&quot;page&quot;:&quot;339-345&quot;,&quot;source&quot;:&quot;science.sciencemag.org&quot;,&quot;title&quot;:&quot;The geography of biodiversity change in marine and terrestrial assemblages&quot;,&quot;URL&quot;:&quot;https://science.sciencemag.org/content/366/6463/339&quot;,&quot;volume&quot;:&quot;366&quot;,&quot;author&quot;:[{&quot;family&quot;:&quot;Blowes&quot;,&quot;given&quot;:&quot;Shane A.&quot;},{&quot;family&quot;:&quot;Supp&quot;,&quot;given&quot;:&quot;Sarah R.&quot;},{&quot;family&quot;:&quot;Antão&quot;,&quot;given&quot;:&quot;Laura H.&quot;},{&quot;family&quot;:&quot;Bates&quot;,&quot;given&quot;:&quot;Amanda&quot;},{&quot;family&quot;:&quot;Bruelheide&quot;,&quot;given&quot;:&quot;Helge&quot;},{&quot;family&quot;:&quot;Chase&quot;,&quot;given&quot;:&quot;Jonathan M.&quot;},{&quot;family&quot;:&quot;Moyes&quot;,&quot;given&quot;:&quot;Faye&quot;},{&quot;family&quot;:&quot;Magurran&quot;,&quot;given&quot;:&quot;Anne&quot;},{&quot;family&quot;:&quot;McGill&quot;,&quot;given&quot;:&quot;Brian&quot;},{&quot;family&quot;:&quot;Myers-Smith&quot;,&quot;given&quot;:&quot;Isla H.&quot;},{&quot;family&quot;:&quot;Winter&quot;,&quot;given&quot;:&quot;Marten&quot;},{&quot;family&quot;:&quot;Bjorkman&quot;,&quot;given&quot;:&quot;Anne D.&quot;},{&quot;family&quot;:&quot;Bowler&quot;,&quot;given&quot;:&quot;Diana E.&quot;},{&quot;family&quot;:&quot;Byrnes&quot;,&quot;given&quot;:&quot;Jarrett E. K.&quot;},{&quot;family&quot;:&quot;Gonzalez&quot;,&quot;given&quot;:&quot;Andrew&quot;},{&quot;family&quot;:&quot;Hines&quot;,&quot;given&quot;:&quot;Jes&quot;},{&quot;family&quot;:&quot;Isbell&quot;,&quot;given&quot;:&quot;Forest&quot;},{&quot;family&quot;:&quot;Jones&quot;,&quot;given&quot;:&quot;Holly P.&quot;},{&quot;family&quot;:&quot;Navarro&quot;,&quot;given&quot;:&quot;Laetitia M.&quot;},{&quot;family&quot;:&quot;Thompson&quot;,&quot;given&quot;:&quot;Patrick L.&quot;},{&quot;family&quot;:&quot;Vellend&quot;,&quot;given&quot;:&quot;Mark&quot;},{&quot;family&quot;:&quot;Waldock&quot;,&quot;given&quot;:&quot;Conor&quot;},{&quot;family&quot;:&quot;Dornelas&quot;,&quot;given&quot;:&quot;Maria&quot;}],&quot;accessed&quot;:{&quot;date-parts&quot;:[[&quot;2019&quot;,11,25]]},&quot;issued&quot;:{&quot;date-parts&quot;:[[&quot;2019&quot;,10,18]]}}}],&quot;schema&quot;:&quot;https://github.com/citation-style-language/schema/raw/master/csl-citation.json&quot;} RNDQpcT8awRLt"/>(Blowes et al., 2019; Bryndum‐Buchholz et al., 2019; Lotze et al., 2019)<text:reference-mark-end text:name="ZOTERO_ITEM CSL_CITATION {&quot;citationID&quot;:&quot;ypSigjAH&quot;,&quot;properties&quot;:{&quot;formattedCitation&quot;:&quot;(Blowes et al., 2019; Bryndum\\uc0\\u8208{}Buchholz et al., 2019; Lotze et al., 2019)&quot;,&quot;plainCitation&quot;:&quot;(Blowes et al., 2019; Bryndum‐Buchholz et al., 2019; Lotze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id&quot;:347,&quot;uris&quot;:[&quot;http://zotero.org/users/5871544/items/WDY4Y95U&quot;],&quot;uri&quot;:[&quot;http://zotero.org/users/5871544/items/WDY4Y95U&quot;],&quot;itemData&quot;:{&quot;id&quot;:347,&quot;type&quot;:&quot;article-journal&quot;,&quot;abstract&quot;:&quot;Spatial structure of species change\nBiodiversity is undergoing rapid change driven by climate change and other human influences. Blowes et al. analyze the global patterns in temporal change in biodiversity using a large quantity of time-series data from different regions (see the Perspective by Eriksson and Hillebrand). Their findings reveal clear spatial patterns in richness and composition change, where marine taxa exhibit the highest rates of change. The marine tropics, in particular, emerge as hotspots of species richness losses. Given that human activities are affecting biodiversity in magnitudes and directions that differ across the planet, these findings will provide a much needed biogeographic understanding of biodiversity change that can help inform conservation prioritization.\nScience, this issue p. 339; see also p. 308\nHuman activities are fundamentally altering biodiversity. Projections of declines at the global scale are contrasted by highly variable trends at local scales, suggesting that biodiversity change may be spatially structured. Here, we examined spatial variation in species richness and composition change using more than 50,000 biodiversity time series from 239 studies and found clear geographic variation in biodiversity change. Rapid compositional change is prevalent, with marine biomes exceeding and terrestrial biomes trailing the overall trend. Assemblage richness is not changing on average, although locations exhibiting increasing and decreasing trends of up to about 20% per year were found in some marine studies. At local scales, widespread compositional reorganization is most often decoupled from richness change, and biodiversity change is strongest and most variable in the oceans.\nBiodiversity change in the marine realm outpaces that in terrestrial systems, and loss is most prevalent in the tropics.\nBiodiversity change in the marine realm outpaces that in terrestrial systems, and loss is most prevalent in the tropics.&quot;,&quot;container-title&quot;:&quot;Science&quot;,&quot;DOI&quot;:&quot;10.1126/science.aaw1620&quot;,&quot;ISSN&quot;:&quot;0036-8075, 1095-9203&quot;,&quot;issue&quot;:&quot;6463&quot;,&quot;language&quot;:&quot;en&quot;,&quot;note&quot;:&quot;PMID: 31624208&quot;,&quot;page&quot;:&quot;339-345&quot;,&quot;source&quot;:&quot;science.sciencemag.org&quot;,&quot;title&quot;:&quot;The geography of biodiversity change in marine and terrestrial assemblages&quot;,&quot;URL&quot;:&quot;https://science.sciencemag.org/content/366/6463/339&quot;,&quot;volume&quot;:&quot;366&quot;,&quot;author&quot;:[{&quot;family&quot;:&quot;Blowes&quot;,&quot;given&quot;:&quot;Shane A.&quot;},{&quot;family&quot;:&quot;Supp&quot;,&quot;given&quot;:&quot;Sarah R.&quot;},{&quot;family&quot;:&quot;Antão&quot;,&quot;given&quot;:&quot;Laura H.&quot;},{&quot;family&quot;:&quot;Bates&quot;,&quot;given&quot;:&quot;Amanda&quot;},{&quot;family&quot;:&quot;Bruelheide&quot;,&quot;given&quot;:&quot;Helge&quot;},{&quot;family&quot;:&quot;Chase&quot;,&quot;given&quot;:&quot;Jonathan M.&quot;},{&quot;family&quot;:&quot;Moyes&quot;,&quot;given&quot;:&quot;Faye&quot;},{&quot;family&quot;:&quot;Magurran&quot;,&quot;given&quot;:&quot;Anne&quot;},{&quot;family&quot;:&quot;McGill&quot;,&quot;given&quot;:&quot;Brian&quot;},{&quot;family&quot;:&quot;Myers-Smith&quot;,&quot;given&quot;:&quot;Isla H.&quot;},{&quot;family&quot;:&quot;Winter&quot;,&quot;given&quot;:&quot;Marten&quot;},{&quot;family&quot;:&quot;Bjorkman&quot;,&quot;given&quot;:&quot;Anne D.&quot;},{&quot;family&quot;:&quot;Bowler&quot;,&quot;given&quot;:&quot;Diana E.&quot;},{&quot;family&quot;:&quot;Byrnes&quot;,&quot;given&quot;:&quot;Jarrett E. K.&quot;},{&quot;family&quot;:&quot;Gonzalez&quot;,&quot;given&quot;:&quot;Andrew&quot;},{&quot;family&quot;:&quot;Hines&quot;,&quot;given&quot;:&quot;Jes&quot;},{&quot;family&quot;:&quot;Isbell&quot;,&quot;given&quot;:&quot;Forest&quot;},{&quot;family&quot;:&quot;Jones&quot;,&quot;given&quot;:&quot;Holly P.&quot;},{&quot;family&quot;:&quot;Navarro&quot;,&quot;given&quot;:&quot;Laetitia M.&quot;},{&quot;family&quot;:&quot;Thompson&quot;,&quot;given&quot;:&quot;Patrick L.&quot;},{&quot;family&quot;:&quot;Vellend&quot;,&quot;given&quot;:&quot;Mark&quot;},{&quot;family&quot;:&quot;Waldock&quot;,&quot;given&quot;:&quot;Conor&quot;},{&quot;family&quot;:&quot;Dornelas&quot;,&quot;given&quot;:&quot;Maria&quot;}],&quot;accessed&quot;:{&quot;date-parts&quot;:[[&quot;2019&quot;,11,25]]},&quot;issued&quot;:{&quot;date-parts&quot;:[[&quot;2019&quot;,10,18]]}}}],&quot;schema&quot;:&quot;https://github.com/citation-style-language/schema/raw/master/csl-citation.json&quot;} RNDQpcT8awRLt"/></text:p>
      <text:p text:style-name="Standard"><text:reference-mark-start text:name="ZOTERO_ITEM CSL_CITATION {&quot;citationID&quot;:&quot;BdHCZsHT&quot;,&quot;properties&quot;:{&quot;formattedCitation&quot;:&quot;(Beyer et al., 2018; T. P. Hughes et al., 2017, 2018)&quot;,&quot;plainCitation&quot;:&quot;(Beyer et al., 2018; T. P. Hughes et al., 2017, 2018)&quot;,&quot;noteIndex&quot;:0},&quot;citationItems&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id&quot;:&quot;aoCBcdja/sahBAbV1&quot;,&quot;uris&quot;:[&quot;http://zotero.org/users/5871544/items/9VDEG8J8&quot;],&quot;uri&quot;:[&quot;http://zotero.org/users/5871544/items/9VDEG8J8&quot;],&quot;itemData&quot;:{&quot;id&quot;:668,&quot;type&quot;:&quot;article-journal&quot;,&quot;abstract&quot;:&quot;Not enough time for recovery\nCoral bleaching occurs when stressful conditions result in the expulsion of the algal partner from the coral. Before anthropogenic climate warming, such events were relatively rare, allowing for recovery of the reef between events. Hughes et al. looked at 100 reefs globally and found that the average interval between bleaching events is now less than half what it was before. Such narrow recovery windows do not allow for full recovery. Furthermore, warming events such as El Niño are warmer than previously, as are general ocean conditions. Such changes are likely to make it more and more difficult for reefs to recover between stressful events.\nScience, this issue p. 80\nTropical reef systems are transitioning to a new era in which the interval between recurrent bouts of coral bleaching is too short for a full recovery of mature assemblages. We analyzed bleaching records at 100 globally distributed reef locations from 1980 to 2016. The median return time between pairs of severe bleaching events has diminished steadily since 1980 and is now only 6 years. As global warming has progressed, tropical sea surface temperatures are warmer now during current La Niña conditions than they were during El Niño events three decades ago. Consequently, as we transition to the Anthropocene, coral bleaching is occurring more frequently in all El Niño–Southern Oscillation phases, increasing the likelihood of annual bleaching in the coming decades.\nCoral reefs in the present day have less time than in earlier periods to recover from bleaching events.\nCoral reefs in the present day have less time than in earlier periods to recover from bleaching events.&quot;,&quot;container-title&quot;:&quot;Science&quot;,&quot;DOI&quot;:&quot;10.1126/science.aan8048&quot;,&quot;ISSN&quot;:&quot;0036-8075, 1095-9203&quot;,&quot;issue&quot;:&quot;6371&quot;,&quot;language&quot;:&quot;en&quot;,&quot;note&quot;:&quot;PMID: 29302011&quot;,&quot;page&quot;:&quot;80-83&quot;,&quot;source&quot;:&quot;science.sciencemag.org&quot;,&quot;title&quot;:&quot;Spatial and temporal patterns of mass bleaching of corals in the Anthropocene&quot;,&quot;URL&quot;:&quot;https://science.sciencemag.org/content/359/6371/80&quot;,&quot;volume&quot;:&quot;359&quot;,&quot;author&quot;:[{&quot;family&quot;:&quot;Hughes&quot;,&quot;given&quot;:&quot;Terry P.&quot;},{&quot;family&quot;:&quot;Anderson&quot;,&quot;given&quot;:&quot;Kristen D.&quot;},{&quot;family&quot;:&quot;Connolly&quot;,&quot;given&quot;:&quot;Sean R.&quot;},{&quot;family&quot;:&quot;Heron&quot;,&quot;given&quot;:&quot;Scott F.&quot;},{&quot;family&quot;:&quot;Kerry&quot;,&quot;given&quot;:&quot;James T.&quot;},{&quot;family&quot;:&quot;Lough&quot;,&quot;given&quot;:&quot;Janice M.&quot;},{&quot;family&quot;:&quot;Baird&quot;,&quot;given&quot;:&quot;Andrew H.&quot;},{&quot;family&quot;:&quot;Baum&quot;,&quot;given&quot;:&quot;Julia K.&quot;},{&quot;family&quot;:&quot;Berumen&quot;,&quot;given&quot;:&quot;Michael L.&quot;},{&quot;family&quot;:&quot;Bridge&quot;,&quot;given&quot;:&quot;Tom C.&quot;},{&quot;family&quot;:&quot;Claar&quot;,&quot;given&quot;:&quot;Danielle C.&quot;},{&quot;family&quot;:&quot;Eakin&quot;,&quot;given&quot;:&quot;C. Mark&quot;},{&quot;family&quot;:&quot;Gilmour&quot;,&quot;given&quot;:&quot;James P.&quot;},{&quot;family&quot;:&quot;Graham&quot;,&quot;given&quot;:&quot;Nicholas A. J.&quot;},{&quot;family&quot;:&quot;Harrison&quot;,&quot;given&quot;:&quot;Hugo&quot;},{&quot;family&quot;:&quot;Hobbs&quot;,&quot;given&quot;:&quot;Jean-Paul A.&quot;},{&quot;family&quot;:&quot;Hoey&quot;,&quot;given&quot;:&quot;Andrew S.&quot;},{&quot;family&quot;:&quot;Hoogenboom&quot;,&quot;given&quot;:&quot;Mia&quot;},{&quot;family&quot;:&quot;Lowe&quot;,&quot;given&quot;:&quot;Ryan J.&quot;},{&quot;family&quot;:&quot;McCulloch&quot;,&quot;given&quot;:&quot;Malcolm T.&quot;},{&quot;family&quot;:&quot;Pandolfi&quot;,&quot;given&quot;:&quot;John M.&quot;},{&quot;family&quot;:&quot;Pratchett&quot;,&quot;given&quot;:&quot;Morgan&quot;},{&quot;family&quot;:&quot;Schoepf&quot;,&quot;given&quot;:&quot;Verena&quot;},{&quot;family&quot;:&quot;Torda&quot;,&quot;given&quot;:&quot;Gergely&quot;},{&quot;family&quot;:&quot;Wilson&quot;,&quot;given&quot;:&quot;Shaun K.&quot;}],&quot;accessed&quot;:{&quot;date-parts&quot;:[[&quot;2019&quot;,12,28]]},&quot;issued&quot;:{&quot;date-parts&quot;:[[&quot;2018&quot;,1,5]]}}},{&quot;id&quot;:&quot;aoCBcdja/1UsYbWQW&quot;,&quot;uris&quot;:[&quot;http://zotero.org/users/5871544/items/XJ854FUZ&quot;],&quot;uri&quot;:[&quot;http://zotero.org/users/5871544/items/XJ854FUZ&quot;],&quot;itemData&quot;:{&quot;id&quot;:415,&quot;type&quot;:&quot;article-journal&quot;,&quot;abstract&quot;:&quot;Abstract Coral reef ecosystems are seriously threatened by changing conditions in the ocean. Although many factors are implicated, climate change has emerged as a dominant and rapidly growing threat. Developing a long-term strategic plan for the conservation of coral reefs is urgently needed yet is complicated by significant uncertainty associated with climate change impacts on coral reef ecosystems. We use Modern Portfolio Theory to identify coral reef locations globally that, in the absence of other impacts, are likely to have a heightened chance of surviving projected climate changes relative to other reefs. Long-term planning that is robust to uncertainty in future conditions provides an objective and transparent framework for guiding conservation action and strategic investment. These locations constitute important opportunities for novel conservation investments to secure less vulnerable yet well-connected coral reefs that may, in turn, help to repopulate degraded areas in the event that the climate has stabilized.&quot;,&quot;container-title&quot;:&quot;Conservation Letters&quot;,&quot;DOI&quot;:&quot;10.1111/conl.12587&quot;,&quot;ISSN&quot;:&quot;1755-263X&quot;,&quot;issue&quot;:&quot;6&quot;,&quot;journalAbbreviation&quot;:&quot;Conservation Letters&quot;,&quot;page&quot;:&quot;e12587&quot;,&quot;source&quot;:&quot;conbio.onlinelibrary.wiley.com (Atypon)&quot;,&quot;title&quot;:&quot;Risk-sensitive planning for conserving coral reefs under rapid climate change&quot;,&quot;URL&quot;:&quot;https://conbio.onlinelibrary.wiley.com/doi/full/10.1111/conl.12587&quot;,&quot;volume&quot;:&quot;11&quot;,&quot;author&quot;:[{&quot;family&quot;:&quot;Beyer&quot;,&quot;given&quot;:&quot;Hawthorne L.&quot;},{&quot;family&quot;:&quot;Kennedy&quot;,&quot;given&quot;:&quot;Emma V.&quot;},{&quot;family&quot;:&quot;Beger&quot;,&quot;given&quot;:&quot;Maria&quot;},{&quot;family&quot;:&quot;Chen&quot;,&quot;given&quot;:&quot;Chaolun Allen&quot;},{&quot;family&quot;:&quot;Cinner&quot;,&quot;given&quot;:&quot;Joshua E.&quot;},{&quot;family&quot;:&quot;Darling&quot;,&quot;given&quot;:&quot;Emily S.&quot;},{&quot;family&quot;:&quot;Eakin&quot;,&quot;given&quot;:&quot;C. Mark&quot;},{&quot;family&quot;:&quot;Gates&quot;,&quot;given&quot;:&quot;Ruth D.&quot;},{&quot;family&quot;:&quot;Heron&quot;,&quot;given&quot;:&quot;Scott F.&quot;},{&quot;family&quot;:&quot;Knowlton&quot;,&quot;given&quot;:&quot;Nancy&quot;},{&quot;family&quot;:&quot;Obura&quot;,&quot;given&quot;:&quot;David O.&quot;},{&quot;family&quot;:&quot;Palumbi&quot;,&quot;given&quot;:&quot;Stephen R.&quot;},{&quot;family&quot;:&quot;Possingham&quot;,&quot;given&quot;:&quot;Hugh P.&quot;},{&quot;family&quot;:&quot;Puotinen&quot;,&quot;given&quot;:&quot;Marji&quot;},{&quot;family&quot;:&quot;Runting&quot;,&quot;given&quot;:&quot;Rebecca K.&quot;},{&quot;family&quot;:&quot;Skirving&quot;,&quot;given&quot;:&quot;William J.&quot;},{&quot;family&quot;:&quot;Spalding&quot;,&quot;given&quot;:&quot;Mark&quot;},{&quot;family&quot;:&quot;Wilson&quot;,&quot;given&quot;:&quot;Kerrie A.&quot;},{&quot;family&quot;:&quot;Wood&quot;,&quot;given&quot;:&quot;Sally&quot;},{&quot;family&quot;:&quot;Veron&quot;,&quot;given&quot;:&quot;John E.&quot;},{&quot;family&quot;:&quot;Hoegh-Guldberg&quot;,&quot;given&quot;:&quot;Ove&quot;}],&quot;accessed&quot;:{&quot;date-parts&quot;:[[&quot;2019&quot;,11,27]]},&quot;issued&quot;:{&quot;date-parts&quot;:[[&quot;2018&quot;,11,1]]}}}],&quot;schema&quot;:&quot;https://github.com/citation-style-language/schema/raw/master/csl-citation.json&quot;} RNDAYFYUjfAWT"/>(Beyer et al., 2018; T. P. Hughes et al., 2017, 2018)<text:reference-mark-end text:name="ZOTERO_ITEM CSL_CITATION {&quot;citationID&quot;:&quot;BdHCZsHT&quot;,&quot;properties&quot;:{&quot;formattedCitation&quot;:&quot;(Beyer et al., 2018; T. P. Hughes et al., 2017, 2018)&quot;,&quot;plainCitation&quot;:&quot;(Beyer et al., 2018; T. P. Hughes et al., 2017, 2018)&quot;,&quot;noteIndex&quot;:0},&quot;citationItems&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id&quot;:&quot;aoCBcdja/sahBAbV1&quot;,&quot;uris&quot;:[&quot;http://zotero.org/users/5871544/items/9VDEG8J8&quot;],&quot;uri&quot;:[&quot;http://zotero.org/users/5871544/items/9VDEG8J8&quot;],&quot;itemData&quot;:{&quot;id&quot;:668,&quot;type&quot;:&quot;article-journal&quot;,&quot;abstract&quot;:&quot;Not enough time for recovery\nCoral bleaching occurs when stressful conditions result in the expulsion of the algal partner from the coral. Before anthropogenic climate warming, such events were relatively rare, allowing for recovery of the reef between events. Hughes et al. looked at 100 reefs globally and found that the average interval between bleaching events is now less than half what it was before. Such narrow recovery windows do not allow for full recovery. Furthermore, warming events such as El Niño are warmer than previously, as are general ocean conditions. Such changes are likely to make it more and more difficult for reefs to recover between stressful events.\nScience, this issue p. 80\nTropical reef systems are transitioning to a new era in which the interval between recurrent bouts of coral bleaching is too short for a full recovery of mature assemblages. We analyzed bleaching records at 100 globally distributed reef locations from 1980 to 2016. The median return time between pairs of severe bleaching events has diminished steadily since 1980 and is now only 6 years. As global warming has progressed, tropical sea surface temperatures are warmer now during current La Niña conditions than they were during El Niño events three decades ago. Consequently, as we transition to the Anthropocene, coral bleaching is occurring more frequently in all El Niño–Southern Oscillation phases, increasing the likelihood of annual bleaching in the coming decades.\nCoral reefs in the present day have less time than in earlier periods to recover from bleaching events.\nCoral reefs in the present day have less time than in earlier periods to recover from bleaching events.&quot;,&quot;container-title&quot;:&quot;Science&quot;,&quot;DOI&quot;:&quot;10.1126/science.aan8048&quot;,&quot;ISSN&quot;:&quot;0036-8075, 1095-9203&quot;,&quot;issue&quot;:&quot;6371&quot;,&quot;language&quot;:&quot;en&quot;,&quot;note&quot;:&quot;PMID: 29302011&quot;,&quot;page&quot;:&quot;80-83&quot;,&quot;source&quot;:&quot;science.sciencemag.org&quot;,&quot;title&quot;:&quot;Spatial and temporal patterns of mass bleaching of corals in the Anthropocene&quot;,&quot;URL&quot;:&quot;https://science.sciencemag.org/content/359/6371/80&quot;,&quot;volume&quot;:&quot;359&quot;,&quot;author&quot;:[{&quot;family&quot;:&quot;Hughes&quot;,&quot;given&quot;:&quot;Terry P.&quot;},{&quot;family&quot;:&quot;Anderson&quot;,&quot;given&quot;:&quot;Kristen D.&quot;},{&quot;family&quot;:&quot;Connolly&quot;,&quot;given&quot;:&quot;Sean R.&quot;},{&quot;family&quot;:&quot;Heron&quot;,&quot;given&quot;:&quot;Scott F.&quot;},{&quot;family&quot;:&quot;Kerry&quot;,&quot;given&quot;:&quot;James T.&quot;},{&quot;family&quot;:&quot;Lough&quot;,&quot;given&quot;:&quot;Janice M.&quot;},{&quot;family&quot;:&quot;Baird&quot;,&quot;given&quot;:&quot;Andrew H.&quot;},{&quot;family&quot;:&quot;Baum&quot;,&quot;given&quot;:&quot;Julia K.&quot;},{&quot;family&quot;:&quot;Berumen&quot;,&quot;given&quot;:&quot;Michael L.&quot;},{&quot;family&quot;:&quot;Bridge&quot;,&quot;given&quot;:&quot;Tom C.&quot;},{&quot;family&quot;:&quot;Claar&quot;,&quot;given&quot;:&quot;Danielle C.&quot;},{&quot;family&quot;:&quot;Eakin&quot;,&quot;given&quot;:&quot;C. Mark&quot;},{&quot;family&quot;:&quot;Gilmour&quot;,&quot;given&quot;:&quot;James P.&quot;},{&quot;family&quot;:&quot;Graham&quot;,&quot;given&quot;:&quot;Nicholas A. J.&quot;},{&quot;family&quot;:&quot;Harrison&quot;,&quot;given&quot;:&quot;Hugo&quot;},{&quot;family&quot;:&quot;Hobbs&quot;,&quot;given&quot;:&quot;Jean-Paul A.&quot;},{&quot;family&quot;:&quot;Hoey&quot;,&quot;given&quot;:&quot;Andrew S.&quot;},{&quot;family&quot;:&quot;Hoogenboom&quot;,&quot;given&quot;:&quot;Mia&quot;},{&quot;family&quot;:&quot;Lowe&quot;,&quot;given&quot;:&quot;Ryan J.&quot;},{&quot;family&quot;:&quot;McCulloch&quot;,&quot;given&quot;:&quot;Malcolm T.&quot;},{&quot;family&quot;:&quot;Pandolfi&quot;,&quot;given&quot;:&quot;John M.&quot;},{&quot;family&quot;:&quot;Pratchett&quot;,&quot;given&quot;:&quot;Morgan&quot;},{&quot;family&quot;:&quot;Schoepf&quot;,&quot;given&quot;:&quot;Verena&quot;},{&quot;family&quot;:&quot;Torda&quot;,&quot;given&quot;:&quot;Gergely&quot;},{&quot;family&quot;:&quot;Wilson&quot;,&quot;given&quot;:&quot;Shaun K.&quot;}],&quot;accessed&quot;:{&quot;date-parts&quot;:[[&quot;2019&quot;,12,28]]},&quot;issued&quot;:{&quot;date-parts&quot;:[[&quot;2018&quot;,1,5]]}}},{&quot;id&quot;:&quot;aoCBcdja/1UsYbWQW&quot;,&quot;uris&quot;:[&quot;http://zotero.org/users/5871544/items/XJ854FUZ&quot;],&quot;uri&quot;:[&quot;http://zotero.org/users/5871544/items/XJ854FUZ&quot;],&quot;itemData&quot;:{&quot;id&quot;:415,&quot;type&quot;:&quot;article-journal&quot;,&quot;abstract&quot;:&quot;Abstract Coral reef ecosystems are seriously threatened by changing conditions in the ocean. Although many factors are implicated, climate change has emerged as a dominant and rapidly growing threat. Developing a long-term strategic plan for the conservation of coral reefs is urgently needed yet is complicated by significant uncertainty associated with climate change impacts on coral reef ecosystems. We use Modern Portfolio Theory to identify coral reef locations globally that, in the absence of other impacts, are likely to have a heightened chance of surviving projected climate changes relative to other reefs. Long-term planning that is robust to uncertainty in future conditions provides an objective and transparent framework for guiding conservation action and strategic investment. These locations constitute important opportunities for novel conservation investments to secure less vulnerable yet well-connected coral reefs that may, in turn, help to repopulate degraded areas in the event that the climate has stabilized.&quot;,&quot;container-title&quot;:&quot;Conservation Letters&quot;,&quot;DOI&quot;:&quot;10.1111/conl.12587&quot;,&quot;ISSN&quot;:&quot;1755-263X&quot;,&quot;issue&quot;:&quot;6&quot;,&quot;journalAbbreviation&quot;:&quot;Conservation Letters&quot;,&quot;page&quot;:&quot;e12587&quot;,&quot;source&quot;:&quot;conbio.onlinelibrary.wiley.com (Atypon)&quot;,&quot;title&quot;:&quot;Risk-sensitive planning for conserving coral reefs under rapid climate change&quot;,&quot;URL&quot;:&quot;https://conbio.onlinelibrary.wiley.com/doi/full/10.1111/conl.12587&quot;,&quot;volume&quot;:&quot;11&quot;,&quot;author&quot;:[{&quot;family&quot;:&quot;Beyer&quot;,&quot;given&quot;:&quot;Hawthorne L.&quot;},{&quot;family&quot;:&quot;Kennedy&quot;,&quot;given&quot;:&quot;Emma V.&quot;},{&quot;family&quot;:&quot;Beger&quot;,&quot;given&quot;:&quot;Maria&quot;},{&quot;family&quot;:&quot;Chen&quot;,&quot;given&quot;:&quot;Chaolun Allen&quot;},{&quot;family&quot;:&quot;Cinner&quot;,&quot;given&quot;:&quot;Joshua E.&quot;},{&quot;family&quot;:&quot;Darling&quot;,&quot;given&quot;:&quot;Emily S.&quot;},{&quot;family&quot;:&quot;Eakin&quot;,&quot;given&quot;:&quot;C. Mark&quot;},{&quot;family&quot;:&quot;Gates&quot;,&quot;given&quot;:&quot;Ruth D.&quot;},{&quot;family&quot;:&quot;Heron&quot;,&quot;given&quot;:&quot;Scott F.&quot;},{&quot;family&quot;:&quot;Knowlton&quot;,&quot;given&quot;:&quot;Nancy&quot;},{&quot;family&quot;:&quot;Obura&quot;,&quot;given&quot;:&quot;David O.&quot;},{&quot;family&quot;:&quot;Palumbi&quot;,&quot;given&quot;:&quot;Stephen R.&quot;},{&quot;family&quot;:&quot;Possingham&quot;,&quot;given&quot;:&quot;Hugh P.&quot;},{&quot;family&quot;:&quot;Puotinen&quot;,&quot;given&quot;:&quot;Marji&quot;},{&quot;family&quot;:&quot;Runting&quot;,&quot;given&quot;:&quot;Rebecca K.&quot;},{&quot;family&quot;:&quot;Skirving&quot;,&quot;given&quot;:&quot;William J.&quot;},{&quot;family&quot;:&quot;Spalding&quot;,&quot;given&quot;:&quot;Mark&quot;},{&quot;family&quot;:&quot;Wilson&quot;,&quot;given&quot;:&quot;Kerrie A.&quot;},{&quot;family&quot;:&quot;Wood&quot;,&quot;given&quot;:&quot;Sally&quot;},{&quot;family&quot;:&quot;Veron&quot;,&quot;given&quot;:&quot;John E.&quot;},{&quot;family&quot;:&quot;Hoegh-Guldberg&quot;,&quot;given&quot;:&quot;Ove&quot;}],&quot;accessed&quot;:{&quot;date-parts&quot;:[[&quot;2019&quot;,11,27]]},&quot;issued&quot;:{&quot;date-parts&quot;:[[&quot;2018&quot;,11,1]]}}}],&quot;schema&quot;:&quot;https://github.com/citation-style-language/schema/raw/master/csl-citation.json&quot;} RNDAYFYUjfAWT"/></text:p>
      <text:p text:style-name="Standard"><text:reference-mark-start text:name="ZOTERO_ITEM CSL_CITATION {&quot;citationID&quot;:&quot;00FDzKOi&quot;,&quot;properties&quot;:{&quot;formattedCitation&quot;:&quot;(Fung et al., 2011; Houk et al., 2018)&quot;,&quot;plainCitation&quot;:&quot;(Fung et al., 2011; Houk et al., 2018)&quot;,&quot;noteIndex&quot;:0},&quot;citationItems&quot;:[{&quot;id&quot;:1216,&quot;uris&quot;:[&quot;http://zotero.org/users/5871544/items/QSIWUE4T&quot;],&quot;uri&quot;:[&quot;http://zotero.org/users/5871544/items/QSIWUE4T&quot;],&quot;itemData&quot;:{&quot;id&quot;:1216,&quot;type&quot;:&quot;article-journal&quot;,&quot;abstract&quot;:&quot;Ecosystems with alternative stable states (ASS) may shift discontinuously from one stable state to another as environmental parameters cross a threshold. Reversal can then be difficult due to hysteresis effects. This contrasts with continuous state changes in response to changing environmental parameters, which are less difficult to reverse. Worldwide degradation of coral reefs, involving \&quot;phase shifts\&quot; from coral to algal dominance, highlights the pressing need to determine the likelihood of discontinuous phase shifts in coral reefs, in contrast to continuous shifts with no ASS. However, there is little evidence either for or against the existence of ASS for coral reefs. We use dynamic models to investigate the likelihood of continuous and discontinuous phase shifts in coral reefs subject to sustained environmental perturbation by fishing, nutrification, and sedimentation. Our modeling results suggest that coral reefs with or without anthropogenic stress can exhibit ASS, such that discontinuous phase shifts can occur. We also find evidence to support the view that high macroalgal growth rates and low grazing rates on macroalgae favor ASS in coral reefs. Further, our results suggest that the three Stressors studied, either alone or in combination, can increase the likelihood of both continuous and discontinuous phase shifts by altering the competitive balance between corals and algae. However, in contrast to continuous phase shifts, we find that discontinuous shifts occur only in model coral reefs with parameter values near the extremes of their empirically determined ranges. This suggests that continuous shifts are more likely than discontinuous shifts in coral reefs. Our results also suggest that, for ecosystems in general, tackling multiple human Stressors simultaneously maximizes resilience to phase shifts, ASS, and hysteresis, leading to improvements in ecosystem health and functioning.&quot;,&quot;archive&quot;:&quot;JSTOR&quot;,&quot;container-title&quot;:&quot;Ecology&quot;,&quot;ISSN&quot;:&quot;0012-9658&quot;,&quot;issue&quot;:&quot;4&quot;,&quot;note&quot;:&quot;publisher: Ecological Society of America&quot;,&quot;page&quot;:&quot;967-982&quot;,&quot;source&quot;:&quot;JSTOR&quot;,&quot;title&quot;:&quot;Alternative stable states and phase shifts in coral reefs under anthropogenic stress&quot;,&quot;URL&quot;:&quot;https://www.jstor.org/stable/41151219&quot;,&quot;volume&quot;:&quot;92&quot;,&quot;author&quot;:[{&quot;family&quot;:&quot;Fung&quot;,&quot;given&quot;:&quot;Tak&quot;},{&quot;family&quot;:&quot;Seymour&quot;,&quot;given&quot;:&quot;Robert M.&quot;},{&quot;family&quot;:&quot;Johnson&quot;,&quot;given&quot;:&quot;Craig R.&quot;}],&quot;accessed&quot;:{&quot;date-parts&quot;:[[&quot;2020&quot;,4,22]]},&quot;issued&quot;:{&quot;date-parts&quot;:[[&quot;2011&quot;]]}}},{&quot;id&quot;:852,&quot;uris&quot;:[&quot;http://zotero.org/users/5871544/items/7JLDYQQI&quot;],&quot;uri&quot;:[&quot;http://zotero.org/users/5871544/items/7JLDYQQI&quot;],&quot;itemData&quot;:{&quot;id&quot;:852,&quot;type&quot;:&quot;article-journal&quot;,&quot;abstract&quot;:&quot;Managing fisheries for ecosystem resilience is essential, but practical guidance is limited by food-web complexity. Processes, mechanisms, and thresholds associated with ecosystem overfishing were investigated by combining traditional concepts in fisheries biology with recent advances in food-web modeling. Diverse coral-reef food webs were simplified by grouping species into guilds based on the way they capture, store, and transfer energy, rather than taxonomically, as is traditionally done. Biomass fluxes between the guilds were then quantified using an allometric trophic model. The model was calibrated by linking parameters describing growth, predation, and competition with known body size and metabolic constraints, and then adjusting the base rate of parameters to match fish biomass estimates from a “pristine” coral reef system. The calibrated model was then tested by replacing equilibrium fish biomasses with observations from fished systems across the Pacific, spanning nine islands and numerous major-reef habitats. Encouraging relationships were found between predicted algal accumulation and field observations, and between modelled and observed guild restructuring. In terms of food-web ecology, “pristine” food webs were characterized by asynchronous population dynamics between the guilds (i.e., offsetting fluctuations), which maximized their persistence and the net accumulation of biomass within food webs. Beneficial, offsetting fluctuations were driven by the contrasting roles of density dependence, apparent competition, and predation. Fishing for predators synchronized the population fluctuations between the guilds, resulting in larger amplitudes (i.e., highs and lows), and a growing dominance of small herbivores. Continued fishing for large herbivores eventually led to an inflection point where algal biomass accumulated exponentially, revealing an ecosystem-based fisheries benchmark. Management targets that maximized fisheries yields while controlling for algal accumulation required simultaneous exploitation across the guilds; a significant challenge because maximum yields of predators, large herbivores, and small herbivores were magnitudes of order apart. This strategy also represented a departure from modern commercial fisheries policies that place catch quotas on entire fish families taxonomically, committing systems to smaller fish, higher biomass turnover, and undesirable algal accumulation. Moving forward, the model provided a flexible and adaptable framework to consider economic and ecosystem objectives of fisheries simultaneously, ultimately balancing resilient food webs against higher fisheries productivity.&quot;,&quot;container-title&quot;:&quot;Ecological Monographs&quot;,&quot;DOI&quot;:&quot;10.1002/ecm.1278&quot;,&quot;ISSN&quot;:&quot;1557-7015&quot;,&quot;issue&quot;:&quot;1&quot;,&quot;language&quot;:&quot;en&quot;,&quot;note&quot;:&quot;_eprint: https://esajournals.onlinelibrary.wiley.com/doi/pdf/10.1002/ecm.1278&quot;,&quot;page&quot;:&quot;109-119&quot;,&quot;source&quot;:&quot;Wiley Online Library&quot;,&quot;title&quot;:&quot;Linking fishing pressure with ecosystem thresholds and food web stability on coral reefs&quot;,&quot;URL&quot;:&quot;https://esajournals.onlinelibrary.wiley.com/doi/abs/10.1002/ecm.1278&quot;,&quot;volume&quot;:&quot;88&quot;,&quot;author&quot;:[{&quot;family&quot;:&quot;Houk&quot;,&quot;given&quot;:&quot;P.&quot;},{&quot;family&quot;:&quot;Cuetos‐Bueno&quot;,&quot;given&quot;:&quot;J.&quot;},{&quot;family&quot;:&quot;Kerr&quot;,&quot;given&quot;:&quot;A. M.&quot;},{&quot;family&quot;:&quot;McCann&quot;,&quot;given&quot;:&quot;K.&quot;}],&quot;accessed&quot;:{&quot;date-parts&quot;:[[&quot;2020&quot;,3,9]]},&quot;issued&quot;:{&quot;date-parts&quot;:[[&quot;2018&quot;]]}}}],&quot;schema&quot;:&quot;https://github.com/citation-style-language/schema/raw/master/csl-citation.json&quot;} RND6O6YvPo8Bw"/>(Fung et al., 2011; Houk et al., 2018)<text:reference-mark-end text:name="ZOTERO_ITEM CSL_CITATION {&quot;citationID&quot;:&quot;00FDzKOi&quot;,&quot;properties&quot;:{&quot;formattedCitation&quot;:&quot;(Fung et al., 2011; Houk et al., 2018)&quot;,&quot;plainCitation&quot;:&quot;(Fung et al., 2011; Houk et al., 2018)&quot;,&quot;noteIndex&quot;:0},&quot;citationItems&quot;:[{&quot;id&quot;:1216,&quot;uris&quot;:[&quot;http://zotero.org/users/5871544/items/QSIWUE4T&quot;],&quot;uri&quot;:[&quot;http://zotero.org/users/5871544/items/QSIWUE4T&quot;],&quot;itemData&quot;:{&quot;id&quot;:1216,&quot;type&quot;:&quot;article-journal&quot;,&quot;abstract&quot;:&quot;Ecosystems with alternative stable states (ASS) may shift discontinuously from one stable state to another as environmental parameters cross a threshold. Reversal can then be difficult due to hysteresis effects. This contrasts with continuous state changes in response to changing environmental parameters, which are less difficult to reverse. Worldwide degradation of coral reefs, involving \&quot;phase shifts\&quot; from coral to algal dominance, highlights the pressing need to determine the likelihood of discontinuous phase shifts in coral reefs, in contrast to continuous shifts with no ASS. However, there is little evidence either for or against the existence of ASS for coral reefs. We use dynamic models to investigate the likelihood of continuous and discontinuous phase shifts in coral reefs subject to sustained environmental perturbation by fishing, nutrification, and sedimentation. Our modeling results suggest that coral reefs with or without anthropogenic stress can exhibit ASS, such that discontinuous phase shifts can occur. We also find evidence to support the view that high macroalgal growth rates and low grazing rates on macroalgae favor ASS in coral reefs. Further, our results suggest that the three Stressors studied, either alone or in combination, can increase the likelihood of both continuous and discontinuous phase shifts by altering the competitive balance between corals and algae. However, in contrast to continuous phase shifts, we find that discontinuous shifts occur only in model coral reefs with parameter values near the extremes of their empirically determined ranges. This suggests that continuous shifts are more likely than discontinuous shifts in coral reefs. Our results also suggest that, for ecosystems in general, tackling multiple human Stressors simultaneously maximizes resilience to phase shifts, ASS, and hysteresis, leading to improvements in ecosystem health and functioning.&quot;,&quot;archive&quot;:&quot;JSTOR&quot;,&quot;container-title&quot;:&quot;Ecology&quot;,&quot;ISSN&quot;:&quot;0012-9658&quot;,&quot;issue&quot;:&quot;4&quot;,&quot;note&quot;:&quot;publisher: Ecological Society of America&quot;,&quot;page&quot;:&quot;967-982&quot;,&quot;source&quot;:&quot;JSTOR&quot;,&quot;title&quot;:&quot;Alternative stable states and phase shifts in coral reefs under anthropogenic stress&quot;,&quot;URL&quot;:&quot;https://www.jstor.org/stable/41151219&quot;,&quot;volume&quot;:&quot;92&quot;,&quot;author&quot;:[{&quot;family&quot;:&quot;Fung&quot;,&quot;given&quot;:&quot;Tak&quot;},{&quot;family&quot;:&quot;Seymour&quot;,&quot;given&quot;:&quot;Robert M.&quot;},{&quot;family&quot;:&quot;Johnson&quot;,&quot;given&quot;:&quot;Craig R.&quot;}],&quot;accessed&quot;:{&quot;date-parts&quot;:[[&quot;2020&quot;,4,22]]},&quot;issued&quot;:{&quot;date-parts&quot;:[[&quot;2011&quot;]]}}},{&quot;id&quot;:852,&quot;uris&quot;:[&quot;http://zotero.org/users/5871544/items/7JLDYQQI&quot;],&quot;uri&quot;:[&quot;http://zotero.org/users/5871544/items/7JLDYQQI&quot;],&quot;itemData&quot;:{&quot;id&quot;:852,&quot;type&quot;:&quot;article-journal&quot;,&quot;abstract&quot;:&quot;Managing fisheries for ecosystem resilience is essential, but practical guidance is limited by food-web complexity. Processes, mechanisms, and thresholds associated with ecosystem overfishing were investigated by combining traditional concepts in fisheries biology with recent advances in food-web modeling. Diverse coral-reef food webs were simplified by grouping species into guilds based on the way they capture, store, and transfer energy, rather than taxonomically, as is traditionally done. Biomass fluxes between the guilds were then quantified using an allometric trophic model. The model was calibrated by linking parameters describing growth, predation, and competition with known body size and metabolic constraints, and then adjusting the base rate of parameters to match fish biomass estimates from a “pristine” coral reef system. The calibrated model was then tested by replacing equilibrium fish biomasses with observations from fished systems across the Pacific, spanning nine islands and numerous major-reef habitats. Encouraging relationships were found between predicted algal accumulation and field observations, and between modelled and observed guild restructuring. In terms of food-web ecology, “pristine” food webs were characterized by asynchronous population dynamics between the guilds (i.e., offsetting fluctuations), which maximized their persistence and the net accumulation of biomass within food webs. Beneficial, offsetting fluctuations were driven by the contrasting roles of density dependence, apparent competition, and predation. Fishing for predators synchronized the population fluctuations between the guilds, resulting in larger amplitudes (i.e., highs and lows), and a growing dominance of small herbivores. Continued fishing for large herbivores eventually led to an inflection point where algal biomass accumulated exponentially, revealing an ecosystem-based fisheries benchmark. Management targets that maximized fisheries yields while controlling for algal accumulation required simultaneous exploitation across the guilds; a significant challenge because maximum yields of predators, large herbivores, and small herbivores were magnitudes of order apart. This strategy also represented a departure from modern commercial fisheries policies that place catch quotas on entire fish families taxonomically, committing systems to smaller fish, higher biomass turnover, and undesirable algal accumulation. Moving forward, the model provided a flexible and adaptable framework to consider economic and ecosystem objectives of fisheries simultaneously, ultimately balancing resilient food webs against higher fisheries productivity.&quot;,&quot;container-title&quot;:&quot;Ecological Monographs&quot;,&quot;DOI&quot;:&quot;10.1002/ecm.1278&quot;,&quot;ISSN&quot;:&quot;1557-7015&quot;,&quot;issue&quot;:&quot;1&quot;,&quot;language&quot;:&quot;en&quot;,&quot;note&quot;:&quot;_eprint: https://esajournals.onlinelibrary.wiley.com/doi/pdf/10.1002/ecm.1278&quot;,&quot;page&quot;:&quot;109-119&quot;,&quot;source&quot;:&quot;Wiley Online Library&quot;,&quot;title&quot;:&quot;Linking fishing pressure with ecosystem thresholds and food web stability on coral reefs&quot;,&quot;URL&quot;:&quot;https://esajournals.onlinelibrary.wiley.com/doi/abs/10.1002/ecm.1278&quot;,&quot;volume&quot;:&quot;88&quot;,&quot;author&quot;:[{&quot;family&quot;:&quot;Houk&quot;,&quot;given&quot;:&quot;P.&quot;},{&quot;family&quot;:&quot;Cuetos‐Bueno&quot;,&quot;given&quot;:&quot;J.&quot;},{&quot;family&quot;:&quot;Kerr&quot;,&quot;given&quot;:&quot;A. M.&quot;},{&quot;family&quot;:&quot;McCann&quot;,&quot;given&quot;:&quot;K.&quot;}],&quot;accessed&quot;:{&quot;date-parts&quot;:[[&quot;2020&quot;,3,9]]},&quot;issued&quot;:{&quot;date-parts&quot;:[[&quot;2018&quot;]]}}}],&quot;schema&quot;:&quot;https://github.com/citation-style-language/schema/raw/master/csl-citation.json&quot;} RND6O6YvPo8Bw"/></text:p>
      <text:p text:style-name="Standard"><text:reference-mark-start text:name="ZOTERO_ITEM CSL_CITATION {&quot;citationID&quot;:&quot;o7do97v6&quot;,&quot;properties&quot;:{&quot;formattedCitation&quot;:&quot;(Haas et al., 2016; McDole Somera et al., 2016)&quot;,&quot;plainCitation&quot;:&quot;(Haas et al., 2016; McDole Somera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099,&quot;uris&quot;:[&quot;http://zotero.org/users/5871544/items/57K7GDEH&quot;],&quot;uri&quot;:[&quot;http://zotero.org/users/5871544/items/57K7GDEH&quot;],&quot;itemData&quot;:{&quot;id&quot;:1099,&quot;type&quot;:&quot;article-journal&quot;,&quot;abstract&quot;:&quot;Coral reefs are among the most productive and diverse marine ecosystems on the Earth. They are also particularly sensitive to changing energetic requirements by different trophic levels. Microbialization specifically refers to the increase in the energetic metabolic demands of microbes relative to macrobes and is significantly correlated with increasing human influence on coral reefs. In this study, metabolic theory of ecology is used to quantify the relative contributions of two broad bacterioplankton groups, autotrophs and heterotrophs, to energy flux on 27 Pacific coral reef ecosystems experiencing human impact to varying degrees. The effective activation energy required for photosynthesis is lower than the average energy of activation for the biochemical reactions of the Krebs cycle, and changes in the proportional abundance of these two groups can greatly affect rates of energy and materials cycling. We show that reef-water communities with a higher proportional abundance of microbial autotrophs expend more metabolic energy per gram of microbial biomass. Increased energy and materials flux through fast energy channels (i.e. water-column associated microbial autotrophs) may dampen the detrimental effects of increased heterotrophic loads (e.g. coral disease) on coral reef systems experiencing anthropogenic disturbance.&quot;,&quot;container-title&quot;:&quot;Proceedings of the Royal Society B: Biological Sciences&quot;,&quot;DOI&quot;:&quot;10.1098/rspb.2016.0467&quot;,&quot;issue&quot;:&quot;1829&quot;,&quot;journalAbbreviation&quot;:&quot;Proceedings of the Royal Society B: Biological Sciences&quot;,&quot;note&quot;:&quot;publisher: Royal Society&quot;,&quot;page&quot;:&quot;20160467&quot;,&quot;source&quot;:&quot;royalsocietypublishing.org (Atypon)&quot;,&quot;title&quot;:&quot;Energetic differences between bacterioplankton trophic groups and coral reef resistance&quot;,&quot;URL&quot;:&quot;https://royalsocietypublishing.org/doi/full/10.1098/rspb.2016.0467&quot;,&quot;volume&quot;:&quot;283&quot;,&quot;author&quot;:[{&quot;family&quot;:&quot;McDole Somera&quot;,&quot;given&quot;:&quot;Tracey&quot;},{&quot;family&quot;:&quot;Bailey&quot;,&quot;given&quot;:&quot;Barbara&quot;},{&quot;family&quot;:&quot;Barott&quot;,&quot;given&quot;:&quot;Katie&quot;},{&quot;family&quot;:&quot;Grasis&quot;,&quot;given&quot;:&quot;Juris&quot;},{&quot;family&quot;:&quot;Hatay&quot;,&quot;given&quot;:&quot;Mark&quot;},{&quot;family&quot;:&quot;Hilton&quot;,&quot;given&quot;:&quot;Brett J.&quot;},{&quot;family&quot;:&quot;Hisakawa&quot;,&quot;given&quot;:&quot;Nao&quot;},{&quot;family&quot;:&quot;Nosrat&quot;,&quot;given&quot;:&quot;Bahador&quot;},{&quot;family&quot;:&quot;Nulton&quot;,&quot;given&quot;:&quot;James&quot;},{&quot;family&quot;:&quot;Silveira&quot;,&quot;given&quot;:&quot;Cynthia B.&quot;},{&quot;family&quot;:&quot;Sullivan&quot;,&quot;given&quot;:&quot;Chris&quot;},{&quot;family&quot;:&quot;Brainard&quot;,&quot;given&quot;:&quot;Russell E.&quot;},{&quot;family&quot;:&quot;Rohwer&quot;,&quot;given&quot;:&quot;Forest&quot;}],&quot;accessed&quot;:{&quot;date-parts&quot;:[[&quot;2020&quot;,4,8]]},&quot;issued&quot;:{&quot;date-parts&quot;:[[&quot;2016&quot;,4,27]]}}}],&quot;schema&quot;:&quot;https://github.com/citation-style-language/schema/raw/master/csl-citation.json&quot;} RNDFVjosjiNtC"/>(Haas et al., 2016; McDole Somera et al., 2016)<text:reference-mark-end text:name="ZOTERO_ITEM CSL_CITATION {&quot;citationID&quot;:&quot;o7do97v6&quot;,&quot;properties&quot;:{&quot;formattedCitation&quot;:&quot;(Haas et al., 2016; McDole Somera et al., 2016)&quot;,&quot;plainCitation&quot;:&quot;(Haas et al., 2016; McDole Somera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099,&quot;uris&quot;:[&quot;http://zotero.org/users/5871544/items/57K7GDEH&quot;],&quot;uri&quot;:[&quot;http://zotero.org/users/5871544/items/57K7GDEH&quot;],&quot;itemData&quot;:{&quot;id&quot;:1099,&quot;type&quot;:&quot;article-journal&quot;,&quot;abstract&quot;:&quot;Coral reefs are among the most productive and diverse marine ecosystems on the Earth. They are also particularly sensitive to changing energetic requirements by different trophic levels. Microbialization specifically refers to the increase in the energetic metabolic demands of microbes relative to macrobes and is significantly correlated with increasing human influence on coral reefs. In this study, metabolic theory of ecology is used to quantify the relative contributions of two broad bacterioplankton groups, autotrophs and heterotrophs, to energy flux on 27 Pacific coral reef ecosystems experiencing human impact to varying degrees. The effective activation energy required for photosynthesis is lower than the average energy of activation for the biochemical reactions of the Krebs cycle, and changes in the proportional abundance of these two groups can greatly affect rates of energy and materials cycling. We show that reef-water communities with a higher proportional abundance of microbial autotrophs expend more metabolic energy per gram of microbial biomass. Increased energy and materials flux through fast energy channels (i.e. water-column associated microbial autotrophs) may dampen the detrimental effects of increased heterotrophic loads (e.g. coral disease) on coral reef systems experiencing anthropogenic disturbance.&quot;,&quot;container-title&quot;:&quot;Proceedings of the Royal Society B: Biological Sciences&quot;,&quot;DOI&quot;:&quot;10.1098/rspb.2016.0467&quot;,&quot;issue&quot;:&quot;1829&quot;,&quot;journalAbbreviation&quot;:&quot;Proceedings of the Royal Society B: Biological Sciences&quot;,&quot;note&quot;:&quot;publisher: Royal Society&quot;,&quot;page&quot;:&quot;20160467&quot;,&quot;source&quot;:&quot;royalsocietypublishing.org (Atypon)&quot;,&quot;title&quot;:&quot;Energetic differences between bacterioplankton trophic groups and coral reef resistance&quot;,&quot;URL&quot;:&quot;https://royalsocietypublishing.org/doi/full/10.1098/rspb.2016.0467&quot;,&quot;volume&quot;:&quot;283&quot;,&quot;author&quot;:[{&quot;family&quot;:&quot;McDole Somera&quot;,&quot;given&quot;:&quot;Tracey&quot;},{&quot;family&quot;:&quot;Bailey&quot;,&quot;given&quot;:&quot;Barbara&quot;},{&quot;family&quot;:&quot;Barott&quot;,&quot;given&quot;:&quot;Katie&quot;},{&quot;family&quot;:&quot;Grasis&quot;,&quot;given&quot;:&quot;Juris&quot;},{&quot;family&quot;:&quot;Hatay&quot;,&quot;given&quot;:&quot;Mark&quot;},{&quot;family&quot;:&quot;Hilton&quot;,&quot;given&quot;:&quot;Brett J.&quot;},{&quot;family&quot;:&quot;Hisakawa&quot;,&quot;given&quot;:&quot;Nao&quot;},{&quot;family&quot;:&quot;Nosrat&quot;,&quot;given&quot;:&quot;Bahador&quot;},{&quot;family&quot;:&quot;Nulton&quot;,&quot;given&quot;:&quot;James&quot;},{&quot;family&quot;:&quot;Silveira&quot;,&quot;given&quot;:&quot;Cynthia B.&quot;},{&quot;family&quot;:&quot;Sullivan&quot;,&quot;given&quot;:&quot;Chris&quot;},{&quot;family&quot;:&quot;Brainard&quot;,&quot;given&quot;:&quot;Russell E.&quot;},{&quot;family&quot;:&quot;Rohwer&quot;,&quot;given&quot;:&quot;Forest&quot;}],&quot;accessed&quot;:{&quot;date-parts&quot;:[[&quot;2020&quot;,4,8]]},&quot;issued&quot;:{&quot;date-parts&quot;:[[&quot;2016&quot;,4,27]]}}}],&quot;schema&quot;:&quot;https://github.com/citation-style-language/schema/raw/master/csl-citation.json&quot;} RNDFVjosjiNtC"/></text:p>
      <text:p text:style-name="Standard"/>
      <text:p text:style-name="P5">2º paragraph</text:p>
      <text:p text:style-name="Standard"><text:reference-mark-start text:name="ZOTERO_ITEM CSL_CITATION {&quot;citationID&quot;:&quot;A3ze8wNo&quot;,&quot;properties&quot;:{&quot;formattedCitation&quot;:&quot;(Barlow et al., 2018; Rummer et al., 2014)&quot;,&quot;plainCitation&quot;:&quot;(Barlow et al., 2018; Rummer et al., 2014)&quot;,&quot;noteIndex&quot;:0},&quot;citationItems&quot;:[{&quot;id&quot;:1109,&quot;uris&quot;:[&quot;http://zotero.org/users/5871544/items/365I629G&quot;],&quot;uri&quot;:[&quot;http://zotero.org/users/5871544/items/365I629G&quot;],&quot;itemData&quot;:{&quot;id&quot;:1109,&quot;type&quot;:&quot;article-journal&quot;,&quot;abstract&quot;:&quot;Equatorial populations of marine species are predicted to be most impacted by global warming because they could be adapted to a narrow range of temperatures in their local environment. We investigated the thermal range at which aerobic metabolic performance is optimum in equatorial populations of coral reef fish in northern Papua New Guinea. Four species of damselfishes and two species of cardinal fishes were held for 14 days at 29, 31, 33, and 34 °C, which incorporated their existing thermal range (29–31 °C) as well as projected increases in ocean surface temperatures of up to 3 °C by the end of this century. Resting and maximum oxygen consumption rates were measured for each species at each temperature and used to calculate the thermal reaction norm of aerobic scope. Our results indicate that one of the six species, Chromis atripectoralis, is already living above its thermal optimum of 29 °C. The other five species appeared to be living close to their thermal optima (ca. 31 °C). Aerobic scope was significantly reduced in all species, and approached zero for two species at 3 °C above current-day temperatures. One species was unable to survive even short-term exposure to 34 °C. Our results indicate that low-latitude reef fish populations are living close to their thermal optima and may be more sensitive to ocean warming than higher-latitude populations. Even relatively small temperature increases (2–3 °C) could result in population declines and potentially redistribution of equatorial species to higher latitudes if adaptation cannot keep pace.&quot;,&quot;container-title&quot;:&quot;Global Change Biology&quot;,&quot;DOI&quot;:&quot;10.1111/gcb.12455&quot;,&quot;ISSN&quot;:&quot;1365-2486&quot;,&quot;issue&quot;:&quot;4&quot;,&quot;language&quot;:&quot;en&quot;,&quot;note&quot;:&quot;_eprint: https://onlinelibrary.wiley.com/doi/pdf/10.1111/gcb.12455&quot;,&quot;page&quot;:&quot;1055-1066&quot;,&quot;source&quot;:&quot;Wiley Online Library&quot;,&quot;title&quot;:&quot;Life on the edge: thermal optima for aerobic scope of equatorial reef fishes are close to current day temperatures&quot;,&quot;title-short&quot;:&quot;Life on the edge&quot;,&quot;URL&quot;:&quot;https://onlinelibrary.wiley.com/doi/abs/10.1111/gcb.12455&quot;,&quot;volume&quot;:&quot;20&quot;,&quot;author&quot;:[{&quot;family&quot;:&quot;Rummer&quot;,&quot;given&quot;:&quot;Jodie L.&quot;},{&quot;family&quot;:&quot;Couturier&quot;,&quot;given&quot;:&quot;Christine S.&quot;},{&quot;family&quot;:&quot;Stecyk&quot;,&quot;given&quot;:&quot;Jonathan A. W.&quot;},{&quot;family&quot;:&quot;Gardiner&quot;,&quot;given&quot;:&quot;Naomi M.&quot;},{&quot;family&quot;:&quot;Kinch&quot;,&quot;given&quot;:&quot;Jeff P.&quot;},{&quot;family&quot;:&quot;Nilsson&quot;,&quot;given&quot;:&quot;Göran E.&quot;},{&quot;family&quot;:&quot;Munday&quot;,&quot;given&quot;:&quot;Philip L.&quot;}],&quot;accessed&quot;:{&quot;date-parts&quot;:[[&quot;2020&quot;,4,8]]},&quot;issued&quot;:{&quot;date-parts&quot;:[[&quot;2014&quot;]]}}},{&quot;id&quot;:353,&quot;uris&quot;:[&quot;http://zotero.org/users/5871544/items/R4JSHF9X&quot;],&quot;uri&quot;:[&quot;http://zotero.org/users/5871544/items/R4JSHF9X&quot;],&quot;itemData&quot;:{&quot;id&quot;:353,&quot;type&quot;:&quot;article-journal&quot;,&quot;abstract&quot;:&quot;The immense biodiversity of tropical ecosystems is threatened by multiple interacting local and global stressors that can only be addressed by the concerted efforts of grassroots organizations, researchers, national governments and the international community.&quot;,&quot;container-title&quot;:&quot;Nature&quot;,&quot;DOI&quot;:&quot;10.1038/s41586-018-0301-1&quot;,&quot;ISSN&quot;:&quot;1476-4687&quot;,&quot;issue&quot;:&quot;7715&quot;,&quot;language&quot;:&quot;en&quot;,&quot;page&quot;:&quot;517-526&quot;,&quot;source&quot;:&quot;www.nature.com&quot;,&quot;title&quot;:&quot;The future of hyperdiverse tropical ecosystems&quot;,&quot;URL&quot;:&quot;https://www.nature.com/articles/s41586-018-0301-1&quot;,&quot;volume&quot;:&quot;559&quot;,&quot;author&quot;:[{&quot;family&quot;:&quot;Barlow&quot;,&quot;given&quot;:&quot;Jos&quot;},{&quot;family&quot;:&quot;França&quot;,&quot;given&quot;:&quot;Filipe&quot;},{&quot;family&quot;:&quot;Gardner&quot;,&quot;given&quot;:&quot;Toby A.&quot;},{&quot;family&quot;:&quot;Hicks&quot;,&quot;given&quot;:&quot;Christina C.&quot;},{&quot;family&quot;:&quot;Lennox&quot;,&quot;given&quot;:&quot;Gareth D.&quot;},{&quot;family&quot;:&quot;Berenguer&quot;,&quot;given&quot;:&quot;Erika&quot;},{&quot;family&quot;:&quot;Castello&quot;,&quot;given&quot;:&quot;Leandro&quot;},{&quot;family&quot;:&quot;Economo&quot;,&quot;given&quot;:&quot;Evan P.&quot;},{&quot;family&quot;:&quot;Ferreira&quot;,&quot;given&quot;:&quot;Joice&quot;},{&quot;family&quot;:&quot;Guénard&quot;,&quot;given&quot;:&quot;Benoit&quot;},{&quot;family&quot;:&quot;Gontijo Leal&quot;,&quot;given&quot;:&quot;Cecília&quot;},{&quot;family&quot;:&quot;Isaac&quot;,&quot;given&quot;:&quot;Victoria&quot;},{&quot;family&quot;:&quot;Lees&quot;,&quot;given&quot;:&quot;Alexander C.&quot;},{&quot;family&quot;:&quot;Parr&quot;,&quot;given&quot;:&quot;Catherine L.&quot;},{&quot;family&quot;:&quot;Wilson&quot;,&quot;given&quot;:&quot;Shaun K.&quot;},{&quot;family&quot;:&quot;Young&quot;,&quot;given&quot;:&quot;Paul J.&quot;},{&quot;family&quot;:&quot;Graham&quot;,&quot;given&quot;:&quot;Nicholas A. J.&quot;}],&quot;accessed&quot;:{&quot;date-parts&quot;:[[&quot;2019&quot;,11,25]]},&quot;issued&quot;:{&quot;date-parts&quot;:[[&quot;2018&quot;,7]]}}}],&quot;schema&quot;:&quot;https://github.com/citation-style-language/schema/raw/master/csl-citation.json&quot;} RNDjfr7tmdCNl"/>(Barlow et al., 2018; Rummer et al., 2014)<text:reference-mark-end text:name="ZOTERO_ITEM CSL_CITATION {&quot;citationID&quot;:&quot;A3ze8wNo&quot;,&quot;properties&quot;:{&quot;formattedCitation&quot;:&quot;(Barlow et al., 2018; Rummer et al., 2014)&quot;,&quot;plainCitation&quot;:&quot;(Barlow et al., 2018; Rummer et al., 2014)&quot;,&quot;noteIndex&quot;:0},&quot;citationItems&quot;:[{&quot;id&quot;:1109,&quot;uris&quot;:[&quot;http://zotero.org/users/5871544/items/365I629G&quot;],&quot;uri&quot;:[&quot;http://zotero.org/users/5871544/items/365I629G&quot;],&quot;itemData&quot;:{&quot;id&quot;:1109,&quot;type&quot;:&quot;article-journal&quot;,&quot;abstract&quot;:&quot;Equatorial populations of marine species are predicted to be most impacted by global warming because they could be adapted to a narrow range of temperatures in their local environment. We investigated the thermal range at which aerobic metabolic performance is optimum in equatorial populations of coral reef fish in northern Papua New Guinea. Four species of damselfishes and two species of cardinal fishes were held for 14 days at 29, 31, 33, and 34 °C, which incorporated their existing thermal range (29–31 °C) as well as projected increases in ocean surface temperatures of up to 3 °C by the end of this century. Resting and maximum oxygen consumption rates were measured for each species at each temperature and used to calculate the thermal reaction norm of aerobic scope. Our results indicate that one of the six species, Chromis atripectoralis, is already living above its thermal optimum of 29 °C. The other five species appeared to be living close to their thermal optima (ca. 31 °C). Aerobic scope was significantly reduced in all species, and approached zero for two species at 3 °C above current-day temperatures. One species was unable to survive even short-term exposure to 34 °C. Our results indicate that low-latitude reef fish populations are living close to their thermal optima and may be more sensitive to ocean warming than higher-latitude populations. Even relatively small temperature increases (2–3 °C) could result in population declines and potentially redistribution of equatorial species to higher latitudes if adaptation cannot keep pace.&quot;,&quot;container-title&quot;:&quot;Global Change Biology&quot;,&quot;DOI&quot;:&quot;10.1111/gcb.12455&quot;,&quot;ISSN&quot;:&quot;1365-2486&quot;,&quot;issue&quot;:&quot;4&quot;,&quot;language&quot;:&quot;en&quot;,&quot;note&quot;:&quot;_eprint: https://onlinelibrary.wiley.com/doi/pdf/10.1111/gcb.12455&quot;,&quot;page&quot;:&quot;1055-1066&quot;,&quot;source&quot;:&quot;Wiley Online Library&quot;,&quot;title&quot;:&quot;Life on the edge: thermal optima for aerobic scope of equatorial reef fishes are close to current day temperatures&quot;,&quot;title-short&quot;:&quot;Life on the edge&quot;,&quot;URL&quot;:&quot;https://onlinelibrary.wiley.com/doi/abs/10.1111/gcb.12455&quot;,&quot;volume&quot;:&quot;20&quot;,&quot;author&quot;:[{&quot;family&quot;:&quot;Rummer&quot;,&quot;given&quot;:&quot;Jodie L.&quot;},{&quot;family&quot;:&quot;Couturier&quot;,&quot;given&quot;:&quot;Christine S.&quot;},{&quot;family&quot;:&quot;Stecyk&quot;,&quot;given&quot;:&quot;Jonathan A. W.&quot;},{&quot;family&quot;:&quot;Gardiner&quot;,&quot;given&quot;:&quot;Naomi M.&quot;},{&quot;family&quot;:&quot;Kinch&quot;,&quot;given&quot;:&quot;Jeff P.&quot;},{&quot;family&quot;:&quot;Nilsson&quot;,&quot;given&quot;:&quot;Göran E.&quot;},{&quot;family&quot;:&quot;Munday&quot;,&quot;given&quot;:&quot;Philip L.&quot;}],&quot;accessed&quot;:{&quot;date-parts&quot;:[[&quot;2020&quot;,4,8]]},&quot;issued&quot;:{&quot;date-parts&quot;:[[&quot;2014&quot;]]}}},{&quot;id&quot;:353,&quot;uris&quot;:[&quot;http://zotero.org/users/5871544/items/R4JSHF9X&quot;],&quot;uri&quot;:[&quot;http://zotero.org/users/5871544/items/R4JSHF9X&quot;],&quot;itemData&quot;:{&quot;id&quot;:353,&quot;type&quot;:&quot;article-journal&quot;,&quot;abstract&quot;:&quot;The immense biodiversity of tropical ecosystems is threatened by multiple interacting local and global stressors that can only be addressed by the concerted efforts of grassroots organizations, researchers, national governments and the international community.&quot;,&quot;container-title&quot;:&quot;Nature&quot;,&quot;DOI&quot;:&quot;10.1038/s41586-018-0301-1&quot;,&quot;ISSN&quot;:&quot;1476-4687&quot;,&quot;issue&quot;:&quot;7715&quot;,&quot;language&quot;:&quot;en&quot;,&quot;page&quot;:&quot;517-526&quot;,&quot;source&quot;:&quot;www.nature.com&quot;,&quot;title&quot;:&quot;The future of hyperdiverse tropical ecosystems&quot;,&quot;URL&quot;:&quot;https://www.nature.com/articles/s41586-018-0301-1&quot;,&quot;volume&quot;:&quot;559&quot;,&quot;author&quot;:[{&quot;family&quot;:&quot;Barlow&quot;,&quot;given&quot;:&quot;Jos&quot;},{&quot;family&quot;:&quot;França&quot;,&quot;given&quot;:&quot;Filipe&quot;},{&quot;family&quot;:&quot;Gardner&quot;,&quot;given&quot;:&quot;Toby A.&quot;},{&quot;family&quot;:&quot;Hicks&quot;,&quot;given&quot;:&quot;Christina C.&quot;},{&quot;family&quot;:&quot;Lennox&quot;,&quot;given&quot;:&quot;Gareth D.&quot;},{&quot;family&quot;:&quot;Berenguer&quot;,&quot;given&quot;:&quot;Erika&quot;},{&quot;family&quot;:&quot;Castello&quot;,&quot;given&quot;:&quot;Leandro&quot;},{&quot;family&quot;:&quot;Economo&quot;,&quot;given&quot;:&quot;Evan P.&quot;},{&quot;family&quot;:&quot;Ferreira&quot;,&quot;given&quot;:&quot;Joice&quot;},{&quot;family&quot;:&quot;Guénard&quot;,&quot;given&quot;:&quot;Benoit&quot;},{&quot;family&quot;:&quot;Gontijo Leal&quot;,&quot;given&quot;:&quot;Cecília&quot;},{&quot;family&quot;:&quot;Isaac&quot;,&quot;given&quot;:&quot;Victoria&quot;},{&quot;family&quot;:&quot;Lees&quot;,&quot;given&quot;:&quot;Alexander C.&quot;},{&quot;family&quot;:&quot;Parr&quot;,&quot;given&quot;:&quot;Catherine L.&quot;},{&quot;family&quot;:&quot;Wilson&quot;,&quot;given&quot;:&quot;Shaun K.&quot;},{&quot;family&quot;:&quot;Young&quot;,&quot;given&quot;:&quot;Paul J.&quot;},{&quot;family&quot;:&quot;Graham&quot;,&quot;given&quot;:&quot;Nicholas A. J.&quot;}],&quot;accessed&quot;:{&quot;date-parts&quot;:[[&quot;2019&quot;,11,25]]},&quot;issued&quot;:{&quot;date-parts&quot;:[[&quot;2018&quot;,7]]}}}],&quot;schema&quot;:&quot;https://github.com/citation-style-language/schema/raw/master/csl-citation.json&quot;} RNDjfr7tmdCNl"/></text:p>
      <text:p text:style-name="Standard"><text:reference-mark-start text:name="ZOTERO_ITEM CSL_CITATION {&quot;citationID&quot;:&quot;r0I9FMuM&quot;,&quot;properties&quot;:{&quot;formattedCitation&quot;:&quot;(Nguyen et al., 2011)&quot;,&quot;plainCitation&quot;:&quot;(Nguyen et al., 2011)&quot;,&quot;noteIndex&quot;:0},&quot;citationItems&quot;:[{&quot;id&quot;:308,&quot;uris&quot;:[&quot;http://zotero.org/users/5871544/items/EREAV463&quot;],&quot;uri&quot;:[&quot;http://zotero.org/users/5871544/items/EREAV463&quot;],&quot;itemData&quot;:{&quot;id&quot;:308,&quot;type&quot;:&quot;article-journal&quot;,&quot;abstract&quot;:&quot;Animal physiology, ecology and evolution are affected by temperature and it is expected that community structure will be strongly influenced by global warming. This is particularly relevant in the tropics, where organisms are already living close to their upper temperature limits and hence are highly vulnerable to rising temperature. Here we present data on upper temperature limits of 34 tropical marine ectotherm species from seven phyla living in intertidal and subtidal habitats. Short term thermal tolerances and vertical distributions were correlated, i.e., upper shore animals have higher thermal tolerance than lower shore and subtidal animals; however, animals, despite their respective tidal height, were susceptible to the same temperature in the long term. When temperatures were raised by 1°C hour−1, the upper lethal temperature range of intertidal ectotherms was 41–52°C, but this range was narrower and reduced to 37–41°C in subtidal animals. The rate of temperature change, however, affected intertidal and subtidal animals differently. In chronic heating experiments when temperature was raised weekly or monthly instead of every hour, upper temperature limits of subtidal species decreased from 40°C to 35.4°C, while the decrease was more than 10°C in high shore organisms. Hence in the long term, activity and survival of tropical marine organisms could be compromised just 2–3°C above present seawater temperatures. Differences between animals from environments that experience different levels of temperature variability suggest that the physiological mechanisms underlying thermal sensitivity may vary at different rates of warming.&quot;,&quot;container-title&quot;:&quot;PLOS ONE&quot;,&quot;DOI&quot;:&quot;10.1371/journal.pone.0029340&quot;,&quot;ISSN&quot;:&quot;1932-6203&quot;,&quot;issue&quot;:&quot;12&quot;,&quot;journalAbbreviation&quot;:&quot;PLOS ONE&quot;,&quot;language&quot;:&quot;en&quot;,&quot;page&quot;:&quot;e29340&quot;,&quot;source&quot;:&quot;PLoS Journals&quot;,&quot;title&quot;:&quot;Upper Temperature Limits of Tropical Marine Ectotherms: Global Warming Implications&quot;,&quot;title-short&quot;:&quot;Upper Temperature Limits of Tropical Marine Ectotherms&quot;,&quot;URL&quot;:&quot;https://journals.plos.org/plosone/article?id=10.1371/journal.pone.0029340&quot;,&quot;volume&quot;:&quot;6&quot;,&quot;author&quot;:[{&quot;family&quot;:&quot;Nguyen&quot;,&quot;given&quot;:&quot;Khanh Dung T.&quot;},{&quot;family&quot;:&quot;Morley&quot;,&quot;given&quot;:&quot;Simon A.&quot;},{&quot;family&quot;:&quot;Lai&quot;,&quot;given&quot;:&quot;Chien-Houng&quot;},{&quot;family&quot;:&quot;Clark&quot;,&quot;given&quot;:&quot;Melody S.&quot;},{&quot;family&quot;:&quot;Tan&quot;,&quot;given&quot;:&quot;Koh Siang&quot;},{&quot;family&quot;:&quot;Bates&quot;,&quot;given&quot;:&quot;Amanda E.&quot;},{&quot;family&quot;:&quot;Peck&quot;,&quot;given&quot;:&quot;Lloyd S.&quot;}],&quot;accessed&quot;:{&quot;date-parts&quot;:[[&quot;2019&quot;,11,25]]},&quot;issued&quot;:{&quot;date-parts&quot;:[[&quot;2011&quot;]],&quot;season&quot;:&quot;dic&quot;}}}],&quot;schema&quot;:&quot;https://github.com/citation-style-language/schema/raw/master/csl-citation.json&quot;} RNDUhIKWZFdBP"/>(Nguyen et al., 2011)<text:reference-mark-end text:name="ZOTERO_ITEM CSL_CITATION {&quot;citationID&quot;:&quot;r0I9FMuM&quot;,&quot;properties&quot;:{&quot;formattedCitation&quot;:&quot;(Nguyen et al., 2011)&quot;,&quot;plainCitation&quot;:&quot;(Nguyen et al., 2011)&quot;,&quot;noteIndex&quot;:0},&quot;citationItems&quot;:[{&quot;id&quot;:308,&quot;uris&quot;:[&quot;http://zotero.org/users/5871544/items/EREAV463&quot;],&quot;uri&quot;:[&quot;http://zotero.org/users/5871544/items/EREAV463&quot;],&quot;itemData&quot;:{&quot;id&quot;:308,&quot;type&quot;:&quot;article-journal&quot;,&quot;abstract&quot;:&quot;Animal physiology, ecology and evolution are affected by temperature and it is expected that community structure will be strongly influenced by global warming. This is particularly relevant in the tropics, where organisms are already living close to their upper temperature limits and hence are highly vulnerable to rising temperature. Here we present data on upper temperature limits of 34 tropical marine ectotherm species from seven phyla living in intertidal and subtidal habitats. Short term thermal tolerances and vertical distributions were correlated, i.e., upper shore animals have higher thermal tolerance than lower shore and subtidal animals; however, animals, despite their respective tidal height, were susceptible to the same temperature in the long term. When temperatures were raised by 1°C hour−1, the upper lethal temperature range of intertidal ectotherms was 41–52°C, but this range was narrower and reduced to 37–41°C in subtidal animals. The rate of temperature change, however, affected intertidal and subtidal animals differently. In chronic heating experiments when temperature was raised weekly or monthly instead of every hour, upper temperature limits of subtidal species decreased from 40°C to 35.4°C, while the decrease was more than 10°C in high shore organisms. Hence in the long term, activity and survival of tropical marine organisms could be compromised just 2–3°C above present seawater temperatures. Differences between animals from environments that experience different levels of temperature variability suggest that the physiological mechanisms underlying thermal sensitivity may vary at different rates of warming.&quot;,&quot;container-title&quot;:&quot;PLOS ONE&quot;,&quot;DOI&quot;:&quot;10.1371/journal.pone.0029340&quot;,&quot;ISSN&quot;:&quot;1932-6203&quot;,&quot;issue&quot;:&quot;12&quot;,&quot;journalAbbreviation&quot;:&quot;PLOS ONE&quot;,&quot;language&quot;:&quot;en&quot;,&quot;page&quot;:&quot;e29340&quot;,&quot;source&quot;:&quot;PLoS Journals&quot;,&quot;title&quot;:&quot;Upper Temperature Limits of Tropical Marine Ectotherms: Global Warming Implications&quot;,&quot;title-short&quot;:&quot;Upper Temperature Limits of Tropical Marine Ectotherms&quot;,&quot;URL&quot;:&quot;https://journals.plos.org/plosone/article?id=10.1371/journal.pone.0029340&quot;,&quot;volume&quot;:&quot;6&quot;,&quot;author&quot;:[{&quot;family&quot;:&quot;Nguyen&quot;,&quot;given&quot;:&quot;Khanh Dung T.&quot;},{&quot;family&quot;:&quot;Morley&quot;,&quot;given&quot;:&quot;Simon A.&quot;},{&quot;family&quot;:&quot;Lai&quot;,&quot;given&quot;:&quot;Chien-Houng&quot;},{&quot;family&quot;:&quot;Clark&quot;,&quot;given&quot;:&quot;Melody S.&quot;},{&quot;family&quot;:&quot;Tan&quot;,&quot;given&quot;:&quot;Koh Siang&quot;},{&quot;family&quot;:&quot;Bates&quot;,&quot;given&quot;:&quot;Amanda E.&quot;},{&quot;family&quot;:&quot;Peck&quot;,&quot;given&quot;:&quot;Lloyd S.&quot;}],&quot;accessed&quot;:{&quot;date-parts&quot;:[[&quot;2019&quot;,11,25]]},&quot;issued&quot;:{&quot;date-parts&quot;:[[&quot;2011&quot;]],&quot;season&quot;:&quot;dic&quot;}}}],&quot;schema&quot;:&quot;https://github.com/citation-style-language/schema/raw/master/csl-citation.json&quot;} RNDUhIKWZFdBP"/></text:p>
      <text:p text:style-name="Standard"><text:reference-mark-start text:name="ZOTERO_ITEM CSL_CITATION {&quot;citationID&quot;:&quot;VELVEc5e&quot;,&quot;properties&quot;:{&quot;formattedCitation&quot;:&quot;(Trisos et al., 2020)&quot;,&quot;plainCitation&quot;:&quot;(Trisos et al., 2020)&quot;,&quot;noteIndex&quot;:0},&quot;citationItems&quot;:[{&quot;id&quot;:1177,&quot;uris&quot;:[&quot;http://zotero.org/users/5871544/items/7GL4W7Y8&quot;],&quot;uri&quot;:[&quot;http://zotero.org/users/5871544/items/7GL4W7Y8&quot;],&quot;itemData&quot;:{&quot;id&quot;:1177,&quot;type&quot;:&quot;article-journal&quot;,&quot;abstract&quot;:&quot;Using annual projections of temperature and precipitation to estimate when species will be exposed to potentially harmful climate conditions reveals that disruption of ecological assemblages as a result of climate change will be abrupt and could start as early as the current decade.&quot;,&quot;container-title&quot;:&quot;Nature&quot;,&quot;DOI&quot;:&quot;10.1038/s41586-020-2189-9&quot;,&quot;ISSN&quot;:&quot;1476-4687&quot;,&quot;language&quot;:&quot;en&quot;,&quot;note&quot;:&quot;publisher: Nature Publishing Group&quot;,&quot;page&quot;:&quot;1-6&quot;,&quot;source&quot;:&quot;www.nature.com&quot;,&quot;title&quot;:&quot;The projected timing of abrupt ecological disruption from climate change&quot;,&quot;URL&quot;:&quot;https://www.nature.com/articles/s41586-020-2189-9&quot;,&quot;author&quot;:[{&quot;family&quot;:&quot;Trisos&quot;,&quot;given&quot;:&quot;Christopher H.&quot;},{&quot;family&quot;:&quot;Merow&quot;,&quot;given&quot;:&quot;Cory&quot;},{&quot;family&quot;:&quot;Pigot&quot;,&quot;given&quot;:&quot;Alex L.&quot;}],&quot;accessed&quot;:{&quot;date-parts&quot;:[[&quot;2020&quot;,4,16]]},&quot;issued&quot;:{&quot;date-parts&quot;:[[&quot;2020&quot;,4,8]]}}}],&quot;schema&quot;:&quot;https://github.com/citation-style-language/schema/raw/master/csl-citation.json&quot;} RNDs2Yp4ILZAc"/>(Trisos et al., 2020)<text:reference-mark-end text:name="ZOTERO_ITEM CSL_CITATION {&quot;citationID&quot;:&quot;VELVEc5e&quot;,&quot;properties&quot;:{&quot;formattedCitation&quot;:&quot;(Trisos et al., 2020)&quot;,&quot;plainCitation&quot;:&quot;(Trisos et al., 2020)&quot;,&quot;noteIndex&quot;:0},&quot;citationItems&quot;:[{&quot;id&quot;:1177,&quot;uris&quot;:[&quot;http://zotero.org/users/5871544/items/7GL4W7Y8&quot;],&quot;uri&quot;:[&quot;http://zotero.org/users/5871544/items/7GL4W7Y8&quot;],&quot;itemData&quot;:{&quot;id&quot;:1177,&quot;type&quot;:&quot;article-journal&quot;,&quot;abstract&quot;:&quot;Using annual projections of temperature and precipitation to estimate when species will be exposed to potentially harmful climate conditions reveals that disruption of ecological assemblages as a result of climate change will be abrupt and could start as early as the current decade.&quot;,&quot;container-title&quot;:&quot;Nature&quot;,&quot;DOI&quot;:&quot;10.1038/s41586-020-2189-9&quot;,&quot;ISSN&quot;:&quot;1476-4687&quot;,&quot;language&quot;:&quot;en&quot;,&quot;note&quot;:&quot;publisher: Nature Publishing Group&quot;,&quot;page&quot;:&quot;1-6&quot;,&quot;source&quot;:&quot;www.nature.com&quot;,&quot;title&quot;:&quot;The projected timing of abrupt ecological disruption from climate change&quot;,&quot;URL&quot;:&quot;https://www.nature.com/articles/s41586-020-2189-9&quot;,&quot;author&quot;:[{&quot;family&quot;:&quot;Trisos&quot;,&quot;given&quot;:&quot;Christopher H.&quot;},{&quot;family&quot;:&quot;Merow&quot;,&quot;given&quot;:&quot;Cory&quot;},{&quot;family&quot;:&quot;Pigot&quot;,&quot;given&quot;:&quot;Alex L.&quot;}],&quot;accessed&quot;:{&quot;date-parts&quot;:[[&quot;2020&quot;,4,16]]},&quot;issued&quot;:{&quot;date-parts&quot;:[[&quot;2020&quot;,4,8]]}}}],&quot;schema&quot;:&quot;https://github.com/citation-style-language/schema/raw/master/csl-citation.json&quot;} RNDs2Yp4ILZAc"/></text:p>
      <text:p text:style-name="Standard"><text:reference-mark-start text:name="ZOTERO_ITEM CSL_CITATION {&quot;citationID&quot;:&quot;tpp1jYwB&quot;,&quot;properties&quot;:{&quot;formattedCitation&quot;:&quot;(Huey &amp; Kingsolver, 2019)&quot;,&quot;plainCitation&quot;:&quot;(Huey &amp; Kingsolver, 2019)&quot;,&quot;noteIndex&quot;:0},&quot;citationItems&quot;:[{&quot;id&quot;:1218,&quot;uris&quot;:[&quot;http://zotero.org/users/5871544/items/G7HUP3XB&quot;],&quot;uri&quot;:[&quot;http://zotero.org/users/5871544/items/G7HUP3XB&quot;],&quot;itemData&quot;:{&quot;id&quot;:1218,&quot;type&quot;:&quot;article-journal&quot;,&quot;abstract&quot;:&quot;Climate warming may lower environmental resource levels, growth, and fitness of many ectotherms. In a classic experiment, Brett and colleagues documented that growth rates of salmon depended strikingly on both temperature and food levels. Here we develop a simple bioenergetic model that explores how fixed temperatures and food jointly alter the thermal sensitivity of net energy gain. The model incorporates differing thermal sensitivities of energy intake and metabolism. In qualitative agreement with Brett’s results, it predicts that decreased food intake reduces growth rates, lowers optimal temperatures for growth, and lowers the highest temperatures sustaining growth (upper thermal limit). Consequently, ectotherms facing reduced food intake in warm environments should restrict activity to times when low body temperatures are biophysically feasible, but—in a warming world—that will force ectotherms to shorten activity times and thus further reduce food intake. This “metabolic meltdown” is a consequence of declining energy intake coupled with accelerating metabolic costs at high temperatures and with warming-imposed restrictions on activity. Next, we extend the model to explore how increasing mean environmental temperatures alter the thermal sensitivity of growth: when food intake is reduced, optimal temperatures and upper thermal limits for growth are lowered. We discuss our model’s key assumptions and caveats as well as its relationship to a recent model for phytoplankton. Both models illustrate that the deleterious impacts of climate warming on ectotherms will be amplified if food intake is also reduced, either because warming reduces standing food resources or because it restricts foraging time.&quot;,&quot;container-title&quot;:&quot;The American Naturalist&quot;,&quot;DOI&quot;:&quot;10.1086/705679&quot;,&quot;ISSN&quot;:&quot;0003-0147&quot;,&quot;issue&quot;:&quot;6&quot;,&quot;journalAbbreviation&quot;:&quot;The American Naturalist&quot;,&quot;note&quot;:&quot;publisher: The University of Chicago Press&quot;,&quot;page&quot;:&quot;E140-E150&quot;,&quot;source&quot;:&quot;journals.uchicago.edu (Atypon)&quot;,&quot;title&quot;:&quot;Climate Warming, Resource Availability, and the Metabolic Meltdown of Ectotherms&quot;,&quot;URL&quot;:&quot;https://www.journals.uchicago.edu/doi/full/10.1086/705679&quot;,&quot;volume&quot;:&quot;194&quot;,&quot;author&quot;:[{&quot;family&quot;:&quot;Huey&quot;,&quot;given&quot;:&quot;Raymond B.&quot;},{&quot;family&quot;:&quot;Kingsolver&quot;,&quot;given&quot;:&quot;Joel G.&quot;}],&quot;accessed&quot;:{&quot;date-parts&quot;:[[&quot;2020&quot;,4,23]]},&quot;issued&quot;:{&quot;date-parts&quot;:[[&quot;2019&quot;,12,1]]}}}],&quot;schema&quot;:&quot;https://github.com/citation-style-language/schema/raw/master/csl-citation.json&quot;} RNDhzYBlZ80N6"/>(Huey &amp; Kingsolver, 2019)<text:reference-mark-end text:name="ZOTERO_ITEM CSL_CITATION {&quot;citationID&quot;:&quot;tpp1jYwB&quot;,&quot;properties&quot;:{&quot;formattedCitation&quot;:&quot;(Huey &amp; Kingsolver, 2019)&quot;,&quot;plainCitation&quot;:&quot;(Huey &amp; Kingsolver, 2019)&quot;,&quot;noteIndex&quot;:0},&quot;citationItems&quot;:[{&quot;id&quot;:1218,&quot;uris&quot;:[&quot;http://zotero.org/users/5871544/items/G7HUP3XB&quot;],&quot;uri&quot;:[&quot;http://zotero.org/users/5871544/items/G7HUP3XB&quot;],&quot;itemData&quot;:{&quot;id&quot;:1218,&quot;type&quot;:&quot;article-journal&quot;,&quot;abstract&quot;:&quot;Climate warming may lower environmental resource levels, growth, and fitness of many ectotherms. In a classic experiment, Brett and colleagues documented that growth rates of salmon depended strikingly on both temperature and food levels. Here we develop a simple bioenergetic model that explores how fixed temperatures and food jointly alter the thermal sensitivity of net energy gain. The model incorporates differing thermal sensitivities of energy intake and metabolism. In qualitative agreement with Brett’s results, it predicts that decreased food intake reduces growth rates, lowers optimal temperatures for growth, and lowers the highest temperatures sustaining growth (upper thermal limit). Consequently, ectotherms facing reduced food intake in warm environments should restrict activity to times when low body temperatures are biophysically feasible, but—in a warming world—that will force ectotherms to shorten activity times and thus further reduce food intake. This “metabolic meltdown” is a consequence of declining energy intake coupled with accelerating metabolic costs at high temperatures and with warming-imposed restrictions on activity. Next, we extend the model to explore how increasing mean environmental temperatures alter the thermal sensitivity of growth: when food intake is reduced, optimal temperatures and upper thermal limits for growth are lowered. We discuss our model’s key assumptions and caveats as well as its relationship to a recent model for phytoplankton. Both models illustrate that the deleterious impacts of climate warming on ectotherms will be amplified if food intake is also reduced, either because warming reduces standing food resources or because it restricts foraging time.&quot;,&quot;container-title&quot;:&quot;The American Naturalist&quot;,&quot;DOI&quot;:&quot;10.1086/705679&quot;,&quot;ISSN&quot;:&quot;0003-0147&quot;,&quot;issue&quot;:&quot;6&quot;,&quot;journalAbbreviation&quot;:&quot;The American Naturalist&quot;,&quot;note&quot;:&quot;publisher: The University of Chicago Press&quot;,&quot;page&quot;:&quot;E140-E150&quot;,&quot;source&quot;:&quot;journals.uchicago.edu (Atypon)&quot;,&quot;title&quot;:&quot;Climate Warming, Resource Availability, and the Metabolic Meltdown of Ectotherms&quot;,&quot;URL&quot;:&quot;https://www.journals.uchicago.edu/doi/full/10.1086/705679&quot;,&quot;volume&quot;:&quot;194&quot;,&quot;author&quot;:[{&quot;family&quot;:&quot;Huey&quot;,&quot;given&quot;:&quot;Raymond B.&quot;},{&quot;family&quot;:&quot;Kingsolver&quot;,&quot;given&quot;:&quot;Joel G.&quot;}],&quot;accessed&quot;:{&quot;date-parts&quot;:[[&quot;2020&quot;,4,23]]},&quot;issued&quot;:{&quot;date-parts&quot;:[[&quot;2019&quot;,12,1]]}}}],&quot;schema&quot;:&quot;https://github.com/citation-style-language/schema/raw/master/csl-citation.json&quot;} RNDhzYBlZ80N6"/></text:p>
      <text:p text:style-name="P18"><text:span text:style-name="T1">3º paragraph</text:span> </text:p>
      <text:p text:style-name="Standard"><text:reference-mark-start text:name="ZOTERO_ITEM CSL_CITATION {&quot;citationID&quot;:&quot;Mw51yFSD&quot;,&quot;properties&quot;:{&quot;formattedCitation&quot;:&quot;(Feary et al., 2010; Guilherme O. Longo et al., 2019)&quot;,&quot;plainCitation&quot;:&quot;(Feary et al., 2010; Guilherme O. Longo et al., 2019)&quot;,&quot;noteIndex&quot;:0},&quot;citationItems&quot;:[{&quot;id&quot;:1220,&quot;uris&quot;:[&quot;http://zotero.org/users/5871544/items/NBQJ2CT6&quot;],&quot;uri&quot;:[&quot;http://zotero.org/users/5871544/items/NBQJ2CT6&quot;],&quot;itemData&quot;:{&quot;id&quot;:1220,&quot;type&quot;:&quot;article-journal&quot;,&quot;abstract&quot;:&quot;To examine the role of climatic extremes in structuring reef fish communities in the Arabian region, reef fish communities were visually surveyed at four sites within the southern Persian Gulf (also known as the Arabian Gulf and The Gulf), where sea-surface temperatures are extreme (range: 12-35° C annually), and these were compared with communities at four latitudinally similar sites in the biogeographically connected Gulf of Oman, where conditions are more moderate (range: 22-31° C annually). Although sites were relatively similar in the cover and composition of coral communities, substantial differences in the structure and composition of associated fish assemblages were apparent. Fish assemblages in the southern Persian Gulf held significantly lower estimates of abundance, richness and biomass, with significantly higher abundances of smaller sized individuals than Gulf of Oman assemblages. Functionally, southern Persian Gulf sites held significantly lower abundances of nearly all the common fish trophic guilds found on Gulf of Oman sites, although higher abundances of herbivorous grazers were apparent. These results suggest the potential for substantial changes in the structure of reef-associated fish communities, independent of changes in habitat within an environment of increasing fluctuations in oceanic climate.&quot;,&quot;container-title&quot;:&quot;Journal of Fish Biology&quot;,&quot;DOI&quot;:&quot;10.1111/j.1095-8649.2010.02777.x&quot;,&quot;ISSN&quot;:&quot;1095-8649&quot;,&quot;issue&quot;:&quot;8&quot;,&quot;journalAbbreviation&quot;:&quot;J. Fish Biol.&quot;,&quot;language&quot;:&quot;eng&quot;,&quot;note&quot;:&quot;PMID: 21078099&quot;,&quot;page&quot;:&quot;1931-1947&quot;,&quot;source&quot;:&quot;PubMed&quot;,&quot;title&quot;:&quot;Fish communities on the world's warmest reefs: what can they tell us about the effects of climate change in the future?&quot;,&quot;title-short&quot;:&quot;Fish communities on the world's warmest reefs&quot;,&quot;volume&quot;:&quot;77&quot;,&quot;author&quot;:[{&quot;family&quot;:&quot;Feary&quot;,&quot;given&quot;:&quot;D. A.&quot;},{&quot;family&quot;:&quot;Burt&quot;,&quot;given&quot;:&quot;J. A.&quot;},{&quot;family&quot;:&quot;Bauman&quot;,&quot;given&quot;:&quot;A. G.&quot;},{&quot;family&quot;:&quot;Usseglio&quot;,&quot;given&quot;:&quot;P.&quot;},{&quot;family&quot;:&quot;Sale&quot;,&quot;given&quot;:&quot;P. F.&quot;},{&quot;family&quot;:&quot;Cavalcante&quot;,&quot;given&quot;:&quot;G. H.&quot;}],&quot;issued&quot;:{&quot;date-parts&quot;:[[&quot;2010&quot;,11]]}}},{&quot;id&quot;:1222,&quot;uris&quot;:[&quot;http://zotero.org/users/5871544/items/B4697NEJ&quot;],&quot;uri&quot;:[&quot;http://zotero.org/users/5871544/items/B4697NEJ&quot;],&quot;itemData&quot;:{&quot;id&quot;:1222,&quot;type&quot;:&quot;article-journal&quot;,&quot;abstract&quot;:&quot;Aim The aim was to evaluate the hypothesis that biotic interactions are more intense in the tropics using reef fishes (from both functional and taxonomic perspectives), the crucial consumers on most reefs. Location Fifteen reef locations between 34°N and 27°S in the Western Atlantic. Time period 2011–2014. Major taxa studied Reef fishes. Methods We quantified fish feeding pressure on the benthos across 61° of latitude in the Western Atlantic via 1,038 10 min videos of 2 m2 reef areas, where every fish feeding on the benthos was identified, had its total length estimated, and the number of bites on the reef substratum was counted. Fish were assigned to functional groups based on diet and feeding modes. Benthic cover estimates were also obtained through visual assessments from the videos. Results We documented feeding rates that were 2- to 22-fold higher in tropical versus extratropical locations. This pattern was driven mainly by an interaction between fish functional group and temperature, with herbivory dominating in tropical regions (c. 20-fold higher), shifting to omnivory in temperate regions of both Hemispheres. Feeding by invertivores was common across all latitudes. Consumer species composition differed between Northern and Southern Hemispheres, but functional groups were similar, and their feeding changed in a similar manner with temperature regardless of Hemisphere. Main conclusions Our results support the hypothesis that biotic interactions, especially plant–herbivore interactions, are more intense in the tropics. These findings help to explain the lower palatability of tropical versus extratropical seaweeds and suggest that herbivory is favoured in warm conditions but omnivory in colder waters. The functional approach indicated that factors associated with latitude or temperature have selected for similar feeding functions among the different species occupying these geographical regions. Understanding the shifting trophic interactions across latitudes might help to predict the impacts of global changes on ecosystem function as tropical species move polewards and contact temperate systems.&quot;,&quot;container-title&quot;:&quot;Global Ecology and Biogeography&quot;,&quot;DOI&quot;:&quot;10.1111/geb.12806&quot;,&quot;ISSN&quot;:&quot;1466-8238&quot;,&quot;issue&quot;:&quot;2&quot;,&quot;language&quot;:&quot;en&quot;,&quot;note&quot;:&quot;_eprint: https://onlinelibrary.wiley.com/doi/pdf/10.1111/geb.12806&quot;,&quot;page&quot;:&quot;107-117&quot;,&quot;source&quot;:&quot;Wiley Online Library&quot;,&quot;title&quot;:&quot;Trophic interactions across 61 degrees of latitude in the Western Atlantic&quot;,&quot;URL&quot;:&quot;https://onlinelibrary.wiley.com/doi/abs/10.1111/geb.12806&quot;,&quot;volume&quot;:&quot;28&quot;,&quot;author&quot;:[{&quot;family&quot;:&quot;Longo&quot;,&quot;given&quot;:&quot;Guilherme O.&quot;},{&quot;family&quot;:&quot;Hay&quot;,&quot;given&quot;:&quot;Mark E.&quot;},{&quot;family&quot;:&quot;Ferreira&quot;,&quot;given&quot;:&quot;Carlos E. L.&quot;},{&quot;family&quot;:&quot;Floeter&quot;,&quot;given&quot;:&quot;Sergio R.&quot;}],&quot;accessed&quot;:{&quot;date-parts&quot;:[[&quot;2020&quot;,4,23]]},&quot;issued&quot;:{&quot;date-parts&quot;:[[&quot;2019&quot;]]}}}],&quot;schema&quot;:&quot;https://github.com/citation-style-language/schema/raw/master/csl-citation.json&quot;} RND6vUhAy7AEW"/>(Feary et al., 2010; Guilherme O. Longo et al., 2019)<text:reference-mark-end text:name="ZOTERO_ITEM CSL_CITATION {&quot;citationID&quot;:&quot;Mw51yFSD&quot;,&quot;properties&quot;:{&quot;formattedCitation&quot;:&quot;(Feary et al., 2010; Guilherme O. Longo et al., 2019)&quot;,&quot;plainCitation&quot;:&quot;(Feary et al., 2010; Guilherme O. Longo et al., 2019)&quot;,&quot;noteIndex&quot;:0},&quot;citationItems&quot;:[{&quot;id&quot;:1220,&quot;uris&quot;:[&quot;http://zotero.org/users/5871544/items/NBQJ2CT6&quot;],&quot;uri&quot;:[&quot;http://zotero.org/users/5871544/items/NBQJ2CT6&quot;],&quot;itemData&quot;:{&quot;id&quot;:1220,&quot;type&quot;:&quot;article-journal&quot;,&quot;abstract&quot;:&quot;To examine the role of climatic extremes in structuring reef fish communities in the Arabian region, reef fish communities were visually surveyed at four sites within the southern Persian Gulf (also known as the Arabian Gulf and The Gulf), where sea-surface temperatures are extreme (range: 12-35° C annually), and these were compared with communities at four latitudinally similar sites in the biogeographically connected Gulf of Oman, where conditions are more moderate (range: 22-31° C annually). Although sites were relatively similar in the cover and composition of coral communities, substantial differences in the structure and composition of associated fish assemblages were apparent. Fish assemblages in the southern Persian Gulf held significantly lower estimates of abundance, richness and biomass, with significantly higher abundances of smaller sized individuals than Gulf of Oman assemblages. Functionally, southern Persian Gulf sites held significantly lower abundances of nearly all the common fish trophic guilds found on Gulf of Oman sites, although higher abundances of herbivorous grazers were apparent. These results suggest the potential for substantial changes in the structure of reef-associated fish communities, independent of changes in habitat within an environment of increasing fluctuations in oceanic climate.&quot;,&quot;container-title&quot;:&quot;Journal of Fish Biology&quot;,&quot;DOI&quot;:&quot;10.1111/j.1095-8649.2010.02777.x&quot;,&quot;ISSN&quot;:&quot;1095-8649&quot;,&quot;issue&quot;:&quot;8&quot;,&quot;journalAbbreviation&quot;:&quot;J. Fish Biol.&quot;,&quot;language&quot;:&quot;eng&quot;,&quot;note&quot;:&quot;PMID: 21078099&quot;,&quot;page&quot;:&quot;1931-1947&quot;,&quot;source&quot;:&quot;PubMed&quot;,&quot;title&quot;:&quot;Fish communities on the world's warmest reefs: what can they tell us about the effects of climate change in the future?&quot;,&quot;title-short&quot;:&quot;Fish communities on the world's warmest reefs&quot;,&quot;volume&quot;:&quot;77&quot;,&quot;author&quot;:[{&quot;family&quot;:&quot;Feary&quot;,&quot;given&quot;:&quot;D. A.&quot;},{&quot;family&quot;:&quot;Burt&quot;,&quot;given&quot;:&quot;J. A.&quot;},{&quot;family&quot;:&quot;Bauman&quot;,&quot;given&quot;:&quot;A. G.&quot;},{&quot;family&quot;:&quot;Usseglio&quot;,&quot;given&quot;:&quot;P.&quot;},{&quot;family&quot;:&quot;Sale&quot;,&quot;given&quot;:&quot;P. F.&quot;},{&quot;family&quot;:&quot;Cavalcante&quot;,&quot;given&quot;:&quot;G. H.&quot;}],&quot;issued&quot;:{&quot;date-parts&quot;:[[&quot;2010&quot;,11]]}}},{&quot;id&quot;:1222,&quot;uris&quot;:[&quot;http://zotero.org/users/5871544/items/B4697NEJ&quot;],&quot;uri&quot;:[&quot;http://zotero.org/users/5871544/items/B4697NEJ&quot;],&quot;itemData&quot;:{&quot;id&quot;:1222,&quot;type&quot;:&quot;article-journal&quot;,&quot;abstract&quot;:&quot;Aim The aim was to evaluate the hypothesis that biotic interactions are more intense in the tropics using reef fishes (from both functional and taxonomic perspectives), the crucial consumers on most reefs. Location Fifteen reef locations between 34°N and 27°S in the Western Atlantic. Time period 2011–2014. Major taxa studied Reef fishes. Methods We quantified fish feeding pressure on the benthos across 61° of latitude in the Western Atlantic via 1,038 10 min videos of 2 m2 reef areas, where every fish feeding on the benthos was identified, had its total length estimated, and the number of bites on the reef substratum was counted. Fish were assigned to functional groups based on diet and feeding modes. Benthic cover estimates were also obtained through visual assessments from the videos. Results We documented feeding rates that were 2- to 22-fold higher in tropical versus extratropical locations. This pattern was driven mainly by an interaction between fish functional group and temperature, with herbivory dominating in tropical regions (c. 20-fold higher), shifting to omnivory in temperate regions of both Hemispheres. Feeding by invertivores was common across all latitudes. Consumer species composition differed between Northern and Southern Hemispheres, but functional groups were similar, and their feeding changed in a similar manner with temperature regardless of Hemisphere. Main conclusions Our results support the hypothesis that biotic interactions, especially plant–herbivore interactions, are more intense in the tropics. These findings help to explain the lower palatability of tropical versus extratropical seaweeds and suggest that herbivory is favoured in warm conditions but omnivory in colder waters. The functional approach indicated that factors associated with latitude or temperature have selected for similar feeding functions among the different species occupying these geographical regions. Understanding the shifting trophic interactions across latitudes might help to predict the impacts of global changes on ecosystem function as tropical species move polewards and contact temperate systems.&quot;,&quot;container-title&quot;:&quot;Global Ecology and Biogeography&quot;,&quot;DOI&quot;:&quot;10.1111/geb.12806&quot;,&quot;ISSN&quot;:&quot;1466-8238&quot;,&quot;issue&quot;:&quot;2&quot;,&quot;language&quot;:&quot;en&quot;,&quot;note&quot;:&quot;_eprint: https://onlinelibrary.wiley.com/doi/pdf/10.1111/geb.12806&quot;,&quot;page&quot;:&quot;107-117&quot;,&quot;source&quot;:&quot;Wiley Online Library&quot;,&quot;title&quot;:&quot;Trophic interactions across 61 degrees of latitude in the Western Atlantic&quot;,&quot;URL&quot;:&quot;https://onlinelibrary.wiley.com/doi/abs/10.1111/geb.12806&quot;,&quot;volume&quot;:&quot;28&quot;,&quot;author&quot;:[{&quot;family&quot;:&quot;Longo&quot;,&quot;given&quot;:&quot;Guilherme O.&quot;},{&quot;family&quot;:&quot;Hay&quot;,&quot;given&quot;:&quot;Mark E.&quot;},{&quot;family&quot;:&quot;Ferreira&quot;,&quot;given&quot;:&quot;Carlos E. L.&quot;},{&quot;family&quot;:&quot;Floeter&quot;,&quot;given&quot;:&quot;Sergio R.&quot;}],&quot;accessed&quot;:{&quot;date-parts&quot;:[[&quot;2020&quot;,4,23]]},&quot;issued&quot;:{&quot;date-parts&quot;:[[&quot;2019&quot;]]}}}],&quot;schema&quot;:&quot;https://github.com/citation-style-language/schema/raw/master/csl-citation.json&quot;} RND6vUhAy7AEW"/></text:p>
      <text:p text:style-name="P23"><text:reference-mark-start text:name="ZOTERO_ITEM CSL_CITATION {&quot;citationID&quot;:&quot;BZcgp2GT&quot;,&quot;properties&quot;:{&quot;formattedCitation&quot;:&quot;(P\\uc0\\u246{}rtner et al., 2019)&quot;,&quot;plainCitation&quot;:&quot;(Pörtner et al., 2019)&quot;,&quot;noteIndex&quot;:0},&quot;citationItems&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8741QUBB1J"/>(Pörtner et al., 2019)<text:reference-mark-end text:name="ZOTERO_ITEM CSL_CITATION {&quot;citationID&quot;:&quot;BZcgp2GT&quot;,&quot;properties&quot;:{&quot;formattedCitation&quot;:&quot;(P\\uc0\\u246{}rtner et al., 2019)&quot;,&quot;plainCitation&quot;:&quot;(Pörtner et al., 2019)&quot;,&quot;noteIndex&quot;:0},&quot;citationItems&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8741QUBB1J"/></text:p>
      <text:p text:style-name="Standard"><text:reference-mark-start text:name="ZOTERO_ITEM CSL_CITATION {&quot;citationID&quot;:&quot;N1EH9OM5&quot;,&quot;properties&quot;:{&quot;formattedCitation&quot;:&quot;(D. R. Bellwood et al., 2014; David R. Bellwood et al., 2017)&quot;,&quot;plainCitation&quot;:&quot;(D. R. Bellwood et al., 2014; David R. Bellwood et al., 2017)&quot;,&quot;noteIndex&quot;:0},&quot;citationItems&quot;:[{&quot;id&quot;:1227,&quot;uris&quot;:[&quot;http://zotero.org/users/5871544/items/HM7IRVEA&quot;],&quot;uri&quot;:[&quot;http://zotero.org/users/5871544/items/HM7IRVEA&quot;],&quot;itemData&quot;:{&quot;id&quot;:1227,&quot;type&quot;:&quot;article-journal&quot;,&quot;abstract&quot;:&quot;The evolution of ecological processes on coral reefs was examined based on Eocene fossil fishes from Monte Bolca, Italy and extant species from the Great Barrier Reef, Australia. Using ecologically relevant morphological metrics, we investigated the evolution of herbivory in surgeonfishes (Acanthuridae) and rabbitfishes (Siganidae). Eocene and Recent surgeonfishes showed remarkable similarities, with grazers, browsers and even specialized, long-snouted forms having Eocene analogues. These long-snouted Eocene species were probably pair-forming, crevice-feeding forms like their Recent counterparts. Although Eocene surgeonfishes likely played a critical role as herbivores during the origins of modern coral reefs, they lacked the novel morphologies seen in modern Acanthurus and Siganus (including eyes positioned high above their low-set mouths). Today, these forms dominate coral reefs in both abundance and species richness and are associated with feeding on shallow, exposed algal turfs. The radiation of these new forms, and their expansion into new habitats in the Oligocene–Miocene, reflects the second phase in the development of fish herbivory on coral reefs that is closely associated with the exploitation of highly productive short algal turfs.&quot;,&quot;container-title&quot;:&quot;Proceedings of the Royal Society B: Biological Sciences&quot;,&quot;DOI&quot;:&quot;10.1098/rspb.2013.3046&quot;,&quot;issue&quot;:&quot;1781&quot;,&quot;journalAbbreviation&quot;:&quot;Proceedings of the Royal Society B: Biological Sciences&quot;,&quot;note&quot;:&quot;publisher: Royal Society&quot;,&quot;page&quot;:&quot;20133046&quot;,&quot;source&quot;:&quot;royalsocietypublishing.org (Atypon)&quot;,&quot;title&quot;:&quot;Fifty million years of herbivory on coral reefs: fossils, fish and functional innovations&quot;,&quot;title-short&quot;:&quot;Fifty million years of herbivory on coral reefs&quot;,&quot;URL&quot;:&quot;https://royalsocietypublishing.org/doi/full/10.1098/rspb.2013.3046&quot;,&quot;volume&quot;:&quot;281&quot;,&quot;author&quot;:[{&quot;family&quot;:&quot;Bellwood&quot;,&quot;given&quot;:&quot;D. R.&quot;},{&quot;family&quot;:&quot;Goatley&quot;,&quot;given&quot;:&quot;C. H. R.&quot;},{&quot;family&quot;:&quot;Brandl&quot;,&quot;given&quot;:&quot;S. J.&quot;},{&quot;family&quot;:&quot;Bellwood&quot;,&quot;given&quot;:&quot;O.&quot;}],&quot;accessed&quot;:{&quot;date-parts&quot;:[[&quot;2020&quot;,4,23]]},&quot;issued&quot;:{&quot;date-parts&quot;:[[&quot;2014&quot;,4,22]]}}},{&quot;id&quot;:1224,&quot;uris&quot;:[&quot;http://zotero.org/users/5871544/items/39ZQFTFA&quot;],&quot;uri&quot;:[&quot;http://zotero.org/users/5871544/items/39ZQFTFA&quot;],&quot;itemData&quot;:{&quot;id&quot;:1224,&quot;type&quot;:&quot;article-journal&quot;,&quot;abstract&quot;:&quot;Coral reefs are renowned for their spectacular biodiversity and the close links between fishes and corals. Despite extensive fossil records and common biogeographic histories, the evolution of these two key groups has rarely been considered together. We therefore examine recent advances in molecular phylogenetics and palaeoecology, and place the evolution of fishes and corals in a functional context. In critically reviewing the available fossil and phylogenetic evidence, we reveal a marked congruence in the evolution of the two groups. Despite one group consisting of swimming vertebrates and the other colonial symbiotic invertebrates, fishes and corals have remarkably similar evolutionary histories. In the Paleocene and Eocene [66–34 million years ago (Ma)] most modern fish and coral families were present, and both were represented by a wide range of functional morphotypes. However, there is little evidence of diversification at this time. By contrast, in the Oligocene and Miocene (34–5.3 Ma), both groups exhibited rapid lineage diversification. There is also evidence of increasing reef area, occupation of new habitats, increasing coral cover, and potentially, increasing fish abundance. Functionally, the Oligocene–Miocene is marked by the appearance of new fish and coral taxa associated with high-turnover fast-growth ecosystems and the colonization of reef flats. It is in this period that the functional characteristics of modern coral reefs were established. Most species, however, only arose in the last 5.3 million years (Myr; Plio–Pleistocene), with the average age of fish species being 5.3 Myr, and corals just 1.9 Myr. While these species are genetically distinct, phenotypic differences are often limited to variation in colour or minor morphological features. This suggests that the rapid increase in biodiversity during the last 5.3 Myr was not matched by changes in ecosystem function. For reef fishes, colour appears to be central to recent diversification. However, the presence of pigment patterns in the Eocene suggests that colour may not have driven recent diversification. Furthermore, the lack of functional changes in fishes or corals over the last 5 Myr raises questions over the role and importance of biodiversity in shaping the future of coral reefs.&quot;,&quot;container-title&quot;:&quot;Biological Reviews&quot;,&quot;DOI&quot;:&quot;10.1111/brv.12259&quot;,&quot;ISSN&quot;:&quot;1469-185X&quot;,&quot;issue&quot;:&quot;2&quot;,&quot;language&quot;:&quot;en&quot;,&quot;note&quot;:&quot;_eprint: https://onlinelibrary.wiley.com/doi/pdf/10.1111/brv.12259&quot;,&quot;page&quot;:&quot;878-901&quot;,&quot;source&quot;:&quot;Wiley Online Library&quot;,&quot;title&quot;:&quot;The evolution of fishes and corals on reefs: form, function and interdependence&quot;,&quot;title-short&quot;:&quot;The evolution of fishes and corals on reefs&quot;,&quot;URL&quot;:&quot;https://onlinelibrary.wiley.com/doi/abs/10.1111/brv.12259&quot;,&quot;volume&quot;:&quot;92&quot;,&quot;author&quot;:[{&quot;family&quot;:&quot;Bellwood&quot;,&quot;given&quot;:&quot;David R.&quot;},{&quot;family&quot;:&quot;Goatley&quot;,&quot;given&quot;:&quot;Christopher H. R.&quot;},{&quot;family&quot;:&quot;Bellwood&quot;,&quot;given&quot;:&quot;Orpha&quot;}],&quot;accessed&quot;:{&quot;date-parts&quot;:[[&quot;2020&quot;,4,23]]},&quot;issued&quot;:{&quot;date-parts&quot;:[[&quot;2017&quot;]]}}}],&quot;schema&quot;:&quot;https://github.com/citation-style-language/schema/raw/master/csl-citation.json&quot;} RNDt4iilh0ksD"/>(D. R. Bellwood et al., 2014; David R. Bellwood et al., 2017)<text:reference-mark-end text:name="ZOTERO_ITEM CSL_CITATION {&quot;citationID&quot;:&quot;N1EH9OM5&quot;,&quot;properties&quot;:{&quot;formattedCitation&quot;:&quot;(D. R. Bellwood et al., 2014; David R. Bellwood et al., 2017)&quot;,&quot;plainCitation&quot;:&quot;(D. R. Bellwood et al., 2014; David R. Bellwood et al., 2017)&quot;,&quot;noteIndex&quot;:0},&quot;citationItems&quot;:[{&quot;id&quot;:1227,&quot;uris&quot;:[&quot;http://zotero.org/users/5871544/items/HM7IRVEA&quot;],&quot;uri&quot;:[&quot;http://zotero.org/users/5871544/items/HM7IRVEA&quot;],&quot;itemData&quot;:{&quot;id&quot;:1227,&quot;type&quot;:&quot;article-journal&quot;,&quot;abstract&quot;:&quot;The evolution of ecological processes on coral reefs was examined based on Eocene fossil fishes from Monte Bolca, Italy and extant species from the Great Barrier Reef, Australia. Using ecologically relevant morphological metrics, we investigated the evolution of herbivory in surgeonfishes (Acanthuridae) and rabbitfishes (Siganidae). Eocene and Recent surgeonfishes showed remarkable similarities, with grazers, browsers and even specialized, long-snouted forms having Eocene analogues. These long-snouted Eocene species were probably pair-forming, crevice-feeding forms like their Recent counterparts. Although Eocene surgeonfishes likely played a critical role as herbivores during the origins of modern coral reefs, they lacked the novel morphologies seen in modern Acanthurus and Siganus (including eyes positioned high above their low-set mouths). Today, these forms dominate coral reefs in both abundance and species richness and are associated with feeding on shallow, exposed algal turfs. The radiation of these new forms, and their expansion into new habitats in the Oligocene–Miocene, reflects the second phase in the development of fish herbivory on coral reefs that is closely associated with the exploitation of highly productive short algal turfs.&quot;,&quot;container-title&quot;:&quot;Proceedings of the Royal Society B: Biological Sciences&quot;,&quot;DOI&quot;:&quot;10.1098/rspb.2013.3046&quot;,&quot;issue&quot;:&quot;1781&quot;,&quot;journalAbbreviation&quot;:&quot;Proceedings of the Royal Society B: Biological Sciences&quot;,&quot;note&quot;:&quot;publisher: Royal Society&quot;,&quot;page&quot;:&quot;20133046&quot;,&quot;source&quot;:&quot;royalsocietypublishing.org (Atypon)&quot;,&quot;title&quot;:&quot;Fifty million years of herbivory on coral reefs: fossils, fish and functional innovations&quot;,&quot;title-short&quot;:&quot;Fifty million years of herbivory on coral reefs&quot;,&quot;URL&quot;:&quot;https://royalsocietypublishing.org/doi/full/10.1098/rspb.2013.3046&quot;,&quot;volume&quot;:&quot;281&quot;,&quot;author&quot;:[{&quot;family&quot;:&quot;Bellwood&quot;,&quot;given&quot;:&quot;D. R.&quot;},{&quot;family&quot;:&quot;Goatley&quot;,&quot;given&quot;:&quot;C. H. R.&quot;},{&quot;family&quot;:&quot;Brandl&quot;,&quot;given&quot;:&quot;S. J.&quot;},{&quot;family&quot;:&quot;Bellwood&quot;,&quot;given&quot;:&quot;O.&quot;}],&quot;accessed&quot;:{&quot;date-parts&quot;:[[&quot;2020&quot;,4,23]]},&quot;issued&quot;:{&quot;date-parts&quot;:[[&quot;2014&quot;,4,22]]}}},{&quot;id&quot;:1224,&quot;uris&quot;:[&quot;http://zotero.org/users/5871544/items/39ZQFTFA&quot;],&quot;uri&quot;:[&quot;http://zotero.org/users/5871544/items/39ZQFTFA&quot;],&quot;itemData&quot;:{&quot;id&quot;:1224,&quot;type&quot;:&quot;article-journal&quot;,&quot;abstract&quot;:&quot;Coral reefs are renowned for their spectacular biodiversity and the close links between fishes and corals. Despite extensive fossil records and common biogeographic histories, the evolution of these two key groups has rarely been considered together. We therefore examine recent advances in molecular phylogenetics and palaeoecology, and place the evolution of fishes and corals in a functional context. In critically reviewing the available fossil and phylogenetic evidence, we reveal a marked congruence in the evolution of the two groups. Despite one group consisting of swimming vertebrates and the other colonial symbiotic invertebrates, fishes and corals have remarkably similar evolutionary histories. In the Paleocene and Eocene [66–34 million years ago (Ma)] most modern fish and coral families were present, and both were represented by a wide range of functional morphotypes. However, there is little evidence of diversification at this time. By contrast, in the Oligocene and Miocene (34–5.3 Ma), both groups exhibited rapid lineage diversification. There is also evidence of increasing reef area, occupation of new habitats, increasing coral cover, and potentially, increasing fish abundance. Functionally, the Oligocene–Miocene is marked by the appearance of new fish and coral taxa associated with high-turnover fast-growth ecosystems and the colonization of reef flats. It is in this period that the functional characteristics of modern coral reefs were established. Most species, however, only arose in the last 5.3 million years (Myr; Plio–Pleistocene), with the average age of fish species being 5.3 Myr, and corals just 1.9 Myr. While these species are genetically distinct, phenotypic differences are often limited to variation in colour or minor morphological features. This suggests that the rapid increase in biodiversity during the last 5.3 Myr was not matched by changes in ecosystem function. For reef fishes, colour appears to be central to recent diversification. However, the presence of pigment patterns in the Eocene suggests that colour may not have driven recent diversification. Furthermore, the lack of functional changes in fishes or corals over the last 5 Myr raises questions over the role and importance of biodiversity in shaping the future of coral reefs.&quot;,&quot;container-title&quot;:&quot;Biological Reviews&quot;,&quot;DOI&quot;:&quot;10.1111/brv.12259&quot;,&quot;ISSN&quot;:&quot;1469-185X&quot;,&quot;issue&quot;:&quot;2&quot;,&quot;language&quot;:&quot;en&quot;,&quot;note&quot;:&quot;_eprint: https://onlinelibrary.wiley.com/doi/pdf/10.1111/brv.12259&quot;,&quot;page&quot;:&quot;878-901&quot;,&quot;source&quot;:&quot;Wiley Online Library&quot;,&quot;title&quot;:&quot;The evolution of fishes and corals on reefs: form, function and interdependence&quot;,&quot;title-short&quot;:&quot;The evolution of fishes and corals on reefs&quot;,&quot;URL&quot;:&quot;https://onlinelibrary.wiley.com/doi/abs/10.1111/brv.12259&quot;,&quot;volume&quot;:&quot;92&quot;,&quot;author&quot;:[{&quot;family&quot;:&quot;Bellwood&quot;,&quot;given&quot;:&quot;David R.&quot;},{&quot;family&quot;:&quot;Goatley&quot;,&quot;given&quot;:&quot;Christopher H. R.&quot;},{&quot;family&quot;:&quot;Bellwood&quot;,&quot;given&quot;:&quot;Orpha&quot;}],&quot;accessed&quot;:{&quot;date-parts&quot;:[[&quot;2020&quot;,4,23]]},&quot;issued&quot;:{&quot;date-parts&quot;:[[&quot;2017&quot;]]}}}],&quot;schema&quot;:&quot;https://github.com/citation-style-language/schema/raw/master/csl-citation.json&quot;} RNDt4iilh0ksD"/></text:p>
      <text:p text:style-name="Standard"><text:reference-mark-start text:name="ZOTERO_ITEM CSL_CITATION {&quot;citationID&quot;:&quot;IAp447hf&quot;,&quot;properties&quot;:{&quot;formattedCitation&quot;:&quot;(Stillman, 2003)&quot;,&quot;plainCitation&quot;:&quot;(Stillman, 2003)&quot;,&quot;noteIndex&quot;:0},&quot;citationItems&quot;:[{&quot;id&quot;:1230,&quot;uris&quot;:[&quot;http://zotero.org/users/5871544/items/4V6NH9P8&quot;],&quot;uri&quot;:[&quot;http://zotero.org/users/5871544/items/4V6NH9P8&quot;],&quot;itemData&quot;:{&quot;id&quot;:1230,&quot;type&quot;:&quot;article-journal&quot;,&quot;abstract&quot;:&quot;Recent reports have presented meta-analyses of global biological impacts of climate change ( [1][1], [2][2] ). However, there is debate as to the level of confidence ascribed to the certainty that global climate change has caused the observed biological changes ( [3][3] ). Two important considerations in the assessment of how climate change will impact organisms are (i) how close organisms are to their thermal limits in nature and (ii) an understanding of how organisms respond to increasing habitat temperatures, especially the degree to which organisms are able to adjust, or acclimatize, their thermal sensitivity.\n\nHere, I report the effects of thermal acclimation on thermal limits of cardiac function in four congeneric species of marine invertebrates (Porcelain crabs, genus Petrolisthes ) from different thermal habitats. Crabs in this genus are distributed throughout the eastern Pacific, from Alaska to Chile, and at all sites in this latitudinal range sympatric species have discrete patterns of vertical intertidal zonation ( [4][4] ). During low tide, these crabs remain under stones, where temperatures during hot, low tide periods have been shown to change over 20°C in 6 hours ( [4][4],[5][5] ). Two of the species ( P. gracilis and P. hirtipes ) are endemic to the Northern Gulf of California, and the other two ( P. cinctipes and P. eriomerus ) are distributed in the cold-temperate zone of the northeastern Pacific ( [4][4] ). P. gracilis and P. cinctipes are upper intertidal zone species, P. hirtipes is a middle intertidal zone species, and P. eriomerus is found in and below the low intertidal zone ( [4][4] ). P. gracilis and P. hirtipes are in one phylogenetic clade that diverged ∼6 million years ago (Ma), and P. cinctipes and P. eriomerus are in a different clade with a divergence time of ∼13 Ma ( [4][4] ).\n\nThe upper and lower thermal limits of heart function (defined as CTmax and CTmin, respectively) (fig. S1) ( [5][5] ) were determined in specimens acclimated to 10°C temperature ranges ([Fig. 1, A and B][6]) ( [5][5] ). CTmax ([Fig. 1A][6]) and CTmin ([Fig. 1B][6]) values at either acclimation temperature were generally consistent with thermal microhabitat. CTmax values are at or near maximal habitat temperatures ([Fig. 1, A and C][6]) ( [4][4] ) in all species except for P. eriomerus . The striking result of this experiment is shown in [Fig. 1C][6]. The change in CTmax over the 10°C acclimation temperature range (ΔCTmax) decreased linearly among species in an inverse relation with maximal microhabitat temperature. In other words, the species that have evolved the greatest tolerance to high temperatures have done so at the expense of acclimation capacity of CTmax, and it is these species that will be the most susceptible to the smallest increases in microhabitat temperatures. The opposite effect was apparent for CTmin, where there was a positive correlation between ΔCTmin and maximal habitat temperature. These trends remained apparent after phylogenetic transformation of the data by independent contrasts analysis ( [5][5] ).\n\n![  Fig. 1. ][7]&lt;/img&gt;\n\n Fig. 1.  \n( A ) Upper thermallimits (CT-max, fig. S1A) and ( B ) lower thermal limits (CTmin, fig. S1B) of cardiac function at two acclimation temperatures separated by 10°C. Low acclimation temperatures (T) were set to normalwintertime sea surface temperatures at the respective collection locations ( [4][4] ); T = 8°C for the two temperate species, P. cinctipes and P. eriomerus ; T = 15°C for the two species from the Northern Gulf of California, P. gracilis and P. hirtipes . Acclimations were ≥4 weeks in each case. Each data point is the mean ± 1 SE; n = 5 to 6 individuals. Asterisks indicate significant differences between T and T+10 values for each species ( t test, P &lt; 0.05). ( C ) The change in CTmax and CTmin over the 10°C acclimation range for each species, plotted as a function of maximal habitat temperatures ( [4][4] ). Each data point is the difference in means of CTmax or CTmin for one species. Linear regression (dashed lines) was significant ( P = 0.0044) for CTmax but not for CTmin ( P = 0.11).\n\n\n\nThe prediction generated from these results is that the Petrolisthes species that would be impacted the most with increased warming would be those from the Northern Gulf of California. The capacity for acclimation of CTmax in P. gracilis is less than the estimated average amount of global warming that has already occurred ( [2][2] ), and thus this species may have already been impacted by climate change. There is evidence that P. cinctipes has been affected by climate-related increases in thermal microhabitat. An analysis of long-term changes in species composition of the intertidal invertebrate community in Monterey, California, reported that the abundance of P. cinctipes has dramatically declined during a period of 60 years associated with increasing thermal stress levels ( [6][8] ). If a relatively long-term set of data existed for P. gracilis and P. hirtipes in the Gulf of California, similar changes in abundance would have likely been observed. Thus, by understanding the biological bases that underlie the responses of organisms to increasing habitat temperature, we can increase our certainty of the direct impacts that climate change has on life in nature.\n\nSupporting Online Material \n\n[www.sciencemag.org/cgi/content/full/301/5629/65/DC1][9] \n\nMaterials and Methods\n\nFig. S1\n\nReferences\n\n1.  [↵][10] C. Parmesean, G. Yohe, Nature 421, 37 (2003).\n    \n    [OpenUrl][11][CrossRef][12][PubMed][13]\n\n2.  [↵][14] T. Root et al ., Nature 421, 57 (2003).\n    \n    [OpenUrl][15][CrossRef][16][PubMed][17]\n\n3.  [↵][18] M. Jensen, Science 299, 38 (2003).\n    \n    [OpenUrl][19][Abstract/FREE Full Text][20]\n\n4.  [↵][21] J. Stillman, Int. Comp. Biol. 42, 790 (2002).\n    \n    [OpenUrl][22][CrossRef][23]\n\n5.  [↵][24] Materials and methods are available as supporting material on Science Online.\n    \n    \n\n6.  [↵][25] R. Sagarin et al. , Ecol. Monogr. 69, 465 (1999).\n    \n    [OpenUrl][26][CrossRef][27][Web of Science][28]\n\n7.  This work was supported by grants from the NSF and the Packard Foundation (PISCO contribution no. 121).\n\n [1]: #ref-1\n [2]: #ref-2\n [3]: #ref-3\n [4]: #ref-4\n [5]: #ref-5\n [6]: #F1\n [7]: pending:yes\n [8]: #ref-6\n [9]: http://www.sciencemag.org/cgi/content/full/301/5629/65/DC1\n [10]: #xref-ref-1-1 \&quot;View reference 1 in text\&quot;\n [11]: {openurl}?query=rft.jtitle%253DNature%253B%2BPhysical%2BScience%2B%2528London%2529%26rft.stitle%253DNature%253B%2BPhysical%2BScience%2B%2528London%2529%26rft.aulast%253DParmesan%26rft.auinit1%253DC.%26rft.volume%253D421%26rft.issue%253D6918%26rft.spage%253D37%26rft.epage%253D42%26rft.atitle%253DA%2Bglobally%2Bcoherent%2Bfingerprint%2Bof%2Bclimate%2Bchange%2Bimpacts%2Bacross%2Bnatural%2Bsystems.%26rft_id%253Dinfo%253Adoi%252F10.1038%252Fnature01286%26rft_id%253Dinfo%253Apmid%252F12511946%26rft.genre%253Darticle%26rft_val_fmt%253Dinfo%253Aofi%252Ffmt%253Akev%253Amtx%253Ajournal%26ctx_ver%253DZ39.88-2004%26url_ver%253DZ39.88-2004%26url_ctx_fmt%253Dinfo%253Aofi%252Ffmt%253Akev%253Amtx%253Actx\n [12]: /lookup/external-ref?access_num=10.1038/nature01286&amp;link_type=DOI\n [13]: /lookup/external-ref?access_num=12511946&amp;link_type=MED&amp;atom=%2Fsci%2F301%2F5629%2F65.atom\n [14]: #xref-ref-2-1 \&quot;View reference 2 in text\&quot;\n [15]: {openurl}?query=rft.jtitle%253DNature%253B%2BPhysical%2BScience%2B%2528London%2529%26rft.stitle%253DNature%253B%2BPhysical%2BScience%2B%2528London%2529%26rft.aulast%253DRoot%26rft.auinit1%253DT.%2BL.%26rft.volume%253D421%26rft.issue%253D6918%26rft.spage%253D57%26rft.epage%253D60%26rft.atitle%253DFingerprints%2Bof%2Bglobal%2Bwarming%2Bon%2Bwild%2Banimals%2Band%2Bplants.%26rft_id%253Dinfo%253Adoi%252F10.1038%252Fnature01333%26rft_id%253Dinfo%253Apmid%252F12511952%26rft.genre%253Darticle%26rft_val_fmt%253Dinfo%253Aofi%252Ffmt%253Akev%253Amtx%253Ajournal%26ctx_ver%253DZ39.88-2004%26url_ver%253DZ39.88-2004%26url_ctx_fmt%253Dinfo%253Aofi%252Ffmt%253Akev%253Amtx%253Actx\n [16]: /lookup/external-ref?access_num=10.1038/nature01333&amp;link_type=DOI\n [17]: /lookup/external-ref?access_num=12511952&amp;link_type=MED&amp;atom=%2Fsci%2F301%2F5629%2F65.atom\n [18]: #xref-ref-3-1 \&quot;View reference 3 in text\&quot;\n [19]: {openurl}?query=rft.jtitle%253DScience%26rft.stitle%253DScience%26rft.issn%253D0036-8075%26rft.aulast%253DJensen%26rft.auinit1%253DM.%2BN.%26rft.volume%253D299%26rft.issue%253D5603%26rft.spage%253D38%26rft.epage%253D38%26rft.atitle%253DCLIMATE%2BCHANGE%253A%2BConsensus%2Bon%2BEcological%2BImpacts%2BRemains%2BElusive%26rft_id%253Dinfo%253Adoi%252F10.1126%252Fscience.299.5603.38%26rft_id%253Dinfo%253Apmid%252F12511629%26rft.genre%253Darticle%26rft_val_fmt%253Dinfo%253Aofi%252Ffmt%253Akev%253Amtx%253Ajournal%26ctx_ver%253DZ39.88-2004%26url_ver%253DZ39.88-2004%26url_ctx_fmt%253Dinfo%253Aofi%252Ffmt%253Akev%253Amtx%253Actx\n [20]: /lookup/ijlink/YTozOntzOjQ6InBhdGgiO3M6MTQ6Ii9sb29rdXAvaWpsaW5rIjtzOjU6InF1ZXJ5IjthOjQ6e3M6ODoibGlua1R5cGUiO3M6NDoiQUJTVCI7czoxMToiam91cm5hbENvZGUiO3M6Mzoic2NpIjtzOjU6InJlc2lkIjtzOjExOiIyOTkvNTYwMy8zOCI7czo0OiJhdG9tIjtzOjIxOiIvc2NpLzMwMS81NjI5LzY1LmF0b20iO31zOjg6ImZyYWdtZW50IjtzOjA6IiI7fQ==\n [21]: #xref-ref-4-1 \&quot;View reference 4 in text\&quot;\n [22]: {openurl}?query=rft.jtitle%253DInt.%2BComp.%2BBiol.%26rft.volume%253D42%26rft.spage%253D790%26rft_id%253Dinfo%253Adoi%252F10.1093%252Ficb%252F42.4.790%26rft.genre%253Darticle%26rft_val_fmt%253Dinfo%253Aofi%252Ffmt%253Akev%253Amtx%253Ajournal%26ctx_ver%253DZ39.88-2004%26url_ver%253DZ39.88-2004%26url_ctx_fmt%253Dinfo%253Aofi%252Ffmt%253Akev%253Amtx%253Actx\n [23]: /lookup/external-ref?access_num=10.1093/icb/42.4.790&amp;link_type=DOI\n [24]: #xref-ref-5-1 \&quot;View reference 5 in text\&quot;\n [25]: #xref-ref-6-1 \&quot;View reference 6 in text\&quot;\n [26]: {openurl}?query=rft.jtitle%253DEcol.%2BMonogr.%26rft.volume%253D69%26rft.spage%253D465%26rft_id%253Dinfo%253Adoi%252F10.1890%252F0012-9615%25281999%2529069%255B0465%253ACRCIAI%255D2.0.CO%253B2%26rft.genre%253Darticle%26rft_val_fmt%253Dinfo%253Aofi%252Ffmt%253Akev%253Amtx%253Ajournal%26ctx_ver%253DZ39.88-2004%26url_ver%253DZ39.88-2004%26url_ctx_fmt%253Dinfo%253Aofi%252Ffmt%253Akev%253Amtx%253Actx\n [27]: /lookup/external-ref?access_num=10.1890/0012-9615(1999)069[0465:CRCIAI]2.0.CO;2&amp;link_type=DOI\n [28]: /lookup/external-ref?access_num=000083599400003&amp;link_type=ISI&quot;,&quot;container-title&quot;:&quot;Science&quot;,&quot;DOI&quot;:&quot;10.1126/science.1083073&quot;,&quot;ISSN&quot;:&quot;0036-8075, 1095-9203&quot;,&quot;issue&quot;:&quot;5629&quot;,&quot;language&quot;:&quot;en&quot;,&quot;note&quot;:&quot;publisher: American Association for the Advancement of Science\nsection: Brevia\nPMID: 12843385&quot;,&quot;page&quot;:&quot;65-65&quot;,&quot;source&quot;:&quot;science.sciencemag.org&quot;,&quot;title&quot;:&quot;Acclimation Capacity Underlies Susceptibility to Climate Change&quot;,&quot;URL&quot;:&quot;https://science.sciencemag.org/content/301/5629/65&quot;,&quot;volume&quot;:&quot;301&quot;,&quot;author&quot;:[{&quot;family&quot;:&quot;Stillman&quot;,&quot;given&quot;:&quot;Jonathon H.&quot;}],&quot;accessed&quot;:{&quot;date-parts&quot;:[[&quot;2020&quot;,4,23]]},&quot;issued&quot;:{&quot;date-parts&quot;:[[&quot;2003&quot;,7,4]]}}}],&quot;schema&quot;:&quot;https://github.com/citation-style-language/schema/raw/master/csl-citation.json&quot;} RNDcYiqZ2y8dS"/>(Stillman, 2003)<text:reference-mark-end text:name="ZOTERO_ITEM CSL_CITATION {&quot;citationID&quot;:&quot;IAp447hf&quot;,&quot;properties&quot;:{&quot;formattedCitation&quot;:&quot;(Stillman, 2003)&quot;,&quot;plainCitation&quot;:&quot;(Stillman, 2003)&quot;,&quot;noteIndex&quot;:0},&quot;citationItems&quot;:[{&quot;id&quot;:1230,&quot;uris&quot;:[&quot;http://zotero.org/users/5871544/items/4V6NH9P8&quot;],&quot;uri&quot;:[&quot;http://zotero.org/users/5871544/items/4V6NH9P8&quot;],&quot;itemData&quot;:{&quot;id&quot;:1230,&quot;type&quot;:&quot;article-journal&quot;,&quot;abstract&quot;:&quot;Recent reports have presented meta-analyses of global biological impacts of climate change ( [1][1], [2][2] ). However, there is debate as to the level of confidence ascribed to the certainty that global climate change has caused the observed biological changes ( [3][3] ). Two important considerations in the assessment of how climate change will impact organisms are (i) how close organisms are to their thermal limits in nature and (ii) an understanding of how organisms respond to increasing habitat temperatures, especially the degree to which organisms are able to adjust, or acclimatize, their thermal sensitivity.\n\nHere, I report the effects of thermal acclimation on thermal limits of cardiac function in four congeneric species of marine invertebrates (Porcelain crabs, genus Petrolisthes ) from different thermal habitats. Crabs in this genus are distributed throughout the eastern Pacific, from Alaska to Chile, and at all sites in this latitudinal range sympatric species have discrete patterns of vertical intertidal zonation ( [4][4] ). During low tide, these crabs remain under stones, where temperatures during hot, low tide periods have been shown to change over 20°C in 6 hours ( [4][4],[5][5] ). Two of the species ( P. gracilis and P. hirtipes ) are endemic to the Northern Gulf of California, and the other two ( P. cinctipes and P. eriomerus ) are distributed in the cold-temperate zone of the northeastern Pacific ( [4][4] ). P. gracilis and P. cinctipes are upper intertidal zone species, P. hirtipes is a middle intertidal zone species, and P. eriomerus is found in and below the low intertidal zone ( [4][4] ). P. gracilis and P. hirtipes are in one phylogenetic clade that diverged ∼6 million years ago (Ma), and P. cinctipes and P. eriomerus are in a different clade with a divergence time of ∼13 Ma ( [4][4] ).\n\nThe upper and lower thermal limits of heart function (defined as CTmax and CTmin, respectively) (fig. S1) ( [5][5] ) were determined in specimens acclimated to 10°C temperature ranges ([Fig. 1, A and B][6]) ( [5][5] ). CTmax ([Fig. 1A][6]) and CTmin ([Fig. 1B][6]) values at either acclimation temperature were generally consistent with thermal microhabitat. CTmax values are at or near maximal habitat temperatures ([Fig. 1, A and C][6]) ( [4][4] ) in all species except for P. eriomerus . The striking result of this experiment is shown in [Fig. 1C][6]. The change in CTmax over the 10°C acclimation temperature range (ΔCTmax) decreased linearly among species in an inverse relation with maximal microhabitat temperature. In other words, the species that have evolved the greatest tolerance to high temperatures have done so at the expense of acclimation capacity of CTmax, and it is these species that will be the most susceptible to the smallest increases in microhabitat temperatures. The opposite effect was apparent for CTmin, where there was a positive correlation between ΔCTmin and maximal habitat temperature. These trends remained apparent after phylogenetic transformation of the data by independent contrasts analysis ( [5][5] ).\n\n![  Fig. 1. ][7]&lt;/img&gt;\n\n Fig. 1.  \n( A ) Upper thermallimits (CT-max, fig. S1A) and ( B ) lower thermal limits (CTmin, fig. S1B) of cardiac function at two acclimation temperatures separated by 10°C. Low acclimation temperatures (T) were set to normalwintertime sea surface temperatures at the respective collection locations ( [4][4] ); T = 8°C for the two temperate species, P. cinctipes and P. eriomerus ; T = 15°C for the two species from the Northern Gulf of California, P. gracilis and P. hirtipes . Acclimations were ≥4 weeks in each case. Each data point is the mean ± 1 SE; n = 5 to 6 individuals. Asterisks indicate significant differences between T and T+10 values for each species ( t test, P &lt; 0.05). ( C ) The change in CTmax and CTmin over the 10°C acclimation range for each species, plotted as a function of maximal habitat temperatures ( [4][4] ). Each data point is the difference in means of CTmax or CTmin for one species. Linear regression (dashed lines) was significant ( P = 0.0044) for CTmax but not for CTmin ( P = 0.11).\n\n\n\nThe prediction generated from these results is that the Petrolisthes species that would be impacted the most with increased warming would be those from the Northern Gulf of California. The capacity for acclimation of CTmax in P. gracilis is less than the estimated average amount of global warming that has already occurred ( [2][2] ), and thus this species may have already been impacted by climate change. There is evidence that P. cinctipes has been affected by climate-related increases in thermal microhabitat. An analysis of long-term changes in species composition of the intertidal invertebrate community in Monterey, California, reported that the abundance of P. cinctipes has dramatically declined during a period of 60 years associated with increasing thermal stress levels ( [6][8] ). If a relatively long-term set of data existed for P. gracilis and P. hirtipes in the Gulf of California, similar changes in abundance would have likely been observed. Thus, by understanding the biological bases that underlie the responses of organisms to increasing habitat temperature, we can increase our certainty of the direct impacts that climate change has on life in nature.\n\nSupporting Online Material \n\n[www.sciencemag.org/cgi/content/full/301/5629/65/DC1][9] \n\nMaterials and Methods\n\nFig. S1\n\nReferences\n\n1.  [↵][10] C. Parmesean, G. Yohe, Nature 421, 37 (2003).\n    \n    [OpenUrl][11][CrossRef][12][PubMed][13]\n\n2.  [↵][14] T. Root et al ., Nature 421, 57 (2003).\n    \n    [OpenUrl][15][CrossRef][16][PubMed][17]\n\n3.  [↵][18] M. Jensen, Science 299, 38 (2003).\n    \n    [OpenUrl][19][Abstract/FREE Full Text][20]\n\n4.  [↵][21] J. Stillman, Int. Comp. Biol. 42, 790 (2002).\n    \n    [OpenUrl][22][CrossRef][23]\n\n5.  [↵][24] Materials and methods are available as supporting material on Science Online.\n    \n    \n\n6.  [↵][25] R. Sagarin et al. , Ecol. Monogr. 69, 465 (1999).\n    \n    [OpenUrl][26][CrossRef][27][Web of Science][28]\n\n7.  This work was supported by grants from the NSF and the Packard Foundation (PISCO contribution no. 121).\n\n [1]: #ref-1\n [2]: #ref-2\n [3]: #ref-3\n [4]: #ref-4\n [5]: #ref-5\n [6]: #F1\n [7]: pending:yes\n [8]: #ref-6\n [9]: http://www.sciencemag.org/cgi/content/full/301/5629/65/DC1\n [10]: #xref-ref-1-1 \&quot;View reference 1 in text\&quot;\n [11]: {openurl}?query=rft.jtitle%253DNature%253B%2BPhysical%2BScience%2B%2528London%2529%26rft.stitle%253DNature%253B%2BPhysical%2BScience%2B%2528London%2529%26rft.aulast%253DParmesan%26rft.auinit1%253DC.%26rft.volume%253D421%26rft.issue%253D6918%26rft.spage%253D37%26rft.epage%253D42%26rft.atitle%253DA%2Bglobally%2Bcoherent%2Bfingerprint%2Bof%2Bclimate%2Bchange%2Bimpacts%2Bacross%2Bnatural%2Bsystems.%26rft_id%253Dinfo%253Adoi%252F10.1038%252Fnature01286%26rft_id%253Dinfo%253Apmid%252F12511946%26rft.genre%253Darticle%26rft_val_fmt%253Dinfo%253Aofi%252Ffmt%253Akev%253Amtx%253Ajournal%26ctx_ver%253DZ39.88-2004%26url_ver%253DZ39.88-2004%26url_ctx_fmt%253Dinfo%253Aofi%252Ffmt%253Akev%253Amtx%253Actx\n [12]: /lookup/external-ref?access_num=10.1038/nature01286&amp;link_type=DOI\n [13]: /lookup/external-ref?access_num=12511946&amp;link_type=MED&amp;atom=%2Fsci%2F301%2F5629%2F65.atom\n [14]: #xref-ref-2-1 \&quot;View reference 2 in text\&quot;\n [15]: {openurl}?query=rft.jtitle%253DNature%253B%2BPhysical%2BScience%2B%2528London%2529%26rft.stitle%253DNature%253B%2BPhysical%2BScience%2B%2528London%2529%26rft.aulast%253DRoot%26rft.auinit1%253DT.%2BL.%26rft.volume%253D421%26rft.issue%253D6918%26rft.spage%253D57%26rft.epage%253D60%26rft.atitle%253DFingerprints%2Bof%2Bglobal%2Bwarming%2Bon%2Bwild%2Banimals%2Band%2Bplants.%26rft_id%253Dinfo%253Adoi%252F10.1038%252Fnature01333%26rft_id%253Dinfo%253Apmid%252F12511952%26rft.genre%253Darticle%26rft_val_fmt%253Dinfo%253Aofi%252Ffmt%253Akev%253Amtx%253Ajournal%26ctx_ver%253DZ39.88-2004%26url_ver%253DZ39.88-2004%26url_ctx_fmt%253Dinfo%253Aofi%252Ffmt%253Akev%253Amtx%253Actx\n [16]: /lookup/external-ref?access_num=10.1038/nature01333&amp;link_type=DOI\n [17]: /lookup/external-ref?access_num=12511952&amp;link_type=MED&amp;atom=%2Fsci%2F301%2F5629%2F65.atom\n [18]: #xref-ref-3-1 \&quot;View reference 3 in text\&quot;\n [19]: {openurl}?query=rft.jtitle%253DScience%26rft.stitle%253DScience%26rft.issn%253D0036-8075%26rft.aulast%253DJensen%26rft.auinit1%253DM.%2BN.%26rft.volume%253D299%26rft.issue%253D5603%26rft.spage%253D38%26rft.epage%253D38%26rft.atitle%253DCLIMATE%2BCHANGE%253A%2BConsensus%2Bon%2BEcological%2BImpacts%2BRemains%2BElusive%26rft_id%253Dinfo%253Adoi%252F10.1126%252Fscience.299.5603.38%26rft_id%253Dinfo%253Apmid%252F12511629%26rft.genre%253Darticle%26rft_val_fmt%253Dinfo%253Aofi%252Ffmt%253Akev%253Amtx%253Ajournal%26ctx_ver%253DZ39.88-2004%26url_ver%253DZ39.88-2004%26url_ctx_fmt%253Dinfo%253Aofi%252Ffmt%253Akev%253Amtx%253Actx\n [20]: /lookup/ijlink/YTozOntzOjQ6InBhdGgiO3M6MTQ6Ii9sb29rdXAvaWpsaW5rIjtzOjU6InF1ZXJ5IjthOjQ6e3M6ODoibGlua1R5cGUiO3M6NDoiQUJTVCI7czoxMToiam91cm5hbENvZGUiO3M6Mzoic2NpIjtzOjU6InJlc2lkIjtzOjExOiIyOTkvNTYwMy8zOCI7czo0OiJhdG9tIjtzOjIxOiIvc2NpLzMwMS81NjI5LzY1LmF0b20iO31zOjg6ImZyYWdtZW50IjtzOjA6IiI7fQ==\n [21]: #xref-ref-4-1 \&quot;View reference 4 in text\&quot;\n [22]: {openurl}?query=rft.jtitle%253DInt.%2BComp.%2BBiol.%26rft.volume%253D42%26rft.spage%253D790%26rft_id%253Dinfo%253Adoi%252F10.1093%252Ficb%252F42.4.790%26rft.genre%253Darticle%26rft_val_fmt%253Dinfo%253Aofi%252Ffmt%253Akev%253Amtx%253Ajournal%26ctx_ver%253DZ39.88-2004%26url_ver%253DZ39.88-2004%26url_ctx_fmt%253Dinfo%253Aofi%252Ffmt%253Akev%253Amtx%253Actx\n [23]: /lookup/external-ref?access_num=10.1093/icb/42.4.790&amp;link_type=DOI\n [24]: #xref-ref-5-1 \&quot;View reference 5 in text\&quot;\n [25]: #xref-ref-6-1 \&quot;View reference 6 in text\&quot;\n [26]: {openurl}?query=rft.jtitle%253DEcol.%2BMonogr.%26rft.volume%253D69%26rft.spage%253D465%26rft_id%253Dinfo%253Adoi%252F10.1890%252F0012-9615%25281999%2529069%255B0465%253ACRCIAI%255D2.0.CO%253B2%26rft.genre%253Darticle%26rft_val_fmt%253Dinfo%253Aofi%252Ffmt%253Akev%253Amtx%253Ajournal%26ctx_ver%253DZ39.88-2004%26url_ver%253DZ39.88-2004%26url_ctx_fmt%253Dinfo%253Aofi%252Ffmt%253Akev%253Amtx%253Actx\n [27]: /lookup/external-ref?access_num=10.1890/0012-9615(1999)069[0465:CRCIAI]2.0.CO;2&amp;link_type=DOI\n [28]: /lookup/external-ref?access_num=000083599400003&amp;link_type=ISI&quot;,&quot;container-title&quot;:&quot;Science&quot;,&quot;DOI&quot;:&quot;10.1126/science.1083073&quot;,&quot;ISSN&quot;:&quot;0036-8075, 1095-9203&quot;,&quot;issue&quot;:&quot;5629&quot;,&quot;language&quot;:&quot;en&quot;,&quot;note&quot;:&quot;publisher: American Association for the Advancement of Science\nsection: Brevia\nPMID: 12843385&quot;,&quot;page&quot;:&quot;65-65&quot;,&quot;source&quot;:&quot;science.sciencemag.org&quot;,&quot;title&quot;:&quot;Acclimation Capacity Underlies Susceptibility to Climate Change&quot;,&quot;URL&quot;:&quot;https://science.sciencemag.org/content/301/5629/65&quot;,&quot;volume&quot;:&quot;301&quot;,&quot;author&quot;:[{&quot;family&quot;:&quot;Stillman&quot;,&quot;given&quot;:&quot;Jonathon H.&quot;}],&quot;accessed&quot;:{&quot;date-parts&quot;:[[&quot;2020&quot;,4,23]]},&quot;issued&quot;:{&quot;date-parts&quot;:[[&quot;2003&quot;,7,4]]}}}],&quot;schema&quot;:&quot;https://github.com/citation-style-language/schema/raw/master/csl-citation.json&quot;} RNDcYiqZ2y8dS"/></text:p>
      <text:p text:style-name="Standard"><text:reference-mark-start text:name="ZOTERO_ITEM CSL_CITATION {&quot;citationID&quot;:&quot;nT7tmCsX&quot;,&quot;properties&quot;:{&quot;formattedCitation&quot;:&quot;(Ottimofiore et al., 2017; Pellissier et al., 2014)&quot;,&quot;plainCitation&quot;:&quot;(Ottimofiore et al., 2017; Pellissier et al., 2014)&quot;,&quot;noteIndex&quot;:0},&quot;citationItems&quot;:[{&quot;id&quot;:1271,&quot;uris&quot;:[&quot;http://zotero.org/users/5871544/items/D3IXU3QM&quot;],&quot;uri&quot;:[&quot;http://zotero.org/users/5871544/items/D3IXU3QM&quot;],&quot;itemData&quot;:{&quot;id&quot;:1271,&quot;type&quot;:&quot;article-journal&quot;,&quot;abstract&quot;:&quot;Ancient reefs provided fishy refuges\nClimate fluctuations have occurred repeatedly in Earth's history, and so there is much to be learned from examining the responses of past systems. Pellessier et al. reconstructed paleoenvironments over the past 3 million years from sediment cores collected across coral reef systems to explore the impacts of past conditions on reef fish diversity. Coral reefs survived in the Indo-Australian regions during times of otherwise extensive habitat loss. These robust reefs can explain much of the diversity found in present-day reef fish species.\nScience, this issue p. 1016\nThe most prominent pattern in global marine biogeography is the biodiversity peak in the Indo-Australian Archipelago. Yet the processes that underpin this pattern are still actively debated. By reconstructing global marine paleoenvironments over the past 3 million years on the basis of sediment cores, we assessed the extent to which Quaternary climate fluctuations can explain global variation in current reef fish richness. Comparing global historical coral reef habitat availability with the present-day distribution of 6316 reef fish species, we find that distance from stable coral reef habitats during historical periods of habitat loss explains 62% of the variation in fish richness, outweighing present-day environmental factors. Our results highlight the importance of habitat persistence during periods of climate change for preserving marine biodiversity.\nAncient reefs protected fish from past climate changes, contributing to highly diverse fish in Indo-Australian reefs today.\nAncient reefs protected fish from past climate changes, contributing to highly diverse fish in Indo-Australian reefs today.&quot;,&quot;container-title&quot;:&quot;Science&quot;,&quot;DOI&quot;:&quot;10.1126/science.1249853&quot;,&quot;ISSN&quot;:&quot;0036-8075, 1095-9203&quot;,&quot;issue&quot;:&quot;6187&quot;,&quot;language&quot;:&quot;en&quot;,&quot;note&quot;:&quot;publisher: American Association for the Advancement of Science\nsection: Report\nPMID: 24876495&quot;,&quot;page&quot;:&quot;1016-1019&quot;,&quot;source&quot;:&quot;science.sciencemag.org&quot;,&quot;title&quot;:&quot;Quaternary coral reef refugia preserved fish diversity&quot;,&quot;URL&quot;:&quot;https://science.sciencemag.org/content/344/6187/1016&quot;,&quot;volume&quot;:&quot;344&quot;,&quot;author&quot;:[{&quot;family&quot;:&quot;Pellissier&quot;,&quot;given&quot;:&quot;Loïc&quot;},{&quot;family&quot;:&quot;Leprieur&quot;,&quot;given&quot;:&quot;Fabien&quot;},{&quot;family&quot;:&quot;Parravicini&quot;,&quot;given&quot;:&quot;Valeriano&quot;},{&quot;family&quot;:&quot;Cowman&quot;,&quot;given&quot;:&quot;Peter F.&quot;},{&quot;family&quot;:&quot;Kulbicki&quot;,&quot;given&quot;:&quot;Michel&quot;},{&quot;family&quot;:&quot;Litsios&quot;,&quot;given&quot;:&quot;Glenn&quot;},{&quot;family&quot;:&quot;Olsen&quot;,&quot;given&quot;:&quot;Steffen M.&quot;},{&quot;family&quot;:&quot;Wisz&quot;,&quot;given&quot;:&quot;Mary S.&quot;},{&quot;family&quot;:&quot;Bellwood&quot;,&quot;given&quot;:&quot;David R.&quot;},{&quot;family&quot;:&quot;Mouillot&quot;,&quot;given&quot;:&quot;David&quot;}],&quot;accessed&quot;:{&quot;date-parts&quot;:[[&quot;2020&quot;,5,11]]},&quot;issued&quot;:{&quot;date-parts&quot;:[[&quot;2014&quot;,5,30]]}}},{&quot;id&quot;:1275,&quot;uris&quot;:[&quot;http://zotero.org/users/5871544/items/LI6KAWVH&quot;],&quot;uri&quot;:[&quot;http://zotero.org/users/5871544/items/LI6KAWVH&quot;],&quot;itemData&quot;:{&quot;id&quot;:1275,&quot;type&quot;:&quot;article-journal&quot;,&quot;abstract&quot;:&quot;Coral reefs and their associated fauna are largely impacted by ongoing climate change. Unravelling species responses to past climatic variations might provide clues on the consequence of ongoing changes. Here, we tested the relationship between changes in sea surface temperature and sea levels during the Quaternary and present-day distributions of coral reef fish species. We investigated whether species-specific responses are associated with life-history traits. We collected a database of coral reef fish distribution together with life-history traits for the Indo-Pacific Ocean. We ran species distribution models (SDMs) on 3,725 tropical reef fish species using contemporary environmental factors together with a variable describing isolation from stable coral reef areas during the Quaternary. We quantified the variance explained independently by isolation from stable areas in the SDMs and related it to a set of species traits including body size and mobility. The variance purely explained by isolation from stable coral reef areas on the distribution of extant coral reef fish species largely varied across species. We observed a triangular relationship between the contribution of isolation from stable areas in the SDMs and body size. Species, whose distribution is more associated with historical changes, occurred predominantly in the Indo-Australian archipelago, where the mean size of fish assemblages is the lowest. Our results suggest that the legacy of habitat changes of the Quaternary is still detectable in the extant distribution of many fish species, especially those with small body size and the most sedentary. Because they were the least able to colonize distant habitats in the past, fish species with smaller body size might have the most pronounced lags in tracking ongoing climate change.&quot;,&quot;container-title&quot;:&quot;Ecology and Evolution&quot;,&quot;DOI&quot;:&quot;10.1002/ece3.2800&quot;,&quot;ISSN&quot;:&quot;2045-7758&quot;,&quot;issue&quot;:&quot;6&quot;,&quot;language&quot;:&quot;en&quot;,&quot;note&quot;:&quot;_eprint: https://onlinelibrary.wiley.com/doi/pdf/10.1002/ece3.2800&quot;,&quot;page&quot;:&quot;1996-2005&quot;,&quot;source&quot;:&quot;Wiley Online Library&quot;,&quot;title&quot;:&quot;Responses of coral reef fishes to past climate changes are related to life-history traits&quot;,&quot;URL&quot;:&quot;https://onlinelibrary.wiley.com/doi/abs/10.1002/ece3.2800&quot;,&quot;volume&quot;:&quot;7&quot;,&quot;author&quot;:[{&quot;family&quot;:&quot;Ottimofiore&quot;,&quot;given&quot;:&quot;Eduardo&quot;},{&quot;family&quot;:&quot;Albouy&quot;,&quot;given&quot;:&quot;Camille&quot;},{&quot;family&quot;:&quot;Leprieur&quot;,&quot;given&quot;:&quot;Fabien&quot;},{&quot;family&quot;:&quot;Descombes&quot;,&quot;given&quot;:&quot;Patrice&quot;},{&quot;family&quot;:&quot;Kulbicki&quot;,&quot;given&quot;:&quot;Michel&quot;},{&quot;family&quot;:&quot;Mouillot&quot;,&quot;given&quot;:&quot;David&quot;},{&quot;family&quot;:&quot;Parravicini&quot;,&quot;given&quot;:&quot;Valeriano&quot;},{&quot;family&quot;:&quot;Pellissier&quot;,&quot;given&quot;:&quot;Loïc&quot;}],&quot;accessed&quot;:{&quot;date-parts&quot;:[[&quot;2020&quot;,5,11]]},&quot;issued&quot;:{&quot;date-parts&quot;:[[&quot;2017&quot;]]}}}],&quot;schema&quot;:&quot;https://github.com/citation-style-language/schema/raw/master/csl-citation.json&quot;} RNDIHWM4rkLuw"/>(Ottimofiore et al., 2017; Pellissier et al., 2014)<text:reference-mark-end text:name="ZOTERO_ITEM CSL_CITATION {&quot;citationID&quot;:&quot;nT7tmCsX&quot;,&quot;properties&quot;:{&quot;formattedCitation&quot;:&quot;(Ottimofiore et al., 2017; Pellissier et al., 2014)&quot;,&quot;plainCitation&quot;:&quot;(Ottimofiore et al., 2017; Pellissier et al., 2014)&quot;,&quot;noteIndex&quot;:0},&quot;citationItems&quot;:[{&quot;id&quot;:1271,&quot;uris&quot;:[&quot;http://zotero.org/users/5871544/items/D3IXU3QM&quot;],&quot;uri&quot;:[&quot;http://zotero.org/users/5871544/items/D3IXU3QM&quot;],&quot;itemData&quot;:{&quot;id&quot;:1271,&quot;type&quot;:&quot;article-journal&quot;,&quot;abstract&quot;:&quot;Ancient reefs provided fishy refuges\nClimate fluctuations have occurred repeatedly in Earth's history, and so there is much to be learned from examining the responses of past systems. Pellessier et al. reconstructed paleoenvironments over the past 3 million years from sediment cores collected across coral reef systems to explore the impacts of past conditions on reef fish diversity. Coral reefs survived in the Indo-Australian regions during times of otherwise extensive habitat loss. These robust reefs can explain much of the diversity found in present-day reef fish species.\nScience, this issue p. 1016\nThe most prominent pattern in global marine biogeography is the biodiversity peak in the Indo-Australian Archipelago. Yet the processes that underpin this pattern are still actively debated. By reconstructing global marine paleoenvironments over the past 3 million years on the basis of sediment cores, we assessed the extent to which Quaternary climate fluctuations can explain global variation in current reef fish richness. Comparing global historical coral reef habitat availability with the present-day distribution of 6316 reef fish species, we find that distance from stable coral reef habitats during historical periods of habitat loss explains 62% of the variation in fish richness, outweighing present-day environmental factors. Our results highlight the importance of habitat persistence during periods of climate change for preserving marine biodiversity.\nAncient reefs protected fish from past climate changes, contributing to highly diverse fish in Indo-Australian reefs today.\nAncient reefs protected fish from past climate changes, contributing to highly diverse fish in Indo-Australian reefs today.&quot;,&quot;container-title&quot;:&quot;Science&quot;,&quot;DOI&quot;:&quot;10.1126/science.1249853&quot;,&quot;ISSN&quot;:&quot;0036-8075, 1095-9203&quot;,&quot;issue&quot;:&quot;6187&quot;,&quot;language&quot;:&quot;en&quot;,&quot;note&quot;:&quot;publisher: American Association for the Advancement of Science\nsection: Report\nPMID: 24876495&quot;,&quot;page&quot;:&quot;1016-1019&quot;,&quot;source&quot;:&quot;science.sciencemag.org&quot;,&quot;title&quot;:&quot;Quaternary coral reef refugia preserved fish diversity&quot;,&quot;URL&quot;:&quot;https://science.sciencemag.org/content/344/6187/1016&quot;,&quot;volume&quot;:&quot;344&quot;,&quot;author&quot;:[{&quot;family&quot;:&quot;Pellissier&quot;,&quot;given&quot;:&quot;Loïc&quot;},{&quot;family&quot;:&quot;Leprieur&quot;,&quot;given&quot;:&quot;Fabien&quot;},{&quot;family&quot;:&quot;Parravicini&quot;,&quot;given&quot;:&quot;Valeriano&quot;},{&quot;family&quot;:&quot;Cowman&quot;,&quot;given&quot;:&quot;Peter F.&quot;},{&quot;family&quot;:&quot;Kulbicki&quot;,&quot;given&quot;:&quot;Michel&quot;},{&quot;family&quot;:&quot;Litsios&quot;,&quot;given&quot;:&quot;Glenn&quot;},{&quot;family&quot;:&quot;Olsen&quot;,&quot;given&quot;:&quot;Steffen M.&quot;},{&quot;family&quot;:&quot;Wisz&quot;,&quot;given&quot;:&quot;Mary S.&quot;},{&quot;family&quot;:&quot;Bellwood&quot;,&quot;given&quot;:&quot;David R.&quot;},{&quot;family&quot;:&quot;Mouillot&quot;,&quot;given&quot;:&quot;David&quot;}],&quot;accessed&quot;:{&quot;date-parts&quot;:[[&quot;2020&quot;,5,11]]},&quot;issued&quot;:{&quot;date-parts&quot;:[[&quot;2014&quot;,5,30]]}}},{&quot;id&quot;:1275,&quot;uris&quot;:[&quot;http://zotero.org/users/5871544/items/LI6KAWVH&quot;],&quot;uri&quot;:[&quot;http://zotero.org/users/5871544/items/LI6KAWVH&quot;],&quot;itemData&quot;:{&quot;id&quot;:1275,&quot;type&quot;:&quot;article-journal&quot;,&quot;abstract&quot;:&quot;Coral reefs and their associated fauna are largely impacted by ongoing climate change. Unravelling species responses to past climatic variations might provide clues on the consequence of ongoing changes. Here, we tested the relationship between changes in sea surface temperature and sea levels during the Quaternary and present-day distributions of coral reef fish species. We investigated whether species-specific responses are associated with life-history traits. We collected a database of coral reef fish distribution together with life-history traits for the Indo-Pacific Ocean. We ran species distribution models (SDMs) on 3,725 tropical reef fish species using contemporary environmental factors together with a variable describing isolation from stable coral reef areas during the Quaternary. We quantified the variance explained independently by isolation from stable areas in the SDMs and related it to a set of species traits including body size and mobility. The variance purely explained by isolation from stable coral reef areas on the distribution of extant coral reef fish species largely varied across species. We observed a triangular relationship between the contribution of isolation from stable areas in the SDMs and body size. Species, whose distribution is more associated with historical changes, occurred predominantly in the Indo-Australian archipelago, where the mean size of fish assemblages is the lowest. Our results suggest that the legacy of habitat changes of the Quaternary is still detectable in the extant distribution of many fish species, especially those with small body size and the most sedentary. Because they were the least able to colonize distant habitats in the past, fish species with smaller body size might have the most pronounced lags in tracking ongoing climate change.&quot;,&quot;container-title&quot;:&quot;Ecology and Evolution&quot;,&quot;DOI&quot;:&quot;10.1002/ece3.2800&quot;,&quot;ISSN&quot;:&quot;2045-7758&quot;,&quot;issue&quot;:&quot;6&quot;,&quot;language&quot;:&quot;en&quot;,&quot;note&quot;:&quot;_eprint: https://onlinelibrary.wiley.com/doi/pdf/10.1002/ece3.2800&quot;,&quot;page&quot;:&quot;1996-2005&quot;,&quot;source&quot;:&quot;Wiley Online Library&quot;,&quot;title&quot;:&quot;Responses of coral reef fishes to past climate changes are related to life-history traits&quot;,&quot;URL&quot;:&quot;https://onlinelibrary.wiley.com/doi/abs/10.1002/ece3.2800&quot;,&quot;volume&quot;:&quot;7&quot;,&quot;author&quot;:[{&quot;family&quot;:&quot;Ottimofiore&quot;,&quot;given&quot;:&quot;Eduardo&quot;},{&quot;family&quot;:&quot;Albouy&quot;,&quot;given&quot;:&quot;Camille&quot;},{&quot;family&quot;:&quot;Leprieur&quot;,&quot;given&quot;:&quot;Fabien&quot;},{&quot;family&quot;:&quot;Descombes&quot;,&quot;given&quot;:&quot;Patrice&quot;},{&quot;family&quot;:&quot;Kulbicki&quot;,&quot;given&quot;:&quot;Michel&quot;},{&quot;family&quot;:&quot;Mouillot&quot;,&quot;given&quot;:&quot;David&quot;},{&quot;family&quot;:&quot;Parravicini&quot;,&quot;given&quot;:&quot;Valeriano&quot;},{&quot;family&quot;:&quot;Pellissier&quot;,&quot;given&quot;:&quot;Loïc&quot;}],&quot;accessed&quot;:{&quot;date-parts&quot;:[[&quot;2020&quot;,5,11]]},&quot;issued&quot;:{&quot;date-parts&quot;:[[&quot;2017&quot;]]}}}],&quot;schema&quot;:&quot;https://github.com/citation-style-language/schema/raw/master/csl-citation.json&quot;} RNDIHWM4rkLuw"/></text:p>
      <text:p text:style-name="Standard"><text:reference-mark-start text:name="ZOTERO_ITEM CSL_CITATION {&quot;citationID&quot;:&quot;cebJtHAp&quot;,&quot;properties&quot;:{&quot;formattedCitation&quot;:&quot;(Rummer &amp; Munday, 2017)&quot;,&quot;plainCitation&quot;:&quot;(Rummer &amp; Munday, 2017)&quot;,&quot;noteIndex&quot;:0},&quot;citationItems&quot;:[{&quot;id&quot;:1236,&quot;uris&quot;:[&quot;http://zotero.org/users/5871544/items/YGH6D4Y5&quot;],&quot;uri&quot;:[&quot;http://zotero.org/users/5871544/items/YGH6D4Y5&quot;],&quot;itemData&quot;:{&quot;id&quot;:1236,&quot;type&quot;:&quot;article-journal&quot;,&quot;abstract&quot;:&quot;Predicting the impacts of ocean warming and acidification on marine ecosystems requires an evolutionary perspective because, for most marine species, these environmental changes will occur over a number of generations. Acclimation through phenotypic plasticity and adaptation through genetic selection could help populations of some species cope with future warmer and more acidic oceans. Coral reef species are predicted to be some of the most vulnerable to climate change because they live close to their thermal limits. Yet, their evolutionary history may indicate that they possess adaptations that enable them to cope with a high CO2 environment. Here, we first explore the evolutionary history of reef fishes and how their history has shaped their physiological adaptations to environmental temperatures and pCO2. We examine current-day thermal and CO2 environments experienced by coral reef fishes and summarize experimental studies that have tested how they respond to elevated temperatures and pCO2 levels. We then examine evidence for acclimation and adaptation to projected ocean warming and acidification. Indeed, new studies have demonstrated the potential for transgenerational plasticity and heritable genetic variation that would allow some fishes to maintain performance as the oceans warm and become more acidic. We conclude by outlining management approaches – specifically those that can help preserve genetic variation by maintaining population size – to enhance the potential for genetic adaptation to climate change.&quot;,&quot;container-title&quot;:&quot;Fish and Fisheries&quot;,&quot;DOI&quot;:&quot;10.1111/faf.12164&quot;,&quot;ISSN&quot;:&quot;1467-2979&quot;,&quot;issue&quot;:&quot;1&quot;,&quot;language&quot;:&quot;en&quot;,&quot;note&quot;:&quot;_eprint: https://onlinelibrary.wiley.com/doi/pdf/10.1111/faf.12164&quot;,&quot;page&quot;:&quot;22-39&quot;,&quot;source&quot;:&quot;Wiley Online Library&quot;,&quot;title&quot;:&quot;Climate change and the evolution of reef fishes: past and future&quot;,&quot;title-short&quot;:&quot;Climate change and the evolution of reef fishes&quot;,&quot;URL&quot;:&quot;https://onlinelibrary.wiley.com/doi/abs/10.1111/faf.12164&quot;,&quot;volume&quot;:&quot;18&quot;,&quot;author&quot;:[{&quot;family&quot;:&quot;Rummer&quot;,&quot;given&quot;:&quot;Jodie L.&quot;},{&quot;family&quot;:&quot;Munday&quot;,&quot;given&quot;:&quot;Philip L.&quot;}],&quot;accessed&quot;:{&quot;date-parts&quot;:[[&quot;2020&quot;,4,23]]},&quot;issued&quot;:{&quot;date-parts&quot;:[[&quot;2017&quot;]]}}}],&quot;schema&quot;:&quot;https://github.com/citation-style-language/schema/raw/master/csl-citation.json&quot;} RND1TRJIxTq2U"/>(Rummer &amp; Munday, 2017)<text:reference-mark-end text:name="ZOTERO_ITEM CSL_CITATION {&quot;citationID&quot;:&quot;cebJtHAp&quot;,&quot;properties&quot;:{&quot;formattedCitation&quot;:&quot;(Rummer &amp; Munday, 2017)&quot;,&quot;plainCitation&quot;:&quot;(Rummer &amp; Munday, 2017)&quot;,&quot;noteIndex&quot;:0},&quot;citationItems&quot;:[{&quot;id&quot;:1236,&quot;uris&quot;:[&quot;http://zotero.org/users/5871544/items/YGH6D4Y5&quot;],&quot;uri&quot;:[&quot;http://zotero.org/users/5871544/items/YGH6D4Y5&quot;],&quot;itemData&quot;:{&quot;id&quot;:1236,&quot;type&quot;:&quot;article-journal&quot;,&quot;abstract&quot;:&quot;Predicting the impacts of ocean warming and acidification on marine ecosystems requires an evolutionary perspective because, for most marine species, these environmental changes will occur over a number of generations. Acclimation through phenotypic plasticity and adaptation through genetic selection could help populations of some species cope with future warmer and more acidic oceans. Coral reef species are predicted to be some of the most vulnerable to climate change because they live close to their thermal limits. Yet, their evolutionary history may indicate that they possess adaptations that enable them to cope with a high CO2 environment. Here, we first explore the evolutionary history of reef fishes and how their history has shaped their physiological adaptations to environmental temperatures and pCO2. We examine current-day thermal and CO2 environments experienced by coral reef fishes and summarize experimental studies that have tested how they respond to elevated temperatures and pCO2 levels. We then examine evidence for acclimation and adaptation to projected ocean warming and acidification. Indeed, new studies have demonstrated the potential for transgenerational plasticity and heritable genetic variation that would allow some fishes to maintain performance as the oceans warm and become more acidic. We conclude by outlining management approaches – specifically those that can help preserve genetic variation by maintaining population size – to enhance the potential for genetic adaptation to climate change.&quot;,&quot;container-title&quot;:&quot;Fish and Fisheries&quot;,&quot;DOI&quot;:&quot;10.1111/faf.12164&quot;,&quot;ISSN&quot;:&quot;1467-2979&quot;,&quot;issue&quot;:&quot;1&quot;,&quot;language&quot;:&quot;en&quot;,&quot;note&quot;:&quot;_eprint: https://onlinelibrary.wiley.com/doi/pdf/10.1111/faf.12164&quot;,&quot;page&quot;:&quot;22-39&quot;,&quot;source&quot;:&quot;Wiley Online Library&quot;,&quot;title&quot;:&quot;Climate change and the evolution of reef fishes: past and future&quot;,&quot;title-short&quot;:&quot;Climate change and the evolution of reef fishes&quot;,&quot;URL&quot;:&quot;https://onlinelibrary.wiley.com/doi/abs/10.1111/faf.12164&quot;,&quot;volume&quot;:&quot;18&quot;,&quot;author&quot;:[{&quot;family&quot;:&quot;Rummer&quot;,&quot;given&quot;:&quot;Jodie L.&quot;},{&quot;family&quot;:&quot;Munday&quot;,&quot;given&quot;:&quot;Philip L.&quot;}],&quot;accessed&quot;:{&quot;date-parts&quot;:[[&quot;2020&quot;,4,23]]},&quot;issued&quot;:{&quot;date-parts&quot;:[[&quot;2017&quot;]]}}}],&quot;schema&quot;:&quot;https://github.com/citation-style-language/schema/raw/master/csl-citation.json&quot;} RND1TRJIxTq2U"/></text:p>
      <text:p text:style-name="Standard"/>
      <text:p text:style-name="P19"><text:span text:style-name="T1">4º</text:span> <text:span text:style-name="T2">paragraph</text:span><text:span text:style-name="T8"> </text:span></text:p>
      <text:p text:style-name="Standard"><text:reference-mark-start text:name="ZOTERO_ITEM CSL_CITATION {&quot;citationID&quot;:&quot;tuM0GFQN&quot;,&quot;properties&quot;:{&quot;formattedCitation&quot;:&quot;(Komyakova et al., 2018; Samoilys et al., 2019)&quot;,&quot;plainCitation&quot;:&quot;(Komyakova et al., 2018; Samoilys et al., 2019)&quot;,&quot;noteIndex&quot;:0},&quot;citationItems&quot;:[{&quot;id&quot;:1242,&quot;uris&quot;:[&quot;http://zotero.org/users/5871544/items/GXICL4RH&quot;],&quot;uri&quot;:[&quot;http://zotero.org/users/5871544/items/GXICL4RH&quot;],&quot;itemData&quot;:{&quot;id&quot;:1242,&quot;type&quot;:&quot;article-journal&quot;,&quot;abstract&quot;:&quot;While there is increasing evidence for habitat specialization in coral reef fishes, the extent to which different corals support different fish communities is not well understood. Here we quantitatively assess the relative importance of different coral species in structuring fish communities and evaluate whether sampling scale and coral colony size affect the perceived strength of fish-habitat relationships. Fish communities present on colonies of eight coral species (Porites cylindrica, Echinopora horrida, Hydnophora rigida, Stylophora pistillata, Seriatopora hystrix, Acropora formosa, A. tenuis and A. millepora) were examined in the Lizard Island lagoon, Great Barrier Reef, Australia. Additionally, the differences in fish communities supported by three coral species (P. cylindrica, E. horrida, H. rigida) were investigated at three spatial scales of sampling (2x2 m, 1x1 m, 0.5x0.5 m). Substantial differences in fish communities were observed across the different coral species, with E. horrida and H. rigida supporting the most fish species and individuals. Coral species explained more of the variability in fish species richness (20.9–53.6%), than in fish abundance (0–15%). Most coral species supported distinctive fish communities, with dissimilarities ranging from 50 to 90%. For three focal coral species, a greater amount of total variation in fish species richness and fish abundance was evident at a larger scale of sampling. Together, these results indicate that the structure of reef fish communities is finely tuned to coral species. Loss of preferred coral species could have profound effects on reef fish biodiversity, potentially more so than would be predicted on the basis of declining coral cover alone.&quot;,&quot;container-title&quot;:&quot;PLOS ONE&quot;,&quot;DOI&quot;:&quot;10.1371/journal.pone.0202206&quot;,&quot;ISSN&quot;:&quot;1932-6203&quot;,&quot;issue&quot;:&quot;8&quot;,&quot;journalAbbreviation&quot;:&quot;PLOS ONE&quot;,&quot;language&quot;:&quot;en&quot;,&quot;note&quot;:&quot;publisher: Public Library of Science&quot;,&quot;page&quot;:&quot;e0202206&quot;,&quot;source&quot;:&quot;PLoS Journals&quot;,&quot;title&quot;:&quot;Strong effects of coral species on the diversity and structure of reef fish communities: A multi-scale analysis&quot;,&quot;title-short&quot;:&quot;Strong effects of coral species on the diversity and structure of reef fish communities&quot;,&quot;URL&quot;:&quot;https://journals.plos.org/plosone/article?id=10.1371/journal.pone.0202206&quot;,&quot;volume&quot;:&quot;13&quot;,&quot;author&quot;:[{&quot;family&quot;:&quot;Komyakova&quot;,&quot;given&quot;:&quot;Valeriya&quot;},{&quot;family&quot;:&quot;Jones&quot;,&quot;given&quot;:&quot;Geoffrey P.&quot;},{&quot;family&quot;:&quot;Munday&quot;,&quot;given&quot;:&quot;Philip L.&quot;}],&quot;accessed&quot;:{&quot;date-parts&quot;:[[&quot;2020&quot;,4,23]]},&quot;issued&quot;:{&quot;date-parts&quot;:[[&quot;2018&quot;]],&quot;season&quot;:&quot;ago&quot;}}},{&quot;id&quot;:1245,&quot;uris&quot;:[&quot;http://zotero.org/users/5871544/items/BMX7C4NV&quot;],&quot;uri&quot;:[&quot;http://zotero.org/users/5871544/items/BMX7C4NV&quot;],&quot;itemData&quot;:{&quot;id&quot;:1245,&quot;type&quot;:&quot;article-journal&quot;,&quot;abstract&quot;:&quot;Aim Understanding the drivers of the structure of coral reef fish assemblages is vital for their future conservation. Quantifying the separate roles of natural drivers from the increasing influence of anthropogenic factors, such as fishing and climate change, is a key component of this understanding. It follows that the intrinsic role of historical biogeographical and geomorphological factors must be accounted for when trying to understand the effects of contemporary disturbances such as fishing. Location Comoros, Madagascar, Mozambique and Tanzania, Western Indian Ocean (WIO). Methods We modeled patterns in the density and biomass of an assemblage of reef-associated fish species from 11 families, and their association with 16 biophysical variables. Results Canonical analysis of principal coordinates revealed strong country affiliations of reef fish assemblages and distance-based linear modeling confirmed geographic location and reef geomorphology were the most significant correlates, explaining 32% of the observed variation in fish assemblage structure. Another 6%–8% of variation was explained by productivity gradients (chl_a), and reef exposure or slope. Where spatial effects were not significant between mainland continental locations, fishing effects became evident explaining 6% of the variation in data. No correlation with live coral was detected. Only 37 species, predominantly lower trophic level taxa, were significant in explaining differences in assemblages between sites. Main Conclusions Spatial and geomorphological histories remain a major influence on the structure of reef fish assemblages in the WIO. Reef geomorphology was closely linked to standing biomass, with “ocean-exposed” fringing reefs supporting high average biomass of 1,000 kg/ha, while “lagoon-exposed fringing” reefs and “inner seas patch complex” reefs yielded substantially less at 500kg/ha. Further, the results indicate the influence of benthic communities on fish assemblages is scale dependent. Such insights will be pivotal for managers seeking to balance long-term sustainability of artisanal reef fisheries with conservation of coral reef systems.&quot;,&quot;container-title&quot;:&quot;Ecology and Evolution&quot;,&quot;DOI&quot;:&quot;10.1002/ece3.5044&quot;,&quot;ISSN&quot;:&quot;2045-7758&quot;,&quot;issue&quot;:&quot;7&quot;,&quot;language&quot;:&quot;en&quot;,&quot;note&quot;:&quot;_eprint: https://onlinelibrary.wiley.com/doi/pdf/10.1002/ece3.5044&quot;,&quot;page&quot;:&quot;4149-4167&quot;,&quot;source&quot;:&quot;Wiley Online Library&quot;,&quot;title&quot;:&quot;Disentangling drivers of the abundance of coral reef fishes in the Western Indian Ocean&quot;,&quot;URL&quot;:&quot;https://onlinelibrary.wiley.com/doi/abs/10.1002/ece3.5044&quot;,&quot;volume&quot;:&quot;9&quot;,&quot;author&quot;:[{&quot;family&quot;:&quot;Samoilys&quot;,&quot;given&quot;:&quot;Melita A.&quot;},{&quot;family&quot;:&quot;Halford&quot;,&quot;given&quot;:&quot;Andrew&quot;},{&quot;family&quot;:&quot;Osuka&quot;,&quot;given&quot;:&quot;Kennedy&quot;}],&quot;accessed&quot;:{&quot;date-parts&quot;:[[&quot;2020&quot;,4,23]]},&quot;issued&quot;:{&quot;date-parts&quot;:[[&quot;2019&quot;]]}}}],&quot;schema&quot;:&quot;https://github.com/citation-style-language/schema/raw/master/csl-citation.json&quot;} RNDGJwFoCdloi"/>(Komyakova et al., 2018; Samoilys et al., 2019)<text:reference-mark-end text:name="ZOTERO_ITEM CSL_CITATION {&quot;citationID&quot;:&quot;tuM0GFQN&quot;,&quot;properties&quot;:{&quot;formattedCitation&quot;:&quot;(Komyakova et al., 2018; Samoilys et al., 2019)&quot;,&quot;plainCitation&quot;:&quot;(Komyakova et al., 2018; Samoilys et al., 2019)&quot;,&quot;noteIndex&quot;:0},&quot;citationItems&quot;:[{&quot;id&quot;:1242,&quot;uris&quot;:[&quot;http://zotero.org/users/5871544/items/GXICL4RH&quot;],&quot;uri&quot;:[&quot;http://zotero.org/users/5871544/items/GXICL4RH&quot;],&quot;itemData&quot;:{&quot;id&quot;:1242,&quot;type&quot;:&quot;article-journal&quot;,&quot;abstract&quot;:&quot;While there is increasing evidence for habitat specialization in coral reef fishes, the extent to which different corals support different fish communities is not well understood. Here we quantitatively assess the relative importance of different coral species in structuring fish communities and evaluate whether sampling scale and coral colony size affect the perceived strength of fish-habitat relationships. Fish communities present on colonies of eight coral species (Porites cylindrica, Echinopora horrida, Hydnophora rigida, Stylophora pistillata, Seriatopora hystrix, Acropora formosa, A. tenuis and A. millepora) were examined in the Lizard Island lagoon, Great Barrier Reef, Australia. Additionally, the differences in fish communities supported by three coral species (P. cylindrica, E. horrida, H. rigida) were investigated at three spatial scales of sampling (2x2 m, 1x1 m, 0.5x0.5 m). Substantial differences in fish communities were observed across the different coral species, with E. horrida and H. rigida supporting the most fish species and individuals. Coral species explained more of the variability in fish species richness (20.9–53.6%), than in fish abundance (0–15%). Most coral species supported distinctive fish communities, with dissimilarities ranging from 50 to 90%. For three focal coral species, a greater amount of total variation in fish species richness and fish abundance was evident at a larger scale of sampling. Together, these results indicate that the structure of reef fish communities is finely tuned to coral species. Loss of preferred coral species could have profound effects on reef fish biodiversity, potentially more so than would be predicted on the basis of declining coral cover alone.&quot;,&quot;container-title&quot;:&quot;PLOS ONE&quot;,&quot;DOI&quot;:&quot;10.1371/journal.pone.0202206&quot;,&quot;ISSN&quot;:&quot;1932-6203&quot;,&quot;issue&quot;:&quot;8&quot;,&quot;journalAbbreviation&quot;:&quot;PLOS ONE&quot;,&quot;language&quot;:&quot;en&quot;,&quot;note&quot;:&quot;publisher: Public Library of Science&quot;,&quot;page&quot;:&quot;e0202206&quot;,&quot;source&quot;:&quot;PLoS Journals&quot;,&quot;title&quot;:&quot;Strong effects of coral species on the diversity and structure of reef fish communities: A multi-scale analysis&quot;,&quot;title-short&quot;:&quot;Strong effects of coral species on the diversity and structure of reef fish communities&quot;,&quot;URL&quot;:&quot;https://journals.plos.org/plosone/article?id=10.1371/journal.pone.0202206&quot;,&quot;volume&quot;:&quot;13&quot;,&quot;author&quot;:[{&quot;family&quot;:&quot;Komyakova&quot;,&quot;given&quot;:&quot;Valeriya&quot;},{&quot;family&quot;:&quot;Jones&quot;,&quot;given&quot;:&quot;Geoffrey P.&quot;},{&quot;family&quot;:&quot;Munday&quot;,&quot;given&quot;:&quot;Philip L.&quot;}],&quot;accessed&quot;:{&quot;date-parts&quot;:[[&quot;2020&quot;,4,23]]},&quot;issued&quot;:{&quot;date-parts&quot;:[[&quot;2018&quot;]],&quot;season&quot;:&quot;ago&quot;}}},{&quot;id&quot;:1245,&quot;uris&quot;:[&quot;http://zotero.org/users/5871544/items/BMX7C4NV&quot;],&quot;uri&quot;:[&quot;http://zotero.org/users/5871544/items/BMX7C4NV&quot;],&quot;itemData&quot;:{&quot;id&quot;:1245,&quot;type&quot;:&quot;article-journal&quot;,&quot;abstract&quot;:&quot;Aim Understanding the drivers of the structure of coral reef fish assemblages is vital for their future conservation. Quantifying the separate roles of natural drivers from the increasing influence of anthropogenic factors, such as fishing and climate change, is a key component of this understanding. It follows that the intrinsic role of historical biogeographical and geomorphological factors must be accounted for when trying to understand the effects of contemporary disturbances such as fishing. Location Comoros, Madagascar, Mozambique and Tanzania, Western Indian Ocean (WIO). Methods We modeled patterns in the density and biomass of an assemblage of reef-associated fish species from 11 families, and their association with 16 biophysical variables. Results Canonical analysis of principal coordinates revealed strong country affiliations of reef fish assemblages and distance-based linear modeling confirmed geographic location and reef geomorphology were the most significant correlates, explaining 32% of the observed variation in fish assemblage structure. Another 6%–8% of variation was explained by productivity gradients (chl_a), and reef exposure or slope. Where spatial effects were not significant between mainland continental locations, fishing effects became evident explaining 6% of the variation in data. No correlation with live coral was detected. Only 37 species, predominantly lower trophic level taxa, were significant in explaining differences in assemblages between sites. Main Conclusions Spatial and geomorphological histories remain a major influence on the structure of reef fish assemblages in the WIO. Reef geomorphology was closely linked to standing biomass, with “ocean-exposed” fringing reefs supporting high average biomass of 1,000 kg/ha, while “lagoon-exposed fringing” reefs and “inner seas patch complex” reefs yielded substantially less at 500kg/ha. Further, the results indicate the influence of benthic communities on fish assemblages is scale dependent. Such insights will be pivotal for managers seeking to balance long-term sustainability of artisanal reef fisheries with conservation of coral reef systems.&quot;,&quot;container-title&quot;:&quot;Ecology and Evolution&quot;,&quot;DOI&quot;:&quot;10.1002/ece3.5044&quot;,&quot;ISSN&quot;:&quot;2045-7758&quot;,&quot;issue&quot;:&quot;7&quot;,&quot;language&quot;:&quot;en&quot;,&quot;note&quot;:&quot;_eprint: https://onlinelibrary.wiley.com/doi/pdf/10.1002/ece3.5044&quot;,&quot;page&quot;:&quot;4149-4167&quot;,&quot;source&quot;:&quot;Wiley Online Library&quot;,&quot;title&quot;:&quot;Disentangling drivers of the abundance of coral reef fishes in the Western Indian Ocean&quot;,&quot;URL&quot;:&quot;https://onlinelibrary.wiley.com/doi/abs/10.1002/ece3.5044&quot;,&quot;volume&quot;:&quot;9&quot;,&quot;author&quot;:[{&quot;family&quot;:&quot;Samoilys&quot;,&quot;given&quot;:&quot;Melita A.&quot;},{&quot;family&quot;:&quot;Halford&quot;,&quot;given&quot;:&quot;Andrew&quot;},{&quot;family&quot;:&quot;Osuka&quot;,&quot;given&quot;:&quot;Kennedy&quot;}],&quot;accessed&quot;:{&quot;date-parts&quot;:[[&quot;2020&quot;,4,23]]},&quot;issued&quot;:{&quot;date-parts&quot;:[[&quot;2019&quot;]]}}}],&quot;schema&quot;:&quot;https://github.com/citation-style-language/schema/raw/master/csl-citation.json&quot;} RNDGJwFoCdloi"/></text:p>
      <text:p text:style-name="Standard"><text:reference-mark-start text:name="ZOTERO_ITEM CSL_CITATION {&quot;citationID&quot;:&quot;6XN238X7&quot;,&quot;properties&quot;:{&quot;formattedCitation&quot;:&quot;(Jones et al., 2004; Wilson et al., 2006)&quot;,&quot;plainCitation&quot;:&quot;(Jones et al., 2004; Wilson et al., 2006)&quot;,&quot;noteIndex&quot;:0},&quot;citationItems&quot;:[{&quot;id&quot;:1238,&quot;uris&quot;:[&quot;http://zotero.org/users/5871544/items/9YHURAC6&quot;],&quot;uri&quot;:[&quot;http://zotero.org/users/5871544/items/9YHURAC6&quot;],&quot;itemData&quot;:{&quot;id&quot;:1238,&quot;type&quot;:&quot;article-journal&quot;,&quot;abstract&quot;:&quot;The worldwide decline in coral cover has serious implications for the health of coral reefs. But what is the future of reef fish assemblages? Marine reserves can protect fish from exploitation, but do they protect fish biodiversity in degrading environments? The answer appears to be no, as indicated by our 8-year study in Papua New Guinea. A devastating decline in coral cover caused a parallel decline in fish biodiversity, both in marine reserves and in areas open to fishing. Over 75% of reef fish species declined in abundance, and 50% declined to less than half of their original numbers. The greater the dependence species have on living coral as juvenile recruitment sites, the greater the observed decline in abundance. Several rare coral-specialists became locally extinct. We suggest that fish biodiversity is threatened wherever permanent reef degradation occurs and warn that marine reserves will not always be sufficient to ensure their survival.&quot;,&quot;container-title&quot;:&quot;Proceedings of the National Academy of Sciences&quot;,&quot;DOI&quot;:&quot;10.1073/pnas.0401277101&quot;,&quot;ISSN&quot;:&quot;0027-8424, 1091-6490&quot;,&quot;issue&quot;:&quot;21&quot;,&quot;journalAbbreviation&quot;:&quot;PNAS&quot;,&quot;language&quot;:&quot;en&quot;,&quot;note&quot;:&quot;publisher: National Academy of Sciences\nsection: Biological Sciences\nPMID: 15150414&quot;,&quot;page&quot;:&quot;8251-8253&quot;,&quot;source&quot;:&quot;www.pnas.org&quot;,&quot;title&quot;:&quot;Coral decline threatens fish biodiversity in marine reserves&quot;,&quot;URL&quot;:&quot;https://www.pnas.org/content/101/21/8251&quot;,&quot;volume&quot;:&quot;101&quot;,&quot;author&quot;:[{&quot;family&quot;:&quot;Jones&quot;,&quot;given&quot;:&quot;Geoffrey P.&quot;},{&quot;family&quot;:&quot;McCormick&quot;,&quot;given&quot;:&quot;Mark I.&quot;},{&quot;family&quot;:&quot;Srinivasan&quot;,&quot;given&quot;:&quot;Maya&quot;},{&quot;family&quot;:&quot;Eagle&quot;,&quot;given&quot;:&quot;Janelle V.&quot;}],&quot;accessed&quot;:{&quot;date-parts&quot;:[[&quot;2020&quot;,4,23]]},&quot;issued&quot;:{&quot;date-parts&quot;:[[&quot;2004&quot;,5,25]]}}},{&quot;id&quot;:1254,&quot;uris&quot;:[&quot;http://zotero.org/users/5871544/items/YW756IHP&quot;],&quot;uri&quot;:[&quot;http://zotero.org/users/5871544/items/YW756IHP&quot;],&quot;itemData&quot;:{&quot;id&quot;:1254,&quot;type&quot;:&quot;article-journal&quot;,&quot;abstract&quot;:&quot;Increased frequency of disturbances and anthropogenic activities are predicted to have a devastating impact on coral reefs that will ultimately change the composition of reef associated fish communities. We reviewed and analysed studies that document the effects of disturbance-mediated coral loss on coral reef fishes. Meta-analysis of 17 independent studies revealed that 62% of fish species declined in abundance within 3 years of disturbances that resulted in &gt;10% decline in coral cover. Abundances of species reliant on live coral for food and shelter consistently declined during this time frame, while abundance of some species that feed on invertebrates, algae and/or detritus increased. The response of species, particularly those expected to benefit from the immediate loss of coral, is, however, variable and is attributed to erratic replenishment of stocks, ecological versatility of species and sublethal responses, such as changes in growth, body condition and feeding rates. The diversity of fish communities was found to be negatively and linearly correlated to disturbance-mediated coral loss. Coral loss &gt;20% typically resulted in a decline in species richness of fish communities, although diversity may initially increase following small declines in coral cover from high coverage. Disturbances that result in an immediate loss of habitat complexity (e.g. severe tropical storms), have a greater impact on fishes from all trophic levels, compared with disturbances that kill corals, but leave the reef framework intact (e.g. coral bleaching and outbreaks of Acanthaster planci). This is most evident among small bodied species and suggests the long-term consequences of coral loss through coral bleaching and crown-of-thorn starfish outbreaks may be much more substantial than the short-term effects currently documented.&quot;,&quot;container-title&quot;:&quot;Global Change Biology&quot;,&quot;DOI&quot;:&quot;10.1111/j.1365-2486.2006.01252.x&quot;,&quot;ISSN&quot;:&quot;1365-2486&quot;,&quot;issue&quot;:&quot;11&quot;,&quot;language&quot;:&quot;en&quot;,&quot;note&quot;:&quot;_eprint: https://onlinelibrary.wiley.com/doi/pdf/10.1111/j.1365-2486.2006.01252.x&quot;,&quot;page&quot;:&quot;2220-2234&quot;,&quot;source&quot;:&quot;Wiley Online Library&quot;,&quot;title&quot;:&quot;Multiple disturbances and the global degradation of coral reefs: are reef fishes at risk or resilient?&quot;,&quot;title-short&quot;:&quot;Multiple disturbances and the global degradation of coral reefs&quot;,&quot;URL&quot;:&quot;https://onlinelibrary.wiley.com/doi/abs/10.1111/j.1365-2486.2006.01252.x&quot;,&quot;volume&quot;:&quot;12&quot;,&quot;author&quot;:[{&quot;family&quot;:&quot;Wilson&quot;,&quot;given&quot;:&quot;Shaun K.&quot;},{&quot;family&quot;:&quot;Graham&quot;,&quot;given&quot;:&quot;Nicholas a. J.&quot;},{&quot;family&quot;:&quot;Pratchett&quot;,&quot;given&quot;:&quot;Morgan S.&quot;},{&quot;family&quot;:&quot;Jones&quot;,&quot;given&quot;:&quot;Geoffrey P.&quot;},{&quot;family&quot;:&quot;Polunin&quot;,&quot;given&quot;:&quot;Nicholas V. C.&quot;}],&quot;accessed&quot;:{&quot;date-parts&quot;:[[&quot;2020&quot;,4,23]]},&quot;issued&quot;:{&quot;date-parts&quot;:[[&quot;2006&quot;]]}}}],&quot;schema&quot;:&quot;https://github.com/citation-style-language/schema/raw/master/csl-citation.json&quot;} RNDaCI0ce6Ykl"/>(Jones et al., 2004; Wilson et al., 2006)<text:reference-mark-end text:name="ZOTERO_ITEM CSL_CITATION {&quot;citationID&quot;:&quot;6XN238X7&quot;,&quot;properties&quot;:{&quot;formattedCitation&quot;:&quot;(Jones et al., 2004; Wilson et al., 2006)&quot;,&quot;plainCitation&quot;:&quot;(Jones et al., 2004; Wilson et al., 2006)&quot;,&quot;noteIndex&quot;:0},&quot;citationItems&quot;:[{&quot;id&quot;:1238,&quot;uris&quot;:[&quot;http://zotero.org/users/5871544/items/9YHURAC6&quot;],&quot;uri&quot;:[&quot;http://zotero.org/users/5871544/items/9YHURAC6&quot;],&quot;itemData&quot;:{&quot;id&quot;:1238,&quot;type&quot;:&quot;article-journal&quot;,&quot;abstract&quot;:&quot;The worldwide decline in coral cover has serious implications for the health of coral reefs. But what is the future of reef fish assemblages? Marine reserves can protect fish from exploitation, but do they protect fish biodiversity in degrading environments? The answer appears to be no, as indicated by our 8-year study in Papua New Guinea. A devastating decline in coral cover caused a parallel decline in fish biodiversity, both in marine reserves and in areas open to fishing. Over 75% of reef fish species declined in abundance, and 50% declined to less than half of their original numbers. The greater the dependence species have on living coral as juvenile recruitment sites, the greater the observed decline in abundance. Several rare coral-specialists became locally extinct. We suggest that fish biodiversity is threatened wherever permanent reef degradation occurs and warn that marine reserves will not always be sufficient to ensure their survival.&quot;,&quot;container-title&quot;:&quot;Proceedings of the National Academy of Sciences&quot;,&quot;DOI&quot;:&quot;10.1073/pnas.0401277101&quot;,&quot;ISSN&quot;:&quot;0027-8424, 1091-6490&quot;,&quot;issue&quot;:&quot;21&quot;,&quot;journalAbbreviation&quot;:&quot;PNAS&quot;,&quot;language&quot;:&quot;en&quot;,&quot;note&quot;:&quot;publisher: National Academy of Sciences\nsection: Biological Sciences\nPMID: 15150414&quot;,&quot;page&quot;:&quot;8251-8253&quot;,&quot;source&quot;:&quot;www.pnas.org&quot;,&quot;title&quot;:&quot;Coral decline threatens fish biodiversity in marine reserves&quot;,&quot;URL&quot;:&quot;https://www.pnas.org/content/101/21/8251&quot;,&quot;volume&quot;:&quot;101&quot;,&quot;author&quot;:[{&quot;family&quot;:&quot;Jones&quot;,&quot;given&quot;:&quot;Geoffrey P.&quot;},{&quot;family&quot;:&quot;McCormick&quot;,&quot;given&quot;:&quot;Mark I.&quot;},{&quot;family&quot;:&quot;Srinivasan&quot;,&quot;given&quot;:&quot;Maya&quot;},{&quot;family&quot;:&quot;Eagle&quot;,&quot;given&quot;:&quot;Janelle V.&quot;}],&quot;accessed&quot;:{&quot;date-parts&quot;:[[&quot;2020&quot;,4,23]]},&quot;issued&quot;:{&quot;date-parts&quot;:[[&quot;2004&quot;,5,25]]}}},{&quot;id&quot;:1254,&quot;uris&quot;:[&quot;http://zotero.org/users/5871544/items/YW756IHP&quot;],&quot;uri&quot;:[&quot;http://zotero.org/users/5871544/items/YW756IHP&quot;],&quot;itemData&quot;:{&quot;id&quot;:1254,&quot;type&quot;:&quot;article-journal&quot;,&quot;abstract&quot;:&quot;Increased frequency of disturbances and anthropogenic activities are predicted to have a devastating impact on coral reefs that will ultimately change the composition of reef associated fish communities. We reviewed and analysed studies that document the effects of disturbance-mediated coral loss on coral reef fishes. Meta-analysis of 17 independent studies revealed that 62% of fish species declined in abundance within 3 years of disturbances that resulted in &gt;10% decline in coral cover. Abundances of species reliant on live coral for food and shelter consistently declined during this time frame, while abundance of some species that feed on invertebrates, algae and/or detritus increased. The response of species, particularly those expected to benefit from the immediate loss of coral, is, however, variable and is attributed to erratic replenishment of stocks, ecological versatility of species and sublethal responses, such as changes in growth, body condition and feeding rates. The diversity of fish communities was found to be negatively and linearly correlated to disturbance-mediated coral loss. Coral loss &gt;20% typically resulted in a decline in species richness of fish communities, although diversity may initially increase following small declines in coral cover from high coverage. Disturbances that result in an immediate loss of habitat complexity (e.g. severe tropical storms), have a greater impact on fishes from all trophic levels, compared with disturbances that kill corals, but leave the reef framework intact (e.g. coral bleaching and outbreaks of Acanthaster planci). This is most evident among small bodied species and suggests the long-term consequences of coral loss through coral bleaching and crown-of-thorn starfish outbreaks may be much more substantial than the short-term effects currently documented.&quot;,&quot;container-title&quot;:&quot;Global Change Biology&quot;,&quot;DOI&quot;:&quot;10.1111/j.1365-2486.2006.01252.x&quot;,&quot;ISSN&quot;:&quot;1365-2486&quot;,&quot;issue&quot;:&quot;11&quot;,&quot;language&quot;:&quot;en&quot;,&quot;note&quot;:&quot;_eprint: https://onlinelibrary.wiley.com/doi/pdf/10.1111/j.1365-2486.2006.01252.x&quot;,&quot;page&quot;:&quot;2220-2234&quot;,&quot;source&quot;:&quot;Wiley Online Library&quot;,&quot;title&quot;:&quot;Multiple disturbances and the global degradation of coral reefs: are reef fishes at risk or resilient?&quot;,&quot;title-short&quot;:&quot;Multiple disturbances and the global degradation of coral reefs&quot;,&quot;URL&quot;:&quot;https://onlinelibrary.wiley.com/doi/abs/10.1111/j.1365-2486.2006.01252.x&quot;,&quot;volume&quot;:&quot;12&quot;,&quot;author&quot;:[{&quot;family&quot;:&quot;Wilson&quot;,&quot;given&quot;:&quot;Shaun K.&quot;},{&quot;family&quot;:&quot;Graham&quot;,&quot;given&quot;:&quot;Nicholas a. J.&quot;},{&quot;family&quot;:&quot;Pratchett&quot;,&quot;given&quot;:&quot;Morgan S.&quot;},{&quot;family&quot;:&quot;Jones&quot;,&quot;given&quot;:&quot;Geoffrey P.&quot;},{&quot;family&quot;:&quot;Polunin&quot;,&quot;given&quot;:&quot;Nicholas V. C.&quot;}],&quot;accessed&quot;:{&quot;date-parts&quot;:[[&quot;2020&quot;,4,23]]},&quot;issued&quot;:{&quot;date-parts&quot;:[[&quot;2006&quot;]]}}}],&quot;schema&quot;:&quot;https://github.com/citation-style-language/schema/raw/master/csl-citation.json&quot;} RNDaCI0ce6Ykl"/></text:p>
      <text:p text:style-name="Standard"><text:reference-mark-start text:name="ZOTERO_ITEM CSL_CITATION {&quot;citationID&quot;:&quot;lkGeQBWB&quot;,&quot;properties&quot;:{&quot;formattedCitation&quot;:&quot;(Hoegh-Guldberg et al., 2018; Schoepf et al., 2019)&quot;,&quot;plainCitation&quot;:&quot;(Hoegh-Guldberg et al., 2018; Schoepf et al., 2019)&quot;,&quot;noteIndex&quot;:0},&quot;citationItems&quot;:[{&quot;id&quot;:1251,&quot;uris&quot;:[&quot;http://zotero.org/users/5871544/items/M87KANSY&quot;],&quot;uri&quot;:[&quot;http://zotero.org/users/5871544/items/M87KANSY&quot;],&quot;itemData&quot;:{&quot;id&quot;:1251,&quot;type&quot;:&quot;article-journal&quot;,&quot;abstract&quot;:&quot;Rapid ocean warming as a result of climate change poses a key risk for coral reefs. Even if the goals of the Paris Climate Agreement are achieved, coral reefs are likely to decline by 70–90% relative to their current abundance by midcentury. Although alarming, coral communities that survive will play a key role in the regeneration of reefs by mid-to-late century. Here, we argue for a coordinated, global coral reef conservation strategy that is centred on 50 large (500km2) regions that are the least vulnerable to climate change and which are positioned to facilitate future coral reef regeneration. The proposed strategy and actions should strengthen and expand existing conservation efforts for coral reefs as we face the long-term consequences of intensifying climate change.&quot;,&quot;container-title&quot;:&quot;Trends in Ecology &amp; Evolution&quot;,&quot;DOI&quot;:&quot;10.1016/j.tree.2018.09.006&quot;,&quot;ISSN&quot;:&quot;0169-5347&quot;,&quot;issue&quot;:&quot;12&quot;,&quot;journalAbbreviation&quot;:&quot;Trends in Ecology &amp; Evolution&quot;,&quot;language&quot;:&quot;en&quot;,&quot;page&quot;:&quot;936-944&quot;,&quot;source&quot;:&quot;ScienceDirect&quot;,&quot;title&quot;:&quot;Securing a Long-term Future for Coral Reefs&quot;,&quot;URL&quot;:&quot;http://www.sciencedirect.com/science/article/pii/S016953471830226X&quot;,&quot;volume&quot;:&quot;33&quot;,&quot;author&quot;:[{&quot;family&quot;:&quot;Hoegh-Guldberg&quot;,&quot;given&quot;:&quot;Ove&quot;},{&quot;family&quot;:&quot;Kennedy&quot;,&quot;given&quot;:&quot;Emma V.&quot;},{&quot;family&quot;:&quot;Beyer&quot;,&quot;given&quot;:&quot;Hawthorne L.&quot;},{&quot;family&quot;:&quot;McClennen&quot;,&quot;given&quot;:&quot;Caleb&quot;},{&quot;family&quot;:&quot;Possingham&quot;,&quot;given&quot;:&quot;Hugh P.&quot;}],&quot;accessed&quot;:{&quot;date-parts&quot;:[[&quot;2020&quot;,4,23]]},&quot;issued&quot;:{&quot;date-parts&quot;:[[&quot;2018&quot;,12,1]]}}},{&quot;id&quot;:1248,&quot;uris&quot;:[&quot;http://zotero.org/users/5871544/items/3DKN5MN4&quot;],&quot;uri&quot;:[&quot;http://zotero.org/users/5871544/items/3DKN5MN4&quot;],&quot;itemData&quot;:{&quot;id&quot;:1248,&quot;type&quot;:&quot;article-journal&quot;,&quot;abstract&quot;:&quot;Coral populations from thermally extreme conditions may help restore reefs degraded by bleaching. Here, the authors show that these corals can maintain their heat tolerance despite acclimation to colder temperatures but have a limited capacity to acclimatize to ocean warming.&quot;,&quot;container-title&quot;:&quot;Nature Communications&quot;,&quot;DOI&quot;:&quot;10.1038/s41467-019-12065-0&quot;,&quot;ISSN&quot;:&quot;2041-1723&quot;,&quot;issue&quot;:&quot;1&quot;,&quot;language&quot;:&quot;en&quot;,&quot;note&quot;:&quot;number: 1\npublisher: Nature Publishing Group&quot;,&quot;page&quot;:&quot;1-10&quot;,&quot;source&quot;:&quot;www.nature.com&quot;,&quot;title&quot;:&quot;Stress-resistant corals may not acclimatize to ocean warming but maintain heat tolerance under cooler temperatures&quot;,&quot;URL&quot;:&quot;https://www.nature.com/articles/s41467-019-12065-0&quot;,&quot;volume&quot;:&quot;10&quot;,&quot;author&quot;:[{&quot;family&quot;:&quot;Schoepf&quot;,&quot;given&quot;:&quot;Verena&quot;},{&quot;family&quot;:&quot;Carrion&quot;,&quot;given&quot;:&quot;Steven A.&quot;},{&quot;family&quot;:&quot;Pfeifer&quot;,&quot;given&quot;:&quot;Svenja M.&quot;},{&quot;family&quot;:&quot;Naugle&quot;,&quot;given&quot;:&quot;Melissa&quot;},{&quot;family&quot;:&quot;Dugal&quot;,&quot;given&quot;:&quot;Laurence&quot;},{&quot;family&quot;:&quot;Bruyn&quot;,&quot;given&quot;:&quot;Jennifer&quot;},{&quot;family&quot;:&quot;McCulloch&quot;,&quot;given&quot;:&quot;Malcolm T.&quot;}],&quot;accessed&quot;:{&quot;date-parts&quot;:[[&quot;2020&quot;,4,23]]},&quot;issued&quot;:{&quot;date-parts&quot;:[[&quot;2019&quot;,9,17]]}}}],&quot;schema&quot;:&quot;https://github.com/citation-style-language/schema/raw/master/csl-citation.json&quot;} RNDBoSEYJLobf"/>(Hoegh-Guldberg et al., 2018; Schoepf et al., 2019)<text:reference-mark-end text:name="ZOTERO_ITEM CSL_CITATION {&quot;citationID&quot;:&quot;lkGeQBWB&quot;,&quot;properties&quot;:{&quot;formattedCitation&quot;:&quot;(Hoegh-Guldberg et al., 2018; Schoepf et al., 2019)&quot;,&quot;plainCitation&quot;:&quot;(Hoegh-Guldberg et al., 2018; Schoepf et al., 2019)&quot;,&quot;noteIndex&quot;:0},&quot;citationItems&quot;:[{&quot;id&quot;:1251,&quot;uris&quot;:[&quot;http://zotero.org/users/5871544/items/M87KANSY&quot;],&quot;uri&quot;:[&quot;http://zotero.org/users/5871544/items/M87KANSY&quot;],&quot;itemData&quot;:{&quot;id&quot;:1251,&quot;type&quot;:&quot;article-journal&quot;,&quot;abstract&quot;:&quot;Rapid ocean warming as a result of climate change poses a key risk for coral reefs. Even if the goals of the Paris Climate Agreement are achieved, coral reefs are likely to decline by 70–90% relative to their current abundance by midcentury. Although alarming, coral communities that survive will play a key role in the regeneration of reefs by mid-to-late century. Here, we argue for a coordinated, global coral reef conservation strategy that is centred on 50 large (500km2) regions that are the least vulnerable to climate change and which are positioned to facilitate future coral reef regeneration. The proposed strategy and actions should strengthen and expand existing conservation efforts for coral reefs as we face the long-term consequences of intensifying climate change.&quot;,&quot;container-title&quot;:&quot;Trends in Ecology &amp; Evolution&quot;,&quot;DOI&quot;:&quot;10.1016/j.tree.2018.09.006&quot;,&quot;ISSN&quot;:&quot;0169-5347&quot;,&quot;issue&quot;:&quot;12&quot;,&quot;journalAbbreviation&quot;:&quot;Trends in Ecology &amp; Evolution&quot;,&quot;language&quot;:&quot;en&quot;,&quot;page&quot;:&quot;936-944&quot;,&quot;source&quot;:&quot;ScienceDirect&quot;,&quot;title&quot;:&quot;Securing a Long-term Future for Coral Reefs&quot;,&quot;URL&quot;:&quot;http://www.sciencedirect.com/science/article/pii/S016953471830226X&quot;,&quot;volume&quot;:&quot;33&quot;,&quot;author&quot;:[{&quot;family&quot;:&quot;Hoegh-Guldberg&quot;,&quot;given&quot;:&quot;Ove&quot;},{&quot;family&quot;:&quot;Kennedy&quot;,&quot;given&quot;:&quot;Emma V.&quot;},{&quot;family&quot;:&quot;Beyer&quot;,&quot;given&quot;:&quot;Hawthorne L.&quot;},{&quot;family&quot;:&quot;McClennen&quot;,&quot;given&quot;:&quot;Caleb&quot;},{&quot;family&quot;:&quot;Possingham&quot;,&quot;given&quot;:&quot;Hugh P.&quot;}],&quot;accessed&quot;:{&quot;date-parts&quot;:[[&quot;2020&quot;,4,23]]},&quot;issued&quot;:{&quot;date-parts&quot;:[[&quot;2018&quot;,12,1]]}}},{&quot;id&quot;:1248,&quot;uris&quot;:[&quot;http://zotero.org/users/5871544/items/3DKN5MN4&quot;],&quot;uri&quot;:[&quot;http://zotero.org/users/5871544/items/3DKN5MN4&quot;],&quot;itemData&quot;:{&quot;id&quot;:1248,&quot;type&quot;:&quot;article-journal&quot;,&quot;abstract&quot;:&quot;Coral populations from thermally extreme conditions may help restore reefs degraded by bleaching. Here, the authors show that these corals can maintain their heat tolerance despite acclimation to colder temperatures but have a limited capacity to acclimatize to ocean warming.&quot;,&quot;container-title&quot;:&quot;Nature Communications&quot;,&quot;DOI&quot;:&quot;10.1038/s41467-019-12065-0&quot;,&quot;ISSN&quot;:&quot;2041-1723&quot;,&quot;issue&quot;:&quot;1&quot;,&quot;language&quot;:&quot;en&quot;,&quot;note&quot;:&quot;number: 1\npublisher: Nature Publishing Group&quot;,&quot;page&quot;:&quot;1-10&quot;,&quot;source&quot;:&quot;www.nature.com&quot;,&quot;title&quot;:&quot;Stress-resistant corals may not acclimatize to ocean warming but maintain heat tolerance under cooler temperatures&quot;,&quot;URL&quot;:&quot;https://www.nature.com/articles/s41467-019-12065-0&quot;,&quot;volume&quot;:&quot;10&quot;,&quot;author&quot;:[{&quot;family&quot;:&quot;Schoepf&quot;,&quot;given&quot;:&quot;Verena&quot;},{&quot;family&quot;:&quot;Carrion&quot;,&quot;given&quot;:&quot;Steven A.&quot;},{&quot;family&quot;:&quot;Pfeifer&quot;,&quot;given&quot;:&quot;Svenja M.&quot;},{&quot;family&quot;:&quot;Naugle&quot;,&quot;given&quot;:&quot;Melissa&quot;},{&quot;family&quot;:&quot;Dugal&quot;,&quot;given&quot;:&quot;Laurence&quot;},{&quot;family&quot;:&quot;Bruyn&quot;,&quot;given&quot;:&quot;Jennifer&quot;},{&quot;family&quot;:&quot;McCulloch&quot;,&quot;given&quot;:&quot;Malcolm T.&quot;}],&quot;accessed&quot;:{&quot;date-parts&quot;:[[&quot;2020&quot;,4,23]]},&quot;issued&quot;:{&quot;date-parts&quot;:[[&quot;2019&quot;,9,17]]}}}],&quot;schema&quot;:&quot;https://github.com/citation-style-language/schema/raw/master/csl-citation.json&quot;} RNDBoSEYJLobf"/></text:p>
      <text:p text:style-name="Standard"><text:reference-mark-start text:name="ZOTERO_ITEM CSL_CITATION {&quot;citationID&quot;:&quot;B4oio0RE&quot;,&quot;properties&quot;:{&quot;formattedCitation&quot;:&quot;(Burkepile &amp; Hay, 2008; Mumby &amp; Steneck, 2008)&quot;,&quot;plainCitation&quot;:&quot;(Burkepile &amp; Hay, 2008; Mumby &amp; Steneck, 2008)&quot;,&quot;noteIndex&quot;:0},&quot;citationItems&quot;:[{&quot;id&quot;:1257,&quot;uris&quot;:[&quot;http://zotero.org/users/5871544/items/9QQTXHEM&quot;],&quot;uri&quot;:[&quot;http://zotero.org/users/5871544/items/9QQTXHEM&quot;],&quot;itemData&quot;:{&quot;id&quot;:1257,&quot;type&quot;:&quot;article-journal&quot;,&quot;abstract&quot;:&quot;The decline of many coral reef ecosystems in recent decades surprised experienced managers and researchers. It shattered old paradigms that these diverse ecosystems are spatially uniform and temporally stable on the scale of millennia. We now see reefs as heterogeneous, fragile, globally stressed ecosystems structured by strong positive or negative feedback processes. We review the causes and consequences of reef decline and ask whether management practices are addressing the problem at appropriate scales. We conclude that both science and management are currently failing to address the comanagement of extractive activities and ecological processes that drive ecosystems (e.g. productivity and herbivory). Most reef conservation efforts are directed toward reserve implementation, but new approaches are needed to sustain ecosystem function in exploited areas.&quot;,&quot;container-title&quot;:&quot;Trends in Ecology &amp; Evolution&quot;,&quot;DOI&quot;:&quot;10.1016/j.tree.2008.06.011&quot;,&quot;ISSN&quot;:&quot;0169-5347&quot;,&quot;issue&quot;:&quot;10&quot;,&quot;journalAbbreviation&quot;:&quot;Trends in Ecology &amp; Evolution&quot;,&quot;language&quot;:&quot;en&quot;,&quot;page&quot;:&quot;555-563&quot;,&quot;source&quot;:&quot;ScienceDirect&quot;,&quot;title&quot;:&quot;Coral reef management and conservation in light of rapidly evolving ecological paradigms&quot;,&quot;URL&quot;:&quot;http://www.sciencedirect.com/science/article/pii/S0169534708002504&quot;,&quot;volume&quot;:&quot;23&quot;,&quot;author&quot;:[{&quot;family&quot;:&quot;Mumby&quot;,&quot;given&quot;:&quot;Peter J.&quot;},{&quot;family&quot;:&quot;Steneck&quot;,&quot;given&quot;:&quot;Robert S.&quot;}],&quot;accessed&quot;:{&quot;date-parts&quot;:[[&quot;2020&quot;,4,23]]},&quot;issued&quot;:{&quot;date-parts&quot;:[[&quot;2008&quot;,10,1]]}}},{&quot;id&quot;:1105,&quot;uris&quot;:[&quot;http://zotero.org/users/5871544/items/FFLQUY8N&quot;],&quot;uri&quot;:[&quot;http://zotero.org/users/5871544/items/FFLQUY8N&quot;],&quot;itemData&quot;:{&quot;id&quot;:1105,&quot;type&quot;:&quot;article-journal&quot;,&quot;abstract&quot;:&quot;Consumer effects on prey are well known for cascading through food webs and producing dramatic top-down effects on community structure and ecosystem function. Bottom-up effects of prey (primary producer) biodiversity are also well known. However, the role of consumer diversity in affecting community structure or ecosystem function is not well understood. Here, we show that herbivore species richness can be critical for maintaining the structure and function of coral reefs. In two experiments over 2 years, we constructed large cages enclosing single herbivore species, equal densities of mixed species of herbivores, or excluding herbivores and assessed effects on both seaweeds and corals. When compared with single-herbivore treatments, mixed-herbivore treatments lowered macroalgal abundance by 54–76%, enhanced cover of crustose coralline algae (preferred recruitment sites for corals) by 52–64%, increased coral cover by 22%, and prevented coral mortality. Complementary feeding by herbivorous fishes drove the herbivore richness effects, because macroalgae were unable to effectively deter fishes with different feeding strategies. Maintaining herbivore species richness appears critical for preserving coral reefs, because complementary feeding by diverse herbivores produces positive, but indirect, effects on corals, the foundation species for the ecosystem.&quot;,&quot;container-title&quot;:&quot;Proceedings of the National Academy of Sciences&quot;,&quot;DOI&quot;:&quot;10.1073/pnas.0801946105&quot;,&quot;ISSN&quot;:&quot;0027-8424, 1091-6490&quot;,&quot;issue&quot;:&quot;42&quot;,&quot;journalAbbreviation&quot;:&quot;PNAS&quot;,&quot;language&quot;:&quot;en&quot;,&quot;note&quot;:&quot;publisher: National Academy of Sciences\nsection: Biological Sciences\nPMID: 18845686&quot;,&quot;page&quot;:&quot;16201-16206&quot;,&quot;source&quot;:&quot;www.pnas.org&quot;,&quot;title&quot;:&quot;Herbivore species richness and feeding complementarity affect community structure and function on a coral reef&quot;,&quot;URL&quot;:&quot;https://www.pnas.org/content/105/42/16201&quot;,&quot;volume&quot;:&quot;105&quot;,&quot;author&quot;:[{&quot;family&quot;:&quot;Burkepile&quot;,&quot;given&quot;:&quot;Deron E.&quot;},{&quot;family&quot;:&quot;Hay&quot;,&quot;given&quot;:&quot;Mark E.&quot;}],&quot;accessed&quot;:{&quot;date-parts&quot;:[[&quot;2020&quot;,4,8]]},&quot;issued&quot;:{&quot;date-parts&quot;:[[&quot;2008&quot;,10,21]]}}}],&quot;schema&quot;:&quot;https://github.com/citation-style-language/schema/raw/master/csl-citation.json&quot;} RNDQHoib57k3Y"/>(Burkepile &amp; Hay, 2008; Mumby &amp; Steneck, 2008)<text:reference-mark-end text:name="ZOTERO_ITEM CSL_CITATION {&quot;citationID&quot;:&quot;B4oio0RE&quot;,&quot;properties&quot;:{&quot;formattedCitation&quot;:&quot;(Burkepile &amp; Hay, 2008; Mumby &amp; Steneck, 2008)&quot;,&quot;plainCitation&quot;:&quot;(Burkepile &amp; Hay, 2008; Mumby &amp; Steneck, 2008)&quot;,&quot;noteIndex&quot;:0},&quot;citationItems&quot;:[{&quot;id&quot;:1257,&quot;uris&quot;:[&quot;http://zotero.org/users/5871544/items/9QQTXHEM&quot;],&quot;uri&quot;:[&quot;http://zotero.org/users/5871544/items/9QQTXHEM&quot;],&quot;itemData&quot;:{&quot;id&quot;:1257,&quot;type&quot;:&quot;article-journal&quot;,&quot;abstract&quot;:&quot;The decline of many coral reef ecosystems in recent decades surprised experienced managers and researchers. It shattered old paradigms that these diverse ecosystems are spatially uniform and temporally stable on the scale of millennia. We now see reefs as heterogeneous, fragile, globally stressed ecosystems structured by strong positive or negative feedback processes. We review the causes and consequences of reef decline and ask whether management practices are addressing the problem at appropriate scales. We conclude that both science and management are currently failing to address the comanagement of extractive activities and ecological processes that drive ecosystems (e.g. productivity and herbivory). Most reef conservation efforts are directed toward reserve implementation, but new approaches are needed to sustain ecosystem function in exploited areas.&quot;,&quot;container-title&quot;:&quot;Trends in Ecology &amp; Evolution&quot;,&quot;DOI&quot;:&quot;10.1016/j.tree.2008.06.011&quot;,&quot;ISSN&quot;:&quot;0169-5347&quot;,&quot;issue&quot;:&quot;10&quot;,&quot;journalAbbreviation&quot;:&quot;Trends in Ecology &amp; Evolution&quot;,&quot;language&quot;:&quot;en&quot;,&quot;page&quot;:&quot;555-563&quot;,&quot;source&quot;:&quot;ScienceDirect&quot;,&quot;title&quot;:&quot;Coral reef management and conservation in light of rapidly evolving ecological paradigms&quot;,&quot;URL&quot;:&quot;http://www.sciencedirect.com/science/article/pii/S0169534708002504&quot;,&quot;volume&quot;:&quot;23&quot;,&quot;author&quot;:[{&quot;family&quot;:&quot;Mumby&quot;,&quot;given&quot;:&quot;Peter J.&quot;},{&quot;family&quot;:&quot;Steneck&quot;,&quot;given&quot;:&quot;Robert S.&quot;}],&quot;accessed&quot;:{&quot;date-parts&quot;:[[&quot;2020&quot;,4,23]]},&quot;issued&quot;:{&quot;date-parts&quot;:[[&quot;2008&quot;,10,1]]}}},{&quot;id&quot;:1105,&quot;uris&quot;:[&quot;http://zotero.org/users/5871544/items/FFLQUY8N&quot;],&quot;uri&quot;:[&quot;http://zotero.org/users/5871544/items/FFLQUY8N&quot;],&quot;itemData&quot;:{&quot;id&quot;:1105,&quot;type&quot;:&quot;article-journal&quot;,&quot;abstract&quot;:&quot;Consumer effects on prey are well known for cascading through food webs and producing dramatic top-down effects on community structure and ecosystem function. Bottom-up effects of prey (primary producer) biodiversity are also well known. However, the role of consumer diversity in affecting community structure or ecosystem function is not well understood. Here, we show that herbivore species richness can be critical for maintaining the structure and function of coral reefs. In two experiments over 2 years, we constructed large cages enclosing single herbivore species, equal densities of mixed species of herbivores, or excluding herbivores and assessed effects on both seaweeds and corals. When compared with single-herbivore treatments, mixed-herbivore treatments lowered macroalgal abundance by 54–76%, enhanced cover of crustose coralline algae (preferred recruitment sites for corals) by 52–64%, increased coral cover by 22%, and prevented coral mortality. Complementary feeding by herbivorous fishes drove the herbivore richness effects, because macroalgae were unable to effectively deter fishes with different feeding strategies. Maintaining herbivore species richness appears critical for preserving coral reefs, because complementary feeding by diverse herbivores produces positive, but indirect, effects on corals, the foundation species for the ecosystem.&quot;,&quot;container-title&quot;:&quot;Proceedings of the National Academy of Sciences&quot;,&quot;DOI&quot;:&quot;10.1073/pnas.0801946105&quot;,&quot;ISSN&quot;:&quot;0027-8424, 1091-6490&quot;,&quot;issue&quot;:&quot;42&quot;,&quot;journalAbbreviation&quot;:&quot;PNAS&quot;,&quot;language&quot;:&quot;en&quot;,&quot;note&quot;:&quot;publisher: National Academy of Sciences\nsection: Biological Sciences\nPMID: 18845686&quot;,&quot;page&quot;:&quot;16201-16206&quot;,&quot;source&quot;:&quot;www.pnas.org&quot;,&quot;title&quot;:&quot;Herbivore species richness and feeding complementarity affect community structure and function on a coral reef&quot;,&quot;URL&quot;:&quot;https://www.pnas.org/content/105/42/16201&quot;,&quot;volume&quot;:&quot;105&quot;,&quot;author&quot;:[{&quot;family&quot;:&quot;Burkepile&quot;,&quot;given&quot;:&quot;Deron E.&quot;},{&quot;family&quot;:&quot;Hay&quot;,&quot;given&quot;:&quot;Mark E.&quot;}],&quot;accessed&quot;:{&quot;date-parts&quot;:[[&quot;2020&quot;,4,8]]},&quot;issued&quot;:{&quot;date-parts&quot;:[[&quot;2008&quot;,10,21]]}}}],&quot;schema&quot;:&quot;https://github.com/citation-style-language/schema/raw/master/csl-citation.json&quot;} RNDQHoib57k3Y"/></text:p>
      <text:p text:style-name="P19"/>
      <text:p text:style-name="P6"><text:span text:style-name="T9">5</text:span>º paragraph</text:p>
      <text:p text:style-name="Standard"><text:reference-mark-start text:name="ZOTERO_ITEM CSL_CITATION {&quot;citationID&quot;:&quot;EDit2fqj&quot;,&quot;properties&quot;:{&quot;formattedCitation&quot;:&quot;(Booth, 2020; Vanwonterghem &amp; Webster, 2020; Wernberg et al., 2016)&quot;,&quot;plainCitation&quot;:&quot;(Booth, 2020; Vanwonterghem &amp; Webster, 2020; Wernberg et al., 2016)&quot;,&quot;noteIndex&quot;:0},&quot;citationItems&quot;:[{&quot;id&quot;:1180,&quot;uris&quot;:[&quot;http://zotero.org/users/5871544/items/96C68YMB&quot;],&quot;uri&quot;:[&quot;http://zotero.org/users/5871544/items/96C68YMB&quot;],&quot;itemData&quot;:{&quot;id&quot;:1180,&quot;type&quot;:&quot;article-journal&quot;,&quot;abstract&quot;:&quot;No turning back?\nEcosystems over time have endured much disturbance, yet they tend to remain intact, a characteristic we call resilience. Though many systems have been lost and destroyed, for systems that remain physically intact, there is debate as to whether changing temperatures will result in shifts or collapses. Wernburg et al. show that extreme warming of a temperate kelp forest off Australia resulted not only in its collapse, but also in a shift in community composition that brought about an increase in herbivorous tropical fishes that prevent the reestablishment of kelp. Thus, many systems may not be resilient to the rapid climate change that we face.\nScience, this issue p. 169\nEcosystem reconfigurations arising from climate-driven changes in species distributions are expected to have profound ecological, social, and economic implications. Here we reveal a rapid climate-driven regime shift of Australian temperate reef communities, which lost their defining kelp forests and became dominated by persistent seaweed turfs. After decades of ocean warming, extreme marine heat waves forced a 100-kilometer range contraction of extensive kelp forests and saw temperate species replaced by seaweeds, invertebrates, corals, and fishes characteristic of subtropical and tropical waters. This community-wide tropicalization fundamentally altered key ecological processes, suppressing the recovery of kelp forests.\nRapid warming tropicalizes a temperate kelp forest.\nRapid warming tropicalizes a temperate kelp forest.&quot;,&quot;container-title&quot;:&quot;Science&quot;,&quot;DOI&quot;:&quot;10.1126/science.aad8745&quot;,&quot;ISSN&quot;:&quot;0036-8075, 1095-9203&quot;,&quot;issue&quot;:&quot;6295&quot;,&quot;language&quot;:&quot;en&quot;,&quot;note&quot;:&quot;publisher: American Association for the Advancement of Science\nsection: Reports\nPMID: 27387951&quot;,&quot;page&quot;:&quot;169-172&quot;,&quot;source&quot;:&quot;science.sciencemag.org&quot;,&quot;title&quot;:&quot;Climate-driven regime shift of a temperate marine ecosystem&quot;,&quot;URL&quot;:&quot;https://science.sciencemag.org/content/353/6295/169&quot;,&quot;volume&quot;:&quot;353&quot;,&quot;author&quot;:[{&quot;family&quot;:&quot;Wernberg&quot;,&quot;given&quot;:&quot;Thomas&quot;},{&quot;family&quot;:&quot;Bennett&quot;,&quot;given&quot;:&quot;Scott&quot;},{&quot;family&quot;:&quot;Babcock&quot;,&quot;given&quot;:&quot;Russell C.&quot;},{&quot;family&quot;:&quot;Bettignies&quot;,&quot;given&quot;:&quot;Thibaut&quot;,&quot;dropping-particle&quot;:&quot;de&quot;},{&quot;family&quot;:&quot;Cure&quot;,&quot;given&quot;:&quot;Katherine&quot;},{&quot;family&quot;:&quot;Depczynski&quot;,&quot;given&quot;:&quot;Martial&quot;},{&quot;family&quot;:&quot;Dufois&quot;,&quot;given&quot;:&quot;Francois&quot;},{&quot;family&quot;:&quot;Fromont&quot;,&quot;given&quot;:&quot;Jane&quot;},{&quot;family&quot;:&quot;Fulton&quot;,&quot;given&quot;:&quot;Christopher J.&quot;},{&quot;family&quot;:&quot;Hovey&quot;,&quot;given&quot;:&quot;Renae K.&quot;},{&quot;family&quot;:&quot;Harvey&quot;,&quot;given&quot;:&quot;Euan S.&quot;},{&quot;family&quot;:&quot;Holmes&quot;,&quot;given&quot;:&quot;Thomas H.&quot;},{&quot;family&quot;:&quot;Kendrick&quot;,&quot;given&quot;:&quot;Gary A.&quot;},{&quot;family&quot;:&quot;Radford&quot;,&quot;given&quot;:&quot;Ben&quot;},{&quot;family&quot;:&quot;Santana-Garcon&quot;,&quot;given&quot;:&quot;Julia&quot;},{&quot;family&quot;:&quot;Saunders&quot;,&quot;given&quot;:&quot;Benjamin J.&quot;},{&quot;family&quot;:&quot;Smale&quot;,&quot;given&quot;:&quot;Dan A.&quot;},{&quot;family&quot;:&quot;Thomsen&quot;,&quot;given&quot;:&quot;Mads S.&quot;},{&quot;family&quot;:&quot;Tuckett&quot;,&quot;given&quot;:&quot;Chenae A.&quot;},{&quot;family&quot;:&quot;Tuya&quot;,&quot;given&quot;:&quot;Fernando&quot;},{&quot;family&quot;:&quot;Vanderklift&quot;,&quot;given&quot;:&quot;Mathew A.&quot;},{&quot;family&quot;:&quot;Wilson&quot;,&quot;given&quot;:&quot;Shaun&quot;}],&quot;accessed&quot;:{&quot;date-parts&quot;:[[&quot;2020&quot;,4,16]]},&quot;issued&quot;:{&quot;date-parts&quot;:[[&quot;2016&quot;,7,8]]}}},{&quot;id&quot;:1184,&quot;uris&quot;:[&quot;http://zotero.org/users/5871544/items/8ZG2U6UQ&quot;],&quot;uri&quot;:[&quot;http://zotero.org/users/5871544/items/8ZG2U6UQ&quot;],&quot;itemData&quot;:{&quot;id&quot;:1184,&quot;type&quot;:&quot;article-journal&quot;,&quot;abstract&quot;:&quot;Poleward expatriation of tropical marine organisms is occurring globally, linked to climate change via strengthening of Western Boundary Currents (WBCs). In summer 2016, there was an unprecedented (in 18 years of monitoring) influx of coral-reef fish juveniles (“vagrants”) in temperate SE Australia. However, a large climate change-linked storm event (“East Coast low”) in June 2016 wiped out large numbers of these fishes over several days, as well as severely altering coastal habitat. Some taxa (e.g. Acanthuridae: surgeonfishes, key habitat modifiers) were decimated with up to 95% loss, while others (e.g. Pomacentridae: damselfishes, under 5% loss) fared better. The storm altered habitat (boulder “barens” were exposed by large-scale removal of macroalgae) with new barrens supporting over fifty times more tropical fish recruits in the following year (2017) than surrounding kelp-dominated areas. Fish were more vulnerable to storm effects in exposed habitats, and some species exhibited size-selective losses. Such climate-related storms can decouple links between poleward fish shifts and more predictable climate effects such as sea temperature rise.&quot;,&quot;container-title&quot;:&quot;Coral Reefs&quot;,&quot;DOI&quot;:&quot;10.1007/s00338-020-01919-5&quot;,&quot;ISSN&quot;:&quot;1432-0975&quot;,&quot;journalAbbreviation&quot;:&quot;Coral Reefs&quot;,&quot;language&quot;:&quot;en&quot;,&quot;source&quot;:&quot;Springer Link&quot;,&quot;title&quot;:&quot;Opposing climate-change impacts on poleward-shifting coral-reef fishes&quot;,&quot;URL&quot;:&quot;https://doi.org/10.1007/s00338-020-01919-5&quot;,&quot;author&quot;:[{&quot;family&quot;:&quot;Booth&quot;,&quot;given&quot;:&quot;David J.&quot;}],&quot;accessed&quot;:{&quot;date-parts&quot;:[[&quot;2020&quot;,4,16]]},&quot;issued&quot;:{&quot;date-parts&quot;:[[&quot;2020&quot;,3,17]]}}},{&quot;id&quot;:1186,&quot;uris&quot;:[&quot;http://zotero.org/users/5871544/items/IJNC8HTJ&quot;],&quot;uri&quot;:[&quot;http://zotero.org/users/5871544/items/IJNC8HTJ&quot;],&quot;itemData&quot;:{&quot;id&quot;:1186,&quot;type&quot;:&quot;article-journal&quot;,&quot;abstract&quot;:&quot;Coral reefs are one of the most diverse and productive ecosystems on the planet, yet they have suffered tremendous losses due to anthropogenic disturbances and are predicted to be one of the most adversely affected habitats under future climate change conditions. Coral reefs can be viewed as microbially driven ecosystems that rely on the efficient capture, retention, and recycling of nutrients in order to thrive in oligotrophic waters. Microorganisms play vital roles in maintaining holobiont health and ecosystem resilience under environmental stress; however, they are also key players in positive feedback loops that intensify coral reef decline, with cascading effects on biogeochemical cycles and marine food webs. There is an urgent need to develop a fundamental understanding of the complex microbial interactions within coral reefs and their role in ecosystem acclimatization, and it is important to include microorganisms in reef conservation in order to secure a future for these unique environments.&quot;,&quot;container-title&quot;:&quot;iScience&quot;,&quot;DOI&quot;:&quot;10.1016/j.isci.2020.100972&quot;,&quot;ISSN&quot;:&quot;2589-0042&quot;,&quot;issue&quot;:&quot;4&quot;,&quot;journalAbbreviation&quot;:&quot;iScience&quot;,&quot;language&quot;:&quot;en&quot;,&quot;page&quot;:&quot;100972&quot;,&quot;source&quot;:&quot;ScienceDirect&quot;,&quot;title&quot;:&quot;Coral Reef Microorganisms in a Changing Climate&quot;,&quot;URL&quot;:&quot;http://www.sciencedirect.com/science/article/pii/S2589004220301565&quot;,&quot;volume&quot;:&quot;23&quot;,&quot;author&quot;:[{&quot;family&quot;:&quot;Vanwonterghem&quot;,&quot;given&quot;:&quot;Inka&quot;},{&quot;family&quot;:&quot;Webster&quot;,&quot;given&quot;:&quot;Nicole S.&quot;}],&quot;accessed&quot;:{&quot;date-parts&quot;:[[&quot;2020&quot;,4,16]]},&quot;issued&quot;:{&quot;date-parts&quot;:[[&quot;2020&quot;,4,24]]}}}],&quot;schema&quot;:&quot;https://github.com/citation-style-language/schema/raw/master/csl-citation.json&quot;} RND02IcWLxH8w"/>(Booth, 2020; Vanwonterghem &amp; Webster, 2020; Wernberg et al., 2016)<text:reference-mark-end text:name="ZOTERO_ITEM CSL_CITATION {&quot;citationID&quot;:&quot;EDit2fqj&quot;,&quot;properties&quot;:{&quot;formattedCitation&quot;:&quot;(Booth, 2020; Vanwonterghem &amp; Webster, 2020; Wernberg et al., 2016)&quot;,&quot;plainCitation&quot;:&quot;(Booth, 2020; Vanwonterghem &amp; Webster, 2020; Wernberg et al., 2016)&quot;,&quot;noteIndex&quot;:0},&quot;citationItems&quot;:[{&quot;id&quot;:1180,&quot;uris&quot;:[&quot;http://zotero.org/users/5871544/items/96C68YMB&quot;],&quot;uri&quot;:[&quot;http://zotero.org/users/5871544/items/96C68YMB&quot;],&quot;itemData&quot;:{&quot;id&quot;:1180,&quot;type&quot;:&quot;article-journal&quot;,&quot;abstract&quot;:&quot;No turning back?\nEcosystems over time have endured much disturbance, yet they tend to remain intact, a characteristic we call resilience. Though many systems have been lost and destroyed, for systems that remain physically intact, there is debate as to whether changing temperatures will result in shifts or collapses. Wernburg et al. show that extreme warming of a temperate kelp forest off Australia resulted not only in its collapse, but also in a shift in community composition that brought about an increase in herbivorous tropical fishes that prevent the reestablishment of kelp. Thus, many systems may not be resilient to the rapid climate change that we face.\nScience, this issue p. 169\nEcosystem reconfigurations arising from climate-driven changes in species distributions are expected to have profound ecological, social, and economic implications. Here we reveal a rapid climate-driven regime shift of Australian temperate reef communities, which lost their defining kelp forests and became dominated by persistent seaweed turfs. After decades of ocean warming, extreme marine heat waves forced a 100-kilometer range contraction of extensive kelp forests and saw temperate species replaced by seaweeds, invertebrates, corals, and fishes characteristic of subtropical and tropical waters. This community-wide tropicalization fundamentally altered key ecological processes, suppressing the recovery of kelp forests.\nRapid warming tropicalizes a temperate kelp forest.\nRapid warming tropicalizes a temperate kelp forest.&quot;,&quot;container-title&quot;:&quot;Science&quot;,&quot;DOI&quot;:&quot;10.1126/science.aad8745&quot;,&quot;ISSN&quot;:&quot;0036-8075, 1095-9203&quot;,&quot;issue&quot;:&quot;6295&quot;,&quot;language&quot;:&quot;en&quot;,&quot;note&quot;:&quot;publisher: American Association for the Advancement of Science\nsection: Reports\nPMID: 27387951&quot;,&quot;page&quot;:&quot;169-172&quot;,&quot;source&quot;:&quot;science.sciencemag.org&quot;,&quot;title&quot;:&quot;Climate-driven regime shift of a temperate marine ecosystem&quot;,&quot;URL&quot;:&quot;https://science.sciencemag.org/content/353/6295/169&quot;,&quot;volume&quot;:&quot;353&quot;,&quot;author&quot;:[{&quot;family&quot;:&quot;Wernberg&quot;,&quot;given&quot;:&quot;Thomas&quot;},{&quot;family&quot;:&quot;Bennett&quot;,&quot;given&quot;:&quot;Scott&quot;},{&quot;family&quot;:&quot;Babcock&quot;,&quot;given&quot;:&quot;Russell C.&quot;},{&quot;family&quot;:&quot;Bettignies&quot;,&quot;given&quot;:&quot;Thibaut&quot;,&quot;dropping-particle&quot;:&quot;de&quot;},{&quot;family&quot;:&quot;Cure&quot;,&quot;given&quot;:&quot;Katherine&quot;},{&quot;family&quot;:&quot;Depczynski&quot;,&quot;given&quot;:&quot;Martial&quot;},{&quot;family&quot;:&quot;Dufois&quot;,&quot;given&quot;:&quot;Francois&quot;},{&quot;family&quot;:&quot;Fromont&quot;,&quot;given&quot;:&quot;Jane&quot;},{&quot;family&quot;:&quot;Fulton&quot;,&quot;given&quot;:&quot;Christopher J.&quot;},{&quot;family&quot;:&quot;Hovey&quot;,&quot;given&quot;:&quot;Renae K.&quot;},{&quot;family&quot;:&quot;Harvey&quot;,&quot;given&quot;:&quot;Euan S.&quot;},{&quot;family&quot;:&quot;Holmes&quot;,&quot;given&quot;:&quot;Thomas H.&quot;},{&quot;family&quot;:&quot;Kendrick&quot;,&quot;given&quot;:&quot;Gary A.&quot;},{&quot;family&quot;:&quot;Radford&quot;,&quot;given&quot;:&quot;Ben&quot;},{&quot;family&quot;:&quot;Santana-Garcon&quot;,&quot;given&quot;:&quot;Julia&quot;},{&quot;family&quot;:&quot;Saunders&quot;,&quot;given&quot;:&quot;Benjamin J.&quot;},{&quot;family&quot;:&quot;Smale&quot;,&quot;given&quot;:&quot;Dan A.&quot;},{&quot;family&quot;:&quot;Thomsen&quot;,&quot;given&quot;:&quot;Mads S.&quot;},{&quot;family&quot;:&quot;Tuckett&quot;,&quot;given&quot;:&quot;Chenae A.&quot;},{&quot;family&quot;:&quot;Tuya&quot;,&quot;given&quot;:&quot;Fernando&quot;},{&quot;family&quot;:&quot;Vanderklift&quot;,&quot;given&quot;:&quot;Mathew A.&quot;},{&quot;family&quot;:&quot;Wilson&quot;,&quot;given&quot;:&quot;Shaun&quot;}],&quot;accessed&quot;:{&quot;date-parts&quot;:[[&quot;2020&quot;,4,16]]},&quot;issued&quot;:{&quot;date-parts&quot;:[[&quot;2016&quot;,7,8]]}}},{&quot;id&quot;:1184,&quot;uris&quot;:[&quot;http://zotero.org/users/5871544/items/8ZG2U6UQ&quot;],&quot;uri&quot;:[&quot;http://zotero.org/users/5871544/items/8ZG2U6UQ&quot;],&quot;itemData&quot;:{&quot;id&quot;:1184,&quot;type&quot;:&quot;article-journal&quot;,&quot;abstract&quot;:&quot;Poleward expatriation of tropical marine organisms is occurring globally, linked to climate change via strengthening of Western Boundary Currents (WBCs). In summer 2016, there was an unprecedented (in 18 years of monitoring) influx of coral-reef fish juveniles (“vagrants”) in temperate SE Australia. However, a large climate change-linked storm event (“East Coast low”) in June 2016 wiped out large numbers of these fishes over several days, as well as severely altering coastal habitat. Some taxa (e.g. Acanthuridae: surgeonfishes, key habitat modifiers) were decimated with up to 95% loss, while others (e.g. Pomacentridae: damselfishes, under 5% loss) fared better. The storm altered habitat (boulder “barens” were exposed by large-scale removal of macroalgae) with new barrens supporting over fifty times more tropical fish recruits in the following year (2017) than surrounding kelp-dominated areas. Fish were more vulnerable to storm effects in exposed habitats, and some species exhibited size-selective losses. Such climate-related storms can decouple links between poleward fish shifts and more predictable climate effects such as sea temperature rise.&quot;,&quot;container-title&quot;:&quot;Coral Reefs&quot;,&quot;DOI&quot;:&quot;10.1007/s00338-020-01919-5&quot;,&quot;ISSN&quot;:&quot;1432-0975&quot;,&quot;journalAbbreviation&quot;:&quot;Coral Reefs&quot;,&quot;language&quot;:&quot;en&quot;,&quot;source&quot;:&quot;Springer Link&quot;,&quot;title&quot;:&quot;Opposing climate-change impacts on poleward-shifting coral-reef fishes&quot;,&quot;URL&quot;:&quot;https://doi.org/10.1007/s00338-020-01919-5&quot;,&quot;author&quot;:[{&quot;family&quot;:&quot;Booth&quot;,&quot;given&quot;:&quot;David J.&quot;}],&quot;accessed&quot;:{&quot;date-parts&quot;:[[&quot;2020&quot;,4,16]]},&quot;issued&quot;:{&quot;date-parts&quot;:[[&quot;2020&quot;,3,17]]}}},{&quot;id&quot;:1186,&quot;uris&quot;:[&quot;http://zotero.org/users/5871544/items/IJNC8HTJ&quot;],&quot;uri&quot;:[&quot;http://zotero.org/users/5871544/items/IJNC8HTJ&quot;],&quot;itemData&quot;:{&quot;id&quot;:1186,&quot;type&quot;:&quot;article-journal&quot;,&quot;abstract&quot;:&quot;Coral reefs are one of the most diverse and productive ecosystems on the planet, yet they have suffered tremendous losses due to anthropogenic disturbances and are predicted to be one of the most adversely affected habitats under future climate change conditions. Coral reefs can be viewed as microbially driven ecosystems that rely on the efficient capture, retention, and recycling of nutrients in order to thrive in oligotrophic waters. Microorganisms play vital roles in maintaining holobiont health and ecosystem resilience under environmental stress; however, they are also key players in positive feedback loops that intensify coral reef decline, with cascading effects on biogeochemical cycles and marine food webs. There is an urgent need to develop a fundamental understanding of the complex microbial interactions within coral reefs and their role in ecosystem acclimatization, and it is important to include microorganisms in reef conservation in order to secure a future for these unique environments.&quot;,&quot;container-title&quot;:&quot;iScience&quot;,&quot;DOI&quot;:&quot;10.1016/j.isci.2020.100972&quot;,&quot;ISSN&quot;:&quot;2589-0042&quot;,&quot;issue&quot;:&quot;4&quot;,&quot;journalAbbreviation&quot;:&quot;iScience&quot;,&quot;language&quot;:&quot;en&quot;,&quot;page&quot;:&quot;100972&quot;,&quot;source&quot;:&quot;ScienceDirect&quot;,&quot;title&quot;:&quot;Coral Reef Microorganisms in a Changing Climate&quot;,&quot;URL&quot;:&quot;http://www.sciencedirect.com/science/article/pii/S2589004220301565&quot;,&quot;volume&quot;:&quot;23&quot;,&quot;author&quot;:[{&quot;family&quot;:&quot;Vanwonterghem&quot;,&quot;given&quot;:&quot;Inka&quot;},{&quot;family&quot;:&quot;Webster&quot;,&quot;given&quot;:&quot;Nicole S.&quot;}],&quot;accessed&quot;:{&quot;date-parts&quot;:[[&quot;2020&quot;,4,16]]},&quot;issued&quot;:{&quot;date-parts&quot;:[[&quot;2020&quot;,4,24]]}}}],&quot;schema&quot;:&quot;https://github.com/citation-style-language/schema/raw/master/csl-citation.json&quot;} RND02IcWLxH8w"/></text:p>
      <text:p text:style-name="Standard"><text:reference-mark-start text:name="ZOTERO_ITEM CSL_CITATION {&quot;citationID&quot;:&quot;DG06x69O&quot;,&quot;properties&quot;:{&quot;formattedCitation&quot;:&quot;(Petchey et al., 1999)&quot;,&quot;plainCitation&quot;:&quot;(Petchey et al., 1999)&quot;,&quot;noteIndex&quot;:0},&quot;citationItems&quot;:[{&quot;id&quot;:685,&quot;uris&quot;:[&quot;http://zotero.org/users/5871544/items/HK22IZED&quot;],&quot;uri&quot;:[&quot;http://zotero.org/users/5871544/items/HK22IZED&quot;],&quot;itemData&quot;:{&quot;id&quot;:685,&quot;type&quot;:&quot;article-journal&quot;,&quot;abstract&quot;:&quot;We know little about how ecosystems of different complexity will respond to global warming1,2,3,4,5. Microcosms permit experimental control over species composition and rates of environmental change. Here we show using microcosm experiments that extinction risk in warming environments depends on trophic position but remains unaffected by biodiversity. Warmed communities disproportionately lose top predators and herbivores, and become increasingly dominated by autotrophs and bacterivores. Changes in the relative distribution of organisms among trophically defined functional groups lead to differences in ecosystem function beyond those expected from temperature-dependent physiological rates. Diverse communities retain more species than depauperate ones, as predicted by the insurance hypothesis, which suggests that high biodiversity buffers against the effects of environmental variation because tolerant species are more likely to be found6,7. Studies of single trophic levels clearly show that warming can affect the distribution and abundance of species2,4,5, but complex responses generated in entire food webs greatly complicate inferences based on single functional groups.&quot;,&quot;container-title&quot;:&quot;Nature&quot;,&quot;DOI&quot;:&quot;10.1038/47023&quot;,&quot;ISSN&quot;:&quot;1476-4687&quot;,&quot;issue&quot;:&quot;6757&quot;,&quot;language&quot;:&quot;en&quot;,&quot;page&quot;:&quot;69-72&quot;,&quot;source&quot;:&quot;www.nature.com&quot;,&quot;title&quot;:&quot;Environmental warming alters food-web structure and ecosystem function&quot;,&quot;URL&quot;:&quot;https://www.nature.com/articles/47023&quot;,&quot;volume&quot;:&quot;402&quot;,&quot;author&quot;:[{&quot;family&quot;:&quot;Petchey&quot;,&quot;given&quot;:&quot;Owen L.&quot;},{&quot;family&quot;:&quot;McPhearson&quot;,&quot;given&quot;:&quot;P. Timon&quot;},{&quot;family&quot;:&quot;Casey&quot;,&quot;given&quot;:&quot;Timothy M.&quot;},{&quot;family&quot;:&quot;Morin&quot;,&quot;given&quot;:&quot;Peter J.&quot;}],&quot;accessed&quot;:{&quot;date-parts&quot;:[[&quot;2020&quot;,1,13]]},&quot;issued&quot;:{&quot;date-parts&quot;:[[&quot;1999&quot;,11]]}}}],&quot;schema&quot;:&quot;https://github.com/citation-style-language/schema/raw/master/csl-citation.json&quot;} RNDmtZj7yv9Xc"/>(Petchey et al., 1999)<text:reference-mark-end text:name="ZOTERO_ITEM CSL_CITATION {&quot;citationID&quot;:&quot;DG06x69O&quot;,&quot;properties&quot;:{&quot;formattedCitation&quot;:&quot;(Petchey et al., 1999)&quot;,&quot;plainCitation&quot;:&quot;(Petchey et al., 1999)&quot;,&quot;noteIndex&quot;:0},&quot;citationItems&quot;:[{&quot;id&quot;:685,&quot;uris&quot;:[&quot;http://zotero.org/users/5871544/items/HK22IZED&quot;],&quot;uri&quot;:[&quot;http://zotero.org/users/5871544/items/HK22IZED&quot;],&quot;itemData&quot;:{&quot;id&quot;:685,&quot;type&quot;:&quot;article-journal&quot;,&quot;abstract&quot;:&quot;We know little about how ecosystems of different complexity will respond to global warming1,2,3,4,5. Microcosms permit experimental control over species composition and rates of environmental change. Here we show using microcosm experiments that extinction risk in warming environments depends on trophic position but remains unaffected by biodiversity. Warmed communities disproportionately lose top predators and herbivores, and become increasingly dominated by autotrophs and bacterivores. Changes in the relative distribution of organisms among trophically defined functional groups lead to differences in ecosystem function beyond those expected from temperature-dependent physiological rates. Diverse communities retain more species than depauperate ones, as predicted by the insurance hypothesis, which suggests that high biodiversity buffers against the effects of environmental variation because tolerant species are more likely to be found6,7. Studies of single trophic levels clearly show that warming can affect the distribution and abundance of species2,4,5, but complex responses generated in entire food webs greatly complicate inferences based on single functional groups.&quot;,&quot;container-title&quot;:&quot;Nature&quot;,&quot;DOI&quot;:&quot;10.1038/47023&quot;,&quot;ISSN&quot;:&quot;1476-4687&quot;,&quot;issue&quot;:&quot;6757&quot;,&quot;language&quot;:&quot;en&quot;,&quot;page&quot;:&quot;69-72&quot;,&quot;source&quot;:&quot;www.nature.com&quot;,&quot;title&quot;:&quot;Environmental warming alters food-web structure and ecosystem function&quot;,&quot;URL&quot;:&quot;https://www.nature.com/articles/47023&quot;,&quot;volume&quot;:&quot;402&quot;,&quot;author&quot;:[{&quot;family&quot;:&quot;Petchey&quot;,&quot;given&quot;:&quot;Owen L.&quot;},{&quot;family&quot;:&quot;McPhearson&quot;,&quot;given&quot;:&quot;P. Timon&quot;},{&quot;family&quot;:&quot;Casey&quot;,&quot;given&quot;:&quot;Timothy M.&quot;},{&quot;family&quot;:&quot;Morin&quot;,&quot;given&quot;:&quot;Peter J.&quot;}],&quot;accessed&quot;:{&quot;date-parts&quot;:[[&quot;2020&quot;,1,13]]},&quot;issued&quot;:{&quot;date-parts&quot;:[[&quot;1999&quot;,11]]}}}],&quot;schema&quot;:&quot;https://github.com/citation-style-language/schema/raw/master/csl-citation.json&quot;} RNDmtZj7yv9Xc"/></text:p>
      <text:p text:style-name="Standard"><text:reference-mark-start text:name="ZOTERO_ITEM CSL_CITATION {&quot;citationID&quot;:&quot;PpfnmNAh&quot;,&quot;properties&quot;:{&quot;formattedCitation&quot;:&quot;(Zaneveld et al., 2016)&quot;,&quot;plainCitation&quot;:&quot;(Zaneveld et al., 2016)&quot;,&quot;noteIndex&quot;:0},&quot;citationItems&quot;:[{&quot;id&quot;:1127,&quot;uris&quot;:[&quot;http://zotero.org/users/5871544/items/96A32SES&quot;],&quot;uri&quot;:[&quot;http://zotero.org/users/5871544/items/96A32SES&quot;],&quot;itemData&quot;:{&quot;id&quot;:1127,&quot;type&quot;:&quot;article-journal&quot;,&quot;abstract&quot;:&quot;Overfishing and nutrient pollution can damage coral reefs in part by increasing coral-algal competition. Here the authors simulate these stressors in a three year field experiment, and show that they interact to enhance sensitivity to temperature, predation and bacterial opportunism.&quot;,&quot;container-title&quot;:&quot;Nature Communications&quot;,&quot;DOI&quot;:&quot;10.1038/ncomms11833&quot;,&quot;ISSN&quot;:&quot;2041-1723&quot;,&quot;issue&quot;:&quot;1&quot;,&quot;language&quot;:&quot;en&quot;,&quot;note&quot;:&quot;number: 1\npublisher: Nature Publishing Group&quot;,&quot;page&quot;:&quot;1-12&quot;,&quot;source&quot;:&quot;www.nature.com&quot;,&quot;title&quot;:&quot;Overfishing and nutrient pollution interact with temperature to disrupt coral reefs down to microbial scales&quot;,&quot;URL&quot;:&quot;https://www.nature.com/articles/ncomms11833&quot;,&quot;volume&quot;:&quot;7&quot;,&quot;author&quot;:[{&quot;family&quot;:&quot;Zaneveld&quot;,&quot;given&quot;:&quot;Jesse R.&quot;},{&quot;family&quot;:&quot;Burkepile&quot;,&quot;given&quot;:&quot;Deron E.&quot;},{&quot;family&quot;:&quot;Shantz&quot;,&quot;given&quot;:&quot;Andrew A.&quot;},{&quot;family&quot;:&quot;Pritchard&quot;,&quot;given&quot;:&quot;Catharine E.&quot;},{&quot;family&quot;:&quot;McMinds&quot;,&quot;given&quot;:&quot;Ryan&quot;},{&quot;family&quot;:&quot;Payet&quot;,&quot;given&quot;:&quot;Jérôme P.&quot;},{&quot;family&quot;:&quot;Welsh&quot;,&quot;given&quot;:&quot;Rory&quot;},{&quot;family&quot;:&quot;Correa&quot;,&quot;given&quot;:&quot;Adrienne M. S.&quot;},{&quot;family&quot;:&quot;Lemoine&quot;,&quot;given&quot;:&quot;Nathan P.&quot;},{&quot;family&quot;:&quot;Rosales&quot;,&quot;given&quot;:&quot;Stephanie&quot;},{&quot;family&quot;:&quot;Fuchs&quot;,&quot;given&quot;:&quot;Corinne&quot;},{&quot;family&quot;:&quot;Maynard&quot;,&quot;given&quot;:&quot;Jeffrey A.&quot;},{&quot;family&quot;:&quot;Thurber&quot;,&quot;given&quot;:&quot;Rebecca Vega&quot;}],&quot;accessed&quot;:{&quot;date-parts&quot;:[[&quot;2020&quot;,4,8]]},&quot;issued&quot;:{&quot;date-parts&quot;:[[&quot;2016&quot;,6,7]]}}}],&quot;schema&quot;:&quot;https://github.com/citation-style-language/schema/raw/master/csl-citation.json&quot;} RNDlIgiQjFf1j"/>(Zaneveld et al., 2016)<text:reference-mark-end text:name="ZOTERO_ITEM CSL_CITATION {&quot;citationID&quot;:&quot;PpfnmNAh&quot;,&quot;properties&quot;:{&quot;formattedCitation&quot;:&quot;(Zaneveld et al., 2016)&quot;,&quot;plainCitation&quot;:&quot;(Zaneveld et al., 2016)&quot;,&quot;noteIndex&quot;:0},&quot;citationItems&quot;:[{&quot;id&quot;:1127,&quot;uris&quot;:[&quot;http://zotero.org/users/5871544/items/96A32SES&quot;],&quot;uri&quot;:[&quot;http://zotero.org/users/5871544/items/96A32SES&quot;],&quot;itemData&quot;:{&quot;id&quot;:1127,&quot;type&quot;:&quot;article-journal&quot;,&quot;abstract&quot;:&quot;Overfishing and nutrient pollution can damage coral reefs in part by increasing coral-algal competition. Here the authors simulate these stressors in a three year field experiment, and show that they interact to enhance sensitivity to temperature, predation and bacterial opportunism.&quot;,&quot;container-title&quot;:&quot;Nature Communications&quot;,&quot;DOI&quot;:&quot;10.1038/ncomms11833&quot;,&quot;ISSN&quot;:&quot;2041-1723&quot;,&quot;issue&quot;:&quot;1&quot;,&quot;language&quot;:&quot;en&quot;,&quot;note&quot;:&quot;number: 1\npublisher: Nature Publishing Group&quot;,&quot;page&quot;:&quot;1-12&quot;,&quot;source&quot;:&quot;www.nature.com&quot;,&quot;title&quot;:&quot;Overfishing and nutrient pollution interact with temperature to disrupt coral reefs down to microbial scales&quot;,&quot;URL&quot;:&quot;https://www.nature.com/articles/ncomms11833&quot;,&quot;volume&quot;:&quot;7&quot;,&quot;author&quot;:[{&quot;family&quot;:&quot;Zaneveld&quot;,&quot;given&quot;:&quot;Jesse R.&quot;},{&quot;family&quot;:&quot;Burkepile&quot;,&quot;given&quot;:&quot;Deron E.&quot;},{&quot;family&quot;:&quot;Shantz&quot;,&quot;given&quot;:&quot;Andrew A.&quot;},{&quot;family&quot;:&quot;Pritchard&quot;,&quot;given&quot;:&quot;Catharine E.&quot;},{&quot;family&quot;:&quot;McMinds&quot;,&quot;given&quot;:&quot;Ryan&quot;},{&quot;family&quot;:&quot;Payet&quot;,&quot;given&quot;:&quot;Jérôme P.&quot;},{&quot;family&quot;:&quot;Welsh&quot;,&quot;given&quot;:&quot;Rory&quot;},{&quot;family&quot;:&quot;Correa&quot;,&quot;given&quot;:&quot;Adrienne M. S.&quot;},{&quot;family&quot;:&quot;Lemoine&quot;,&quot;given&quot;:&quot;Nathan P.&quot;},{&quot;family&quot;:&quot;Rosales&quot;,&quot;given&quot;:&quot;Stephanie&quot;},{&quot;family&quot;:&quot;Fuchs&quot;,&quot;given&quot;:&quot;Corinne&quot;},{&quot;family&quot;:&quot;Maynard&quot;,&quot;given&quot;:&quot;Jeffrey A.&quot;},{&quot;family&quot;:&quot;Thurber&quot;,&quot;given&quot;:&quot;Rebecca Vega&quot;}],&quot;accessed&quot;:{&quot;date-parts&quot;:[[&quot;2020&quot;,4,8]]},&quot;issued&quot;:{&quot;date-parts&quot;:[[&quot;2016&quot;,6,7]]}}}],&quot;schema&quot;:&quot;https://github.com/citation-style-language/schema/raw/master/csl-citation.json&quot;} RNDlIgiQjFf1j"/></text:p>
      <text:p text:style-name="Standard"><text:reference-mark-start text:name="ZOTERO_ITEM CSL_CITATION {&quot;citationID&quot;:&quot;YZJKprYO&quot;,&quot;properties&quot;:{&quot;formattedCitation&quot;:&quot;(Ullah et al., 2018)&quot;,&quot;plainCitation&quot;:&quot;(Ullah et al., 2018)&quot;,&quot;noteIndex&quot;:0},&quot;citationItems&quot;:[{&quot;id&quot;:690,&quot;uris&quot;:[&quot;http://zotero.org/users/5871544/items/76JVXDIH&quot;],&quot;uri&quot;:[&quot;http://zotero.org/users/5871544/items/76JVXDIH&quot;],&quot;itemData&quot;:{&quot;id&quot;:690,&quot;type&quot;:&quot;article-journal&quot;,&quot;abstract&quot;:&quot;Global warming and ocean acidification are forecast to exert significant impacts on marine ecosystems worldwide. However, most of these projections are based on ecological proxies or experiments on single species or simplified food webs. How energy fluxes are likely to change in marine food webs in response to future climates remains unclear, hampering forecasts of ecosystem functioning. Using a sophisticated mesocosm experiment, we model energy flows through a species-rich multilevel food web, with live habitats, natural abiotic variability, and the potential for intra- and intergenerational adaptation. We show experimentally that the combined stress of acidification and warming reduced energy flows from the first trophic level (primary producers and detritus) to the second (herbivores), and from the second to the third trophic level (carnivores). Warming in isolation also reduced the energy flow from herbivores to carnivores, the efficiency of energy transfer from primary producers and detritus to herbivores and detritivores, and the living biomass of detritivores, herbivores, and carnivores. Whilst warming and acidification jointly boosted primary producer biomass through an expansion of cyanobacteria, this biomass was converted to detritus rather than to biomass at higher trophic levels—i.e., production was constrained to the base of the food web. In contrast, ocean acidification affected the food web positively by enhancing trophic flow from detritus and primary producers to herbivores, and by increasing the biomass of carnivores. Our results show how future climate change can potentially weaken marine food webs through reduced energy flow to higher trophic levels and a shift towards a more detritus-based system, leading to food web simplification and altered producer–consumer dynamics, both of which have important implications for the structuring of benthic communities.&quot;,&quot;container-title&quot;:&quot;PLOS Biology&quot;,&quot;DOI&quot;:&quot;10.1371/journal.pbio.2003446&quot;,&quot;ISSN&quot;:&quot;1545-7885&quot;,&quot;issue&quot;:&quot;1&quot;,&quot;journalAbbreviation&quot;:&quot;PLOS Biology&quot;,&quot;language&quot;:&quot;en&quot;,&quot;page&quot;:&quot;e2003446&quot;,&quot;source&quot;:&quot;PLoS Journals&quot;,&quot;title&quot;:&quot;Climate change could drive marine food web collapse through altered trophic flows and cyanobacterial proliferation&quot;,&quot;URL&quot;:&quot;https://journals.plos.org/plosbiology/article?id=10.1371/journal.pbio.2003446&quot;,&quot;volume&quot;:&quot;16&quot;,&quot;author&quot;:[{&quot;family&quot;:&quot;Ullah&quot;,&quot;given&quot;:&quot;Hadayet&quot;},{&quot;family&quot;:&quot;Nagelkerken&quot;,&quot;given&quot;:&quot;Ivan&quot;},{&quot;family&quot;:&quot;Goldenberg&quot;,&quot;given&quot;:&quot;Silvan U.&quot;},{&quot;family&quot;:&quot;Fordham&quot;,&quot;given&quot;:&quot;Damien A.&quot;}],&quot;accessed&quot;:{&quot;date-parts&quot;:[[&quot;2020&quot;,1,13]]},&quot;issued&quot;:{&quot;date-parts&quot;:[[&quot;2018&quot;]],&quot;season&quot;:&quot;gen&quot;}}}],&quot;schema&quot;:&quot;https://github.com/citation-style-language/schema/raw/master/csl-citation.json&quot;} RNDXbDzHPX0YX"/>(Ullah et al., 2018)<text:reference-mark-end text:name="ZOTERO_ITEM CSL_CITATION {&quot;citationID&quot;:&quot;YZJKprYO&quot;,&quot;properties&quot;:{&quot;formattedCitation&quot;:&quot;(Ullah et al., 2018)&quot;,&quot;plainCitation&quot;:&quot;(Ullah et al., 2018)&quot;,&quot;noteIndex&quot;:0},&quot;citationItems&quot;:[{&quot;id&quot;:690,&quot;uris&quot;:[&quot;http://zotero.org/users/5871544/items/76JVXDIH&quot;],&quot;uri&quot;:[&quot;http://zotero.org/users/5871544/items/76JVXDIH&quot;],&quot;itemData&quot;:{&quot;id&quot;:690,&quot;type&quot;:&quot;article-journal&quot;,&quot;abstract&quot;:&quot;Global warming and ocean acidification are forecast to exert significant impacts on marine ecosystems worldwide. However, most of these projections are based on ecological proxies or experiments on single species or simplified food webs. How energy fluxes are likely to change in marine food webs in response to future climates remains unclear, hampering forecasts of ecosystem functioning. Using a sophisticated mesocosm experiment, we model energy flows through a species-rich multilevel food web, with live habitats, natural abiotic variability, and the potential for intra- and intergenerational adaptation. We show experimentally that the combined stress of acidification and warming reduced energy flows from the first trophic level (primary producers and detritus) to the second (herbivores), and from the second to the third trophic level (carnivores). Warming in isolation also reduced the energy flow from herbivores to carnivores, the efficiency of energy transfer from primary producers and detritus to herbivores and detritivores, and the living biomass of detritivores, herbivores, and carnivores. Whilst warming and acidification jointly boosted primary producer biomass through an expansion of cyanobacteria, this biomass was converted to detritus rather than to biomass at higher trophic levels—i.e., production was constrained to the base of the food web. In contrast, ocean acidification affected the food web positively by enhancing trophic flow from detritus and primary producers to herbivores, and by increasing the biomass of carnivores. Our results show how future climate change can potentially weaken marine food webs through reduced energy flow to higher trophic levels and a shift towards a more detritus-based system, leading to food web simplification and altered producer–consumer dynamics, both of which have important implications for the structuring of benthic communities.&quot;,&quot;container-title&quot;:&quot;PLOS Biology&quot;,&quot;DOI&quot;:&quot;10.1371/journal.pbio.2003446&quot;,&quot;ISSN&quot;:&quot;1545-7885&quot;,&quot;issue&quot;:&quot;1&quot;,&quot;journalAbbreviation&quot;:&quot;PLOS Biology&quot;,&quot;language&quot;:&quot;en&quot;,&quot;page&quot;:&quot;e2003446&quot;,&quot;source&quot;:&quot;PLoS Journals&quot;,&quot;title&quot;:&quot;Climate change could drive marine food web collapse through altered trophic flows and cyanobacterial proliferation&quot;,&quot;URL&quot;:&quot;https://journals.plos.org/plosbiology/article?id=10.1371/journal.pbio.2003446&quot;,&quot;volume&quot;:&quot;16&quot;,&quot;author&quot;:[{&quot;family&quot;:&quot;Ullah&quot;,&quot;given&quot;:&quot;Hadayet&quot;},{&quot;family&quot;:&quot;Nagelkerken&quot;,&quot;given&quot;:&quot;Ivan&quot;},{&quot;family&quot;:&quot;Goldenberg&quot;,&quot;given&quot;:&quot;Silvan U.&quot;},{&quot;family&quot;:&quot;Fordham&quot;,&quot;given&quot;:&quot;Damien A.&quot;}],&quot;accessed&quot;:{&quot;date-parts&quot;:[[&quot;2020&quot;,1,13]]},&quot;issued&quot;:{&quot;date-parts&quot;:[[&quot;2018&quot;]],&quot;season&quot;:&quot;gen&quot;}}}],&quot;schema&quot;:&quot;https://github.com/citation-style-language/schema/raw/master/csl-citation.json&quot;} RNDXbDzHPX0YX"/></text:p>
      <text:p text:style-name="Standard"><text:reference-mark-start text:name="ZOTERO_ITEM CSL_CITATION {&quot;citationID&quot;:&quot;ghClhrpk&quot;,&quot;properties&quot;:{&quot;formattedCitation&quot;:&quot;(Bell et al., 2018; Pawlik et al., 2016)&quot;,&quot;plainCitation&quot;:&quot;(Bell et al., 2018; Pawlik et al., 2016)&quot;,&quot;noteIndex&quot;:0},&quot;citationItems&quot;:[{&quot;id&quot;:1133,&quot;uris&quot;:[&quot;http://zotero.org/users/5871544/items/SADL3FWK&quot;],&quot;uri&quot;:[&quot;http://zotero.org/users/5871544/items/SADL3FWK&quot;],&quot;itemData&quot;:{&quot;id&quot;:1133,&quot;type&quot;:&quot;article-journal&quot;,&quot;abstract&quot;:&quot;Coral reefs are economically important ecosystems that have suffered unprecedented losses of corals in the recent past. Why have Caribbean reefs in particular t&quot;,&quot;container-title&quot;:&quot;BioScience&quot;,&quot;DOI&quot;:&quot;10.1093/biosci/biw047&quot;,&quot;ISSN&quot;:&quot;0006-3568&quot;,&quot;issue&quot;:&quot;6&quot;,&quot;journalAbbreviation&quot;:&quot;BioScience&quot;,&quot;language&quot;:&quot;en&quot;,&quot;note&quot;:&quot;publisher: Oxford Academic&quot;,&quot;page&quot;:&quot;470-476&quot;,&quot;source&quot;:&quot;academic.oup.com&quot;,&quot;title&quot;:&quot;A Vicious Circle? Altered Carbon and Nutrient Cycling May Explain the Low Resilience of Caribbean Coral Reefs&quot;,&quot;title-short&quot;:&quot;A Vicious Circle?&quot;,&quot;URL&quot;:&quot;https://academic.oup.com/bioscience/article/66/6/470/2754308&quot;,&quot;volume&quot;:&quot;66&quot;,&quot;author&quot;:[{&quot;family&quot;:&quot;Pawlik&quot;,&quot;given&quot;:&quot;Joseph R.&quot;},{&quot;family&quot;:&quot;Burkepile&quot;,&quot;given&quot;:&quot;Deron E.&quot;},{&quot;family&quot;:&quot;Thurber&quot;,&quot;given&quot;:&quot;Rebecca Vega&quot;}],&quot;accessed&quot;:{&quot;date-parts&quot;:[[&quot;2020&quot;,4,8]]},&quot;issued&quot;:{&quot;date-parts&quot;:[[&quot;2016&quot;,6,1]]}}},{&quot;id&quot;:1096,&quot;uris&quot;:[&quot;http://zotero.org/users/5871544/items/LXKDY24J&quot;],&quot;uri&quot;:[&quot;http://zotero.org/users/5871544/items/LXKDY24J&quot;],&quot;itemData&quot;:{&quot;id&quot;:1096,&quot;type&quot;:&quot;article-journal&quot;,&quot;abstract&quot;:&quot;Anthropogenic stressors are impacting ecological systems across the world. Of particular concern are the recent rapid changes occurring in coral reef systems. With ongoing degradation from both local and global stressors, future reefs are likely to function differently from current coral-dominated ecosystems. Determining key attributes of future reef states is critical to reliably predict outcomes for ecosystem service provision. Here we explore the impacts of changing sponge dominance on coral reefs. Qualitative modelling of reef futures suggests that changing sponge dominance due to increased sponge abundance will have different outcomes for other trophic levels compared with increased sponge dominance as a result of declining coral abundance. By exploring uncertainty in the model outcomes we identify the need to (1) quantify changes in carbon flow through sponges, (2) determine the importance of food limitation for sponges, (3) assess the ubiquity of the recently described “sponge loop,” (4) determine the competitive relationships between sponges and other benthic taxa, particularly algae, and (5) understand how changing dominance of other organisms alters trophic pathways and energy flows through ecosystems. Addressing these knowledge gaps will facilitate development of more complex models that assess functional attributes of sponge-dominated reef ecosystems.&quot;,&quot;container-title&quot;:&quot;Ecology&quot;,&quot;DOI&quot;:&quot;10.1002/ecy.2446&quot;,&quot;ISSN&quot;:&quot;1939-9170&quot;,&quot;issue&quot;:&quot;9&quot;,&quot;language&quot;:&quot;en&quot;,&quot;note&quot;:&quot;_eprint: https://esajournals.onlinelibrary.wiley.com/doi/pdf/10.1002/ecy.2446&quot;,&quot;page&quot;:&quot;1920-1931&quot;,&quot;source&quot;:&quot;Wiley Online Library&quot;,&quot;title&quot;:&quot;Climate change alterations to ecosystem dominance: how might sponge-dominated reefs function?&quot;,&quot;title-short&quot;:&quot;Climate change alterations to ecosystem dominance&quot;,&quot;URL&quot;:&quot;https://esajournals.onlinelibrary.wiley.com/doi/abs/10.1002/ecy.2446&quot;,&quot;volume&quot;:&quot;99&quot;,&quot;author&quot;:[{&quot;family&quot;:&quot;Bell&quot;,&quot;given&quot;:&quot;James J.&quot;},{&quot;family&quot;:&quot;Rovellini&quot;,&quot;given&quot;:&quot;Alberto&quot;},{&quot;family&quot;:&quot;Davy&quot;,&quot;given&quot;:&quot;Simon K.&quot;},{&quot;family&quot;:&quot;Taylor&quot;,&quot;given&quot;:&quot;Michael W.&quot;},{&quot;family&quot;:&quot;Fulton&quot;,&quot;given&quot;:&quot;Elizabeth A.&quot;},{&quot;family&quot;:&quot;Dunn&quot;,&quot;given&quot;:&quot;Matthew R.&quot;},{&quot;family&quot;:&quot;Bennett&quot;,&quot;given&quot;:&quot;Holly M.&quot;},{&quot;family&quot;:&quot;Kandler&quot;,&quot;given&quot;:&quot;Nora M.&quot;},{&quot;family&quot;:&quot;Luter&quot;,&quot;given&quot;:&quot;Heidi M.&quot;},{&quot;family&quot;:&quot;Webster&quot;,&quot;given&quot;:&quot;Nicole S.&quot;}],&quot;accessed&quot;:{&quot;date-parts&quot;:[[&quot;2020&quot;,4,8]]},&quot;issued&quot;:{&quot;date-parts&quot;:[[&quot;2018&quot;]]}}}],&quot;schema&quot;:&quot;https://github.com/citation-style-language/schema/raw/master/csl-citation.json&quot;} RNDnCM8YW5rgF"/>(Bell et al., 2018; Pawlik et al., 2016)<text:reference-mark-end text:name="ZOTERO_ITEM CSL_CITATION {&quot;citationID&quot;:&quot;ghClhrpk&quot;,&quot;properties&quot;:{&quot;formattedCitation&quot;:&quot;(Bell et al., 2018; Pawlik et al., 2016)&quot;,&quot;plainCitation&quot;:&quot;(Bell et al., 2018; Pawlik et al., 2016)&quot;,&quot;noteIndex&quot;:0},&quot;citationItems&quot;:[{&quot;id&quot;:1133,&quot;uris&quot;:[&quot;http://zotero.org/users/5871544/items/SADL3FWK&quot;],&quot;uri&quot;:[&quot;http://zotero.org/users/5871544/items/SADL3FWK&quot;],&quot;itemData&quot;:{&quot;id&quot;:1133,&quot;type&quot;:&quot;article-journal&quot;,&quot;abstract&quot;:&quot;Coral reefs are economically important ecosystems that have suffered unprecedented losses of corals in the recent past. Why have Caribbean reefs in particular t&quot;,&quot;container-title&quot;:&quot;BioScience&quot;,&quot;DOI&quot;:&quot;10.1093/biosci/biw047&quot;,&quot;ISSN&quot;:&quot;0006-3568&quot;,&quot;issue&quot;:&quot;6&quot;,&quot;journalAbbreviation&quot;:&quot;BioScience&quot;,&quot;language&quot;:&quot;en&quot;,&quot;note&quot;:&quot;publisher: Oxford Academic&quot;,&quot;page&quot;:&quot;470-476&quot;,&quot;source&quot;:&quot;academic.oup.com&quot;,&quot;title&quot;:&quot;A Vicious Circle? Altered Carbon and Nutrient Cycling May Explain the Low Resilience of Caribbean Coral Reefs&quot;,&quot;title-short&quot;:&quot;A Vicious Circle?&quot;,&quot;URL&quot;:&quot;https://academic.oup.com/bioscience/article/66/6/470/2754308&quot;,&quot;volume&quot;:&quot;66&quot;,&quot;author&quot;:[{&quot;family&quot;:&quot;Pawlik&quot;,&quot;given&quot;:&quot;Joseph R.&quot;},{&quot;family&quot;:&quot;Burkepile&quot;,&quot;given&quot;:&quot;Deron E.&quot;},{&quot;family&quot;:&quot;Thurber&quot;,&quot;given&quot;:&quot;Rebecca Vega&quot;}],&quot;accessed&quot;:{&quot;date-parts&quot;:[[&quot;2020&quot;,4,8]]},&quot;issued&quot;:{&quot;date-parts&quot;:[[&quot;2016&quot;,6,1]]}}},{&quot;id&quot;:1096,&quot;uris&quot;:[&quot;http://zotero.org/users/5871544/items/LXKDY24J&quot;],&quot;uri&quot;:[&quot;http://zotero.org/users/5871544/items/LXKDY24J&quot;],&quot;itemData&quot;:{&quot;id&quot;:1096,&quot;type&quot;:&quot;article-journal&quot;,&quot;abstract&quot;:&quot;Anthropogenic stressors are impacting ecological systems across the world. Of particular concern are the recent rapid changes occurring in coral reef systems. With ongoing degradation from both local and global stressors, future reefs are likely to function differently from current coral-dominated ecosystems. Determining key attributes of future reef states is critical to reliably predict outcomes for ecosystem service provision. Here we explore the impacts of changing sponge dominance on coral reefs. Qualitative modelling of reef futures suggests that changing sponge dominance due to increased sponge abundance will have different outcomes for other trophic levels compared with increased sponge dominance as a result of declining coral abundance. By exploring uncertainty in the model outcomes we identify the need to (1) quantify changes in carbon flow through sponges, (2) determine the importance of food limitation for sponges, (3) assess the ubiquity of the recently described “sponge loop,” (4) determine the competitive relationships between sponges and other benthic taxa, particularly algae, and (5) understand how changing dominance of other organisms alters trophic pathways and energy flows through ecosystems. Addressing these knowledge gaps will facilitate development of more complex models that assess functional attributes of sponge-dominated reef ecosystems.&quot;,&quot;container-title&quot;:&quot;Ecology&quot;,&quot;DOI&quot;:&quot;10.1002/ecy.2446&quot;,&quot;ISSN&quot;:&quot;1939-9170&quot;,&quot;issue&quot;:&quot;9&quot;,&quot;language&quot;:&quot;en&quot;,&quot;note&quot;:&quot;_eprint: https://esajournals.onlinelibrary.wiley.com/doi/pdf/10.1002/ecy.2446&quot;,&quot;page&quot;:&quot;1920-1931&quot;,&quot;source&quot;:&quot;Wiley Online Library&quot;,&quot;title&quot;:&quot;Climate change alterations to ecosystem dominance: how might sponge-dominated reefs function?&quot;,&quot;title-short&quot;:&quot;Climate change alterations to ecosystem dominance&quot;,&quot;URL&quot;:&quot;https://esajournals.onlinelibrary.wiley.com/doi/abs/10.1002/ecy.2446&quot;,&quot;volume&quot;:&quot;99&quot;,&quot;author&quot;:[{&quot;family&quot;:&quot;Bell&quot;,&quot;given&quot;:&quot;James J.&quot;},{&quot;family&quot;:&quot;Rovellini&quot;,&quot;given&quot;:&quot;Alberto&quot;},{&quot;family&quot;:&quot;Davy&quot;,&quot;given&quot;:&quot;Simon K.&quot;},{&quot;family&quot;:&quot;Taylor&quot;,&quot;given&quot;:&quot;Michael W.&quot;},{&quot;family&quot;:&quot;Fulton&quot;,&quot;given&quot;:&quot;Elizabeth A.&quot;},{&quot;family&quot;:&quot;Dunn&quot;,&quot;given&quot;:&quot;Matthew R.&quot;},{&quot;family&quot;:&quot;Bennett&quot;,&quot;given&quot;:&quot;Holly M.&quot;},{&quot;family&quot;:&quot;Kandler&quot;,&quot;given&quot;:&quot;Nora M.&quot;},{&quot;family&quot;:&quot;Luter&quot;,&quot;given&quot;:&quot;Heidi M.&quot;},{&quot;family&quot;:&quot;Webster&quot;,&quot;given&quot;:&quot;Nicole S.&quot;}],&quot;accessed&quot;:{&quot;date-parts&quot;:[[&quot;2020&quot;,4,8]]},&quot;issued&quot;:{&quot;date-parts&quot;:[[&quot;2018&quot;]]}}}],&quot;schema&quot;:&quot;https://github.com/citation-style-language/schema/raw/master/csl-citation.json&quot;} RNDnCM8YW5rgF"/></text:p>
      <text:p text:style-name="P21"><text:reference-mark-start text:name="ZOTERO_ITEM CSL_CITATION {&quot;citationID&quot;:&quot;GAZ5gGaF&quot;,&quot;properties&quot;:{&quot;formattedCitation&quot;:&quot;(Haas et al., 2016; Roach et al., 2017)&quot;,&quot;plainCitation&quot;:&quot;(Haas et al., 2016; Roach et al., 2017)&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30,&quot;uris&quot;:[&quot;http://zotero.org/users/5871544/items/JPSMXY39&quot;],&quot;uri&quot;:[&quot;http://zotero.org/users/5871544/items/JPSMXY39&quot;],&quot;itemData&quot;:{&quot;id&quot;:1130,&quot;type&quot;:&quot;article-journal&quot;,&quot;abstract&quot;:&quot;Human impacts are causing ecosystem phase shifts from coral- to algal-dominated reef systems on a global scale. As these ecosystems undergo transition, there is an increased incidence of coral-macroalgal interactions. Mounting evidence indicates that the outcome of these interaction events is, in part, governed by microbially mediated dynamics. The allocation of available energy through different trophic levels, including the microbial food web, determines the outcome of these interactions and ultimately shapes the benthic community structure. However, little is known about the underlying thermodynamic mechanisms involved in these trophic energy transfers. This study utilizes a novel combination of methods including calorimetry, flow cytometry, and optical oxygen measurements, to provide a bioenergetic analysis of coral-macroalgal interactions in a controlled aquarium setting. We demonstrate that the energetic demands of microbial communities at the coral-algal interaction interface are higher than in the communities associated with either of the macroorganisms alone. This was evident through higher microbial power output (energy use per unit time) and lower oxygen concentrations at interaction zones compared to areas distal from the interface. Increases in microbial power output and lower oxygen concentrations were significantly correlated with the ratio of heterotrophic to autotrophic microbes but not the total microbial abundance. These results suggest that coral-algal interfaces harbor higher proportions of heterotrophic microbes that are optimizing maximal power output, as opposed to yield. This yield to power shift offers a possible thermodynamic mechanism underlying the transition from coral- to algal-dominated reef ecosystems currently being observed worldwide. As changes in the power output of an ecosystem are a significant indicator of the current state of the system, this analysis provides a novel and insightful means to quantify microbial impacts on reef health.&quot;,&quot;container-title&quot;:&quot;PeerJ&quot;,&quot;DOI&quot;:&quot;10.7717/peerj.3423&quot;,&quot;ISSN&quot;:&quot;2167-8359&quot;,&quot;journalAbbreviation&quot;:&quot;PeerJ&quot;,&quot;note&quot;:&quot;PMID: 28649468\nPMCID: PMC5482263&quot;,&quot;source&quot;:&quot;PubMed Central&quot;,&quot;title&quot;:&quot;Microbial bioenergetics of coral-algal interactions&quot;,&quot;URL&quot;:&quot;https://www.ncbi.nlm.nih.gov/pmc/articles/PMC5482263/&quot;,&quot;volume&quot;:&quot;5&quot;,&quot;author&quot;:[{&quot;family&quot;:&quot;Roach&quot;,&quot;given&quot;:&quot;Ty N.F.&quot;},{&quot;family&quot;:&quot;Abieri&quot;,&quot;given&quot;:&quot;Maria L.&quot;},{&quot;family&quot;:&quot;George&quot;,&quot;given&quot;:&quot;Emma E.&quot;},{&quot;family&quot;:&quot;Knowles&quot;,&quot;given&quot;:&quot;Ben&quot;},{&quot;family&quot;:&quot;Naliboff&quot;,&quot;given&quot;:&quot;Douglas S.&quot;},{&quot;family&quot;:&quot;Smurthwaite&quot;,&quot;given&quot;:&quot;Cameron A.&quot;},{&quot;family&quot;:&quot;Kelly&quot;,&quot;given&quot;:&quot;Linda Wegley&quot;},{&quot;family&quot;:&quot;Haas&quot;,&quot;given&quot;:&quot;Andreas F.&quot;},{&quot;family&quot;:&quot;Rohwer&quot;,&quot;given&quot;:&quot;Forest L.&quot;}],&quot;accessed&quot;:{&quot;date-parts&quot;:[[&quot;2020&quot;,4,8]]},&quot;issued&quot;:{&quot;date-parts&quot;:[[&quot;2017&quot;,6,21]]}}}],&quot;schema&quot;:&quot;https://github.com/citation-style-language/schema/raw/master/csl-citation.json&quot;} RNDgVP8Lv8W7a"/>(Haas et al., 2016; Roach et al., 2017)<text:reference-mark-end text:name="ZOTERO_ITEM CSL_CITATION {&quot;citationID&quot;:&quot;GAZ5gGaF&quot;,&quot;properties&quot;:{&quot;formattedCitation&quot;:&quot;(Haas et al., 2016; Roach et al., 2017)&quot;,&quot;plainCitation&quot;:&quot;(Haas et al., 2016; Roach et al., 2017)&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30,&quot;uris&quot;:[&quot;http://zotero.org/users/5871544/items/JPSMXY39&quot;],&quot;uri&quot;:[&quot;http://zotero.org/users/5871544/items/JPSMXY39&quot;],&quot;itemData&quot;:{&quot;id&quot;:1130,&quot;type&quot;:&quot;article-journal&quot;,&quot;abstract&quot;:&quot;Human impacts are causing ecosystem phase shifts from coral- to algal-dominated reef systems on a global scale. As these ecosystems undergo transition, there is an increased incidence of coral-macroalgal interactions. Mounting evidence indicates that the outcome of these interaction events is, in part, governed by microbially mediated dynamics. The allocation of available energy through different trophic levels, including the microbial food web, determines the outcome of these interactions and ultimately shapes the benthic community structure. However, little is known about the underlying thermodynamic mechanisms involved in these trophic energy transfers. This study utilizes a novel combination of methods including calorimetry, flow cytometry, and optical oxygen measurements, to provide a bioenergetic analysis of coral-macroalgal interactions in a controlled aquarium setting. We demonstrate that the energetic demands of microbial communities at the coral-algal interaction interface are higher than in the communities associated with either of the macroorganisms alone. This was evident through higher microbial power output (energy use per unit time) and lower oxygen concentrations at interaction zones compared to areas distal from the interface. Increases in microbial power output and lower oxygen concentrations were significantly correlated with the ratio of heterotrophic to autotrophic microbes but not the total microbial abundance. These results suggest that coral-algal interfaces harbor higher proportions of heterotrophic microbes that are optimizing maximal power output, as opposed to yield. This yield to power shift offers a possible thermodynamic mechanism underlying the transition from coral- to algal-dominated reef ecosystems currently being observed worldwide. As changes in the power output of an ecosystem are a significant indicator of the current state of the system, this analysis provides a novel and insightful means to quantify microbial impacts on reef health.&quot;,&quot;container-title&quot;:&quot;PeerJ&quot;,&quot;DOI&quot;:&quot;10.7717/peerj.3423&quot;,&quot;ISSN&quot;:&quot;2167-8359&quot;,&quot;journalAbbreviation&quot;:&quot;PeerJ&quot;,&quot;note&quot;:&quot;PMID: 28649468\nPMCID: PMC5482263&quot;,&quot;source&quot;:&quot;PubMed Central&quot;,&quot;title&quot;:&quot;Microbial bioenergetics of coral-algal interactions&quot;,&quot;URL&quot;:&quot;https://www.ncbi.nlm.nih.gov/pmc/articles/PMC5482263/&quot;,&quot;volume&quot;:&quot;5&quot;,&quot;author&quot;:[{&quot;family&quot;:&quot;Roach&quot;,&quot;given&quot;:&quot;Ty N.F.&quot;},{&quot;family&quot;:&quot;Abieri&quot;,&quot;given&quot;:&quot;Maria L.&quot;},{&quot;family&quot;:&quot;George&quot;,&quot;given&quot;:&quot;Emma E.&quot;},{&quot;family&quot;:&quot;Knowles&quot;,&quot;given&quot;:&quot;Ben&quot;},{&quot;family&quot;:&quot;Naliboff&quot;,&quot;given&quot;:&quot;Douglas S.&quot;},{&quot;family&quot;:&quot;Smurthwaite&quot;,&quot;given&quot;:&quot;Cameron A.&quot;},{&quot;family&quot;:&quot;Kelly&quot;,&quot;given&quot;:&quot;Linda Wegley&quot;},{&quot;family&quot;:&quot;Haas&quot;,&quot;given&quot;:&quot;Andreas F.&quot;},{&quot;family&quot;:&quot;Rohwer&quot;,&quot;given&quot;:&quot;Forest L.&quot;}],&quot;accessed&quot;:{&quot;date-parts&quot;:[[&quot;2020&quot;,4,8]]},&quot;issued&quot;:{&quot;date-parts&quot;:[[&quot;2017&quot;,6,21]]}}}],&quot;schema&quot;:&quot;https://github.com/citation-style-language/schema/raw/master/csl-citation.json&quot;} RNDgVP8Lv8W7a"/></text:p>
      <text:p text:style-name="P20"><text:reference-mark-start text:name="ZOTERO_ITEM CSL_CITATION {&quot;citationID&quot;:&quot;2qdQdDee&quot;,&quot;properties&quot;:{&quot;formattedCitation&quot;:&quot;(Haas et al., 2016; D. J. Hughes et al., 2020)&quot;,&quot;plainCitation&quot;:&quot;(Haas et al., 2016; D. J. Hughes et al., 2020)&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91,&quot;uris&quot;:[&quot;http://zotero.org/users/5871544/items/9Z6FDBXZ&quot;],&quot;uri&quot;:[&quot;http://zotero.org/users/5871544/items/9Z6FDBXZ&quot;],&quot;itemData&quot;:{&quot;id&quot;:1191,&quot;type&quot;:&quot;article-journal&quot;,&quot;abstract&quot;:&quot;Climate change and other human activities are decreasing ocean oxygen content. This Perspective considers the limited data on effects to coral reefs, including oxygen thresholds for lethal and sub-lethal effects in coral reef taxa, and proposes key research questions to address this critical issue.&quot;,&quot;container-title&quot;:&quot;Nature Climate Change&quot;,&quot;DOI&quot;:&quot;10.1038/s41558-020-0737-9&quot;,&quot;ISSN&quot;:&quot;1758-6798&quot;,&quot;issue&quot;:&quot;4&quot;,&quot;language&quot;:&quot;en&quot;,&quot;note&quot;:&quot;number: 4\npublisher: Nature Publishing Group&quot;,&quot;page&quot;:&quot;296-307&quot;,&quot;source&quot;:&quot;www.nature.com&quot;,&quot;title&quot;:&quot;Coral reef survival under accelerating ocean deoxygenation&quot;,&quot;URL&quot;:&quot;https://www.nature.com/articles/s41558-020-0737-9&quot;,&quot;volume&quot;:&quot;10&quot;,&quot;author&quot;:[{&quot;family&quot;:&quot;Hughes&quot;,&quot;given&quot;:&quot;David J.&quot;},{&quot;family&quot;:&quot;Alderdice&quot;,&quot;given&quot;:&quot;Rachel&quot;},{&quot;family&quot;:&quot;Cooney&quot;,&quot;given&quot;:&quot;Christopher&quot;},{&quot;family&quot;:&quot;Kühl&quot;,&quot;given&quot;:&quot;Michael&quot;},{&quot;family&quot;:&quot;Pernice&quot;,&quot;given&quot;:&quot;Mathieu&quot;},{&quot;family&quot;:&quot;Voolstra&quot;,&quot;given&quot;:&quot;Christian R.&quot;},{&quot;family&quot;:&quot;Suggett&quot;,&quot;given&quot;:&quot;David J.&quot;}],&quot;accessed&quot;:{&quot;date-parts&quot;:[[&quot;2020&quot;,4,16]]},&quot;issued&quot;:{&quot;date-parts&quot;:[[&quot;2020&quot;,4]]}}}],&quot;schema&quot;:&quot;https://github.com/citation-style-language/schema/raw/master/csl-citation.json&quot;} RNDVzZcaPjU64"/>(Haas et al., 2016; D. J. Hughes et al., 2020)<text:reference-mark-end text:name="ZOTERO_ITEM CSL_CITATION {&quot;citationID&quot;:&quot;2qdQdDee&quot;,&quot;properties&quot;:{&quot;formattedCitation&quot;:&quot;(Haas et al., 2016; D. J. Hughes et al., 2020)&quot;,&quot;plainCitation&quot;:&quot;(Haas et al., 2016; D. J. Hughes et al., 2020)&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id&quot;:1191,&quot;uris&quot;:[&quot;http://zotero.org/users/5871544/items/9Z6FDBXZ&quot;],&quot;uri&quot;:[&quot;http://zotero.org/users/5871544/items/9Z6FDBXZ&quot;],&quot;itemData&quot;:{&quot;id&quot;:1191,&quot;type&quot;:&quot;article-journal&quot;,&quot;abstract&quot;:&quot;Climate change and other human activities are decreasing ocean oxygen content. This Perspective considers the limited data on effects to coral reefs, including oxygen thresholds for lethal and sub-lethal effects in coral reef taxa, and proposes key research questions to address this critical issue.&quot;,&quot;container-title&quot;:&quot;Nature Climate Change&quot;,&quot;DOI&quot;:&quot;10.1038/s41558-020-0737-9&quot;,&quot;ISSN&quot;:&quot;1758-6798&quot;,&quot;issue&quot;:&quot;4&quot;,&quot;language&quot;:&quot;en&quot;,&quot;note&quot;:&quot;number: 4\npublisher: Nature Publishing Group&quot;,&quot;page&quot;:&quot;296-307&quot;,&quot;source&quot;:&quot;www.nature.com&quot;,&quot;title&quot;:&quot;Coral reef survival under accelerating ocean deoxygenation&quot;,&quot;URL&quot;:&quot;https://www.nature.com/articles/s41558-020-0737-9&quot;,&quot;volume&quot;:&quot;10&quot;,&quot;author&quot;:[{&quot;family&quot;:&quot;Hughes&quot;,&quot;given&quot;:&quot;David J.&quot;},{&quot;family&quot;:&quot;Alderdice&quot;,&quot;given&quot;:&quot;Rachel&quot;},{&quot;family&quot;:&quot;Cooney&quot;,&quot;given&quot;:&quot;Christopher&quot;},{&quot;family&quot;:&quot;Kühl&quot;,&quot;given&quot;:&quot;Michael&quot;},{&quot;family&quot;:&quot;Pernice&quot;,&quot;given&quot;:&quot;Mathieu&quot;},{&quot;family&quot;:&quot;Voolstra&quot;,&quot;given&quot;:&quot;Christian R.&quot;},{&quot;family&quot;:&quot;Suggett&quot;,&quot;given&quot;:&quot;David J.&quot;}],&quot;accessed&quot;:{&quot;date-parts&quot;:[[&quot;2020&quot;,4,16]]},&quot;issued&quot;:{&quot;date-parts&quot;:[[&quot;2020&quot;,4]]}}}],&quot;schema&quot;:&quot;https://github.com/citation-style-language/schema/raw/master/csl-citation.json&quot;} RNDVzZcaPjU64"/></text:p>
      <text:p text:style-name="P4"><text:span text:style-name="T10">6</text:span>º paragraph</text:p>
      <text:p text:style-name="Standard"><text:reference-mark-start text:name="ZOTERO_ITEM CSL_CITATION {&quot;citationID&quot;:&quot;lCU8a54l&quot;,&quot;properties&quot;:{&quot;formattedCitation&quot;:&quot;(Sydeman et al., 2015)&quot;,&quot;plainCitation&quot;:&quot;(Sydeman et al., 2015)&quot;,&quot;noteIndex&quot;:0},&quot;citationItems&quot;:[{&quot;id&quot;:&quot;aoCBcdja/1IDp3E4U&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schema&quot;:&quot;https://github.com/citation-style-language/schema/raw/master/csl-citation.json&quot;} RND4EHoAPdw85"/>(Sydeman et al., 2015)<text:reference-mark-end text:name="ZOTERO_ITEM CSL_CITATION {&quot;citationID&quot;:&quot;lCU8a54l&quot;,&quot;properties&quot;:{&quot;formattedCitation&quot;:&quot;(Sydeman et al., 2015)&quot;,&quot;plainCitation&quot;:&quot;(Sydeman et al., 2015)&quot;,&quot;noteIndex&quot;:0},&quot;citationItems&quot;:[{&quot;id&quot;:&quot;aoCBcdja/1IDp3E4U&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schema&quot;:&quot;https://github.com/citation-style-language/schema/raw/master/csl-citation.json&quot;} RND4EHoAPdw85"/></text:p>
      <text:p text:style-name="Standard"><text:reference-mark-start text:name="ZOTERO_ITEM CSL_CITATION {&quot;citationID&quot;:&quot;VUWEIeMu&quot;,&quot;properties&quot;:{&quot;formattedCitation&quot;:&quot;(Gallo et al., 2017; Gruber, 2011)&quot;,&quot;plainCitation&quot;:&quot;(Gallo et al., 2017; Gruber, 2011)&quot;,&quot;noteIndex&quot;:0},&quot;citationItems&quot;:[{&quot;id&quot;:862,&quot;uris&quot;:[&quot;http://zotero.org/users/5871544/items/FC7SAT2W&quot;],&quot;uri&quot;:[&quot;http://zotero.org/users/5871544/items/FC7SAT2W&quot;],&quot;itemData&quot;:{&quot;id&quot;:862,&quot;type&quot;:&quot;article-journal&quot;,&quot;abstract&quot;:&quot;In the coming decades and centuries, the ocean’s biogeochemical cycles and ecosystems will become increasingly stressed by at least three independent factors. Rising temperatures, ocean acidification and ocean deoxygenation will cause substantial changes in the physical, chemical and biological environment, which will then affect the ocean’s biogeochemical cycles and ecosystems in ways that we are only beginning to fathom. Ocean warming will not only affect organisms and biogeochemical cycles directly, but will also increase upper ocean stratification. The changes in the ocean’s carbonate chemistry induced by the uptake of anthropogenic carbon dioxide (CO2) (i.e. ocean acidification) will probably affect many organisms and processes, although in ways that are currently not well understood. Ocean deoxygenation, i.e. the loss of dissolved oxygen (O2) from the ocean, is bound to occur in a warming and more stratified ocean, causing stress to macro-organisms that critically depend on sufficient levels of oxygen. These three stressors—warming, acidification and deoxygenation—will tend to operate globally, although with distinct regional differences. The impacts of ocean acidification tend to be strongest in the high latitudes, whereas the low-oxygen regions of the low latitudes are most vulnerable to ocean deoxygenation. Specific regions, such as the eastern boundary upwelling systems, will be strongly affected by all three stressors, making them potential hotspots for change. Of additional concern are synergistic effects, such as ocean acidification-induced changes in the type and magnitude of the organic matter exported to the ocean’s interior, which then might cause substantial changes in the oxygen concentration there. Ocean warming, acidification and deoxygenation are essentially irreversible on centennial time scales, i.e. once these changes have occurred, it will take centuries for the ocean to recover. With the emission of CO2 being the primary driver behind all three stressors, the primary mitigation strategy is to reduce these emissions.&quot;,&quot;container-title&quot;:&quot;Philosophical Transactions of the Royal Society A: Mathematical, Physical and Engineering Sciences&quot;,&quot;DOI&quot;:&quot;10.1098/rsta.2011.0003&quot;,&quot;issue&quot;:&quot;1943&quot;,&quot;journalAbbreviation&quot;:&quot;Philosophical Transactions of the Royal Society A: Mathematical, Physical and Engineering Sciences&quot;,&quot;note&quot;:&quot;publisher: Royal Society&quot;,&quot;page&quot;:&quot;1980-1996&quot;,&quot;source&quot;:&quot;royalsocietypublishing.org (Atypon)&quot;,&quot;title&quot;:&quot;Warming up, turning sour, losing breath: ocean biogeochemistry under global change&quot;,&quot;title-short&quot;:&quot;Warming up, turning sour, losing breath&quot;,&quot;URL&quot;:&quot;https://royalsocietypublishing.org/doi/full/10.1098/rsta.2011.0003&quot;,&quot;volume&quot;:&quot;369&quot;,&quot;author&quot;:[{&quot;family&quot;:&quot;Gruber&quot;,&quot;given&quot;:&quot;Nicolas&quot;}],&quot;accessed&quot;:{&quot;date-parts&quot;:[[&quot;2020&quot;,3,9]]},&quot;issued&quot;:{&quot;date-parts&quot;:[[&quot;2011&quot;,5,28]]}}},{&quot;id&quot;:865,&quot;uris&quot;:[&quot;http://zotero.org/users/5871544/items/S8KS4TRU&quot;],&quot;uri&quot;:[&quot;http://zotero.org/users/5871544/items/S8KS4TRU&quot;],&quot;itemData&quot;:{&quot;id&quot;:865,&quot;type&quot;:&quot;article-journal&quot;,&quot;abstract&quot;:&quot;The ocean is a key part of the climate system but is often neglected in individual country priorities. Analysis of Nationally Determined Contributions reveals 70% include marine issues. The level of inclusion varies dependent on country factors including vulnerability to rising seas.&quot;,&quot;container-title&quot;:&quot;Nature Climate Change&quot;,&quot;DOI&quot;:&quot;10.1038/nclimate3422&quot;,&quot;ISSN&quot;:&quot;1758-6798&quot;,&quot;issue&quot;:&quot;11&quot;,&quot;language&quot;:&quot;en&quot;,&quot;note&quot;:&quot;number: 11\npublisher: Nature Publishing Group&quot;,&quot;page&quot;:&quot;833-838&quot;,&quot;source&quot;:&quot;www.nature.com&quot;,&quot;title&quot;:&quot;Ocean commitments under the Paris Agreement&quot;,&quot;URL&quot;:&quot;https://www.nature.com/articles/nclimate3422&quot;,&quot;volume&quot;:&quot;7&quot;,&quot;author&quot;:[{&quot;family&quot;:&quot;Gallo&quot;,&quot;given&quot;:&quot;Natalya D.&quot;},{&quot;family&quot;:&quot;Victor&quot;,&quot;given&quot;:&quot;David G.&quot;},{&quot;family&quot;:&quot;Levin&quot;,&quot;given&quot;:&quot;Lisa A.&quot;}],&quot;accessed&quot;:{&quot;date-parts&quot;:[[&quot;2020&quot;,3,9]]},&quot;issued&quot;:{&quot;date-parts&quot;:[[&quot;2017&quot;,11]]}}}],&quot;schema&quot;:&quot;https://github.com/citation-style-language/schema/raw/master/csl-citation.json&quot;} RNDUdcgVjt6wH"/>(Gallo et al., 2017; Gruber, 2011)<text:reference-mark-end text:name="ZOTERO_ITEM CSL_CITATION {&quot;citationID&quot;:&quot;VUWEIeMu&quot;,&quot;properties&quot;:{&quot;formattedCitation&quot;:&quot;(Gallo et al., 2017; Gruber, 2011)&quot;,&quot;plainCitation&quot;:&quot;(Gallo et al., 2017; Gruber, 2011)&quot;,&quot;noteIndex&quot;:0},&quot;citationItems&quot;:[{&quot;id&quot;:862,&quot;uris&quot;:[&quot;http://zotero.org/users/5871544/items/FC7SAT2W&quot;],&quot;uri&quot;:[&quot;http://zotero.org/users/5871544/items/FC7SAT2W&quot;],&quot;itemData&quot;:{&quot;id&quot;:862,&quot;type&quot;:&quot;article-journal&quot;,&quot;abstract&quot;:&quot;In the coming decades and centuries, the ocean’s biogeochemical cycles and ecosystems will become increasingly stressed by at least three independent factors. Rising temperatures, ocean acidification and ocean deoxygenation will cause substantial changes in the physical, chemical and biological environment, which will then affect the ocean’s biogeochemical cycles and ecosystems in ways that we are only beginning to fathom. Ocean warming will not only affect organisms and biogeochemical cycles directly, but will also increase upper ocean stratification. The changes in the ocean’s carbonate chemistry induced by the uptake of anthropogenic carbon dioxide (CO2) (i.e. ocean acidification) will probably affect many organisms and processes, although in ways that are currently not well understood. Ocean deoxygenation, i.e. the loss of dissolved oxygen (O2) from the ocean, is bound to occur in a warming and more stratified ocean, causing stress to macro-organisms that critically depend on sufficient levels of oxygen. These three stressors—warming, acidification and deoxygenation—will tend to operate globally, although with distinct regional differences. The impacts of ocean acidification tend to be strongest in the high latitudes, whereas the low-oxygen regions of the low latitudes are most vulnerable to ocean deoxygenation. Specific regions, such as the eastern boundary upwelling systems, will be strongly affected by all three stressors, making them potential hotspots for change. Of additional concern are synergistic effects, such as ocean acidification-induced changes in the type and magnitude of the organic matter exported to the ocean’s interior, which then might cause substantial changes in the oxygen concentration there. Ocean warming, acidification and deoxygenation are essentially irreversible on centennial time scales, i.e. once these changes have occurred, it will take centuries for the ocean to recover. With the emission of CO2 being the primary driver behind all three stressors, the primary mitigation strategy is to reduce these emissions.&quot;,&quot;container-title&quot;:&quot;Philosophical Transactions of the Royal Society A: Mathematical, Physical and Engineering Sciences&quot;,&quot;DOI&quot;:&quot;10.1098/rsta.2011.0003&quot;,&quot;issue&quot;:&quot;1943&quot;,&quot;journalAbbreviation&quot;:&quot;Philosophical Transactions of the Royal Society A: Mathematical, Physical and Engineering Sciences&quot;,&quot;note&quot;:&quot;publisher: Royal Society&quot;,&quot;page&quot;:&quot;1980-1996&quot;,&quot;source&quot;:&quot;royalsocietypublishing.org (Atypon)&quot;,&quot;title&quot;:&quot;Warming up, turning sour, losing breath: ocean biogeochemistry under global change&quot;,&quot;title-short&quot;:&quot;Warming up, turning sour, losing breath&quot;,&quot;URL&quot;:&quot;https://royalsocietypublishing.org/doi/full/10.1098/rsta.2011.0003&quot;,&quot;volume&quot;:&quot;369&quot;,&quot;author&quot;:[{&quot;family&quot;:&quot;Gruber&quot;,&quot;given&quot;:&quot;Nicolas&quot;}],&quot;accessed&quot;:{&quot;date-parts&quot;:[[&quot;2020&quot;,3,9]]},&quot;issued&quot;:{&quot;date-parts&quot;:[[&quot;2011&quot;,5,28]]}}},{&quot;id&quot;:865,&quot;uris&quot;:[&quot;http://zotero.org/users/5871544/items/S8KS4TRU&quot;],&quot;uri&quot;:[&quot;http://zotero.org/users/5871544/items/S8KS4TRU&quot;],&quot;itemData&quot;:{&quot;id&quot;:865,&quot;type&quot;:&quot;article-journal&quot;,&quot;abstract&quot;:&quot;The ocean is a key part of the climate system but is often neglected in individual country priorities. Analysis of Nationally Determined Contributions reveals 70% include marine issues. The level of inclusion varies dependent on country factors including vulnerability to rising seas.&quot;,&quot;container-title&quot;:&quot;Nature Climate Change&quot;,&quot;DOI&quot;:&quot;10.1038/nclimate3422&quot;,&quot;ISSN&quot;:&quot;1758-6798&quot;,&quot;issue&quot;:&quot;11&quot;,&quot;language&quot;:&quot;en&quot;,&quot;note&quot;:&quot;number: 11\npublisher: Nature Publishing Group&quot;,&quot;page&quot;:&quot;833-838&quot;,&quot;source&quot;:&quot;www.nature.com&quot;,&quot;title&quot;:&quot;Ocean commitments under the Paris Agreement&quot;,&quot;URL&quot;:&quot;https://www.nature.com/articles/nclimate3422&quot;,&quot;volume&quot;:&quot;7&quot;,&quot;author&quot;:[{&quot;family&quot;:&quot;Gallo&quot;,&quot;given&quot;:&quot;Natalya D.&quot;},{&quot;family&quot;:&quot;Victor&quot;,&quot;given&quot;:&quot;David G.&quot;},{&quot;family&quot;:&quot;Levin&quot;,&quot;given&quot;:&quot;Lisa A.&quot;}],&quot;accessed&quot;:{&quot;date-parts&quot;:[[&quot;2020&quot;,3,9]]},&quot;issued&quot;:{&quot;date-parts&quot;:[[&quot;2017&quot;,11]]}}}],&quot;schema&quot;:&quot;https://github.com/citation-style-language/schema/raw/master/csl-citation.json&quot;} RNDUdcgVjt6wH"/></text:p>
      <text:p text:style-name="P23"><text:reference-mark-start text:name="ZOTERO_ITEM CSL_CITATION {&quot;citationID&quot;:&quot;gPhU1FuK&quot;,&quot;properties&quot;:{&quot;formattedCitation&quot;:&quot;(Bopp et al., 2013; Gu\\uc0\\u233{}nette et al., 2014; Henson et al., 2017)&quot;,&quot;plainCitation&quot;:&quot;(Bopp et al., 2013; Guénette et al., 2014; Henson et al., 2017)&quot;,&quot;noteIndex&quot;:0},&quot;citationItems&quot;:[{&quot;id&quot;:868,&quot;uris&quot;:[&quot;http://zotero.org/users/5871544/items/A2SN94V2&quot;],&quot;uri&quot;:[&quot;http://zotero.org/users/5871544/items/A2SN94V2&quot;],&quot;itemData&quot;:{&quot;id&quot;:868,&quot;type&quot;:&quot;article-journal&quot;,&quot;abstract&quot;:&quot;&lt;p&gt;&lt;strong&gt;Abstract.&lt;/strong&gt; Ocean ecosystems are increasingly stressed by human-induced changes of their physical, chemical and biological environment. Among these changes, warming, acidification, deoxygenation and changes in primary productivity by marine phytoplankton can be considered as four of the major stressors of open ocean ecosystems. Due to rising atmospheric CO&lt;sub&gt;2&lt;/sub&gt; in the coming decades, these changes will be amplified. Here, we use the most recent simulations performed in the framework of the Coupled Model Intercomparison Project 5 to assess how these stressors may evolve over the course of the 21st century. The 10 Earth system models used here project similar trends in ocean warming, acidification, deoxygenation and reduced primary productivity for each of the IPCC's representative concentration pathways (RCPs) over the 21st century. For the \&quot;business-as-usual\&quot; scenario RCP8.5, the model-mean changes in the 2090s (compared to the 1990s) for sea surface temperature, sea surface pH, global O&lt;sub&gt;2&lt;/sub&gt; content and integrated primary productivity amount to &amp;plus;2.73 (±0.72) °C, −0.33 (±0.003) pH unit, −3.45 (±0.44)% and −8.6 (±7.9)%, respectively. For the high mitigation scenario RCP2.6, corresponding changes are +0.71 (±0.45) °C, −0.07 (±0.001) pH unit, −1.81 (±0.31)% and −2.0 (±4.1)%, respectively, illustrating the effectiveness of extreme mitigation strategies. Although these stressors operate globally, they display distinct regional patterns and thus do not change coincidentally. Large decreases in O&lt;sub&gt;2&lt;/sub&gt; and in pH are simulated in global ocean intermediate and mode waters, whereas large reductions in primary production are simulated in the tropics and in the North Atlantic. Although temperature and pH projections are robust across models, the same does not hold for projections of subsurface O&lt;sub&gt;2&lt;/sub&gt; concentrations in the tropics and global and regional changes in net primary productivity. These high uncertainties in projections of primary productivity and subsurface oxygen prompt us to continue inter-model comparisons to understand these model differences, while calling for caution when using the CMIP5 models to force regional impact models.&lt;/p&gt;&quot;,&quot;container-title&quot;:&quot;Biogeosciences&quot;,&quot;DOI&quot;:&quot;https://doi.org/10.5194/bg-10-6225-2013&quot;,&quot;ISSN&quot;:&quot;1726-4170&quot;,&quot;issue&quot;:&quot;10&quot;,&quot;language&quot;:&quot;English&quot;,&quot;note&quot;:&quot;publisher: Copernicus GmbH&quot;,&quot;page&quot;:&quot;6225-6245&quot;,&quot;source&quot;:&quot;www.biogeosciences.net&quot;,&quot;title&quot;:&quot;Multiple stressors of ocean ecosystems in the 21st century: projections with CMIP5 models&quot;,&quot;title-short&quot;:&quot;Multiple stressors of ocean ecosystems in the 21st century&quot;,&quot;URL&quot;:&quot;https://www.biogeosciences.net/10/6225/2013/&quot;,&quot;volume&quot;:&quot;10&quot;,&quot;author&quot;:[{&quot;family&quot;:&quot;Bopp&quot;,&quot;given&quot;:&quot;L.&quot;},{&quot;family&quot;:&quot;Resplandy&quot;,&quot;given&quot;:&quot;L.&quot;},{&quot;family&quot;:&quot;Orr&quot;,&quot;given&quot;:&quot;J. C.&quot;},{&quot;family&quot;:&quot;Doney&quot;,&quot;given&quot;:&quot;S. C.&quot;},{&quot;family&quot;:&quot;Dunne&quot;,&quot;given&quot;:&quot;J. P.&quot;},{&quot;family&quot;:&quot;Gehlen&quot;,&quot;given&quot;:&quot;M.&quot;},{&quot;family&quot;:&quot;Halloran&quot;,&quot;given&quot;:&quot;P.&quot;},{&quot;family&quot;:&quot;Heinze&quot;,&quot;given&quot;:&quot;C.&quot;},{&quot;family&quot;:&quot;Ilyina&quot;,&quot;given&quot;:&quot;T.&quot;},{&quot;family&quot;:&quot;Séférian&quot;,&quot;given&quot;:&quot;R.&quot;},{&quot;family&quot;:&quot;Tjiputra&quot;,&quot;given&quot;:&quot;J.&quot;},{&quot;family&quot;:&quot;Vichi&quot;,&quot;given&quot;:&quot;M.&quot;}],&quot;accessed&quot;:{&quot;date-parts&quot;:[[&quot;2020&quot;,3,9]]},&quot;issued&quot;:{&quot;date-parts&quot;:[[&quot;2013&quot;,10,2]]}}},{&quot;id&quot;:874,&quot;uris&quot;:[&quot;http://zotero.org/users/5871544/items/HPH2PDVI&quot;],&quot;uri&quot;:[&quot;http://zotero.org/users/5871544/items/HPH2PDVI&quot;],&quot;itemData&quot;:{&quot;id&quot;:874,&quot;type&quot;:&quot;article-journal&quot;,&quot;abstract&quot;:&quot;Climate change is expected to cause profound changes in marine ecosystems that will vary in magnitude and effect among regions. We explore the potential effects of climate change on the western Scotian Shelf ecosystem in eastern Canada using an ecosystem model and two scenarios of climatic changes. The model includes the effects of temperature, pH, oxygen, decreased primary productivity and change in zooplankton size structure. These factors had differential, and sometimes opposing additive effects on the functional groups and species. The results also illustrate how the effects of climate change can be further enhanced or ameliorated by predator–prey interactions. At the individual species or functional group level, some effects were negligible, but at the ecosystem level, the combined predicted effect of climate change on the western Scotian Shelf led to a reduction in biomass of 19% to 29% with an associated decrease in catches of 20% and 22%. Dramatic declines in biomass due to climate drivers could be alleviated in part by a 50% decrease in exploitation rate.&quot;,&quot;container-title&quot;:&quot;Journal of Marine Systems&quot;,&quot;DOI&quot;:&quot;10.1016/j.jmarsys.2014.03.001&quot;,&quot;ISSN&quot;:&quot;0924-7963&quot;,&quot;journalAbbreviation&quot;:&quot;Journal of Marine Systems&quot;,&quot;language&quot;:&quot;en&quot;,&quot;page&quot;:&quot;89-100&quot;,&quot;source&quot;:&quot;ScienceDirect&quot;,&quot;title&quot;:&quot;Exploring the potential effects of climate change on the Western Scotian Shelf ecosystem, Canada&quot;,&quot;URL&quot;:&quot;http://www.sciencedirect.com/science/article/pii/S0924796314000529&quot;,&quot;volume&quot;:&quot;134&quot;,&quot;author&quot;:[{&quot;family&quot;:&quot;Guénette&quot;,&quot;given&quot;:&quot;Sylvie&quot;},{&quot;family&quot;:&quot;Araújo&quot;,&quot;given&quot;:&quot;Julio N.&quot;},{&quot;family&quot;:&quot;Bundy&quot;,&quot;given&quot;:&quot;Alida&quot;}],&quot;accessed&quot;:{&quot;date-parts&quot;:[[&quot;2020&quot;,3,9]]},&quot;issued&quot;:{&quot;date-parts&quot;:[[&quot;2014&quot;,6,1]]}}},{&quot;id&quot;:871,&quot;uris&quot;:[&quot;http://zotero.org/users/5871544/items/2BLD28H6&quot;],&quot;uri&quot;:[&quot;http://zotero.org/users/5871544/items/2BLD28H6&quot;],&quot;itemData&quot;:{&quot;id&quot;:871,&quot;type&quot;:&quot;article-journal&quot;,&quot;abstract&quot;:&quot;Climate change is expected to alter ocean ecology, and to potentially impact the ecosystem services provided to humankind. Here, the authors address how rapidly multiple factors that affect marine ecosystems are likely to develop in the future ocean and the remedial effects climate mitigation might have.&quot;,&quot;container-title&quot;:&quot;Nature Communications&quot;,&quot;DOI&quot;:&quot;10.1038/ncomms14682&quot;,&quot;ISSN&quot;:&quot;2041-1723&quot;,&quot;issue&quot;:&quot;1&quot;,&quot;language&quot;:&quot;en&quot;,&quot;note&quot;:&quot;number: 1\npublisher: Nature Publishing Group&quot;,&quot;page&quot;:&quot;1-9&quot;,&quot;source&quot;:&quot;www.nature.com&quot;,&quot;title&quot;:&quot;Rapid emergence of climate change in environmental drivers of marine ecosystems&quot;,&quot;URL&quot;:&quot;https://www.nature.com/articles/ncomms14682&quot;,&quot;volume&quot;:&quot;8&quot;,&quot;author&quot;:[{&quot;family&quot;:&quot;Henson&quot;,&quot;given&quot;:&quot;Stephanie A.&quot;},{&quot;family&quot;:&quot;Beaulieu&quot;,&quot;given&quot;:&quot;Claudie&quot;},{&quot;family&quot;:&quot;Ilyina&quot;,&quot;given&quot;:&quot;Tatiana&quot;},{&quot;family&quot;:&quot;John&quot;,&quot;given&quot;:&quot;Jasmin G.&quot;},{&quot;family&quot;:&quot;Long&quot;,&quot;given&quot;:&quot;Matthew&quot;},{&quot;family&quot;:&quot;Séférian&quot;,&quot;given&quot;:&quot;Roland&quot;},{&quot;family&quot;:&quot;Tjiputra&quot;,&quot;given&quot;:&quot;Jerry&quot;},{&quot;family&quot;:&quot;Sarmiento&quot;,&quot;given&quot;:&quot;Jorge L.&quot;}],&quot;accessed&quot;:{&quot;date-parts&quot;:[[&quot;2020&quot;,3,9]]},&quot;issued&quot;:{&quot;date-parts&quot;:[[&quot;2017&quot;,3,7]]}}}],&quot;schema&quot;:&quot;https://github.com/citation-style-language/schema/raw/master/csl-citation.json&quot;} RNDmxLhi9nKCX"/>(Bopp et al., 2013; Guénette et al., 2014; Henson et al., 2017)<text:reference-mark-end text:name="ZOTERO_ITEM CSL_CITATION {&quot;citationID&quot;:&quot;gPhU1FuK&quot;,&quot;properties&quot;:{&quot;formattedCitation&quot;:&quot;(Bopp et al., 2013; Gu\\uc0\\u233{}nette et al., 2014; Henson et al., 2017)&quot;,&quot;plainCitation&quot;:&quot;(Bopp et al., 2013; Guénette et al., 2014; Henson et al., 2017)&quot;,&quot;noteIndex&quot;:0},&quot;citationItems&quot;:[{&quot;id&quot;:868,&quot;uris&quot;:[&quot;http://zotero.org/users/5871544/items/A2SN94V2&quot;],&quot;uri&quot;:[&quot;http://zotero.org/users/5871544/items/A2SN94V2&quot;],&quot;itemData&quot;:{&quot;id&quot;:868,&quot;type&quot;:&quot;article-journal&quot;,&quot;abstract&quot;:&quot;&lt;p&gt;&lt;strong&gt;Abstract.&lt;/strong&gt; Ocean ecosystems are increasingly stressed by human-induced changes of their physical, chemical and biological environment. Among these changes, warming, acidification, deoxygenation and changes in primary productivity by marine phytoplankton can be considered as four of the major stressors of open ocean ecosystems. Due to rising atmospheric CO&lt;sub&gt;2&lt;/sub&gt; in the coming decades, these changes will be amplified. Here, we use the most recent simulations performed in the framework of the Coupled Model Intercomparison Project 5 to assess how these stressors may evolve over the course of the 21st century. The 10 Earth system models used here project similar trends in ocean warming, acidification, deoxygenation and reduced primary productivity for each of the IPCC's representative concentration pathways (RCPs) over the 21st century. For the \&quot;business-as-usual\&quot; scenario RCP8.5, the model-mean changes in the 2090s (compared to the 1990s) for sea surface temperature, sea surface pH, global O&lt;sub&gt;2&lt;/sub&gt; content and integrated primary productivity amount to &amp;plus;2.73 (±0.72) °C, −0.33 (±0.003) pH unit, −3.45 (±0.44)% and −8.6 (±7.9)%, respectively. For the high mitigation scenario RCP2.6, corresponding changes are +0.71 (±0.45) °C, −0.07 (±0.001) pH unit, −1.81 (±0.31)% and −2.0 (±4.1)%, respectively, illustrating the effectiveness of extreme mitigation strategies. Although these stressors operate globally, they display distinct regional patterns and thus do not change coincidentally. Large decreases in O&lt;sub&gt;2&lt;/sub&gt; and in pH are simulated in global ocean intermediate and mode waters, whereas large reductions in primary production are simulated in the tropics and in the North Atlantic. Although temperature and pH projections are robust across models, the same does not hold for projections of subsurface O&lt;sub&gt;2&lt;/sub&gt; concentrations in the tropics and global and regional changes in net primary productivity. These high uncertainties in projections of primary productivity and subsurface oxygen prompt us to continue inter-model comparisons to understand these model differences, while calling for caution when using the CMIP5 models to force regional impact models.&lt;/p&gt;&quot;,&quot;container-title&quot;:&quot;Biogeosciences&quot;,&quot;DOI&quot;:&quot;https://doi.org/10.5194/bg-10-6225-2013&quot;,&quot;ISSN&quot;:&quot;1726-4170&quot;,&quot;issue&quot;:&quot;10&quot;,&quot;language&quot;:&quot;English&quot;,&quot;note&quot;:&quot;publisher: Copernicus GmbH&quot;,&quot;page&quot;:&quot;6225-6245&quot;,&quot;source&quot;:&quot;www.biogeosciences.net&quot;,&quot;title&quot;:&quot;Multiple stressors of ocean ecosystems in the 21st century: projections with CMIP5 models&quot;,&quot;title-short&quot;:&quot;Multiple stressors of ocean ecosystems in the 21st century&quot;,&quot;URL&quot;:&quot;https://www.biogeosciences.net/10/6225/2013/&quot;,&quot;volume&quot;:&quot;10&quot;,&quot;author&quot;:[{&quot;family&quot;:&quot;Bopp&quot;,&quot;given&quot;:&quot;L.&quot;},{&quot;family&quot;:&quot;Resplandy&quot;,&quot;given&quot;:&quot;L.&quot;},{&quot;family&quot;:&quot;Orr&quot;,&quot;given&quot;:&quot;J. C.&quot;},{&quot;family&quot;:&quot;Doney&quot;,&quot;given&quot;:&quot;S. C.&quot;},{&quot;family&quot;:&quot;Dunne&quot;,&quot;given&quot;:&quot;J. P.&quot;},{&quot;family&quot;:&quot;Gehlen&quot;,&quot;given&quot;:&quot;M.&quot;},{&quot;family&quot;:&quot;Halloran&quot;,&quot;given&quot;:&quot;P.&quot;},{&quot;family&quot;:&quot;Heinze&quot;,&quot;given&quot;:&quot;C.&quot;},{&quot;family&quot;:&quot;Ilyina&quot;,&quot;given&quot;:&quot;T.&quot;},{&quot;family&quot;:&quot;Séférian&quot;,&quot;given&quot;:&quot;R.&quot;},{&quot;family&quot;:&quot;Tjiputra&quot;,&quot;given&quot;:&quot;J.&quot;},{&quot;family&quot;:&quot;Vichi&quot;,&quot;given&quot;:&quot;M.&quot;}],&quot;accessed&quot;:{&quot;date-parts&quot;:[[&quot;2020&quot;,3,9]]},&quot;issued&quot;:{&quot;date-parts&quot;:[[&quot;2013&quot;,10,2]]}}},{&quot;id&quot;:874,&quot;uris&quot;:[&quot;http://zotero.org/users/5871544/items/HPH2PDVI&quot;],&quot;uri&quot;:[&quot;http://zotero.org/users/5871544/items/HPH2PDVI&quot;],&quot;itemData&quot;:{&quot;id&quot;:874,&quot;type&quot;:&quot;article-journal&quot;,&quot;abstract&quot;:&quot;Climate change is expected to cause profound changes in marine ecosystems that will vary in magnitude and effect among regions. We explore the potential effects of climate change on the western Scotian Shelf ecosystem in eastern Canada using an ecosystem model and two scenarios of climatic changes. The model includes the effects of temperature, pH, oxygen, decreased primary productivity and change in zooplankton size structure. These factors had differential, and sometimes opposing additive effects on the functional groups and species. The results also illustrate how the effects of climate change can be further enhanced or ameliorated by predator–prey interactions. At the individual species or functional group level, some effects were negligible, but at the ecosystem level, the combined predicted effect of climate change on the western Scotian Shelf led to a reduction in biomass of 19% to 29% with an associated decrease in catches of 20% and 22%. Dramatic declines in biomass due to climate drivers could be alleviated in part by a 50% decrease in exploitation rate.&quot;,&quot;container-title&quot;:&quot;Journal of Marine Systems&quot;,&quot;DOI&quot;:&quot;10.1016/j.jmarsys.2014.03.001&quot;,&quot;ISSN&quot;:&quot;0924-7963&quot;,&quot;journalAbbreviation&quot;:&quot;Journal of Marine Systems&quot;,&quot;language&quot;:&quot;en&quot;,&quot;page&quot;:&quot;89-100&quot;,&quot;source&quot;:&quot;ScienceDirect&quot;,&quot;title&quot;:&quot;Exploring the potential effects of climate change on the Western Scotian Shelf ecosystem, Canada&quot;,&quot;URL&quot;:&quot;http://www.sciencedirect.com/science/article/pii/S0924796314000529&quot;,&quot;volume&quot;:&quot;134&quot;,&quot;author&quot;:[{&quot;family&quot;:&quot;Guénette&quot;,&quot;given&quot;:&quot;Sylvie&quot;},{&quot;family&quot;:&quot;Araújo&quot;,&quot;given&quot;:&quot;Julio N.&quot;},{&quot;family&quot;:&quot;Bundy&quot;,&quot;given&quot;:&quot;Alida&quot;}],&quot;accessed&quot;:{&quot;date-parts&quot;:[[&quot;2020&quot;,3,9]]},&quot;issued&quot;:{&quot;date-parts&quot;:[[&quot;2014&quot;,6,1]]}}},{&quot;id&quot;:871,&quot;uris&quot;:[&quot;http://zotero.org/users/5871544/items/2BLD28H6&quot;],&quot;uri&quot;:[&quot;http://zotero.org/users/5871544/items/2BLD28H6&quot;],&quot;itemData&quot;:{&quot;id&quot;:871,&quot;type&quot;:&quot;article-journal&quot;,&quot;abstract&quot;:&quot;Climate change is expected to alter ocean ecology, and to potentially impact the ecosystem services provided to humankind. Here, the authors address how rapidly multiple factors that affect marine ecosystems are likely to develop in the future ocean and the remedial effects climate mitigation might have.&quot;,&quot;container-title&quot;:&quot;Nature Communications&quot;,&quot;DOI&quot;:&quot;10.1038/ncomms14682&quot;,&quot;ISSN&quot;:&quot;2041-1723&quot;,&quot;issue&quot;:&quot;1&quot;,&quot;language&quot;:&quot;en&quot;,&quot;note&quot;:&quot;number: 1\npublisher: Nature Publishing Group&quot;,&quot;page&quot;:&quot;1-9&quot;,&quot;source&quot;:&quot;www.nature.com&quot;,&quot;title&quot;:&quot;Rapid emergence of climate change in environmental drivers of marine ecosystems&quot;,&quot;URL&quot;:&quot;https://www.nature.com/articles/ncomms14682&quot;,&quot;volume&quot;:&quot;8&quot;,&quot;author&quot;:[{&quot;family&quot;:&quot;Henson&quot;,&quot;given&quot;:&quot;Stephanie A.&quot;},{&quot;family&quot;:&quot;Beaulieu&quot;,&quot;given&quot;:&quot;Claudie&quot;},{&quot;family&quot;:&quot;Ilyina&quot;,&quot;given&quot;:&quot;Tatiana&quot;},{&quot;family&quot;:&quot;John&quot;,&quot;given&quot;:&quot;Jasmin G.&quot;},{&quot;family&quot;:&quot;Long&quot;,&quot;given&quot;:&quot;Matthew&quot;},{&quot;family&quot;:&quot;Séférian&quot;,&quot;given&quot;:&quot;Roland&quot;},{&quot;family&quot;:&quot;Tjiputra&quot;,&quot;given&quot;:&quot;Jerry&quot;},{&quot;family&quot;:&quot;Sarmiento&quot;,&quot;given&quot;:&quot;Jorge L.&quot;}],&quot;accessed&quot;:{&quot;date-parts&quot;:[[&quot;2020&quot;,3,9]]},&quot;issued&quot;:{&quot;date-parts&quot;:[[&quot;2017&quot;,3,7]]}}}],&quot;schema&quot;:&quot;https://github.com/citation-style-language/schema/raw/master/csl-citation.json&quot;} RNDmxLhi9nKCX"/></text:p>
      <text:p text:style-name="P23"><text:reference-mark-start text:name="ZOTERO_ITEM CSL_CITATION {&quot;citationID&quot;:&quot;EEOUP0GS&quot;,&quot;properties&quot;:{&quot;formattedCitation&quot;:&quot;(Essington, 2007; Essington &amp; Plag\\uc0\\u225{}nyi, 2014)&quot;,&quot;plainCitation&quot;:&quot;(Essington, 2007; Essington &amp; Plagányi, 2014)&quot;,&quot;noteIndex&quot;:0},&quot;citationItems&quot;:[{&quot;id&quot;:57,&quot;uris&quot;:[&quot;http://zotero.org/users/5871544/items/6YKYC748&quot;],&quot;uri&quot;:[&quot;http://zotero.org/users/5871544/items/6YKYC748&quot;],&quot;itemData&quot;:{&quot;id&quot;:57,&quot;type&quot;:&quot;article-journal&quot;,&quot;container-title&quot;:&quot;Canadian Journal of Fisheries and Aquatic Sciences&quot;,&quot;DOI&quot;:&quot;https://doi.org/10.1139/cjfas-2014-0561&quot;,&quot;ISSN&quot;:&quot;0706-652X&quot;,&quot;issue&quot;:&quot;4&quot;,&quot;journalAbbreviation&quot;:&quot;Can. J. Fish. Aquat. Sci.&quot;,&quot;page&quot;:&quot;628-637&quot;,&quot;title&quot;:&quot;Evaluating the sensitivity of a trophic mass-balance model (Ecopath) to imprecise data inputs&quot;,&quot;volume&quot;:&quot;64&quot;,&quot;author&quot;:[{&quot;family&quot;:&quot;Essington&quot;,&quot;given&quot;:&quot;Timothy E.&quot;}],&quot;issued&quot;:{&quot;date-parts&quot;:[[&quot;2007&quot;]]}}},{&quot;id&quot;:1102,&quot;uris&quot;:[&quot;http://zotero.org/users/5871544/items/QICNPCGW&quot;],&quot;uri&quot;:[&quot;http://zotero.org/users/5871544/items/QICNPCGW&quot;],&quot;itemData&quot;:{&quot;id&quot;:1102,&quot;type&quot;:&quot;article-journal&quot;,&quot;abstract&quot;:&quot;Abstract.  Essington, T. E., and Plagányi, É. E. Pitfalls and guidelines for “recycling” models for ecosystem-based fisheries management. – ICES Journal of Mari&quot;,&quot;container-title&quot;:&quot;ICES Journal of Marine Science&quot;,&quot;DOI&quot;:&quot;10.1093/icesjms/fst047&quot;,&quot;ISSN&quot;:&quot;1054-3139&quot;,&quot;issue&quot;:&quot;1&quot;,&quot;journalAbbreviation&quot;:&quot;ICES J Mar Sci&quot;,&quot;language&quot;:&quot;en&quot;,&quot;note&quot;:&quot;publisher: Oxford Academic&quot;,&quot;page&quot;:&quot;118-127&quot;,&quot;source&quot;:&quot;academic.oup.com&quot;,&quot;title&quot;:&quot;Pitfalls and guidelines for “recycling” models for ecosystem-based fisheries management: evaluating model suitability for forage fish fisheries&quot;,&quot;title-short&quot;:&quot;Pitfalls and guidelines for “recycling” models for ecosystem-based fisheries management&quot;,&quot;URL&quot;:&quot;https://academic.oup.com/icesjms/article/71/1/118/641481&quot;,&quot;volume&quot;:&quot;71&quot;,&quot;author&quot;:[{&quot;family&quot;:&quot;Essington&quot;,&quot;given&quot;:&quot;Timothy E.&quot;},{&quot;family&quot;:&quot;Plagányi&quot;,&quot;given&quot;:&quot;Éva E.&quot;}],&quot;accessed&quot;:{&quot;date-parts&quot;:[[&quot;2020&quot;,4,8]]},&quot;issued&quot;:{&quot;date-parts&quot;:[[&quot;2014&quot;,1,1]]}}}],&quot;schema&quot;:&quot;https://github.com/citation-style-language/schema/raw/master/csl-citation.json&quot;} RNDzAK1BxGmLv"/>(Essington, 2007; Essington &amp; Plagányi, 2014)<text:reference-mark-end text:name="ZOTERO_ITEM CSL_CITATION {&quot;citationID&quot;:&quot;EEOUP0GS&quot;,&quot;properties&quot;:{&quot;formattedCitation&quot;:&quot;(Essington, 2007; Essington &amp; Plag\\uc0\\u225{}nyi, 2014)&quot;,&quot;plainCitation&quot;:&quot;(Essington, 2007; Essington &amp; Plagányi, 2014)&quot;,&quot;noteIndex&quot;:0},&quot;citationItems&quot;:[{&quot;id&quot;:57,&quot;uris&quot;:[&quot;http://zotero.org/users/5871544/items/6YKYC748&quot;],&quot;uri&quot;:[&quot;http://zotero.org/users/5871544/items/6YKYC748&quot;],&quot;itemData&quot;:{&quot;id&quot;:57,&quot;type&quot;:&quot;article-journal&quot;,&quot;container-title&quot;:&quot;Canadian Journal of Fisheries and Aquatic Sciences&quot;,&quot;DOI&quot;:&quot;https://doi.org/10.1139/cjfas-2014-0561&quot;,&quot;ISSN&quot;:&quot;0706-652X&quot;,&quot;issue&quot;:&quot;4&quot;,&quot;journalAbbreviation&quot;:&quot;Can. J. Fish. Aquat. Sci.&quot;,&quot;page&quot;:&quot;628-637&quot;,&quot;title&quot;:&quot;Evaluating the sensitivity of a trophic mass-balance model (Ecopath) to imprecise data inputs&quot;,&quot;volume&quot;:&quot;64&quot;,&quot;author&quot;:[{&quot;family&quot;:&quot;Essington&quot;,&quot;given&quot;:&quot;Timothy E.&quot;}],&quot;issued&quot;:{&quot;date-parts&quot;:[[&quot;2007&quot;]]}}},{&quot;id&quot;:1102,&quot;uris&quot;:[&quot;http://zotero.org/users/5871544/items/QICNPCGW&quot;],&quot;uri&quot;:[&quot;http://zotero.org/users/5871544/items/QICNPCGW&quot;],&quot;itemData&quot;:{&quot;id&quot;:1102,&quot;type&quot;:&quot;article-journal&quot;,&quot;abstract&quot;:&quot;Abstract.  Essington, T. E., and Plagányi, É. E. Pitfalls and guidelines for “recycling” models for ecosystem-based fisheries management. – ICES Journal of Mari&quot;,&quot;container-title&quot;:&quot;ICES Journal of Marine Science&quot;,&quot;DOI&quot;:&quot;10.1093/icesjms/fst047&quot;,&quot;ISSN&quot;:&quot;1054-3139&quot;,&quot;issue&quot;:&quot;1&quot;,&quot;journalAbbreviation&quot;:&quot;ICES J Mar Sci&quot;,&quot;language&quot;:&quot;en&quot;,&quot;note&quot;:&quot;publisher: Oxford Academic&quot;,&quot;page&quot;:&quot;118-127&quot;,&quot;source&quot;:&quot;academic.oup.com&quot;,&quot;title&quot;:&quot;Pitfalls and guidelines for “recycling” models for ecosystem-based fisheries management: evaluating model suitability for forage fish fisheries&quot;,&quot;title-short&quot;:&quot;Pitfalls and guidelines for “recycling” models for ecosystem-based fisheries management&quot;,&quot;URL&quot;:&quot;https://academic.oup.com/icesjms/article/71/1/118/641481&quot;,&quot;volume&quot;:&quot;71&quot;,&quot;author&quot;:[{&quot;family&quot;:&quot;Essington&quot;,&quot;given&quot;:&quot;Timothy E.&quot;},{&quot;family&quot;:&quot;Plagányi&quot;,&quot;given&quot;:&quot;Éva E.&quot;}],&quot;accessed&quot;:{&quot;date-parts&quot;:[[&quot;2020&quot;,4,8]]},&quot;issued&quot;:{&quot;date-parts&quot;:[[&quot;2014&quot;,1,1]]}}}],&quot;schema&quot;:&quot;https://github.com/citation-style-language/schema/raw/master/csl-citation.json&quot;} RNDzAK1BxGmLv"/></text:p>
      <text:p text:style-name="Standard"/>
      <text:p text:style-name="Standard"><text:reference-mark-start text:name="ZOTERO_ITEM CSL_CITATION {&quot;citationID&quot;:&quot;PPcIAppU&quot;,&quot;properties&quot;:{&quot;formattedCitation&quot;:&quot;(Jouffray et al., 2019; Williams et al., 2019)&quot;,&quot;plainCitation&quot;:&quot;(Jouffray et al., 2019; Williams et al., 2019)&quot;,&quot;noteIndex&quot;:0},&quot;citationItems&quot;:[{&quot;id&quot;:803,&quot;uris&quot;:[&quot;http://zotero.org/users/5871544/items/H2PW4WD9&quot;],&quot;uri&quot;:[&quot;http://zotero.org/users/5871544/items/H2PW4WD9&quot;],&quot;itemData&quot;:{&quot;id&quot;:803,&quot;type&quot;:&quot;article-journal&quot;,&quot;abstract&quot;:&quot;We are in the Anthropocene—an epoch where humans are the dominant force of planetary change. Ecosystems increasingly reflect rapid human-induced, socioeconomic and cultural selection rather than being a product of their surrounding natural biophysical setting. This poses the intriguing question: To what extent do existing ecological paradigms capture and explain the current ecological patterns and processes we observe? We argue that, although biophysical drivers still influence ecosystem structure and function at particular scales, their ability to offer predictive capacity over coupled social–ecological systems is increasingly compromised as we move further into the Anthropocene. Traditionally, the dynamics of coral reefs have been studied in response to their proximate drivers of change rather than their underlying socioeconomic and cultural drivers. We hypothesise this is limiting our ability to accurately predict spatial and temporal changes in coral reef ecosystem structure and function. We propose “social–ecological macroecology” as a novel approach within the field of coral reef ecology to a) identify the interactive effects of biophysical and socioeconomic and cultural drivers of coral reef ecosystems across spatial and temporal scales; b) test the robustness of existing coral reef paradigms; c) explore whether existing paradigms can be adapted to capture the dynamics of contemporary coral reefs; and d) if they cannot, develop novel coral reef social–ecological paradigms, where human dynamics are part of the paradigms rather than the drivers of them. Human socioeconomic and cultural processes must become embedded in coral reef ecological theory and practice as much as biophysical processes are today if we are to predict and manage these systems successfully in this era of rapid change. This necessary shift in our approach to coral reef ecology will be challenging and will require truly interdisciplinary collaborations between the natural and social sciences. A plain language summary is available for this article.&quot;,&quot;container-title&quot;:&quot;Functional Ecology&quot;,&quot;DOI&quot;:&quot;10.1111/1365-2435.13290&quot;,&quot;ISSN&quot;:&quot;1365-2435&quot;,&quot;issue&quot;:&quot;6&quot;,&quot;language&quot;:&quot;en&quot;,&quot;note&quot;:&quot;_eprint: https://besjournals.onlinelibrary.wiley.com/doi/pdf/10.1111/1365-2435.13290&quot;,&quot;page&quot;:&quot;1014-1022&quot;,&quot;source&quot;:&quot;Wiley Online Library&quot;,&quot;title&quot;:&quot;Coral reef ecology in the Anthropocene&quot;,&quot;URL&quot;:&quot;https://besjournals.onlinelibrary.wiley.com/doi/abs/10.1111/1365-2435.13290&quot;,&quot;volume&quot;:&quot;33&quot;,&quot;author&quot;:[{&quot;family&quot;:&quot;Williams&quot;,&quot;given&quot;:&quot;Gareth J.&quot;},{&quot;family&quot;:&quot;Graham&quot;,&quot;given&quot;:&quot;Nicholas A. J.&quot;},{&quot;family&quot;:&quot;Jouffray&quot;,&quot;given&quot;:&quot;Jean-Baptiste&quot;},{&quot;family&quot;:&quot;Norström&quot;,&quot;given&quot;:&quot;Albert V.&quot;},{&quot;family&quot;:&quot;Nyström&quot;,&quot;given&quot;:&quot;Magnus&quot;},{&quot;family&quot;:&quot;Gove&quot;,&quot;given&quot;:&quot;Jamison M.&quot;},{&quot;family&quot;:&quot;Heenan&quot;,&quot;given&quot;:&quot;Adel&quot;},{&quot;family&quot;:&quot;Wedding&quot;,&quot;given&quot;:&quot;Lisa M.&quot;}],&quot;accessed&quot;:{&quot;date-parts&quot;:[[&quot;2020&quot;,3,7]]},&quot;issued&quot;:{&quot;date-parts&quot;:[[&quot;2019&quot;]]}}},{&quot;id&quot;:1213,&quot;uris&quot;:[&quot;http://zotero.org/users/5871544/items/95HRSKSK&quot;],&quot;uri&quot;:[&quot;http://zotero.org/users/5871544/items/95HRSKSK&quot;],&quot;itemData&quot;:{&quot;id&quot;:1213,&quot;type&quot;:&quot;article-journal&quot;,&quot;abstract&quot;:&quot;Coral reefs worldwide face unprecedented cumulative anthropogenic effects of interacting local human pressures, global climate change and distal social processes. Reefs are also bound by the natural biophysical environment within which they exist. In this context, a key challenge for effective management is understanding how anthropogenic and biophysical conditions interact to drive distinct coral reef configurations. Here, we use machine learning to conduct explanatory predictions on reef ecosystems defined by both fish and benthic communities. Drawing on the most spatially extensive dataset available across the Hawaiian archipelago—20 anthropogenic and biophysical predictors over 620 survey sites—we model the occurrence of four distinct reef regimes and provide a novel approach to quantify the relative influence of human and environmental variables in shaping reef ecosystems. Our findings highlight the nuances of what underpins different coral reef regimes, the overwhelming importance of biophysical predictors and how a reef's natural setting may either expand or narrow the opportunity space for management interventions. The methods developed through this study can help inform reef practitioners and hold promises for replication across a broad range of ecosystems.&quot;,&quot;container-title&quot;:&quot;Proceedings of the Royal Society B: Biological Sciences&quot;,&quot;DOI&quot;:&quot;10.1098/rspb.2018.2544&quot;,&quot;issue&quot;:&quot;1896&quot;,&quot;journalAbbreviation&quot;:&quot;Proceedings of the Royal Society B: Biological Sciences&quot;,&quot;note&quot;:&quot;publisher: Royal Society&quot;,&quot;page&quot;:&quot;20182544&quot;,&quot;source&quot;:&quot;royalsocietypublishing.org (Atypon)&quot;,&quot;title&quot;:&quot;Parsing human and biophysical drivers of coral reef regimes&quot;,&quot;URL&quot;:&quot;https://royalsocietypublishing.org/doi/full/10.1098/rspb.2018.2544&quot;,&quot;volume&quot;:&quot;286&quot;,&quot;author&quot;:[{&quot;family&quot;:&quot;Jouffray&quot;,&quot;given&quot;:&quot;Jean-Baptiste&quot;},{&quot;family&quot;:&quot;Wedding&quot;,&quot;given&quot;:&quot;Lisa M.&quot;},{&quot;family&quot;:&quot;Norström&quot;,&quot;given&quot;:&quot;Albert V.&quot;},{&quot;family&quot;:&quot;Donovan&quot;,&quot;given&quot;:&quot;Mary K.&quot;},{&quot;family&quot;:&quot;Williams&quot;,&quot;given&quot;:&quot;Gareth J.&quot;},{&quot;family&quot;:&quot;Crowder&quot;,&quot;given&quot;:&quot;Larry B.&quot;},{&quot;family&quot;:&quot;Erickson&quot;,&quot;given&quot;:&quot;Ashley L.&quot;},{&quot;family&quot;:&quot;Friedlander&quot;,&quot;given&quot;:&quot;Alan M.&quot;},{&quot;family&quot;:&quot;Graham&quot;,&quot;given&quot;:&quot;Nicholas A. J.&quot;},{&quot;family&quot;:&quot;Gove&quot;,&quot;given&quot;:&quot;Jamison M.&quot;},{&quot;family&quot;:&quot;Kappel&quot;,&quot;given&quot;:&quot;Carrie V.&quot;},{&quot;family&quot;:&quot;Kittinger&quot;,&quot;given&quot;:&quot;John N.&quot;},{&quot;family&quot;:&quot;Lecky&quot;,&quot;given&quot;:&quot;Joey&quot;},{&quot;family&quot;:&quot;Oleson&quot;,&quot;given&quot;:&quot;Kirsten L. L.&quot;},{&quot;family&quot;:&quot;Selkoe&quot;,&quot;given&quot;:&quot;Kimberly A.&quot;},{&quot;family&quot;:&quot;White&quot;,&quot;given&quot;:&quot;Crow&quot;},{&quot;family&quot;:&quot;Williams&quot;,&quot;given&quot;:&quot;Ivor D.&quot;},{&quot;family&quot;:&quot;Nyström&quot;,&quot;given&quot;:&quot;Magnus&quot;}],&quot;accessed&quot;:{&quot;date-parts&quot;:[[&quot;2020&quot;,4,18]]},&quot;issued&quot;:{&quot;date-parts&quot;:[[&quot;2019&quot;,2,13]]}}}],&quot;schema&quot;:&quot;https://github.com/citation-style-language/schema/raw/master/csl-citation.json&quot;} RND4EfTOd26dH"/>(Jouffray et al., 2019; Williams et al., 2019)<text:reference-mark-end text:name="ZOTERO_ITEM CSL_CITATION {&quot;citationID&quot;:&quot;PPcIAppU&quot;,&quot;properties&quot;:{&quot;formattedCitation&quot;:&quot;(Jouffray et al., 2019; Williams et al., 2019)&quot;,&quot;plainCitation&quot;:&quot;(Jouffray et al., 2019; Williams et al., 2019)&quot;,&quot;noteIndex&quot;:0},&quot;citationItems&quot;:[{&quot;id&quot;:803,&quot;uris&quot;:[&quot;http://zotero.org/users/5871544/items/H2PW4WD9&quot;],&quot;uri&quot;:[&quot;http://zotero.org/users/5871544/items/H2PW4WD9&quot;],&quot;itemData&quot;:{&quot;id&quot;:803,&quot;type&quot;:&quot;article-journal&quot;,&quot;abstract&quot;:&quot;We are in the Anthropocene—an epoch where humans are the dominant force of planetary change. Ecosystems increasingly reflect rapid human-induced, socioeconomic and cultural selection rather than being a product of their surrounding natural biophysical setting. This poses the intriguing question: To what extent do existing ecological paradigms capture and explain the current ecological patterns and processes we observe? We argue that, although biophysical drivers still influence ecosystem structure and function at particular scales, their ability to offer predictive capacity over coupled social–ecological systems is increasingly compromised as we move further into the Anthropocene. Traditionally, the dynamics of coral reefs have been studied in response to their proximate drivers of change rather than their underlying socioeconomic and cultural drivers. We hypothesise this is limiting our ability to accurately predict spatial and temporal changes in coral reef ecosystem structure and function. We propose “social–ecological macroecology” as a novel approach within the field of coral reef ecology to a) identify the interactive effects of biophysical and socioeconomic and cultural drivers of coral reef ecosystems across spatial and temporal scales; b) test the robustness of existing coral reef paradigms; c) explore whether existing paradigms can be adapted to capture the dynamics of contemporary coral reefs; and d) if they cannot, develop novel coral reef social–ecological paradigms, where human dynamics are part of the paradigms rather than the drivers of them. Human socioeconomic and cultural processes must become embedded in coral reef ecological theory and practice as much as biophysical processes are today if we are to predict and manage these systems successfully in this era of rapid change. This necessary shift in our approach to coral reef ecology will be challenging and will require truly interdisciplinary collaborations between the natural and social sciences. A plain language summary is available for this article.&quot;,&quot;container-title&quot;:&quot;Functional Ecology&quot;,&quot;DOI&quot;:&quot;10.1111/1365-2435.13290&quot;,&quot;ISSN&quot;:&quot;1365-2435&quot;,&quot;issue&quot;:&quot;6&quot;,&quot;language&quot;:&quot;en&quot;,&quot;note&quot;:&quot;_eprint: https://besjournals.onlinelibrary.wiley.com/doi/pdf/10.1111/1365-2435.13290&quot;,&quot;page&quot;:&quot;1014-1022&quot;,&quot;source&quot;:&quot;Wiley Online Library&quot;,&quot;title&quot;:&quot;Coral reef ecology in the Anthropocene&quot;,&quot;URL&quot;:&quot;https://besjournals.onlinelibrary.wiley.com/doi/abs/10.1111/1365-2435.13290&quot;,&quot;volume&quot;:&quot;33&quot;,&quot;author&quot;:[{&quot;family&quot;:&quot;Williams&quot;,&quot;given&quot;:&quot;Gareth J.&quot;},{&quot;family&quot;:&quot;Graham&quot;,&quot;given&quot;:&quot;Nicholas A. J.&quot;},{&quot;family&quot;:&quot;Jouffray&quot;,&quot;given&quot;:&quot;Jean-Baptiste&quot;},{&quot;family&quot;:&quot;Norström&quot;,&quot;given&quot;:&quot;Albert V.&quot;},{&quot;family&quot;:&quot;Nyström&quot;,&quot;given&quot;:&quot;Magnus&quot;},{&quot;family&quot;:&quot;Gove&quot;,&quot;given&quot;:&quot;Jamison M.&quot;},{&quot;family&quot;:&quot;Heenan&quot;,&quot;given&quot;:&quot;Adel&quot;},{&quot;family&quot;:&quot;Wedding&quot;,&quot;given&quot;:&quot;Lisa M.&quot;}],&quot;accessed&quot;:{&quot;date-parts&quot;:[[&quot;2020&quot;,3,7]]},&quot;issued&quot;:{&quot;date-parts&quot;:[[&quot;2019&quot;]]}}},{&quot;id&quot;:1213,&quot;uris&quot;:[&quot;http://zotero.org/users/5871544/items/95HRSKSK&quot;],&quot;uri&quot;:[&quot;http://zotero.org/users/5871544/items/95HRSKSK&quot;],&quot;itemData&quot;:{&quot;id&quot;:1213,&quot;type&quot;:&quot;article-journal&quot;,&quot;abstract&quot;:&quot;Coral reefs worldwide face unprecedented cumulative anthropogenic effects of interacting local human pressures, global climate change and distal social processes. Reefs are also bound by the natural biophysical environment within which they exist. In this context, a key challenge for effective management is understanding how anthropogenic and biophysical conditions interact to drive distinct coral reef configurations. Here, we use machine learning to conduct explanatory predictions on reef ecosystems defined by both fish and benthic communities. Drawing on the most spatially extensive dataset available across the Hawaiian archipelago—20 anthropogenic and biophysical predictors over 620 survey sites—we model the occurrence of four distinct reef regimes and provide a novel approach to quantify the relative influence of human and environmental variables in shaping reef ecosystems. Our findings highlight the nuances of what underpins different coral reef regimes, the overwhelming importance of biophysical predictors and how a reef's natural setting may either expand or narrow the opportunity space for management interventions. The methods developed through this study can help inform reef practitioners and hold promises for replication across a broad range of ecosystems.&quot;,&quot;container-title&quot;:&quot;Proceedings of the Royal Society B: Biological Sciences&quot;,&quot;DOI&quot;:&quot;10.1098/rspb.2018.2544&quot;,&quot;issue&quot;:&quot;1896&quot;,&quot;journalAbbreviation&quot;:&quot;Proceedings of the Royal Society B: Biological Sciences&quot;,&quot;note&quot;:&quot;publisher: Royal Society&quot;,&quot;page&quot;:&quot;20182544&quot;,&quot;source&quot;:&quot;royalsocietypublishing.org (Atypon)&quot;,&quot;title&quot;:&quot;Parsing human and biophysical drivers of coral reef regimes&quot;,&quot;URL&quot;:&quot;https://royalsocietypublishing.org/doi/full/10.1098/rspb.2018.2544&quot;,&quot;volume&quot;:&quot;286&quot;,&quot;author&quot;:[{&quot;family&quot;:&quot;Jouffray&quot;,&quot;given&quot;:&quot;Jean-Baptiste&quot;},{&quot;family&quot;:&quot;Wedding&quot;,&quot;given&quot;:&quot;Lisa M.&quot;},{&quot;family&quot;:&quot;Norström&quot;,&quot;given&quot;:&quot;Albert V.&quot;},{&quot;family&quot;:&quot;Donovan&quot;,&quot;given&quot;:&quot;Mary K.&quot;},{&quot;family&quot;:&quot;Williams&quot;,&quot;given&quot;:&quot;Gareth J.&quot;},{&quot;family&quot;:&quot;Crowder&quot;,&quot;given&quot;:&quot;Larry B.&quot;},{&quot;family&quot;:&quot;Erickson&quot;,&quot;given&quot;:&quot;Ashley L.&quot;},{&quot;family&quot;:&quot;Friedlander&quot;,&quot;given&quot;:&quot;Alan M.&quot;},{&quot;family&quot;:&quot;Graham&quot;,&quot;given&quot;:&quot;Nicholas A. J.&quot;},{&quot;family&quot;:&quot;Gove&quot;,&quot;given&quot;:&quot;Jamison M.&quot;},{&quot;family&quot;:&quot;Kappel&quot;,&quot;given&quot;:&quot;Carrie V.&quot;},{&quot;family&quot;:&quot;Kittinger&quot;,&quot;given&quot;:&quot;John N.&quot;},{&quot;family&quot;:&quot;Lecky&quot;,&quot;given&quot;:&quot;Joey&quot;},{&quot;family&quot;:&quot;Oleson&quot;,&quot;given&quot;:&quot;Kirsten L. L.&quot;},{&quot;family&quot;:&quot;Selkoe&quot;,&quot;given&quot;:&quot;Kimberly A.&quot;},{&quot;family&quot;:&quot;White&quot;,&quot;given&quot;:&quot;Crow&quot;},{&quot;family&quot;:&quot;Williams&quot;,&quot;given&quot;:&quot;Ivor D.&quot;},{&quot;family&quot;:&quot;Nyström&quot;,&quot;given&quot;:&quot;Magnus&quot;}],&quot;accessed&quot;:{&quot;date-parts&quot;:[[&quot;2020&quot;,4,18]]},&quot;issued&quot;:{&quot;date-parts&quot;:[[&quot;2019&quot;,2,13]]}}}],&quot;schema&quot;:&quot;https://github.com/citation-style-language/schema/raw/master/csl-citation.json&quot;} RND4EfTOd26dH"/></text:p>
      <text:p text:style-name="Standard"/>
      <text:section text:style-name="Sect1" text:name="ZOTERO_BIBL {&quot;uncited&quot;:[],&quot;omitted&quot;:[],&quot;custom&quot;:[]} CSL_BIBLIOGRAPHY RNDzrBVyxsCMH">
        <text:p text:style-name="Bibliography_20_1">Akaike, H. (1974). A new look at the statistical model identification. <text:span text:style-name="T13">IEEE Transactions on Automatic Control</text:span>, <text:span text:style-name="T13">19</text:span>(6), 716–723. https://doi.org/10.1109/TAC.1974.1100705</text:p>
        <text:p text:style-name="Bibliography_20_1"><text:soft-page-break/>Andrades, R. C. (2018). <text:span text:style-name="T13">Nicho e endemismo em ambientes entremarés recifais: uma abordagem utilizando isótopos estáveis</text:span> [Doctoral Thesis, Federal University of Espirito Santo]. http://repositorio.ufes.br/handle/10/9927</text:p>
        <text:p text:style-name="Bibliography_20_1">Araújo, J. N., Martins, A. S., Bonecker, A. C. T., Esteves, A. M., Tenenbaum, D. R., Gonzalez-rodriguez, E., Reis, E. R., Lavrado, H. P., Lima, L. M., Costa, P. A. S., Paranhos, R., Bonecker, S. L. C., Disaró, S. T., &amp; Rodrigues, S. V. (2017). Modelos Ecopath da plataforma continental e do talude da Bacia de Campos: análise das propriedades ecossistêmicas e do efeito da sazonalidade. In R. Angelini, J. N. Araújo, &amp; A. P. Falcão, <text:span text:style-name="T13">Modelagem Ecossistêmica para integração e manejo na Bacia de Campos (Atlântico sudoeste)</text:span> (Vol. 8, pp. 131–187). Elsevier Brazil. https://doi.org/10.1016/B978-85-352-2852-6.50014-4</text:p>
        <text:p text:style-name="Bibliography_20_1">Barlow, J., França, F., Gardner, T. A., Hicks, C. C., Lennox, G. D., Berenguer, E., Castello, L., Economo, E. P., Ferreira, J., Guénard, B., Gontijo Leal, C., Isaac, V., Lees, A. C., Parr, C. L., Wilson, S. K., Young, P. J., &amp; Graham, N. A. J. (2018). The future of hyperdiverse tropical ecosystems. <text:span text:style-name="T13">Nature</text:span>, <text:span text:style-name="T13">559</text:span>(7715), 517–526. https://doi.org/10.1038/s41586-018-0301-1</text:p>
        <text:p text:style-name="Bibliography_20_1">Bell, J. J., Rovellini, A., Davy, S. K., Taylor, M. W., Fulton, E. A., Dunn, M. R., Bennett, H. M., Kandler, N. M., Luter, H. M., &amp; Webster, N. S. (2018). Climate change alterations to ecosystem dominance: how might sponge-dominated reefs function? <text:span text:style-name="T13">Ecology</text:span>, <text:span text:style-name="T13">99</text:span>(9), 1920–1931. https://doi.org/10.1002/ecy.2446</text:p>
        <text:p text:style-name="Bibliography_20_1">Bellwood, D. R., Goatley, C. H. R., Brandl, S. J., &amp; Bellwood, O. (2014). Fifty million years of herbivory on coral reefs: fossils, fish and functional innovations. <text:span text:style-name="T13">Proceedings of the Royal Society B: Biological Sciences</text:span>, <text:span text:style-name="T13">281</text:span>(1781), 20133046. https://doi.org/10.1098/rspb.2013.3046</text:p>
        <text:p text:style-name="Bibliography_20_1">Bellwood, David R., Goatley, C. H. R., &amp; Bellwood, O. (2017). The evolution of fishes and corals on reefs: form, function and interdependence. <text:span text:style-name="T13">Biological Reviews</text:span>, <text:span text:style-name="T13">92</text:span>(2), 878–901. https://doi.org/10.1111/brv.12259</text:p>
        <text:p text:style-name="Bibliography_20_1">Bentley, J. W., Serpetti, N., &amp; Heymans, J. J. (2017). Investigating the potential impacts of ocean warming on the Norwegian and Barents Seas ecosystem using a time-dynamic food-web model. <text:span text:style-name="T13">Ecological Modelling</text:span>, <text:span text:style-name="T13">360</text:span>, 94–107. https://doi.org/10.1016/j.ecolmodel.2017.07.002</text:p>
        <text:p text:style-name="Bibliography_20_1"><text:soft-page-break/>Betini, G. S., Avgar, T., McCann, K. S., &amp; Fryxell, J. M. (2019). Temperature triggers a non-linear response in resource–consumer interaction strength. <text:span text:style-name="T13">Ecosphere</text:span>, <text:span text:style-name="T13">10</text:span>(8), e02787. https://doi.org/10.1002/ecs2.2787</text:p>
        <text:p text:style-name="Bibliography_20_1">Beyer, H. L., Kennedy, E. V., Beger, M., Chen, C. A., Cinner, J. E., Darling, E. S., Eakin, C. M., Gates, R. D., Heron, S. F., Knowlton, N., Obura, D. O., Palumbi, S. R., Possingham, H. P., Puotinen, M., Runting, R. K., Skirving, W. J., Spalding, M., Wilson, K. A., Wood, S., … Hoegh-Guldberg, O. (2018). Risk-sensitive planning for conserving coral reefs under rapid climate change. <text:span text:style-name="T13">Conservation Letters</text:span>, <text:span text:style-name="T13">11</text:span>(6), e12587. https://doi.org/10.1111/conl.12587</text:p>
        <text:p text:style-name="Bibliography_20_1">Blanchard, J. L., Jennings, S., Holmes, R., Harle, J., Merino, G., Allen, J. I., Holt, J., Dulvy, N. K., &amp; Barange, M. (2012). Potential consequences of climate change for primary production and fish production in large marine ecosystems. <text:span text:style-name="T13">Philosophical Transactions of the Royal Society B: Biological Sciences</text:span>, <text:span text:style-name="T13">367</text:span>(1605), 2979–2989. https://doi.org/10.1098/rstb.2012.0231</text:p>
        <text:p text:style-name="Bibliography_20_1">Blowes, S. A., Supp, S. R., Antão, L. H., Bates, A., Bruelheide, H., Chase, J. M., Moyes, F., Magurran, A., McGill, B., Myers-Smith, I. H., Winter, M., Bjorkman, A. D., Bowler, D. E., Byrnes, J. E. K., Gonzalez, A., Hines, J., Isbell, F., Jones, H. P., Navarro, L. M., … Dornelas, M. (2019). The geography of biodiversity change in marine and terrestrial assemblages. <text:span text:style-name="T13">Science</text:span>, <text:span text:style-name="T13">366</text:span>(6463), 339–345. https://doi.org/10.1126/science.aaw1620</text:p>
        <text:p text:style-name="Bibliography_20_1">Booth, D. J. (2020). Opposing climate-change impacts on poleward-shifting coral-reef fishes. <text:span text:style-name="T13">Coral Reefs</text:span>. https://doi.org/10.1007/s00338-020-01919-5</text:p>
        <text:p text:style-name="Bibliography_20_1">Bopp, L., Resplandy, L., Orr, J. C., Doney, S. C., Dunne, J. P., Gehlen, M., Halloran, P., Heinze, C., Ilyina, T., Séférian, R., Tjiputra, J., &amp; Vichi, M. (2013). Multiple stressors of ocean ecosystems in the 21st century: projections with CMIP5 models. <text:span text:style-name="T13">Biogeosciences</text:span>, <text:span text:style-name="T13">10</text:span>(10), 6225–6245. https://doi.org/10.5194/bg-10-6225-2013</text:p>
        <text:p text:style-name="Bibliography_20_1">Bryndum‐Buchholz, A., Tittensor, D. P., Blanchard, J. L., Cheung, W. W. L., Coll, M., Galbraith, E. D., Jennings, S., Maury, O., &amp; Lotze, H. K. (2019). Twenty-first-century climate change impacts on marine animal biomass and ecosystem structure across ocean basins. <text:span text:style-name="T13">Global Change Biology</text:span>, <text:span text:style-name="T13">25</text:span>(2), 459–472. https://doi.org/10.1111/gcb.14512</text:p>
        <text:p text:style-name="Bibliography_20_1"><text:soft-page-break/>Burkepile, D. E., &amp; Hay, M. E. (2008). Herbivore species richness and feeding complementarity affect community structure and function on a coral reef. <text:span text:style-name="T13">Proceedings of the National Academy of Sciences</text:span>, <text:span text:style-name="T13">105</text:span>(42), 16201–16206. https://doi.org/10.1073/pnas.0801946105</text:p>
        <text:p text:style-name="Bibliography_20_1">Burrows, M. T., Schoeman, D. S., Buckley, L. B., Moore, P., Poloczanska, E. S., Brander, K. M., Brown, C., Bruno, J. F., Duarte, C. M., Halpern, B. S., Holding, J., Kappel, C. V., Kiessling, W., O’Connor, M. I., Pandolfi, J. M., Parmesan, C., Schwing, F. B., Sydeman, W. J., &amp; Richardson, A. J. (2011). The Pace of Shifting Climate in Marine and Terrestrial Ecosystems. <text:span text:style-name="T13">Science</text:span>, <text:span text:style-name="T13">334</text:span>(6056), 652–655. https://doi.org/10.1126/science.1210288</text:p>
        <text:p text:style-name="Bibliography_20_1">Butcher, J. C. (2000). Numerical methods for ordinary differential equations in the 20th century. <text:span text:style-name="T13">Journal of Computational and Applied Mathematics</text:span>, <text:span text:style-name="T13">125</text:span>(1), 1–29. https://doi.org/10.1016/S0377-0427(00)00455-6</text:p>
        <text:p text:style-name="Bibliography_20_1">Cheung, W. W. L., Lam, V. W. Y., Sarmiento, J. L., Kearney, K., Watson, R., &amp; Pauly, D. (2009). Projecting global marine biodiversity impacts under climate change scenarios. <text:span text:style-name="T13">Fish and Fisheries</text:span>, <text:span text:style-name="T13">10</text:span>(3), 235–251. https://doi.org/10.1111/j.1467-2979.2008.00315.x</text:p>
        <text:p text:style-name="Bibliography_20_1">Christensen, V., &amp; Walters, C. J. (2004). Ecopath with Ecosim: methods, capabilities and limitations. <text:span text:style-name="T13">Ecological Modelling</text:span>, <text:span text:style-name="T13">172</text:span>(2–4), 109–139. https://doi.org/10.1016/j.ecolmodel.2003.09.003</text:p>
        <text:p text:style-name="Bibliography_20_1">Corrales, X., Coll, M., Ofir, E., Heymans, J. J., Steenbeek, J., Goren, M., Edelist, D., &amp; Gal, G. (2018). Future scenarios of marine resources and ecosystem conditions in the Eastern Mediterranean under the impacts of fishing, alien species and sea warming. <text:span text:style-name="T13">Scientific Reports</text:span>, <text:span text:style-name="T13">8</text:span>(1), 1–16. https://doi.org/10.1038/s41598-018-32666-x</text:p>
        <text:p text:style-name="Bibliography_20_1">Curnock, M. I., Marshall, N. A., Thiault, L., Heron, S. F., Hoey, J., Williams, G., Taylor, B., Pert, P. L., &amp; Goldberg, J. (2019). Shifts in tourists’ sentiments and climate risk perceptions following mass coral bleaching of the Great Barrier Reef. <text:span text:style-name="T13">Nature Climate Change</text:span>, <text:span text:style-name="T13">9</text:span>(7), 535–541. https://doi.org/10.1038/s41558-019-0504-y</text:p>
        <text:p text:style-name="Bibliography_20_1">Essington, T. E. (2007). Evaluating the sensitivity of a trophic mass-balance model (Ecopath) to imprecise data inputs. <text:span text:style-name="T13">Canadian Journal of Fisheries and Aquatic Sciences</text:span>, <text:span text:style-name="T13">64</text:span>(4), 628–637. https://doi.org/10.1139/cjfas-2014-0561</text:p>
        <text:p text:style-name="Bibliography_20_1">Essington, T. E., &amp; Plagányi, É. E. (2014). Pitfalls and guidelines for “recycling” models for ecosystem-based fisheries management: evaluating model suitability for forage fish <text:soft-page-break/>fisheries. <text:span text:style-name="T13">ICES Journal of Marine Science</text:span>, <text:span text:style-name="T13">71</text:span>(1), 118–127. https://doi.org/10.1093/icesjms/fst047</text:p>
        <text:p text:style-name="Bibliography_20_1">Feary, D. A., Burt, J. A., Bauman, A. G., Usseglio, P., Sale, P. F., &amp; Cavalcante, G. H. (2010). Fish communities on the world’s warmest reefs: what can they tell us about the effects of climate change in the future? <text:span text:style-name="T13">Journal of Fish Biology</text:span>, <text:span text:style-name="T13">77</text:span>(8), 1931–1947. https://doi.org/10.1111/j.1095-8649.2010.02777.x</text:p>
        <text:p text:style-name="Bibliography_20_1">Froese, R., &amp; Pauly, D. (2019). <text:span text:style-name="T13">FishBase. World Wide Web electronic publication.</text:span> www.fishbase.org</text:p>
        <text:p text:style-name="Bibliography_20_1">Fung, T., Seymour, R. M., &amp; Johnson, C. R. (2011). Alternative stable states and phase shifts in coral reefs under anthropogenic stress. <text:span text:style-name="T13">Ecology</text:span>, <text:span text:style-name="T13">92</text:span>(4), 967–982. JSTOR. https://www.jstor.org/stable/41151219</text:p>
        <text:p text:style-name="Bibliography_20_1">Gallo, N. D., Victor, D. G., &amp; Levin, L. A. (2017). Ocean commitments under the Paris Agreement. <text:span text:style-name="T13">Nature Climate Change</text:span>, <text:span text:style-name="T13">7</text:span>(11), 833–838. https://doi.org/10.1038/nclimate3422</text:p>
        <text:p text:style-name="Bibliography_20_1">Gibert, J. P. (2019). Temperature directly and indirectly influences food web structure. <text:span text:style-name="T13">Scientific Reports</text:span>, <text:span text:style-name="T13">9</text:span>(1), 1–8. https://doi.org/10.1038/s41598-019-41783-0</text:p>
        <text:p text:style-name="Bibliography_20_1">Graham, N. A. J., &amp; Nash, K. L. (2013). The importance of structural complexity in coral reef ecosystems. <text:span text:style-name="T13">Coral Reefs</text:span>, <text:span text:style-name="T13">32</text:span>(2), 315–326. https://doi.org/10.1007/s00338-012-0984-y</text:p>
        <text:p text:style-name="Bibliography_20_1">Gruber, N. (2011). Warming up, turning sour, losing breath: ocean biogeochemistry under global change. <text:span text:style-name="T13">Philosophical Transactions of the Royal Society A: Mathematical, Physical and Engineering Sciences</text:span>, <text:span text:style-name="T13">369</text:span>(1943), 1980–1996. https://doi.org/10.1098/rsta.2011.0003</text:p>
        <text:p text:style-name="Bibliography_20_1">Guénette, S., Araújo, J. N., &amp; Bundy, A. (2014). Exploring the potential effects of climate change on the Western Scotian Shelf ecosystem, Canada. <text:span text:style-name="T13">Journal of Marine Systems</text:span>, <text:span text:style-name="T13">134</text:span>, 89–100. https://doi.org/10.1016/j.jmarsys.2014.03.001</text:p>
        <text:p text:style-name="Bibliography_20_1">Haas, A. F., Fairoz, M. F. M., Kelly, L. W., Nelson, C. E., Dinsdale, E. A., Edwards, R. A., Giles, S., Hatay, M., Hisakawa, N., Knowles, B., Lim, Y. W., Maughan, H., Pantos, O., Roach, T. N. F., Sanchez, S. E., Silveira, C. B., Sandin, S., Smith, J. E., &amp; Rohwer, F. (2016). Global microbialization of coral reefs. <text:span text:style-name="T13">Nature Microbiology</text:span>, <text:span text:style-name="T13">1</text:span>(6), 1–7. https://doi.org/10.1038/nmicrobiol.2016.42</text:p>
        <text:p text:style-name="Bibliography_20_1"><text:soft-page-break/>Henson, S. A., Beaulieu, C., Ilyina, T., John, J. G., Long, M., Séférian, R., Tjiputra, J., &amp; Sarmiento, J. L. (2017). Rapid emergence of climate change in environmental drivers of marine ecosystems. <text:span text:style-name="T13">Nature Communications</text:span>, <text:span text:style-name="T13">8</text:span>(1), 1–9. https://doi.org/10.1038/ncomms14682</text:p>
        <text:p text:style-name="Bibliography_20_1">Heymans, J. J., Coll, M., Link, J. S., Mackinson, S., Steenbeek, J., Walters, C., &amp; Christensen, V. (2016). Best practice in Ecopath with Ecosim food-web models for ecosystem-based management. <text:span text:style-name="T13">Ecological Modelling</text:span>, <text:span text:style-name="T13">331</text:span>, 173–184. https://doi.org/10.1016/j.ecolmodel.2015.12.007</text:p>
        <text:p text:style-name="Bibliography_20_1">Hoegh-Guldberg, O., Kennedy, E. V., Beyer, H. L., McClennen, C., &amp; Possingham, H. P. (2018). Securing a Long-term Future for Coral Reefs. <text:span text:style-name="T13">Trends in Ecology &amp; Evolution</text:span>, <text:span text:style-name="T13">33</text:span>(12), 936–944. https://doi.org/10.1016/j.tree.2018.09.006</text:p>
        <text:p text:style-name="Bibliography_20_1">Houk, P., Cuetos‐Bueno, J., Kerr, A. M., &amp; McCann, K. (2018). Linking fishing pressure with ecosystem thresholds and food web stability on coral reefs. <text:span text:style-name="T13">Ecological Monographs</text:span>, <text:span text:style-name="T13">88</text:span>(1), 109–119. https://doi.org/10.1002/ecm.1278</text:p>
        <text:p text:style-name="Bibliography_20_1">Huey, R. B., &amp; Kingsolver, J. G. (2019). Climate Warming, Resource Availability, and the Metabolic Meltdown of Ectotherms. <text:span text:style-name="T13">The American Naturalist</text:span>, <text:span text:style-name="T13">194</text:span>(6), E140–E150. https://doi.org/10.1086/705679</text:p>
        <text:p text:style-name="Bibliography_20_1">Hughes, D. J., Alderdice, R., Cooney, C., Kühl, M., Pernice, M., Voolstra, C. R., &amp; Suggett, D. J. (2020). Coral reef survival under accelerating ocean deoxygenation. <text:span text:style-name="T13">Nature Climate Change</text:span>, <text:span text:style-name="T13">10</text:span>(4), 296–307. https://doi.org/10.1038/s41558-020-0737-9</text:p>
        <text:p text:style-name="Bibliography_20_1">Hughes, T. P., Anderson, K. D., Connolly, S. R., Heron, S. F., Kerry, J. T., Lough, J. M., Baird, A. H., Baum, J. K., Berumen, M. L., Bridge, T. C., Claar, D. C., Eakin, C. M., Gilmour, J. P., Graham, N. A. J., Harrison, H., Hobbs, J.-P. A., Hoey, A. S., Hoogenboom, M., Lowe, R. J., … Wilson, S. K. (2018). Spatial and temporal patterns of mass bleaching of corals in the Anthropocene. <text:span text:style-name="T13">Science</text:span>, <text:span text:style-name="T13">359</text:span>(6371), 80–83. https://doi.org/10.1126/science.aan8048</text:p>
        <text:p text:style-name="Bibliography_20_1">Hughes, T. P., Barnes, M. L., Bellwood, D. R., Cinner, J. E., Cumming, G. S., Jackson, J. B. C., Kleypas, J., van de Leemput, I. A., Lough, J. M., Morrison, T. H., Palumbi, S. R., van Nes, E. H., &amp; Scheffer, M. (2017). Coral reefs in the Anthropocene. <text:span text:style-name="T13">Nature</text:span>, <text:span text:style-name="T13">546</text:span>(7656), 82–90. https://doi.org/10.1038/nature22901</text:p>
        <text:p text:style-name="Bibliography_20_1"><text:soft-page-break/>Jones, G. P., McCormick, M. I., Srinivasan, M., &amp; Eagle, J. V. (2004). Coral decline threatens fish biodiversity in marine reserves. <text:span text:style-name="T13">Proceedings of the National Academy of Sciences</text:span>, <text:span text:style-name="T13">101</text:span>(21), 8251–8253. https://doi.org/10.1073/pnas.0401277101</text:p>
        <text:p text:style-name="Bibliography_20_1">Jouffray, J.-B., Wedding, L. M., Norström, A. V., Donovan, M. K., Williams, G. J., Crowder, L. B., Erickson, A. L., Friedlander, A. M., Graham, N. A. J., Gove, J. M., Kappel, C. V., Kittinger, J. N., Lecky, J., Oleson, K. L. L., Selkoe, K. A., White, C., Williams, I. D., &amp; Nyström, M. (2019). Parsing human and biophysical drivers of coral reef regimes. <text:span text:style-name="T13">Proceedings of the Royal Society B: Biological Sciences</text:span>, <text:span text:style-name="T13">286</text:span>(1896), 20182544. https://doi.org/10.1098/rspb.2018.2544</text:p>
        <text:p text:style-name="Bibliography_20_1">Kaschner, K., Kesner-reyes, K., Garilao, C., Rius-Barile, J., Rees, T., &amp; Froese, R. (2019). <text:span text:style-name="T13">AquaMaps: Predicted range maps for aquatic species. World wide web electronic publication</text:span>. www.aquamaps.org</text:p>
        <text:p text:style-name="Bibliography_20_1">Komyakova, V., Jones, G. P., &amp; Munday, P. L. (2018). Strong effects of coral species on the diversity and structure of reef fish communities: A multi-scale analysis. <text:span text:style-name="T13">PLOS ONE</text:span>, <text:span text:style-name="T13">13</text:span>(8), e0202206. https://doi.org/10.1371/journal.pone.0202206</text:p>
        <text:p text:style-name="Bibliography_20_1">Longo, G. O., Morais, R. A., Martins, C. D. L., Mendes, T. C., Aued, A. W., Cândido, D. V., Oliveira, J. C. de, Nunes, L. T., Fontoura, L., Sissini, M. N., Teschima, M. M., Silva, M. B., Ramlov, F., Gouvea, L. P., Ferreira, C. E. L., Segal, B., Horta, P. A., &amp; Floeter, S. R. (2015). Between-Habitat Variation of Benthic Cover, Reef Fish Assemblage and Feeding Pressure on the Benthos at the Only Atoll in South Atlantic: Rocas Atoll, NE Brazil. <text:span text:style-name="T13">PLOS ONE</text:span>, <text:span text:style-name="T13">10</text:span>(6), e0127176. https://doi.org/10.1371/journal.pone.0127176</text:p>
        <text:p text:style-name="Bibliography_20_1">Longo, Guilherme O., Hay, M. E., Ferreira, C. E. L., &amp; Floeter, S. R. (2019). Trophic interactions across 61 degrees of latitude in the Western Atlantic. <text:span text:style-name="T13">Global Ecology and Biogeography</text:span>, <text:span text:style-name="T13">28</text:span>(2), 107–117. https://doi.org/10.1111/geb.12806</text:p>
        <text:p text:style-name="Bibliography_20_1">Longo, Guilherme O., Morais, R. A., Martins, C. D. L., Mendes, T. C., Aued, A. W., Cândido, D. V., Oliveira, J. C. de, Nunes, L. T., Fontoura, L., Sissini, M. N., Teschima, M. M., Silva, M. B., Ramlov, F., Gouvea, L. P., Ferreira, C. E. L., Segal, B., Horta, P. A., &amp; Floeter, S. R. (2015). Between-Habitat Variation of Benthic Cover, Reef Fish Assemblage and Feeding Pressure on the Benthos at the Only Atoll in South Atlantic: Rocas Atoll, NE Brazil. <text:span text:style-name="T13">PLOS ONE</text:span>, <text:span text:style-name="T13">10</text:span>(6), e0127176. https://doi.org/10.1371/journal.pone.0127176</text:p>
        <text:p text:style-name="Bibliography_20_1"><text:soft-page-break/>Lotze, H. K., Tittensor, D. P., Bryndum-Buchholz, A., Eddy, T. D., Cheung, W. W. L., Galbraith, E. D., Barange, M., Barrier, N., Bianchi, D., Blanchard, J. L., Bopp, L., Büchner, M., Bulman, C. M., Carozza, D. A., Christensen, V., Coll, M., Dunne, J. P., Fulton, E. A., Jennings, S., … Worm, B. (2019). Global ensemble projections reveal trophic amplification of ocean biomass declines with climate change. <text:span text:style-name="T13">Proceedings of the National Academy of Sciences</text:span>, <text:span text:style-name="T13">116</text:span>(26), 12907–12912. https://doi.org/10.1073/pnas.1900194116</text:p>
        <text:p text:style-name="Bibliography_20_1">Madin, J. S., Hoogenboom, M. O., Connolly, S. R., Darling, E. S., Falster, D. S., Huang, D., Keith, S. A., Mizerek, T., Pandolfi, J. M., Putnam, H. M., &amp; Baird, A. H. (2016). A Trait-Based Approach to Advance Coral Reef Science. <text:span text:style-name="T13">Trends in Ecology &amp; Evolution</text:span>, <text:span text:style-name="T13">31</text:span>(6), 419–428. https://doi.org/10.1016/j.tree.2016.02.012</text:p>
        <text:p text:style-name="Bibliography_20_1">Magel, J. M. T., Burns, J. H. R., Gates, R. D., &amp; Baum, J. K. (2019). Effects of bleaching-associated mass coral mortality on reef structural complexity across a gradient of local disturbance. <text:span text:style-name="T13">Scientific Reports</text:span>, <text:span text:style-name="T13">9</text:span>(1), 1–12. https://doi.org/10.1038/s41598-018-37713-1</text:p>
        <text:p text:style-name="Bibliography_20_1">McCauley, D. J., Pinsky, M. L., Palumbi, S. R., Estes, J. A., Joyce, F. H., &amp; Warner, R. R. (2015). Marine defaunation: Animal loss in the global ocean. <text:span text:style-name="T13">Science</text:span>, <text:span text:style-name="T13">347</text:span>(6219). https://doi.org/10.1126/science.1255641</text:p>
        <text:p text:style-name="Bibliography_20_1">McDole Somera, T., Bailey, B., Barott, K., Grasis, J., Hatay, M., Hilton, B. J., Hisakawa, N., Nosrat, B., Nulton, J., Silveira, C. B., Sullivan, C., Brainard, R. E., &amp; Rohwer, F. (2016). Energetic differences between bacterioplankton trophic groups and coral reef resistance. <text:span text:style-name="T13">Proceedings of the Royal Society B: Biological Sciences</text:span>, <text:span text:style-name="T13">283</text:span>(1829), 20160467. https://doi.org/10.1098/rspb.2016.0467</text:p>
        <text:p text:style-name="Bibliography_20_1">Mouillot, D., Villéger, S., Parravicini, V., Kulbicki, M., Arias-González, J. E., Bender, M., Chabanet, P., Floeter, S. R., Friedlander, A., Vigliola, L., &amp; Bellwood, D. R. (2014). Functional over-redundancy and high functional vulnerability in global fish faunas on tropical reefs. <text:span text:style-name="T13">Proceedings of the National Academy of Sciences</text:span>, <text:span text:style-name="T13">111</text:span>(38), 13757–13762. https://doi.org/10.1073/pnas.1317625111</text:p>
        <text:p text:style-name="Bibliography_20_1">Mumby, P. J., &amp; Steneck, R. S. (2008). Coral reef management and conservation in light of rapidly evolving ecological paradigms. <text:span text:style-name="T13">Trends in Ecology &amp; Evolution</text:span>, <text:span text:style-name="T13">23</text:span>(10), 555–563. https://doi.org/10.1016/j.tree.2008.06.011</text:p>
        <text:p text:style-name="Bibliography_20_1"><text:soft-page-break/>Nguyen, K. D. T., Morley, S. A., Lai, C.-H., Clark, M. S., Tan, K. S., Bates, A. E., &amp; Peck, L. S. (2011). Upper Temperature Limits of Tropical Marine Ectotherms: Global Warming Implications. <text:span text:style-name="T13">PLOS ONE</text:span>, <text:span text:style-name="T13">6</text:span>(12), e29340. https://doi.org/10.1371/journal.pone.0029340</text:p>
        <text:p text:style-name="Bibliography_20_1">Nolan, C., Overpeck, J. T., Allen, J. R. M., Anderson, P. M., Betancourt, J. L., Binney, H. A., Brewer, S., Bush, M. B., Chase, B. M., Cheddadi, R., Djamali, M., Dodson, J., Edwards, M. E., Gosling, W. D., Haberle, S., Hotchkiss, S. C., Huntley, B., Ivory, S. J., Kershaw, A. P., … Jackson, S. T. (2018). Past and future global transformation of terrestrial ecosystems under climate change. <text:span text:style-name="T13">Science</text:span>, <text:span text:style-name="T13">361</text:span>(6405), 920–923. https://doi.org/10.1126/science.aan5360</text:p>
        <text:p text:style-name="Bibliography_20_1">O’Gorman, E. J., Zhao, L., Pichler, D. E., Adams, G., Friberg, N., Rall, B. C., Seeney, A., Zhang, H., Reuman, D. C., &amp; Woodward, G. (2017). Unexpected changes in community size structure in a natural warming experiment. <text:span text:style-name="T13">Nature Climate Change</text:span>, <text:span text:style-name="T13">7</text:span>(9), 659–663. https://doi.org/10.1038/nclimate3368</text:p>
        <text:p text:style-name="Bibliography_20_1">Ottimofiore, E., Albouy, C., Leprieur, F., Descombes, P., Kulbicki, M., Mouillot, D., Parravicini, V., &amp; Pellissier, L. (2017). Responses of coral reef fishes to past climate changes are related to life-history traits. <text:span text:style-name="T13">Ecology and Evolution</text:span>, <text:span text:style-name="T13">7</text:span>(6), 1996–2005. https://doi.org/10.1002/ece3.2800</text:p>
        <text:p text:style-name="Bibliography_20_1">Palomares, M. L. D., &amp; Pauly, D. (1998). Predicting food consumption of fish populations as functions of mortality, food type, morphometrics, temperature and salinity. <text:span text:style-name="T13">Marine and Freshwater Research</text:span>, <text:span text:style-name="T13">49</text:span>(5), 447–453.</text:p>
        <text:p text:style-name="Bibliography_20_1">Pauly, D. (1980). On the interrelationships between natural mortality, growth parameters, and mean environmental temperature in 175 fish stocks. <text:span text:style-name="T13">ICES Journal of Marine Science</text:span>, <text:span text:style-name="T13">39</text:span>(2), 175–192. https://doi.org/10.1093/icesjms/39.2.175</text:p>
        <text:p text:style-name="Bibliography_20_1">Pawlik, J. R., Burkepile, D. E., &amp; Thurber, R. V. (2016). A Vicious Circle? Altered Carbon and Nutrient Cycling May Explain the Low Resilience of Caribbean Coral Reefs. <text:span text:style-name="T13">BioScience</text:span>, <text:span text:style-name="T13">66</text:span>(6), 470–476. https://doi.org/10.1093/biosci/biw047</text:p>
        <text:p text:style-name="Bibliography_20_1">Pecl, G. T., Araújo, M. B., Bell, J. D., Blanchard, J., Bonebrake, T. C., Chen, I.-C., Clark, T. D., Colwell, R. K., Danielsen, F., Evengård, B., Falconi, L., Ferrier, S., Frusher, S., Garcia, R. A., Griffis, R. B., Hobday, A. J., Janion-Scheepers, C., Jarzyna, M. A., Jennings, S., … Williams, S. E. (2017). Biodiversity redistribution under climate change: Impacts on <text:soft-page-break/>ecosystems and human well-being. <text:span text:style-name="T13">Science</text:span>, <text:span text:style-name="T13">355</text:span>(6332). https://doi.org/10.1126/science.aai9214</text:p>
        <text:p text:style-name="Bibliography_20_1">Pellissier, L., Leprieur, F., Parravicini, V., Cowman, P. F., Kulbicki, M., Litsios, G., Olsen, S. M., Wisz, M. S., Bellwood, D. R., &amp; Mouillot, D. (2014). Quaternary coral reef refugia preserved fish diversity. <text:span text:style-name="T13">Science</text:span>, <text:span text:style-name="T13">344</text:span>(6187), 1016–1019. https://doi.org/10.1126/science.1249853</text:p>
        <text:p text:style-name="Bibliography_20_1">Petchey, O. L., McPhearson, P. T., Casey, T. M., &amp; Morin, P. J. (1999). Environmental warming alters food-web structure and ecosystem function. <text:span text:style-name="T13">Nature</text:span>, <text:span text:style-name="T13">402</text:span>(6757), 69–72. https://doi.org/10.1038/47023</text:p>
        <text:p text:style-name="Bibliography_20_1">Polovina, J. J. (1984). Model of a coral reef ecosystem. <text:span text:style-name="T13">Coral Reefs</text:span>, <text:span text:style-name="T13">3</text:span>(1), 1–11. https://doi.org/10.1007/BF00306135</text:p>
        <text:p text:style-name="Bibliography_20_1">Pörtner, H.-O., Roberts, D. C., Masson-Delmotte, V., Zhai, P., Tignor, M., Poloczanska, E., Mintenbeck, K., Nicolai, M., Okem, A., Petzold, J., &amp; Rama, B. (2019). <text:span text:style-name="T13">Summary for Policymakers. In: IPCC Special Report on the Ocean and Cryosphere in a Changing Climate</text:span> (Summary for Policymakers N.; p. 42). https://report.ipcc.ch/srocc/pdf/SROCC_FinalDraft_FullReport.pdf</text:p>
        <text:p text:style-name="Bibliography_20_1">R Core Team. (2020). <text:span text:style-name="T13">R: A Language and Environment for Statistical Computing</text:span>. R Foundation for Statistical Computing. https://www.R-project.org</text:p>
        <text:p text:style-name="Bibliography_20_1">Roach, T. N. F., Abieri, M. L., George, E. E., Knowles, B., Naliboff, D. S., Smurthwaite, C. A., Kelly, L. W., Haas, A. F., &amp; Rohwer, F. L. (2017). Microbial bioenergetics of coral-algal interactions. <text:span text:style-name="T13">PeerJ</text:span>, <text:span text:style-name="T13">5</text:span>. https://doi.org/10.7717/peerj.3423</text:p>
        <text:p text:style-name="Bibliography_20_1">Rogers, A., Blanchard, J. L., &amp; Mumby, P. J. (2018). Fisheries productivity under progressive coral reef degradation. <text:span text:style-name="T13">Journal of Applied Ecology</text:span>, <text:span text:style-name="T13">55</text:span>(3), 1041–1049. https://doi.org/10.1111/1365-2664.13051</text:p>
        <text:p text:style-name="Bibliography_20_1">Rummer, J. L., Couturier, C. S., Stecyk, J. A. W., Gardiner, N. M., Kinch, J. P., Nilsson, G. E., &amp; Munday, P. L. (2014). Life on the edge: thermal optima for aerobic scope of equatorial reef fishes are close to current day temperatures. <text:span text:style-name="T13">Global Change Biology</text:span>, <text:span text:style-name="T13">20</text:span>(4), 1055–1066. https://doi.org/10.1111/gcb.12455</text:p>
        <text:p text:style-name="Bibliography_20_1">Rummer, J. L., &amp; Munday, P. L. (2017). Climate change and the evolution of reef fishes: past and future. <text:span text:style-name="T13">Fish and Fisheries</text:span>, <text:span text:style-name="T13">18</text:span>(1), 22–39. https://doi.org/10.1111/faf.12164</text:p>
        <text:p text:style-name="Bibliography_20_1"><text:soft-page-break/>Samoilys, M. A., Halford, A., &amp; Osuka, K. (2019). Disentangling drivers of the abundance of coral reef fishes in the Western Indian Ocean. <text:span text:style-name="T13">Ecology and Evolution</text:span>, <text:span text:style-name="T13">9</text:span>(7), 4149–4167. https://doi.org/10.1002/ece3.5044</text:p>
        <text:p text:style-name="Bibliography_20_1">Schoepf, V., Carrion, S. A., Pfeifer, S. M., Naugle, M., Dugal, L., Bruyn, J., &amp; McCulloch, M. T. (2019). Stress-resistant corals may not acclimatize to ocean warming but maintain heat tolerance under cooler temperatures. <text:span text:style-name="T13">Nature Communications</text:span>, <text:span text:style-name="T13">10</text:span>(1), 1–10. https://doi.org/10.1038/s41467-019-12065-0</text:p>
        <text:p text:style-name="Bibliography_20_1">Scott, E., Serpetti, N., Steenbeek, J., &amp; Heymans, J. J. (2016). A Stepwise Fitting Procedure for automated fitting of Ecopath with Ecosim models. <text:span text:style-name="T13">SoftwareX</text:span>, <text:span text:style-name="T13">5</text:span>, 25–30. https://doi.org/10.1016/j.softx.2016.02.002</text:p>
        <text:p text:style-name="Bibliography_20_1">Serpetti, N., Baudron, A. R., Burrows, M. T., Payne, B. L., Helaouët, P., Fernandes, P. G., &amp; Heymans, J. J. (2017). Impact of ocean warming on sustainable fisheries management informs the Ecosystem Approach to Fisheries. <text:span text:style-name="T13">Scientific Reports</text:span>, <text:span text:style-name="T13">7</text:span>(1), 1–15. https://doi.org/10.1038/s41598-017-13220-7</text:p>
        <text:p text:style-name="Bibliography_20_1">Steenbeek, J., Corrales, X., Platts, M., &amp; Coll, M. (2018). Ecosampler: A new approach to assessing parameter uncertainty in Ecopath with Ecosim. <text:span text:style-name="T13">SoftwareX</text:span>, <text:span text:style-name="T13">7</text:span>, 198–204. https://doi.org/10.1016/j.softx.2018.06.004</text:p>
        <text:p text:style-name="Bibliography_20_1">Stillman, J. H. (2003). Acclimation Capacity Underlies Susceptibility to Climate Change. <text:span text:style-name="T13">Science</text:span>, <text:span text:style-name="T13">301</text:span>(5629), 65–65. https://doi.org/10.1126/science.1083073</text:p>
        <text:p text:style-name="Bibliography_20_1">Sully, S., Burkepile, D. E., Donovan, M. K., Hodgson, G., &amp; van Woesik, R. (2019). A global analysis of coral bleaching over the past two decades. <text:span text:style-name="T13">Nature Communications</text:span>, <text:span text:style-name="T13">10</text:span>(1), 1–5. https://doi.org/10.1038/s41467-019-09238-2</text:p>
        <text:p text:style-name="Bibliography_20_1">Sunday, J. M., Bates, A. E., &amp; Dulvy, N. K. (2012). Thermal tolerance and the global redistribution of animals. <text:span text:style-name="T13">Nature Climate Change</text:span>, <text:span text:style-name="T13">2</text:span>(9), 686–690. https://doi.org/10.1038/nclimate1539</text:p>
        <text:p text:style-name="Bibliography_20_1">Sydeman, W. J., Poloczanska, E., Reed, T. E., &amp; Thompson, S. A. (2015). Climate change and marine vertebrates. <text:span text:style-name="T13">Science</text:span>, <text:span text:style-name="T13">350</text:span>(6262), 772–777. https://doi.org/10.1126/science.aac9874</text:p>
        <text:p text:style-name="Bibliography_20_1">Trisos, C. H., Merow, C., &amp; Pigot, A. L. (2020). The projected timing of abrupt ecological disruption from climate change. <text:span text:style-name="T13">Nature</text:span>, 1–6. https://doi.org/10.1038/s41586-020-2189-9</text:p>
        <text:p text:style-name="Bibliography_20_1"><text:soft-page-break/>Ullah, H., Nagelkerken, I., Goldenberg, S. U., &amp; Fordham, D. A. (2018). Climate change could drive marine food web collapse through altered trophic flows and cyanobacterial proliferation. <text:span text:style-name="T13">PLOS Biology</text:span>, <text:span text:style-name="T13">16</text:span>(1), e2003446. https://doi.org/10.1371/journal.pbio.2003446</text:p>
        <text:p text:style-name="Bibliography_20_1">van Vuuren, D. P., Edmonds, J., Kainuma, M., Riahi, K., Thomson, A., Hibbard, K., Hurtt, G. C., Kram, T., Krey, V., Lamarque, J.-F., Masui, T., Meinshausen, M., Nakicenovic, N., Smith, S. J., &amp; Rose, S. K. (2011). The representative concentration pathways: an overview. <text:span text:style-name="T13">Climatic Change</text:span>, <text:span text:style-name="T13">109</text:span>(1), 5. https://doi.org/10.1007/s10584-011-0148-z</text:p>
        <text:p text:style-name="Bibliography_20_1">Vanwonterghem, I., &amp; Webster, N. S. (2020). Coral Reef Microorganisms in a Changing Climate. <text:span text:style-name="T13">IScience</text:span>, <text:span text:style-name="T13">23</text:span>(4), 100972. https://doi.org/10.1016/j.isci.2020.100972</text:p>
        <text:p text:style-name="Bibliography_20_1">Walters, CARL, Christensen, V., &amp; Pauly, D. (1997). Structuring dynamic models of exploited ecosystems from trophic mass-balance assessments. <text:span text:style-name="T13">Reviews in Fish Biology and Fisheries</text:span>, <text:span text:style-name="T13">7</text:span>(2), 139–172. https://doi.org/10.1023/A:1018479526149</text:p>
        <text:p text:style-name="Bibliography_20_1">Walters, Carl, Pauly, D., Christensen, V., &amp; Kitchell, J. F. (2000). Representing Density Dependent Consequences of Life History Strategies in Aquatic Ecosystems: EcoSim II. <text:span text:style-name="T13">Ecosystems</text:span>, <text:span text:style-name="T13">3</text:span>(1), 70–83. https://doi.org/10.1007/s100210000011</text:p>
        <text:p text:style-name="Bibliography_20_1">Ward-Paige, C., Flemming, J. M., &amp; Lotze, H. K. (2010). Overestimating Fish Counts by Non-Instantaneous Visual Censuses: Consequences for Population and Community Descriptions. <text:span text:style-name="T13">PLOS ONE</text:span>, <text:span text:style-name="T13">5</text:span>(7), e11722. https://doi.org/10.1371/journal.pone.0011722</text:p>
        <text:p text:style-name="Bibliography_20_1">Wernberg, T., Bennett, S., Babcock, R. C., Bettignies, T. de, Cure, K., Depczynski, M., Dufois, F., Fromont, J., Fulton, C. J., Hovey, R. K., Harvey, E. S., Holmes, T. H., Kendrick, G. A., Radford, B., Santana-Garcon, J., Saunders, B. J., Smale, D. A., Thomsen, M. S., Tuckett, C. A., … Wilson, S. (2016). Climate-driven regime shift of a temperate marine ecosystem. <text:span text:style-name="T13">Science</text:span>, <text:span text:style-name="T13">353</text:span>(6295), 169–172. https://doi.org/10.1126/science.aad8745</text:p>
        <text:p text:style-name="Bibliography_20_1">Williams, G. J., Graham, N. A. J., Jouffray, J.-B., Norström, A. V., Nyström, M., Gove, J. M., Heenan, A., &amp; Wedding, L. M. (2019). Coral reef ecology in the Anthropocene. <text:span text:style-name="T13">Functional Ecology</text:span>, <text:span text:style-name="T13">33</text:span>(6), 1014–1022. https://doi.org/10.1111/1365-2435.13290</text:p>
        <text:p text:style-name="Bibliography_20_1">Wilson, S. K., Graham, N. a. J., Pratchett, M. S., Jones, G. P., &amp; Polunin, N. V. C. (2006). Multiple disturbances and the global degradation of coral reefs: are reef fishes at risk or resilient? <text:span text:style-name="T13">Global Change Biology</text:span>, <text:span text:style-name="T13">12</text:span>(11), 2220–2234. https://doi.org/10.1111/j.1365-2486.2006.01252.x</text:p>
        <text:p text:style-name="Bibliography_20_1"><text:soft-page-break/>Zaneveld, J. R., Burkepile, D. E., Shantz, A. A., Pritchard, C. E., McMinds, R., Payet, J. P., Welsh, R., Correa, A. M. S., Lemoine, N. P., Rosales, S., Fuchs, C., Maynard, J. A., &amp; Thurber, R. V. (2016). Overfishing and nutrient pollution interact with temperature to disrupt coral reefs down to microbial scales. <text:span text:style-name="T13">Nature Communications</text:span>, <text:span text:style-name="T13">7</text:span>(1), 1–12. https://doi.org/10.1038/ncomms11833</text:p>
        <text:p text:style-name="Bibliography_20_1">Zhang, L., Takahashi, D., Hartvig, M., &amp; Andersen, K. H. (2017). Food-web dynamics under climate change. <text:span text:style-name="T13">Proceedings of the Royal Society B: Biological Sciences</text:span>, <text:span text:style-name="T13">284</text:span>(1867), 20171772. https://doi.org/10.1098/rspb.2017.1772</text:p>
      </text:section>
      <text:p text:style-name="Bibliography_20_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Capitani</meta:initial-creator>
    <meta:creation-date>2020-04-08T11:49:44.299871033</meta:creation-date>
    <dc:date>2020-05-11T13:33:36.279928881</dc:date>
    <dc:creator>Leonardo Capitani</dc:creator>
    <meta:editing-duration>PT2H46M13S</meta:editing-duration>
    <meta:editing-cycles>9</meta:editing-cycles>
    <meta:generator>LibreOffice/6.3.2.2$MacOSX_X86_64 LibreOffice_project/98b30e735bda24bc04ab42594c85f7fd8be07b9c</meta:generator>
    <meta:document-statistic meta:table-count="0" meta:image-count="0" meta:object-count="0" meta:page-count="14" meta:paragraph-count="167" meta:word-count="4083" meta:character-count="28301" meta:non-whitespace-character-count="24449"/>
    <meta:user-defined meta:name="ZOTERO_PREF_1">&lt;data data-version="3" zotero-version="5.0.86"&gt;&lt;session id="aoCBcdja"/&gt;&lt;style id="http://www.zotero.org/styles/global-change-biology" hasBibliography="1" bibliographyStyleHasBeenSet="1"/&gt;&lt;prefs&gt;&lt;pref name="fieldType" value="ReferenceMark"/&gt;&lt;pref name="don</meta:user-defined>
    <meta:user-defined meta:name="ZOTERO_PREF_2">tAskDelayCitationUpdates" value="true"/&gt;&lt;/prefs&gt;&lt;/data&gt;</meta:user-defined>
  </office:meta>
</office:document-meta>
</file>